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28in"/>
    </style:style>
    <style:style style:name="co3" style:family="table-column">
      <style:table-column-properties fo:break-before="auto" style:column-width="0.9917in"/>
    </style:style>
    <style:style style:name="co4" style:family="table-column">
      <style:table-column-properties fo:break-before="auto" style:column-width="0.648in"/>
    </style:style>
    <style:style style:name="co5" style:family="table-column">
      <style:table-column-properties fo:break-before="auto" style:column-width="1.4047in"/>
    </style:style>
    <style:style style:name="co6" style:family="table-column">
      <style:table-column-properties fo:break-before="auto" style:column-width="1.8465in"/>
    </style:style>
    <style:style style:name="co7" style:family="table-column">
      <style:table-column-properties fo:break-before="auto" style:column-width="1.8862in"/>
    </style:style>
    <style:style style:name="co8" style:family="table-column">
      <style:table-column-properties fo:break-before="auto" style:column-width="0.5in"/>
    </style:style>
    <style:style style:name="co9" style:family="table-column">
      <style:table-column-properties fo:break-before="auto" style:column-width="1.6898in"/>
    </style:style>
    <style:style style:name="co10" style:family="table-column">
      <style:table-column-properties fo:break-before="auto" style:column-width="1.0118in"/>
    </style:style>
    <style:style style:name="co11" style:family="table-column">
      <style:table-column-properties fo:break-before="auto" style:column-width="0.9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9in" fo:break-before="auto" style:use-optimal-row-height="true"/>
    </style:style>
    <style:style style:name="ro3" style:family="table-row">
      <style:table-row-properties style:row-height="0.4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2"/>
    <style:style style:name="ce5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11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12" style:family="table-cell" style:parent-style-name="Default">
      <style:table-cell-properties fo:border-bottom="none" fo:border-left="0.74pt solid #000000" fo:border-right="none" fo:border-top="none"/>
    </style:style>
    <style:style style:name="ce13" style:family="table-cell" style:parent-style-name="Default" style:data-style-name="N2">
      <style:table-cell-properties fo:background-color="#dde8cb"/>
    </style:style>
    <style:style style:name="ce14" style:family="table-cell" style:parent-style-name="Default" style:data-style-name="N122"/>
    <style:style style:name="ce15" style:family="table-cell" style:parent-style-name="Default">
      <style:table-cell-properties fo:background-color="#dee6ef"/>
    </style:style>
    <style:style style:name="ce16" style:family="table-cell" style:parent-style-name="Default" style:data-style-name="N2"/>
    <style:style style:name="ce29" style:family="table-cell" style:parent-style-name="Default">
      <style:table-cell-properties fo:background-color="#ffffd7"/>
    </style:style>
    <style:style style:name="ce31" style:family="table-cell" style:parent-style-name="Default">
      <style:table-cell-properties fo:background-color="#ffd7d7"/>
    </style:style>
    <style:style style:name="ce32" style:family="table-cell" style:parent-style-name="Default">
      <style:table-cell-properties fo:background-color="#dde8cb"/>
    </style:style>
    <style:style style:name="ce33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1.902in" svg:height="6.6945in" svg:x="0.7756in" svg:y="6.2701in">
            <draw:object draw:notify-on-update-of-ranges="Sheet1.C5:Sheet1.C28 Sheet1.C4:Sheet1.C4 Sheet1.B5:Sheet1.B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0618in" svg:height="6.222in" svg:x="12.7256in" svg:y="5.622in">
            <draw:object draw:notify-on-update-of-ranges="Sheet1.J17:Sheet1.J23 Sheet1.I17:Sheet1.I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9" table:default-cell-style-name="Default"/>
        <table:table-row table:style-name="ro1">
          <table:table-cell office:value-type="string" calcext:value-type="string">
            <text:p>Lambda gen is pushing current thru 19x wraps on OEM current sensor</text:p>
          </table:table-cell>
          <table:table-cell table:number-columns-repeated="8"/>
          <table:table-cell table:style-name="ce5" office:value-type="string" calcext:value-type="string">
            <text:p>gain</text:p>
          </table:table-cell>
          <table:table-cell table:style-name="ce8" office:value-type="float" office:value="2.1555" calcext:value-type="float">
            <text:p>2.1555</text:p>
          </table:table-cell>
          <table:table-cell table:style-name="ce5" office:value-type="string" calcext:value-type="string">
            <text:p>multiply</text:p>
          </table:table-cell>
          <table:table-cell table:style-name="ce8" office:value-type="float" office:value="69" calcext:value-type="float">
            <text:p>69</text:p>
          </table:table-cell>
          <table:table-cell table:formula="of:=1023*[.M1]" office:value-type="float" office:value="70587" calcext:value-type="float">
            <text:p>70587</text:p>
          </table:table-cell>
          <table:table-cell/>
          <table:table-cell table:style-name="ce7" office:value-type="string" calcext:value-type="string">
            <text:p>multiply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table:number-columns-repeated="39"/>
        </table:table-row>
        <table:table-row table:style-name="ro1">
          <table:table-cell table:number-columns-repeated="9"/>
          <table:table-cell table:style-name="ce6" office:value-type="string" calcext:value-type="string">
            <text:p>offset</text:p>
          </table:table-cell>
          <table:table-cell table:style-name="ce9" office:value-type="float" office:value="-715" calcext:value-type="float">
            <text:p>-715</text:p>
          </table:table-cell>
          <table:table-cell table:style-name="ce12" office:value-type="string" calcext:value-type="string">
            <text:p>rightshift</text:p>
          </table:table-cell>
          <table:table-cell table:style-name="ce9" office:value-type="float" office:value="5" calcext:value-type="float">
            <text:p>5</text:p>
          </table:table-cell>
          <table:table-cell table:formula="of:=[.N1]/(2^[.M2])" office:value-type="float" office:value="2205.84375" calcext:value-type="float">
            <text:p>2205.84375</text:p>
          </table:table-cell>
          <table:table-cell/>
          <table:table-cell table:style-name="ce7" office:value-type="string" calcext:value-type="string">
            <text:p>rightshif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2022 Math</text:p>
          </table:table-cell>
          <table:table-cell table:number-columns-repeated="7"/>
          <table:table-cell office:value-type="string" calcext:value-type="string">
            <text:p>2023 Math</text:p>
            <text:p>Change to dA:</text:p>
          </table:table-cell>
          <table:table-cell table:style-name="ce7"/>
          <table:table-cell table:style-name="ce10"/>
          <table:table-cell table:style-name="ce6" office:value-type="string" calcext:value-type="string">
            <text:p>add</text:p>
          </table:table-cell>
          <table:table-cell table:style-name="ce9" office:value-type="float" office:value="-715" calcext:value-type="float">
            <text:p>-715</text:p>
          </table:table-cell>
          <table:table-cell table:formula="of:=[.N2]+[.M3]" office:value-type="float" office:value="1490.84375" calcext:value-type="float">
            <text:p>1490.84375</text:p>
          </table:table-cell>
          <table:table-cell/>
          <table:table-cell table:style-name="ce7" office:value-type="string" calcext:value-type="string">
            <text:p>add</text:p>
          </table:table-cell>
          <table:table-cell office:value-type="float" office:value="-700" calcext:value-type="float">
            <text:p>-700</text:p>
          </table:table-cell>
          <table:table-cell office:value-type="float" office:value="-715" calcext:value-type="float">
            <text:p>-715</text:p>
          </table:table-cell>
          <table:table-cell office:value-type="float" office:value="-741" calcext:value-type="float">
            <text:p>-741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Lambda</text:p>
            <text:p>Current</text:p>
          </table:table-cell>
          <table:table-cell office:value-type="string" calcext:value-type="string">
            <text:p>Spoofed</text:p>
            <text:p>Current</text:p>
          </table:table-cell>
          <table:table-cell office:value-type="string" calcext:value-type="string">
            <text:p>Arduino ADC</text:p>
            <text:p>Result</text:p>
          </table:table-cell>
          <table:table-cell office:value-type="string" calcext:value-type="string">
            <text:p>floating point</text:p>
          </table:table-cell>
          <table:table-cell office:value-type="string" calcext:value-type="string">
            <text:p>floating point</text:p>
            <text:p>error (A)</text:p>
          </table:table-cell>
          <table:table-cell office:value-type="string" calcext:value-type="string">
            <text:p>fixed point</text:p>
          </table:table-cell>
          <table:table-cell office:value-type="string" calcext:value-type="string">
            <text:p>fixed point</text:p>
            <text:p>error (A)</text:p>
          </table:table-cell>
          <table:table-cell/>
          <table:table-cell office:value-type="string" calcext:value-type="string">
            <text:p>Spoofed</text:p>
            <text:p>Current (dA)</text:p>
          </table:table-cell>
          <table:table-cell office:value-type="string" calcext:value-type="string">
            <text:p>Arduino ADC</text:p>
            <text:p>Result (counts)</text:p>
          </table:table-cell>
          <table:table-cell table:style-name="ce11" office:value-type="string" calcext:value-type="string">
            <text:p>floating point</text:p>
            <text:p>(dA)</text:p>
          </table:table-cell>
          <table:table-cell table:style-name="ce2" office:value-type="string" calcext:value-type="string">
            <text:p><text:span text:style-name="T2">floating point</text:span></text:p>
            <text:p><text:span text:style-name="T2">error (A)</text:span></text:p>
          </table:table-cell>
          <table:table-cell table:style-name="ce11" office:value-type="string" calcext:value-type="string">
            <text:p>fixed point</text:p>
            <text:p>(dA)</text:p>
          </table:table-cell>
          <table:table-cell table:style-name="ce2" office:value-type="string" calcext:value-type="string">
            <text:p>fixed point</text:p>
            <text:p>error (A)</text:p>
          </table:table-cell>
          <table:table-cell/>
          <table:table-cell office:value-type="string" calcext:value-type="string">
            <text:p>Note</text:p>
          </table:table-cell>
          <table:table-cell office:value-type="string" calcext:value-type="string">
            <text:p>Less Accurate,</text:p>
            <text:p>Cannot Overflow</text:p>
          </table:table-cell>
          <table:table-cell office:value-type="string" calcext:value-type="string">
            <text:p>More Accurate,</text:p>
            <text:p>Overflows above 949 counts</text:p>
          </table:table-cell>
          <table:table-cell office:value-type="string" calcext:value-type="string">
            <text:p>More accurate at higher</text:p>
            <text:p>Assist values</text:p>
          </table:table-cell>
          <table:table-cell table:number-columns-repeated="39"/>
        </table:table-row>
        <table:table-row table:style-name="ro1">
          <table:table-cell office:value-type="float" office:value="7.5" calcext:value-type="float">
            <office:annotation draw:style-name="gr2" draw:text-style-name="P3" svg:width="1.1413in" svg:height="0.7083in" svg:x="1.1248in" svg:y="0.4283in" draw:caption-point-x="-0.2398in" draw:caption-point-y="0.5949in">
              <dc:date>2021-11-05T00:00:00</dc:date>
              <text:p text:style-name="P2"><text:span text:style-name="T1">Assist</text:span></text:p>
            </office:annotation>
            <text:p>7.5</text:p>
          </table:table-cell>
          <table:table-cell table:formula="of:=[.A5]*19" office:value-type="float" office:value="142.5" calcext:value-type="float">
            <text:p>142.5</text:p>
          </table:table-cell>
          <table:table-cell office:value-type="float" office:value="991" calcext:value-type="float">
            <text:p>991</text:p>
          </table:table-cell>
          <table:table-cell table:formula="of:=[.C5]*0.21525-71" office:value-type="float" office:value="142.31275" calcext:value-type="float">
            <text:p>142.3</text:p>
          </table:table-cell>
          <table:table-cell table:formula="of:=[.B5]-[.D5]" office:value-type="float" office:value="0.187250000000006" calcext:value-type="float">
            <text:p>0.19</text:p>
          </table:table-cell>
          <table:table-cell table:formula="of:=[.C5]*55/(2^8)-71" office:value-type="float" office:value="141.91015625" calcext:value-type="float">
            <text:p>141.9</text:p>
          </table:table-cell>
          <table:table-cell table:formula="of:=[.B5]-[.F5]" office:value-type="float" office:value="0.58984375" calcext:value-type="float">
            <text:p>0.59</text:p>
          </table:table-cell>
          <table:table-cell/>
          <table:table-cell table:formula="of:=[.B5]*10" office:value-type="float" office:value="1425" calcext:value-type="float">
            <text:p>1425</text:p>
          </table:table-cell>
          <table:table-cell table:formula="of:=[.C5]" office:value-type="float" office:value="991" calcext:value-type="float">
            <text:p>991</text:p>
          </table:table-cell>
          <table:table-cell table:style-name="ce2" table:formula="of:=[.J5]*[.$K$1]+[.$K$2]" office:value-type="float" office:value="1421.1005" calcext:value-type="float">
            <text:p>1421.10</text:p>
          </table:table-cell>
          <table:table-cell table:style-name="ce2" table:formula="of:=([.I5]-[.K5])/10" office:value-type="float" office:value="0.389949999999999" calcext:value-type="float">
            <text:p>0.39</text:p>
          </table:table-cell>
          <table:table-cell table:style-name="ce2" table:formula="of:=([.J5]*[.$M$1]/(2^[.$M$2])+[.$M$3])" office:value-type="float" office:value="1421.84375" calcext:value-type="float">
            <text:p>1421.84</text:p>
          </table:table-cell>
          <table:table-cell table:style-name="ce2" table:formula="of:=([.I5]-[.M5])/10" office:value-type="float" office:value="0.315625" calcext:value-type="float">
            <text:p>0.32</text:p>
          </table:table-cell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6]*19" office:value-type="float" office:value="133" calcext:value-type="float">
            <text:p>133</text:p>
          </table:table-cell>
          <table:table-cell office:value-type="float" office:value="948" calcext:value-type="float">
            <text:p>948</text:p>
          </table:table-cell>
          <table:table-cell table:formula="of:=[.C6]*0.21525-71" office:value-type="float" office:value="133.057" calcext:value-type="float">
            <text:p>133.1</text:p>
          </table:table-cell>
          <table:table-cell table:formula="of:=[.B6]-[.D6]" office:value-type="float" office:value="-0.056999999999988" calcext:value-type="float">
            <text:p>-0.06</text:p>
          </table:table-cell>
          <table:table-cell table:formula="of:=[.C6]*55/(2^8)-71" office:value-type="float" office:value="132.671875" calcext:value-type="float">
            <text:p>132.7</text:p>
          </table:table-cell>
          <table:table-cell table:formula="of:=[.B6]-[.F6]" office:value-type="float" office:value="0.328125" calcext:value-type="float">
            <text:p>0.33</text:p>
          </table:table-cell>
          <table:table-cell/>
          <table:table-cell table:formula="of:=[.B6]*10" office:value-type="float" office:value="1330" calcext:value-type="float">
            <text:p>1330</text:p>
          </table:table-cell>
          <table:table-cell table:formula="of:=[.C6]" office:value-type="float" office:value="948" calcext:value-type="float">
            <text:p>948</text:p>
          </table:table-cell>
          <table:table-cell table:style-name="ce2" table:formula="of:=[.J6]*[.$K$1]+[.$K$2]" office:value-type="float" office:value="1328.414" calcext:value-type="float">
            <text:p>1328.41</text:p>
          </table:table-cell>
          <table:table-cell table:style-name="ce2" table:formula="of:=([.I6]-[.K6])/10" office:value-type="float" office:value="0.158600000000001" calcext:value-type="float">
            <text:p>0.16</text:p>
          </table:table-cell>
          <table:table-cell table:style-name="ce2" table:formula="of:=([.J6]*[.$M$1]/(2^[.$M$2])+[.$M$3])" office:value-type="float" office:value="1329.125" calcext:value-type="float">
            <text:p>1329.13</text:p>
          </table:table-cell>
          <table:table-cell table:style-name="ce2" table:formula="of:=([.I6]-[.M6])/10" office:value-type="float" office:value="0.0875" calcext:value-type="float">
            <text:p>0.09</text:p>
          </table:table-cell>
          <table:table-cell table:number-columns-repeated="44"/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[.A7]*19" office:value-type="float" office:value="123.5" calcext:value-type="float">
            <text:p>123.5</text:p>
          </table:table-cell>
          <table:table-cell office:value-type="float" office:value="904" calcext:value-type="float">
            <text:p>904</text:p>
          </table:table-cell>
          <table:table-cell table:formula="of:=[.C7]*0.21525-71" office:value-type="float" office:value="123.586" calcext:value-type="float">
            <text:p>123.6</text:p>
          </table:table-cell>
          <table:table-cell table:formula="of:=[.B7]-[.D7]" office:value-type="float" office:value="-0.0859999999999843" calcext:value-type="float">
            <text:p>-0.09</text:p>
          </table:table-cell>
          <table:table-cell table:formula="of:=[.C7]*55/(2^8)-71" office:value-type="float" office:value="123.21875" calcext:value-type="float">
            <text:p>123.2</text:p>
          </table:table-cell>
          <table:table-cell table:formula="of:=[.B7]-[.F7]" office:value-type="float" office:value="0.28125" calcext:value-type="float">
            <text:p>0.28</text:p>
          </table:table-cell>
          <table:table-cell/>
          <table:table-cell table:formula="of:=[.B7]*10" office:value-type="float" office:value="1235" calcext:value-type="float">
            <text:p>1235</text:p>
          </table:table-cell>
          <table:table-cell table:formula="of:=[.C7]" office:value-type="float" office:value="904" calcext:value-type="float">
            <text:p>904</text:p>
          </table:table-cell>
          <table:table-cell table:style-name="ce2" table:formula="of:=[.J7]*[.$K$1]+[.$K$2]" office:value-type="float" office:value="1233.572" calcext:value-type="float">
            <text:p>1233.57</text:p>
          </table:table-cell>
          <table:table-cell table:style-name="ce2" table:formula="of:=([.I7]-[.K7])/10" office:value-type="float" office:value="0.142800000000011" calcext:value-type="float">
            <text:p>0.14</text:p>
          </table:table-cell>
          <table:table-cell table:style-name="ce2" table:formula="of:=([.J7]*[.$M$1]/(2^[.$M$2])+[.$M$3])" office:value-type="float" office:value="1234.25" calcext:value-type="float">
            <text:p>1234.25</text:p>
          </table:table-cell>
          <table:table-cell table:style-name="ce2" table:formula="of:=([.I7]-[.M7])/10" office:value-type="float" office:value="0.075" calcext:value-type="float">
            <text:p>0.08</text:p>
          </table:table-cell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19" office:value-type="float" office:value="114" calcext:value-type="float">
            <text:p>114</text:p>
          </table:table-cell>
          <table:table-cell office:value-type="float" office:value="860" calcext:value-type="float">
            <text:p>860</text:p>
          </table:table-cell>
          <table:table-cell table:formula="of:=[.C8]*0.21525-71" office:value-type="float" office:value="114.115" calcext:value-type="float">
            <text:p>114.1</text:p>
          </table:table-cell>
          <table:table-cell table:formula="of:=[.B8]-[.D8]" office:value-type="float" office:value="-0.115000000000009" calcext:value-type="float">
            <text:p>-0.12</text:p>
          </table:table-cell>
          <table:table-cell table:formula="of:=[.C8]*55/(2^8)-71" office:value-type="float" office:value="113.765625" calcext:value-type="float">
            <text:p>113.8</text:p>
          </table:table-cell>
          <table:table-cell table:formula="of:=[.B8]-[.F8]" office:value-type="float" office:value="0.234375" calcext:value-type="float">
            <text:p>0.23</text:p>
          </table:table-cell>
          <table:table-cell/>
          <table:table-cell table:formula="of:=[.B8]*10" office:value-type="float" office:value="1140" calcext:value-type="float">
            <text:p>1140</text:p>
          </table:table-cell>
          <table:table-cell table:formula="of:=[.C8]" office:value-type="float" office:value="860" calcext:value-type="float">
            <text:p>860</text:p>
          </table:table-cell>
          <table:table-cell table:style-name="ce2" table:formula="of:=[.J8]*[.$K$1]+[.$K$2]" office:value-type="float" office:value="1138.73" calcext:value-type="float">
            <text:p>1138.73</text:p>
          </table:table-cell>
          <table:table-cell table:style-name="ce2" table:formula="of:=([.I8]-[.K8])/10" office:value-type="float" office:value="0.126999999999998" calcext:value-type="float">
            <text:p>0.13</text:p>
          </table:table-cell>
          <table:table-cell table:style-name="ce2" table:formula="of:=([.J8]*[.$M$1]/(2^[.$M$2])+[.$M$3])" office:value-type="float" office:value="1139.375" calcext:value-type="float">
            <text:p>1139.38</text:p>
          </table:table-cell>
          <table:table-cell table:style-name="ce2" table:formula="of:=([.I8]-[.M8])/10" office:value-type="float" office:value="0.0625" calcext:value-type="float">
            <text:p>0.06</text:p>
          </table:table-cell>
          <table:table-cell table:number-columns-repeated="44"/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A9]*19" office:value-type="float" office:value="104.5" calcext:value-type="float">
            <text:p>104.5</text:p>
          </table:table-cell>
          <table:table-cell office:value-type="float" office:value="816" calcext:value-type="float">
            <text:p>816</text:p>
          </table:table-cell>
          <table:table-cell table:formula="of:=[.C9]*0.21525-71" office:value-type="float" office:value="104.644" calcext:value-type="float">
            <text:p>104.6</text:p>
          </table:table-cell>
          <table:table-cell table:formula="of:=[.B9]-[.D9]" office:value-type="float" office:value="-0.144000000000005" calcext:value-type="float">
            <text:p>-0.14</text:p>
          </table:table-cell>
          <table:table-cell table:formula="of:=[.C9]*55/(2^8)-71" office:value-type="float" office:value="104.3125" calcext:value-type="float">
            <text:p>104.3</text:p>
          </table:table-cell>
          <table:table-cell table:formula="of:=[.B9]-[.F9]" office:value-type="float" office:value="0.1875" calcext:value-type="float">
            <text:p>0.19</text:p>
          </table:table-cell>
          <table:table-cell/>
          <table:table-cell table:formula="of:=[.B9]*10" office:value-type="float" office:value="1045" calcext:value-type="float">
            <text:p>1045</text:p>
          </table:table-cell>
          <table:table-cell table:formula="of:=[.C9]" office:value-type="float" office:value="816" calcext:value-type="float">
            <text:p>816</text:p>
          </table:table-cell>
          <table:table-cell table:style-name="ce2" table:formula="of:=[.J9]*[.$K$1]+[.$K$2]" office:value-type="float" office:value="1043.888" calcext:value-type="float">
            <text:p>1043.89</text:p>
          </table:table-cell>
          <table:table-cell table:style-name="ce2" table:formula="of:=([.I9]-[.K9])/10" office:value-type="float" office:value="0.111200000000008" calcext:value-type="float">
            <text:p>0.11</text:p>
          </table:table-cell>
          <table:table-cell table:style-name="ce2" table:formula="of:=([.J9]*[.$M$1]/(2^[.$M$2])+[.$M$3])" office:value-type="float" office:value="1044.5" calcext:value-type="float">
            <text:p>1044.50</text:p>
          </table:table-cell>
          <table:table-cell table:style-name="ce2" table:formula="of:=([.I9]-[.M9])/10" office:value-type="float" office:value="0.05" calcext:value-type="float">
            <text:p>0.05</text:p>
          </table:table-cell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0]*19" office:value-type="float" office:value="95" calcext:value-type="float">
            <text:p>95</text:p>
          </table:table-cell>
          <table:table-cell office:value-type="float" office:value="771" calcext:value-type="float">
            <text:p>771</text:p>
          </table:table-cell>
          <table:table-cell table:formula="of:=[.C10]*0.21525-71" office:value-type="float" office:value="94.95775" calcext:value-type="float">
            <text:p>95.0</text:p>
          </table:table-cell>
          <table:table-cell table:formula="of:=[.B10]-[.D10]" office:value-type="float" office:value="0.0422499999999957" calcext:value-type="float">
            <text:p>0.04</text:p>
          </table:table-cell>
          <table:table-cell table:formula="of:=[.C10]*55/(2^8)-71" office:value-type="float" office:value="94.64453125" calcext:value-type="float">
            <text:p>94.6</text:p>
          </table:table-cell>
          <table:table-cell table:formula="of:=[.B10]-[.F10]" office:value-type="float" office:value="0.35546875" calcext:value-type="float">
            <text:p>0.36</text:p>
          </table:table-cell>
          <table:table-cell/>
          <table:table-cell table:formula="of:=[.B10]*10" office:value-type="float" office:value="950" calcext:value-type="float">
            <text:p>950</text:p>
          </table:table-cell>
          <table:table-cell table:formula="of:=[.C10]" office:value-type="float" office:value="771" calcext:value-type="float">
            <text:p>771</text:p>
          </table:table-cell>
          <table:table-cell table:style-name="ce2" table:formula="of:=[.J10]*[.$K$1]+[.$K$2]" office:value-type="float" office:value="946.8905" calcext:value-type="float">
            <text:p>946.89</text:p>
          </table:table-cell>
          <table:table-cell table:style-name="ce2" table:formula="of:=([.I10]-[.K10])/10" office:value-type="float" office:value="0.310950000000003" calcext:value-type="float">
            <text:p>0.31</text:p>
          </table:table-cell>
          <table:table-cell table:style-name="ce2" table:formula="of:=([.J10]*[.$M$1]/(2^[.$M$2])+[.$M$3])" office:value-type="float" office:value="947.46875" calcext:value-type="float">
            <text:p>947.47</text:p>
          </table:table-cell>
          <table:table-cell table:style-name="ce2" table:formula="of:=([.I10]-[.M10])/10" office:value-type="float" office:value="0.253125" calcext:value-type="float">
            <text:p>0.25</text:p>
          </table:table-cell>
          <table:table-cell table:number-columns-repeated="44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A11]*19" office:value-type="float" office:value="85.5" calcext:value-type="float">
            <text:p>85.5</text:p>
          </table:table-cell>
          <table:table-cell office:value-type="float" office:value="728" calcext:value-type="float">
            <text:p>728</text:p>
          </table:table-cell>
          <table:table-cell table:formula="of:=[.C11]*0.21525-71" office:value-type="float" office:value="85.702" calcext:value-type="float">
            <text:p>85.7</text:p>
          </table:table-cell>
          <table:table-cell table:formula="of:=[.B11]-[.D11]" office:value-type="float" office:value="-0.201999999999998" calcext:value-type="float">
            <text:p>-0.20</text:p>
          </table:table-cell>
          <table:table-cell table:formula="of:=[.C11]*55/(2^8)-71" office:value-type="float" office:value="85.40625" calcext:value-type="float">
            <text:p>85.4</text:p>
          </table:table-cell>
          <table:table-cell table:formula="of:=[.B11]-[.F11]" office:value-type="float" office:value="0.09375" calcext:value-type="float">
            <text:p>0.09</text:p>
          </table:table-cell>
          <table:table-cell/>
          <table:table-cell table:formula="of:=[.B11]*10" office:value-type="float" office:value="855" calcext:value-type="float">
            <text:p>855</text:p>
          </table:table-cell>
          <table:table-cell table:formula="of:=[.C11]" office:value-type="float" office:value="728" calcext:value-type="float">
            <text:p>728</text:p>
          </table:table-cell>
          <table:table-cell table:style-name="ce2" table:formula="of:=[.J11]*[.$K$1]+[.$K$2]" office:value-type="float" office:value="854.204" calcext:value-type="float">
            <text:p>854.20</text:p>
          </table:table-cell>
          <table:table-cell table:style-name="ce2" table:formula="of:=([.I11]-[.K11])/10" office:value-type="float" office:value="0.0796000000000049" calcext:value-type="float">
            <text:p>0.08</text:p>
          </table:table-cell>
          <table:table-cell table:style-name="ce2" table:formula="of:=([.J11]*[.$M$1]/(2^[.$M$2])+[.$M$3])" office:value-type="float" office:value="854.75" calcext:value-type="float">
            <text:p>854.75</text:p>
          </table:table-cell>
          <table:table-cell table:style-name="ce2" table:formula="of:=([.I11]-[.M11])/10" office:value-type="float" office:value="0.025" calcext:value-type="float">
            <text:p>0.03</text:p>
          </table:table-cell>
          <table:table-cell table:number-columns-repeated="4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2]*19" office:value-type="float" office:value="76" calcext:value-type="float">
            <text:p>76</text:p>
          </table:table-cell>
          <table:table-cell office:value-type="float" office:value="683" calcext:value-type="float">
            <text:p>683</text:p>
          </table:table-cell>
          <table:table-cell table:formula="of:=[.C12]*0.21525-71" office:value-type="float" office:value="76.01575" calcext:value-type="float">
            <text:p>76.0</text:p>
          </table:table-cell>
          <table:table-cell table:formula="of:=[.B12]-[.D12]" office:value-type="float" office:value="-0.015749999999997" calcext:value-type="float">
            <text:p>-0.02</text:p>
          </table:table-cell>
          <table:table-cell table:formula="of:=[.C12]*55/(2^8)-71" office:value-type="float" office:value="75.73828125" calcext:value-type="float">
            <text:p>75.7</text:p>
          </table:table-cell>
          <table:table-cell table:formula="of:=[.B12]-[.F12]" office:value-type="float" office:value="0.26171875" calcext:value-type="float">
            <text:p>0.26</text:p>
          </table:table-cell>
          <table:table-cell/>
          <table:table-cell table:formula="of:=[.B12]*10" office:value-type="float" office:value="760" calcext:value-type="float">
            <text:p>760</text:p>
          </table:table-cell>
          <table:table-cell table:formula="of:=[.C12]" office:value-type="float" office:value="683" calcext:value-type="float">
            <text:p>683</text:p>
          </table:table-cell>
          <table:table-cell table:style-name="ce2" table:formula="of:=[.J12]*[.$K$1]+[.$K$2]" office:value-type="float" office:value="757.2065" calcext:value-type="float">
            <text:p>757.21</text:p>
          </table:table-cell>
          <table:table-cell table:style-name="ce2" table:formula="of:=([.I12]-[.K12])/10" office:value-type="float" office:value="0.279349999999999" calcext:value-type="float">
            <text:p>0.28</text:p>
          </table:table-cell>
          <table:table-cell table:style-name="ce2" table:formula="of:=([.J12]*[.$M$1]/(2^[.$M$2])+[.$M$3])" office:value-type="float" office:value="757.71875" calcext:value-type="float">
            <text:p>757.72</text:p>
          </table:table-cell>
          <table:table-cell table:style-name="ce2" table:formula="of:=([.I12]-[.M12])/10" office:value-type="float" office:value="0.228125" calcext:value-type="float">
            <text:p>0.23</text:p>
          </table:table-cell>
          <table:table-cell table:number-columns-repeated="44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A13]*19" office:value-type="float" office:value="66.5" calcext:value-type="float">
            <text:p>66.5</text:p>
          </table:table-cell>
          <table:table-cell office:value-type="float" office:value="639" calcext:value-type="float">
            <text:p>639</text:p>
          </table:table-cell>
          <table:table-cell table:formula="of:=[.C13]*0.21525-71" office:value-type="float" office:value="66.54475" calcext:value-type="float">
            <text:p>66.5</text:p>
          </table:table-cell>
          <table:table-cell table:formula="of:=[.B13]-[.D13]" office:value-type="float" office:value="-0.0447499999999934" calcext:value-type="float">
            <text:p>-0.04</text:p>
          </table:table-cell>
          <table:table-cell table:formula="of:=[.C13]*55/(2^8)-71" office:value-type="float" office:value="66.28515625" calcext:value-type="float">
            <text:p>66.3</text:p>
          </table:table-cell>
          <table:table-cell table:formula="of:=[.B13]-[.F13]" office:value-type="float" office:value="0.21484375" calcext:value-type="float">
            <text:p>0.21</text:p>
          </table:table-cell>
          <table:table-cell/>
          <table:table-cell table:formula="of:=[.B13]*10" office:value-type="float" office:value="665" calcext:value-type="float">
            <text:p>665</text:p>
          </table:table-cell>
          <table:table-cell table:formula="of:=[.C13]" office:value-type="float" office:value="639" calcext:value-type="float">
            <text:p>639</text:p>
          </table:table-cell>
          <table:table-cell table:style-name="ce2" table:formula="of:=[.J13]*[.$K$1]+[.$K$2]" office:value-type="float" office:value="662.3645" calcext:value-type="float">
            <text:p>662.36</text:p>
          </table:table-cell>
          <table:table-cell table:style-name="ce2" table:formula="of:=([.I13]-[.K13])/10" office:value-type="float" office:value="0.263550000000009" calcext:value-type="float">
            <text:p>0.26</text:p>
          </table:table-cell>
          <table:table-cell table:style-name="ce2" table:formula="of:=([.J13]*[.$M$1]/(2^[.$M$2])+[.$M$3])" office:value-type="float" office:value="662.84375" calcext:value-type="float">
            <text:p>662.84</text:p>
          </table:table-cell>
          <table:table-cell table:style-name="ce2" table:formula="of:=([.I13]-[.M13])/10" office:value-type="float" office:value="0.215625" calcext:value-type="float">
            <text:p>0.22</text:p>
          </table:table-cell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4]*19" office:value-type="float" office:value="57" calcext:value-type="float">
            <text:p>57</text:p>
          </table:table-cell>
          <table:table-cell office:value-type="float" office:value="595" calcext:value-type="float">
            <text:p>595</text:p>
          </table:table-cell>
          <table:table-cell table:formula="of:=[.C14]*0.21525-71" office:value-type="float" office:value="57.07375" calcext:value-type="float">
            <text:p>57.1</text:p>
          </table:table-cell>
          <table:table-cell table:formula="of:=[.B14]-[.D14]" office:value-type="float" office:value="-0.0737499999999898" calcext:value-type="float">
            <text:p>-0.07</text:p>
          </table:table-cell>
          <table:table-cell table:formula="of:=[.C14]*55/(2^8)-71" office:value-type="float" office:value="56.83203125" calcext:value-type="float">
            <text:p>56.8</text:p>
          </table:table-cell>
          <table:table-cell table:formula="of:=[.B14]-[.F14]" office:value-type="float" office:value="0.16796875" calcext:value-type="float">
            <text:p>0.17</text:p>
          </table:table-cell>
          <table:table-cell/>
          <table:table-cell table:formula="of:=[.B14]*10" office:value-type="float" office:value="570" calcext:value-type="float">
            <text:p>570</text:p>
          </table:table-cell>
          <table:table-cell table:formula="of:=[.C14]" office:value-type="float" office:value="595" calcext:value-type="float">
            <text:p>595</text:p>
          </table:table-cell>
          <table:table-cell table:style-name="ce2" table:formula="of:=[.J14]*[.$K$1]+[.$K$2]" office:value-type="float" office:value="567.5225" calcext:value-type="float">
            <text:p>567.52</text:p>
          </table:table-cell>
          <table:table-cell table:style-name="ce2" table:formula="of:=([.I14]-[.K14])/10" office:value-type="float" office:value="0.247749999999996" calcext:value-type="float">
            <text:p>0.25</text:p>
          </table:table-cell>
          <table:table-cell table:style-name="ce2" table:formula="of:=([.J14]*[.$M$1]/(2^[.$M$2])+[.$M$3])" office:value-type="float" office:value="567.96875" calcext:value-type="float">
            <text:p>567.97</text:p>
          </table:table-cell>
          <table:table-cell table:style-name="ce2" table:formula="of:=([.I14]-[.M14])/10" office:value-type="float" office:value="0.203125" calcext:value-type="float">
            <text:p>0.20</text:p>
          </table:table-cell>
          <table:table-cell table:number-columns-repeated="44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A15]*19" office:value-type="float" office:value="47.5" calcext:value-type="float">
            <text:p>47.5</text:p>
          </table:table-cell>
          <table:table-cell office:value-type="float" office:value="550" calcext:value-type="float">
            <text:p>550</text:p>
          </table:table-cell>
          <table:table-cell table:formula="of:=[.C15]*0.21525-71" office:value-type="float" office:value="47.3875" calcext:value-type="float">
            <text:p>47.4</text:p>
          </table:table-cell>
          <table:table-cell table:formula="of:=[.B15]-[.D15]" office:value-type="float" office:value="0.112499999999997" calcext:value-type="float">
            <text:p>0.11</text:p>
          </table:table-cell>
          <table:table-cell table:formula="of:=[.C15]*55/(2^8)-71" office:value-type="float" office:value="47.1640625" calcext:value-type="float">
            <text:p>47.2</text:p>
          </table:table-cell>
          <table:table-cell table:formula="of:=[.B15]-[.F15]" office:value-type="float" office:value="0.3359375" calcext:value-type="float">
            <text:p>0.34</text:p>
          </table:table-cell>
          <table:table-cell/>
          <table:table-cell table:formula="of:=[.B15]*10" office:value-type="float" office:value="475" calcext:value-type="float">
            <text:p>475</text:p>
          </table:table-cell>
          <table:table-cell table:formula="of:=[.C15]" office:value-type="float" office:value="550" calcext:value-type="float">
            <text:p>550</text:p>
          </table:table-cell>
          <table:table-cell table:style-name="ce2" table:formula="of:=[.J15]*[.$K$1]+[.$K$2]" office:value-type="float" office:value="470.525" calcext:value-type="float">
            <text:p>470.53</text:p>
          </table:table-cell>
          <table:table-cell table:style-name="ce2" table:formula="of:=([.I15]-[.K15])/10" office:value-type="float" office:value="0.447499999999991" calcext:value-type="float">
            <text:p>0.45</text:p>
          </table:table-cell>
          <table:table-cell table:style-name="ce2" table:formula="of:=([.J15]*[.$M$1]/(2^[.$M$2])+[.$M$3])" office:value-type="float" office:value="470.9375" calcext:value-type="float">
            <text:p>470.94</text:p>
          </table:table-cell>
          <table:table-cell table:style-name="ce2" table:formula="of:=([.I15]-[.M15])/10" office:value-type="float" office:value="0.40625" calcext:value-type="float">
            <text:p>0.41</text:p>
          </table:table-cell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]*19" office:value-type="float" office:value="38" calcext:value-type="float">
            <text:p>38</text:p>
          </table:table-cell>
          <table:table-cell office:value-type="float" office:value="506" calcext:value-type="float">
            <text:p>506</text:p>
          </table:table-cell>
          <table:table-cell table:formula="of:=[.C16]*0.21525-71" office:value-type="float" office:value="37.9165" calcext:value-type="float">
            <text:p>37.9</text:p>
          </table:table-cell>
          <table:table-cell table:formula="of:=[.B16]-[.D16]" office:value-type="float" office:value="0.0835000000000008" calcext:value-type="float">
            <text:p>0.08</text:p>
          </table:table-cell>
          <table:table-cell table:formula="of:=[.C16]*55/(2^8)-71" office:value-type="float" office:value="37.7109375" calcext:value-type="float">
            <text:p>37.7</text:p>
          </table:table-cell>
          <table:table-cell table:formula="of:=[.B16]-[.F16]" office:value-type="float" office:value="0.2890625" calcext:value-type="float">
            <text:p>0.29</text:p>
          </table:table-cell>
          <table:table-cell/>
          <table:table-cell table:formula="of:=[.B16]*10" office:value-type="float" office:value="380" calcext:value-type="float">
            <text:p>380</text:p>
          </table:table-cell>
          <table:table-cell table:formula="of:=[.C16]" office:value-type="float" office:value="506" calcext:value-type="float">
            <text:p>506</text:p>
          </table:table-cell>
          <table:table-cell table:style-name="ce2" table:formula="of:=[.J16]*[.$K$1]+[.$K$2]" office:value-type="float" office:value="375.683" calcext:value-type="float">
            <text:p>375.68</text:p>
          </table:table-cell>
          <table:table-cell table:style-name="ce2" table:formula="of:=([.I16]-[.K16])/10" office:value-type="float" office:value="0.431700000000001" calcext:value-type="float">
            <text:p>0.43</text:p>
          </table:table-cell>
          <table:table-cell table:style-name="ce2" table:formula="of:=([.J16]*[.$M$1]/(2^[.$M$2])+[.$M$3])" office:value-type="float" office:value="376.0625" calcext:value-type="float">
            <text:p>376.06</text:p>
          </table:table-cell>
          <table:table-cell table:style-name="ce2" table:formula="of:=([.I16]-[.M16])/10" office:value-type="float" office:value="0.39375" calcext:value-type="float">
            <text:p>0.39</text:p>
          </table:table-cell>
          <table:table-cell table:number-columns-repeated="44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A17]*19" office:value-type="float" office:value="28.5" calcext:value-type="float">
            <text:p>28.5</text:p>
          </table:table-cell>
          <table:table-cell office:value-type="float" office:value="462" calcext:value-type="float">
            <text:p>462</text:p>
          </table:table-cell>
          <table:table-cell table:formula="of:=[.C17]*0.21525-71" office:value-type="float" office:value="28.4455" calcext:value-type="float">
            <text:p>28.4</text:p>
          </table:table-cell>
          <table:table-cell table:formula="of:=[.B17]-[.D17]" office:value-type="float" office:value="0.0545000000000044" calcext:value-type="float">
            <text:p>0.05</text:p>
          </table:table-cell>
          <table:table-cell table:formula="of:=[.C17]*55/(2^8)-71" office:value-type="float" office:value="28.2578125" calcext:value-type="float">
            <text:p>28.3</text:p>
          </table:table-cell>
          <table:table-cell table:formula="of:=[.B17]-[.F17]" office:value-type="float" office:value="0.2421875" calcext:value-type="float">
            <text:p>0.24</text:p>
          </table:table-cell>
          <table:table-cell/>
          <table:table-cell table:formula="of:=[.B17]*10" office:value-type="float" office:value="285" calcext:value-type="float">
            <text:p>285</text:p>
          </table:table-cell>
          <table:table-cell table:formula="of:=[.C17]" office:value-type="float" office:value="462" calcext:value-type="float">
            <text:p>462</text:p>
          </table:table-cell>
          <table:table-cell table:style-name="ce2" table:formula="of:=[.J17]*[.$K$1]+[.$K$2]" office:value-type="float" office:value="280.841" calcext:value-type="float">
            <text:p>280.84</text:p>
          </table:table-cell>
          <table:table-cell table:style-name="ce2" table:formula="of:=([.I17]-[.K17])/10" office:value-type="float" office:value="0.415899999999999" calcext:value-type="float">
            <text:p>0.42</text:p>
          </table:table-cell>
          <table:table-cell table:style-name="ce2" table:formula="of:=([.J17]*[.$M$1]/(2^[.$M$2])+[.$M$3])" office:value-type="float" office:value="281.1875" calcext:value-type="float">
            <text:p>281.19</text:p>
          </table:table-cell>
          <table:table-cell table:style-name="ce2" table:formula="of:=([.I17]-[.M17])/10" office:value-type="float" office:value="0.38125" calcext:value-type="float">
            <text:p>0.38</text:p>
          </table:table-cell>
          <table:table-cell table:number-columns-repeated="4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]*19" office:value-type="float" office:value="19" calcext:value-type="float">
            <text:p>19</text:p>
          </table:table-cell>
          <table:table-cell office:value-type="float" office:value="417" calcext:value-type="float">
            <text:p>417</text:p>
          </table:table-cell>
          <table:table-cell table:formula="of:=[.C18]*0.21525-71" office:value-type="float" office:value="18.75925" calcext:value-type="float">
            <text:p>18.8</text:p>
          </table:table-cell>
          <table:table-cell table:formula="of:=[.B18]-[.D18]" office:value-type="float" office:value="0.240750000000006" calcext:value-type="float">
            <text:p>0.24</text:p>
          </table:table-cell>
          <table:table-cell table:formula="of:=[.C18]*55/(2^8)-71" office:value-type="float" office:value="18.58984375" calcext:value-type="float">
            <text:p>18.6</text:p>
          </table:table-cell>
          <table:table-cell table:formula="of:=[.B18]-[.F18]" office:value-type="float" office:value="0.41015625" calcext:value-type="float">
            <text:p>0.41</text:p>
          </table:table-cell>
          <table:table-cell/>
          <table:table-cell table:formula="of:=[.B18]*10" office:value-type="float" office:value="190" calcext:value-type="float">
            <text:p>190</text:p>
          </table:table-cell>
          <table:table-cell table:formula="of:=[.C18]" office:value-type="float" office:value="417" calcext:value-type="float">
            <text:p>417</text:p>
          </table:table-cell>
          <table:table-cell table:style-name="ce2" table:formula="of:=[.J18]*[.$K$1]+[.$K$2]" office:value-type="float" office:value="183.8435" calcext:value-type="float">
            <text:p>183.84</text:p>
          </table:table-cell>
          <table:table-cell table:style-name="ce2" table:formula="of:=([.I18]-[.K18])/10" office:value-type="float" office:value="0.615650000000005" calcext:value-type="float">
            <text:p>0.62</text:p>
          </table:table-cell>
          <table:table-cell table:style-name="ce2" table:formula="of:=([.J18]*[.$M$1]/(2^[.$M$2])+[.$M$3])" office:value-type="float" office:value="184.15625" calcext:value-type="float">
            <text:p>184.16</text:p>
          </table:table-cell>
          <table:table-cell table:style-name="ce2" table:formula="of:=([.I18]-[.M18])/10" office:value-type="float" office:value="0.584375" calcext:value-type="float">
            <text:p>0.58</text:p>
          </table:table-cell>
          <table:table-cell table:number-columns-repeated="44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19]*19" office:value-type="float" office:value="9.5" calcext:value-type="float">
            <text:p>9.5</text:p>
          </table:table-cell>
          <table:table-cell office:value-type="float" office:value="373" calcext:value-type="float">
            <text:p>373</text:p>
          </table:table-cell>
          <table:table-cell table:formula="of:=[.C19]*0.21525-71" office:value-type="float" office:value="9.28825000000001" calcext:value-type="float">
            <text:p>9.3</text:p>
          </table:table-cell>
          <table:table-cell table:formula="of:=[.B19]-[.D19]" office:value-type="float" office:value="0.211749999999995" calcext:value-type="float">
            <text:p>0.21</text:p>
          </table:table-cell>
          <table:table-cell table:formula="of:=[.C19]*55/(2^8)-71" office:value-type="float" office:value="9.13671875" calcext:value-type="float">
            <text:p>9.1</text:p>
          </table:table-cell>
          <table:table-cell table:formula="of:=[.B19]-[.F19]" office:value-type="float" office:value="0.36328125" calcext:value-type="float">
            <text:p>0.36</text:p>
          </table:table-cell>
          <table:table-cell/>
          <table:table-cell table:formula="of:=[.B19]*10" office:value-type="float" office:value="95" calcext:value-type="float">
            <text:p>95</text:p>
          </table:table-cell>
          <table:table-cell office:value-type="float" office:value="373" calcext:value-type="float">
            <text:p>373</text:p>
          </table:table-cell>
          <table:table-cell table:style-name="ce2" table:formula="of:=[.J19]*[.$K$1]+[.$K$2]" office:value-type="float" office:value="89.0015" calcext:value-type="float">
            <text:p>89.00</text:p>
          </table:table-cell>
          <table:table-cell table:style-name="ce13" table:formula="of:=([.I19]-[.K19])/10" office:value-type="float" office:value="0.599850000000004" calcext:value-type="float">
            <text:p>0.60</text:p>
          </table:table-cell>
          <table:table-cell table:style-name="ce2" table:formula="of:=([.J19]*[.$M$1]/(2^[.$M$2])+[.$M$3])" office:value-type="float" office:value="89.28125" calcext:value-type="float">
            <text:p>89.28</text:p>
          </table:table-cell>
          <table:table-cell table:style-name="ce13" table:formula="of:=([.I19]-[.M19])/10" office:value-type="float" office:value="0.571875" calcext:value-type="float">
            <text:p>0.57</text:p>
          </table:table-cell>
          <table:table-cell table:number-columns-repeated="4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]*19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table:formula="of:=[.C20]*0.21525-71" office:value-type="float" office:value="0.0324999999999989" calcext:value-type="float">
            <text:p>0.0</text:p>
          </table:table-cell>
          <table:table-cell table:formula="of:=[.B20]-[.D20]" office:value-type="float" office:value="-0.0324999999999989" calcext:value-type="float">
            <text:p>-0.03</text:p>
          </table:table-cell>
          <table:table-cell table:formula="of:=[.C20]*55/(2^8)-71" office:value-type="float" office:value="-0.1015625" calcext:value-type="float">
            <text:p>-0.1</text:p>
          </table:table-cell>
          <table:table-cell table:formula="of:=[.B20]-[.F20]" office:value-type="float" office:value="0.1015625" calcext:value-type="float">
            <text:p>0.10</text:p>
          </table:table-cell>
          <table:table-cell/>
          <table:table-cell table:formula="of:=[.B20]*10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table:style-name="ce2" table:formula="of:=[.J20]*[.$K$1]+[.$K$2]" office:value-type="float" office:value="-3.68500000000006" calcext:value-type="float">
            <text:p>-3.69</text:p>
          </table:table-cell>
          <table:table-cell table:style-name="ce13" table:formula="of:=([.I20]-[.K20])/10" office:value-type="float" office:value="0.368500000000006" calcext:value-type="float">
            <text:p>0.37</text:p>
          </table:table-cell>
          <table:table-cell table:style-name="ce2" table:formula="of:=([.J20]*[.$M$1]/(2^[.$M$2])+[.$M$3])" office:value-type="float" office:value="-3.4375" calcext:value-type="float">
            <text:p>-3.44</text:p>
          </table:table-cell>
          <table:table-cell table:style-name="ce13" table:formula="of:=([.I20]-[.M20])/10" office:value-type="float" office:value="0.34375" calcext:value-type="float">
            <text:p>0.34</text:p>
          </table:table-cell>
          <table:table-cell table:number-columns-repeated="44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[.A21]*19" office:value-type="float" office:value="-9.5" calcext:value-type="float">
            <text:p>-9.5</text:p>
          </table:table-cell>
          <table:table-cell office:value-type="float" office:value="286" calcext:value-type="float">
            <text:p>286</text:p>
          </table:table-cell>
          <table:table-cell table:formula="of:=[.C21]*0.21525-71" office:value-type="float" office:value="-9.4385" calcext:value-type="float">
            <text:p>-9.4</text:p>
          </table:table-cell>
          <table:table-cell table:formula="of:=[.B21]-[.D21]" office:value-type="float" office:value="-0.0615000000000023" calcext:value-type="float">
            <text:p>-0.06</text:p>
          </table:table-cell>
          <table:table-cell table:formula="of:=[.C21]*55/(2^8)-71" office:value-type="float" office:value="-9.5546875" calcext:value-type="float">
            <text:p>-9.6</text:p>
          </table:table-cell>
          <table:table-cell table:formula="of:=[.B21]-[.F21]" office:value-type="float" office:value="0.0546875" calcext:value-type="float">
            <text:p>0.05</text:p>
          </table:table-cell>
          <table:table-cell/>
          <table:table-cell table:formula="of:=[.B21]*10" office:value-type="float" office:value="-95" calcext:value-type="float">
            <text:p>-95</text:p>
          </table:table-cell>
          <table:table-cell office:value-type="float" office:value="286" calcext:value-type="float">
            <text:p>286</text:p>
          </table:table-cell>
          <table:table-cell table:style-name="ce2" table:formula="of:=[.J21]*[.$K$1]+[.$K$2]" office:value-type="float" office:value="-98.527" calcext:value-type="float">
            <text:p>-98.53</text:p>
          </table:table-cell>
          <table:table-cell table:style-name="ce13" table:formula="of:=([.I21]-[.K21])/10" office:value-type="float" office:value="0.352700000000004" calcext:value-type="float">
            <text:p>0.35</text:p>
          </table:table-cell>
          <table:table-cell table:style-name="ce2" table:formula="of:=([.J21]*[.$M$1]/(2^[.$M$2])+[.$M$3])" office:value-type="float" office:value="-98.3125" calcext:value-type="float">
            <text:p>-98.31</text:p>
          </table:table-cell>
          <table:table-cell table:style-name="ce13" table:formula="of:=([.I21]-[.M21])/10" office:value-type="float" office:value="0.33125" calcext:value-type="float">
            <text:p>0.33</text:p>
          </table:table-cell>
          <table:table-cell table:number-columns-repeated="44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22]*19" office:value-type="float" office:value="-19" calcext:value-type="float">
            <text:p>-19</text:p>
          </table:table-cell>
          <table:table-cell office:value-type="float" office:value="241" calcext:value-type="float">
            <text:p>241</text:p>
          </table:table-cell>
          <table:table-cell table:formula="of:=[.C22]*0.21525-71" office:value-type="float" office:value="-19.12475" calcext:value-type="float">
            <text:p>-19.1</text:p>
          </table:table-cell>
          <table:table-cell table:formula="of:=[.B22]-[.D22]" office:value-type="float" office:value="0.124749999999999" calcext:value-type="float">
            <text:p>0.12</text:p>
          </table:table-cell>
          <table:table-cell table:formula="of:=[.C22]*55/(2^8)-71" office:value-type="float" office:value="-19.22265625" calcext:value-type="float">
            <text:p>-19.2</text:p>
          </table:table-cell>
          <table:table-cell table:formula="of:=[.B22]-[.F22]" office:value-type="float" office:value="0.22265625" calcext:value-type="float">
            <text:p>0.22</text:p>
          </table:table-cell>
          <table:table-cell/>
          <table:table-cell table:formula="of:=[.B22]*10" office:value-type="float" office:value="-190" calcext:value-type="float">
            <text:p>-190</text:p>
          </table:table-cell>
          <table:table-cell table:formula="of:=[.C22]" office:value-type="float" office:value="241" calcext:value-type="float">
            <text:p>241</text:p>
          </table:table-cell>
          <table:table-cell table:style-name="ce2" table:formula="of:=[.J22]*[.$K$1]+[.$K$2]" office:value-type="float" office:value="-195.5245" calcext:value-type="float">
            <text:p>-195.52</text:p>
          </table:table-cell>
          <table:table-cell table:style-name="ce2" table:formula="of:=([.I22]-[.K22])/10" office:value-type="float" office:value="0.552449999999999" calcext:value-type="float">
            <text:p>0.55</text:p>
          </table:table-cell>
          <table:table-cell table:style-name="ce2" table:formula="of:=([.J22]*[.$M$1]/(2^[.$M$2])+[.$M$3])" office:value-type="float" office:value="-195.34375" calcext:value-type="float">
            <text:p>-195.34</text:p>
          </table:table-cell>
          <table:table-cell table:style-name="ce2" table:formula="of:=([.I22]-[.M22])/10" office:value-type="float" office:value="0.534375" calcext:value-type="float">
            <text:p>0.53</text:p>
          </table:table-cell>
          <table:table-cell table:number-columns-repeated="44"/>
        </table:table-row>
        <table:table-row table:style-name="ro1">
          <table:table-cell office:value-type="float" office:value="-1.5" calcext:value-type="float">
            <text:p>-1.5</text:p>
          </table:table-cell>
          <table:table-cell table:formula="of:=[.A23]*19" office:value-type="float" office:value="-28.5" calcext:value-type="float">
            <text:p>-28.5</text:p>
          </table:table-cell>
          <table:table-cell office:value-type="float" office:value="197" calcext:value-type="float">
            <text:p>197</text:p>
          </table:table-cell>
          <table:table-cell table:formula="of:=[.C23]*0.21525-71" office:value-type="float" office:value="-28.59575" calcext:value-type="float">
            <text:p>-28.6</text:p>
          </table:table-cell>
          <table:table-cell table:formula="of:=[.B23]-[.D23]" office:value-type="float" office:value="0.0957500000000024" calcext:value-type="float">
            <text:p>0.10</text:p>
          </table:table-cell>
          <table:table-cell table:formula="of:=[.C23]*55/(2^8)-71" office:value-type="float" office:value="-28.67578125" calcext:value-type="float">
            <text:p>-28.7</text:p>
          </table:table-cell>
          <table:table-cell table:formula="of:=[.B23]-[.F23]" office:value-type="float" office:value="0.17578125" calcext:value-type="float">
            <text:p>0.18</text:p>
          </table:table-cell>
          <table:table-cell/>
          <table:table-cell table:formula="of:=[.B23]*10" office:value-type="float" office:value="-285" calcext:value-type="float">
            <text:p>-285</text:p>
          </table:table-cell>
          <table:table-cell table:formula="of:=[.C23]" office:value-type="float" office:value="197" calcext:value-type="float">
            <text:p>197</text:p>
          </table:table-cell>
          <table:table-cell table:style-name="ce2" table:formula="of:=[.J23]*[.$K$1]+[.$K$2]" office:value-type="float" office:value="-290.3665" calcext:value-type="float">
            <text:p>-290.37</text:p>
          </table:table-cell>
          <table:table-cell table:style-name="ce2" table:formula="of:=([.I23]-[.K23])/10" office:value-type="float" office:value="0.536650000000003" calcext:value-type="float">
            <text:p>0.54</text:p>
          </table:table-cell>
          <table:table-cell table:style-name="ce2" table:formula="of:=([.J23]*[.$M$1]/(2^[.$M$2])+[.$M$3])" office:value-type="float" office:value="-290.21875" calcext:value-type="float">
            <text:p>-290.22</text:p>
          </table:table-cell>
          <table:table-cell table:style-name="ce2" table:formula="of:=([.I23]-[.M23])/10" office:value-type="float" office:value="0.521875" calcext:value-type="float">
            <text:p>0.52</text:p>
          </table:table-cell>
          <table:table-cell table:number-columns-repeated="44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A24]*19" office:value-type="float" office:value="-38" calcext:value-type="float">
            <text:p>-38</text:p>
          </table:table-cell>
          <table:table-cell office:value-type="float" office:value="153" calcext:value-type="float">
            <text:p>153</text:p>
          </table:table-cell>
          <table:table-cell table:formula="of:=[.C24]*0.21525-71" office:value-type="float" office:value="-38.06675" calcext:value-type="float">
            <text:p>-38.1</text:p>
          </table:table-cell>
          <table:table-cell table:formula="of:=[.B24]-[.D24]" office:value-type="float" office:value="0.066749999999999" calcext:value-type="float">
            <text:p>0.07</text:p>
          </table:table-cell>
          <table:table-cell table:formula="of:=[.C24]*55/(2^8)-71" office:value-type="float" office:value="-38.12890625" calcext:value-type="float">
            <text:p>-38.1</text:p>
          </table:table-cell>
          <table:table-cell table:formula="of:=[.B24]-[.F24]" office:value-type="float" office:value="0.12890625" calcext:value-type="float">
            <text:p>0.13</text:p>
          </table:table-cell>
          <table:table-cell/>
          <table:table-cell table:formula="of:=[.B24]*10" office:value-type="float" office:value="-380" calcext:value-type="float">
            <text:p>-380</text:p>
          </table:table-cell>
          <table:table-cell table:formula="of:=[.C24]" office:value-type="float" office:value="153" calcext:value-type="float">
            <text:p>153</text:p>
          </table:table-cell>
          <table:table-cell table:style-name="ce2" table:formula="of:=[.J24]*[.$K$1]+[.$K$2]" office:value-type="float" office:value="-385.2085" calcext:value-type="float">
            <text:p>-385.21</text:p>
          </table:table-cell>
          <table:table-cell table:style-name="ce2" table:formula="of:=([.I24]-[.K24])/10" office:value-type="float" office:value="0.520850000000002" calcext:value-type="float">
            <text:p>0.52</text:p>
          </table:table-cell>
          <table:table-cell table:style-name="ce2" table:formula="of:=([.J24]*[.$M$1]/(2^[.$M$2])+[.$M$3])" office:value-type="float" office:value="-385.09375" calcext:value-type="float">
            <text:p>-385.09</text:p>
          </table:table-cell>
          <table:table-cell table:style-name="ce2" table:formula="of:=([.I24]-[.M24])/10" office:value-type="float" office:value="0.509375" calcext:value-type="float">
            <text:p>0.51</text:p>
          </table:table-cell>
          <table:table-cell table:number-columns-repeated="44"/>
        </table:table-row>
        <table:table-row table:style-name="ro1">
          <table:table-cell office:value-type="float" office:value="-2.5" calcext:value-type="float">
            <text:p>-2.5</text:p>
          </table:table-cell>
          <table:table-cell table:formula="of:=[.A25]*19" office:value-type="float" office:value="-47.5" calcext:value-type="float">
            <text:p>-47.5</text:p>
          </table:table-cell>
          <table:table-cell office:value-type="float" office:value="109" calcext:value-type="float">
            <text:p>109</text:p>
          </table:table-cell>
          <table:table-cell table:formula="of:=[.C25]*0.21525-71" office:value-type="float" office:value="-47.53775" calcext:value-type="float">
            <text:p>-47.5</text:p>
          </table:table-cell>
          <table:table-cell table:formula="of:=[.B25]-[.D25]" office:value-type="float" office:value="0.0377500000000026" calcext:value-type="float">
            <text:p>0.04</text:p>
          </table:table-cell>
          <table:table-cell table:formula="of:=[.C25]*55/(2^8)-71" office:value-type="float" office:value="-47.58203125" calcext:value-type="float">
            <text:p>-47.6</text:p>
          </table:table-cell>
          <table:table-cell table:formula="of:=[.B25]-[.F25]" office:value-type="float" office:value="0.08203125" calcext:value-type="float">
            <text:p>0.08</text:p>
          </table:table-cell>
          <table:table-cell/>
          <table:table-cell table:formula="of:=[.B25]*10" office:value-type="float" office:value="-475" calcext:value-type="float">
            <text:p>-475</text:p>
          </table:table-cell>
          <table:table-cell table:formula="of:=[.C25]" office:value-type="float" office:value="109" calcext:value-type="float">
            <text:p>109</text:p>
          </table:table-cell>
          <table:table-cell table:style-name="ce2" table:formula="of:=[.J25]*[.$K$1]+[.$K$2]" office:value-type="float" office:value="-480.0505" calcext:value-type="float">
            <text:p>-480.05</text:p>
          </table:table-cell>
          <table:table-cell table:style-name="ce2" table:formula="of:=([.I25]-[.K25])/10" office:value-type="float" office:value="0.50505" calcext:value-type="float">
            <text:p>0.51</text:p>
          </table:table-cell>
          <table:table-cell table:style-name="ce2" table:formula="of:=([.J25]*[.$M$1]/(2^[.$M$2])+[.$M$3])" office:value-type="float" office:value="-479.96875" calcext:value-type="float">
            <text:p>-479.97</text:p>
          </table:table-cell>
          <table:table-cell table:style-name="ce2" table:formula="of:=([.I25]-[.M25])/10" office:value-type="float" office:value="0.496875" calcext:value-type="float">
            <text:p>0.50</text:p>
          </table:table-cell>
          <table:table-cell table:number-columns-repeated="44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A26]*19" office:value-type="float" office:value="-57" calcext:value-type="float">
            <text:p>-57</text:p>
          </table:table-cell>
          <table:table-cell office:value-type="float" office:value="65" calcext:value-type="float">
            <text:p>65</text:p>
          </table:table-cell>
          <table:table-cell table:formula="of:=[.C26]*0.21525-71" office:value-type="float" office:value="-57.00875" calcext:value-type="float">
            <text:p>-57.0</text:p>
          </table:table-cell>
          <table:table-cell table:formula="of:=[.B26]-[.D26]" office:value-type="float" office:value="0.00874999999999915" calcext:value-type="float">
            <text:p>0.01</text:p>
          </table:table-cell>
          <table:table-cell table:formula="of:=[.C26]*55/(2^8)-71" office:value-type="float" office:value="-57.03515625" calcext:value-type="float">
            <text:p>-57.0</text:p>
          </table:table-cell>
          <table:table-cell table:formula="of:=[.B26]-[.F26]" office:value-type="float" office:value="0.03515625" calcext:value-type="float">
            <text:p>0.04</text:p>
          </table:table-cell>
          <table:table-cell/>
          <table:table-cell table:formula="of:=[.B26]*10" office:value-type="float" office:value="-570" calcext:value-type="float">
            <text:p>-570</text:p>
          </table:table-cell>
          <table:table-cell table:formula="of:=[.C26]" office:value-type="float" office:value="65" calcext:value-type="float">
            <text:p>65</text:p>
          </table:table-cell>
          <table:table-cell table:style-name="ce2" table:formula="of:=[.J26]*[.$K$1]+[.$K$2]" office:value-type="float" office:value="-574.8925" calcext:value-type="float">
            <text:p>-574.89</text:p>
          </table:table-cell>
          <table:table-cell table:style-name="ce2" table:formula="of:=([.I26]-[.K26])/10" office:value-type="float" office:value="0.489250000000004" calcext:value-type="float">
            <text:p>0.49</text:p>
          </table:table-cell>
          <table:table-cell table:style-name="ce2" table:formula="of:=([.J26]*[.$M$1]/(2^[.$M$2])+[.$M$3])" office:value-type="float" office:value="-574.84375" calcext:value-type="float">
            <text:p>-574.84</text:p>
          </table:table-cell>
          <table:table-cell table:style-name="ce2" table:formula="of:=([.I26]-[.M26])/10" office:value-type="float" office:value="0.484375" calcext:value-type="float">
            <text:p>0.48</text:p>
          </table:table-cell>
          <table:table-cell table:number-columns-repeated="44"/>
        </table:table-row>
        <table:table-row table:style-name="ro1">
          <table:table-cell office:value-type="float" office:value="-3.5" calcext:value-type="float">
            <text:p>-3.5</text:p>
          </table:table-cell>
          <table:table-cell table:formula="of:=[.A27]*19" office:value-type="float" office:value="-66.5" calcext:value-type="float">
            <text:p>-66.5</text:p>
          </table:table-cell>
          <table:table-cell office:value-type="float" office:value="21" calcext:value-type="float">
            <text:p>21</text:p>
          </table:table-cell>
          <table:table-cell table:formula="of:=[.C27]*0.21525-71" office:value-type="float" office:value="-66.47975" calcext:value-type="float">
            <text:p>-66.5</text:p>
          </table:table-cell>
          <table:table-cell table:formula="of:=[.B27]-[.D27]" office:value-type="float" office:value="-0.0202500000000043" calcext:value-type="float">
            <text:p>-0.02</text:p>
          </table:table-cell>
          <table:table-cell table:formula="of:=[.C27]*55/(2^8)-71" office:value-type="float" office:value="-66.48828125" calcext:value-type="float">
            <text:p>-66.5</text:p>
          </table:table-cell>
          <table:table-cell table:formula="of:=[.B27]-[.F27]" office:value-type="float" office:value="-0.01171875" calcext:value-type="float">
            <text:p>-0.01</text:p>
          </table:table-cell>
          <table:table-cell/>
          <table:table-cell table:formula="of:=[.B27]*10" office:value-type="float" office:value="-665" calcext:value-type="float">
            <text:p>-665</text:p>
          </table:table-cell>
          <table:table-cell table:formula="of:=[.C27]" office:value-type="float" office:value="21" calcext:value-type="float">
            <text:p>21</text:p>
          </table:table-cell>
          <table:table-cell table:style-name="ce2" table:formula="of:=[.J27]*[.$K$1]+[.$K$2]" office:value-type="float" office:value="-669.7345" calcext:value-type="float">
            <text:p>-669.73</text:p>
          </table:table-cell>
          <table:table-cell table:style-name="ce2" table:formula="of:=([.I27]-[.K27])/10" office:value-type="float" office:value="0.473450000000003" calcext:value-type="float">
            <text:p>0.47</text:p>
          </table:table-cell>
          <table:table-cell table:style-name="ce2" table:formula="of:=([.J27]*[.$M$1]/(2^[.$M$2])+[.$M$3])" office:value-type="float" office:value="-669.71875" calcext:value-type="float">
            <text:p>-669.72</text:p>
          </table:table-cell>
          <table:table-cell table:style-name="ce2" table:formula="of:=([.I27]-[.M27])/10" office:value-type="float" office:value="0.471875" calcext:value-type="float">
            <text:p>0.47</text:p>
          </table:table-cell>
          <table:table-cell table:number-columns-repeated="44"/>
        </table:table-row>
        <table:table-row table:style-name="ro1">
          <table:table-cell office:value-type="float" office:value="-3.75" calcext:value-type="float">
            <text:p>-3.75</text:p>
          </table:table-cell>
          <table:table-cell table:formula="of:=[.A28]*19" office:value-type="float" office:value="-71.25" calcext:value-type="float">
            <text:p>-71.25</text:p>
          </table:table-cell>
          <table:table-cell office:value-type="float" office:value="1" calcext:value-type="float">
            <text:p>1</text:p>
          </table:table-cell>
          <table:table-cell table:formula="of:=[.C28]*0.21525-71" office:value-type="float" office:value="-70.78475" calcext:value-type="float">
            <text:p>-70.8</text:p>
          </table:table-cell>
          <table:table-cell table:formula="of:=[.B28]-[.D28]" office:value-type="float" office:value="-0.465249999999998" calcext:value-type="float">
            <text:p>-0.47</text:p>
          </table:table-cell>
          <table:table-cell table:formula="of:=[.C28]*55/(2^8)-71" office:value-type="float" office:value="-70.78515625" calcext:value-type="float">
            <text:p>-70.8</text:p>
          </table:table-cell>
          <table:table-cell table:formula="of:=[.B28]-[.F28]" office:value-type="float" office:value="-0.46484375" calcext:value-type="float">
            <text:p>-0.46</text:p>
          </table:table-cell>
          <table:table-cell/>
          <table:table-cell table:formula="of:=[.B28]*10" office:value-type="float" office:value="-712.5" calcext:value-type="float">
            <text:p>-712.5</text:p>
          </table:table-cell>
          <table:table-cell table:formula="of:=[.C28]" office:value-type="float" office:value="1" calcext:value-type="float">
            <text:p>1</text:p>
          </table:table-cell>
          <table:table-cell table:style-name="ce2" table:formula="of:=[.J28]*[.$K$1]+[.$K$2]" office:value-type="float" office:value="-712.8445" calcext:value-type="float">
            <text:p>-712.84</text:p>
          </table:table-cell>
          <table:table-cell table:style-name="ce2" table:formula="of:=([.I28]-[.K28])/10" office:value-type="float" office:value="0.0344500000000039" calcext:value-type="float">
            <text:p>0.03</text:p>
          </table:table-cell>
          <table:table-cell table:style-name="ce2" table:formula="of:=([.J28]*[.$M$1]/(2^[.$M$2])+[.$M$3])" office:value-type="float" office:value="-712.84375" calcext:value-type="float">
            <text:p>-712.84</text:p>
          </table:table-cell>
          <table:table-cell table:style-name="ce2" table:formula="of:=([.I28]-[.M28])/10" office:value-type="float" office:value="0.034375" calcext:value-type="float">
            <text:p>0.03</text:p>
          </table:table-cell>
          <table:table-cell table:number-columns-repeated="44"/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ADC can (nonlinearly) digitize current values up to 147 A assist and 71 A regen</text:p>
          </table:table-cell>
          <table:table-cell table:number-columns-repeated="57"/>
        </table:table-row>
        <table:table-row table:style-name="ro1" table:number-rows-repeated="1048545">
          <table:table-cell table:number-columns-repeated="58"/>
        </table:table-row>
        <table:table-row table:style-name="ro1">
          <table:table-cell table:number-columns-repeated="58"/>
        </table:table-row>
      </table:table>
      <table:table table:name="Mult&gt;&gt; Finder" table:style-name="ta1">
        <table:table-column table:style-name="co9" table:default-cell-style-name="Default"/>
        <table:table-column table:style-name="co8" table:number-columns-repeated="7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teger Multip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73"/>
        </table:table-row>
        <table:table-row table:style-name="ro1">
          <table:table-cell office:value-type="string" calcext:value-type="string">
            <text:p>x/(2^n)</text:p>
          </table:table-cell>
          <table:table-cell table:number-columns-repeated="72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14" table:formula="of:=1*[.B$1]/(2^[.$A4])" office:value-type="float" office:value="0.5" calcext:value-type="float">
            <text:p>0.500</text:p>
          </table:table-cell>
          <table:table-cell table:style-name="ce14" table:formula="of:=1*[.C$1]/(2^[.$A4])" office:value-type="float" office:value="1" calcext:value-type="float">
            <text:p>1.000</text:p>
          </table:table-cell>
          <table:table-cell table:style-name="ce14" table:formula="of:=1*[.D$1]/(2^[.$A4])" office:value-type="float" office:value="1.5" calcext:value-type="float">
            <text:p>1.500</text:p>
          </table:table-cell>
          <table:table-cell table:style-name="ce14" table:formula="of:=1*[.E$1]/(2^[.$A4])" office:value-type="float" office:value="2" calcext:value-type="float">
            <text:p>2.000</text:p>
          </table:table-cell>
          <table:table-cell table:style-name="ce14" table:formula="of:=1*[.F$1]/(2^[.$A4])" office:value-type="float" office:value="2.5" calcext:value-type="float">
            <text:p>2.500</text:p>
          </table:table-cell>
          <table:table-cell table:style-name="ce14" table:formula="of:=1*[.G$1]/(2^[.$A4])" office:value-type="float" office:value="3" calcext:value-type="float">
            <text:p>3.000</text:p>
          </table:table-cell>
          <table:table-cell table:style-name="ce14" table:formula="of:=1*[.H$1]/(2^[.$A4])" office:value-type="float" office:value="3.5" calcext:value-type="float">
            <text:p>3.500</text:p>
          </table:table-cell>
          <table:table-cell table:style-name="ce14" table:formula="of:=1*[.I$1]/(2^[.$A4])" office:value-type="float" office:value="4" calcext:value-type="float">
            <text:p>4.000</text:p>
          </table:table-cell>
          <table:table-cell table:style-name="ce14" table:formula="of:=1*[.J$1]/(2^[.$A4])" office:value-type="float" office:value="4.5" calcext:value-type="float">
            <text:p>4.500</text:p>
          </table:table-cell>
          <table:table-cell table:style-name="ce14" table:formula="of:=1*[.K$1]/(2^[.$A4])" office:value-type="float" office:value="5" calcext:value-type="float">
            <text:p>5.000</text:p>
          </table:table-cell>
          <table:table-cell table:style-name="ce14" table:formula="of:=1*[.L$1]/(2^[.$A4])" office:value-type="float" office:value="5.5" calcext:value-type="float">
            <text:p>5.500</text:p>
          </table:table-cell>
          <table:table-cell table:style-name="ce14" table:formula="of:=1*[.M$1]/(2^[.$A4])" office:value-type="float" office:value="6" calcext:value-type="float">
            <text:p>6.000</text:p>
          </table:table-cell>
          <table:table-cell table:style-name="ce14" table:formula="of:=1*[.N$1]/(2^[.$A4])" office:value-type="float" office:value="6.5" calcext:value-type="float">
            <text:p>6.500</text:p>
          </table:table-cell>
          <table:table-cell table:style-name="ce14" table:formula="of:=1*[.O$1]/(2^[.$A4])" office:value-type="float" office:value="7" calcext:value-type="float">
            <text:p>7.000</text:p>
          </table:table-cell>
          <table:table-cell table:style-name="ce14" table:formula="of:=1*[.P$1]/(2^[.$A4])" office:value-type="float" office:value="7.5" calcext:value-type="float">
            <text:p>7.500</text:p>
          </table:table-cell>
          <table:table-cell table:style-name="ce14" table:formula="of:=1*[.Q$1]/(2^[.$A4])" office:value-type="float" office:value="8" calcext:value-type="float">
            <text:p>8.000</text:p>
          </table:table-cell>
          <table:table-cell table:style-name="ce14" table:formula="of:=1*[.R$1]/(2^[.$A4])" office:value-type="float" office:value="8.5" calcext:value-type="float">
            <text:p>8.500</text:p>
          </table:table-cell>
          <table:table-cell table:style-name="ce14" table:formula="of:=1*[.S$1]/(2^[.$A4])" office:value-type="float" office:value="9" calcext:value-type="float">
            <text:p>9.000</text:p>
          </table:table-cell>
          <table:table-cell table:style-name="ce14" table:formula="of:=1*[.T$1]/(2^[.$A4])" office:value-type="float" office:value="9.5" calcext:value-type="float">
            <text:p>9.500</text:p>
          </table:table-cell>
          <table:table-cell table:style-name="ce14" table:formula="of:=1*[.U$1]/(2^[.$A4])" office:value-type="float" office:value="10" calcext:value-type="float">
            <text:p>10.000</text:p>
          </table:table-cell>
          <table:table-cell table:style-name="ce14" table:formula="of:=1*[.V$1]/(2^[.$A4])" office:value-type="float" office:value="10.5" calcext:value-type="float">
            <text:p>10.500</text:p>
          </table:table-cell>
          <table:table-cell table:style-name="ce14" table:formula="of:=1*[.W$1]/(2^[.$A4])" office:value-type="float" office:value="11" calcext:value-type="float">
            <text:p>11.000</text:p>
          </table:table-cell>
          <table:table-cell table:style-name="ce14" table:formula="of:=1*[.X$1]/(2^[.$A4])" office:value-type="float" office:value="11.5" calcext:value-type="float">
            <text:p>11.500</text:p>
          </table:table-cell>
          <table:table-cell table:style-name="ce14" table:formula="of:=1*[.Y$1]/(2^[.$A4])" office:value-type="float" office:value="12" calcext:value-type="float">
            <text:p>12.000</text:p>
          </table:table-cell>
          <table:table-cell table:style-name="ce14" table:formula="of:=1*[.Z$1]/(2^[.$A4])" office:value-type="float" office:value="12.5" calcext:value-type="float">
            <text:p>12.500</text:p>
          </table:table-cell>
          <table:table-cell table:style-name="ce14" table:formula="of:=1*[.AA$1]/(2^[.$A4])" office:value-type="float" office:value="13" calcext:value-type="float">
            <text:p>13.000</text:p>
          </table:table-cell>
          <table:table-cell table:style-name="ce14" table:formula="of:=1*[.AB$1]/(2^[.$A4])" office:value-type="float" office:value="13.5" calcext:value-type="float">
            <text:p>13.500</text:p>
          </table:table-cell>
          <table:table-cell table:style-name="ce14" table:formula="of:=1*[.AC$1]/(2^[.$A4])" office:value-type="float" office:value="14" calcext:value-type="float">
            <text:p>14.000</text:p>
          </table:table-cell>
          <table:table-cell table:style-name="ce14" table:formula="of:=1*[.AD$1]/(2^[.$A4])" office:value-type="float" office:value="14.5" calcext:value-type="float">
            <text:p>14.500</text:p>
          </table:table-cell>
          <table:table-cell table:style-name="ce14" table:formula="of:=1*[.AE$1]/(2^[.$A4])" office:value-type="float" office:value="15" calcext:value-type="float">
            <text:p>15.000</text:p>
          </table:table-cell>
          <table:table-cell table:style-name="ce14" table:formula="of:=1*[.AF$1]/(2^[.$A4])" office:value-type="float" office:value="15.5" calcext:value-type="float">
            <text:p>15.500</text:p>
          </table:table-cell>
          <table:table-cell table:style-name="ce14" table:formula="of:=1*[.AG$1]/(2^[.$A4])" office:value-type="float" office:value="16" calcext:value-type="float">
            <text:p>16.000</text:p>
          </table:table-cell>
          <table:table-cell table:style-name="ce14" table:formula="of:=1*[.AH$1]/(2^[.$A4])" office:value-type="float" office:value="16.5" calcext:value-type="float">
            <text:p>16.500</text:p>
          </table:table-cell>
          <table:table-cell table:style-name="ce14" table:formula="of:=1*[.AI$1]/(2^[.$A4])" office:value-type="float" office:value="17" calcext:value-type="float">
            <text:p>17.000</text:p>
          </table:table-cell>
          <table:table-cell table:style-name="ce14" table:formula="of:=1*[.AJ$1]/(2^[.$A4])" office:value-type="float" office:value="17.5" calcext:value-type="float">
            <text:p>17.500</text:p>
          </table:table-cell>
          <table:table-cell table:style-name="ce14" table:formula="of:=1*[.AK$1]/(2^[.$A4])" office:value-type="float" office:value="18" calcext:value-type="float">
            <text:p>18.000</text:p>
          </table:table-cell>
          <table:table-cell table:style-name="ce14" table:formula="of:=1*[.AL$1]/(2^[.$A4])" office:value-type="float" office:value="18.5" calcext:value-type="float">
            <text:p>18.500</text:p>
          </table:table-cell>
          <table:table-cell table:style-name="ce14" table:formula="of:=1*[.AM$1]/(2^[.$A4])" office:value-type="float" office:value="19" calcext:value-type="float">
            <text:p>19.000</text:p>
          </table:table-cell>
          <table:table-cell table:style-name="ce14" table:formula="of:=1*[.AN$1]/(2^[.$A4])" office:value-type="float" office:value="19.5" calcext:value-type="float">
            <text:p>19.500</text:p>
          </table:table-cell>
          <table:table-cell table:style-name="ce14" table:formula="of:=1*[.AO$1]/(2^[.$A4])" office:value-type="float" office:value="20" calcext:value-type="float">
            <text:p>20.000</text:p>
          </table:table-cell>
          <table:table-cell table:style-name="ce14" table:formula="of:=1*[.AP$1]/(2^[.$A4])" office:value-type="float" office:value="20.5" calcext:value-type="float">
            <text:p>20.500</text:p>
          </table:table-cell>
          <table:table-cell table:style-name="ce14" table:formula="of:=1*[.AQ$1]/(2^[.$A4])" office:value-type="float" office:value="21" calcext:value-type="float">
            <text:p>21.000</text:p>
          </table:table-cell>
          <table:table-cell table:style-name="ce14" table:formula="of:=1*[.AR$1]/(2^[.$A4])" office:value-type="float" office:value="21.5" calcext:value-type="float">
            <text:p>21.500</text:p>
          </table:table-cell>
          <table:table-cell table:style-name="ce14" table:formula="of:=1*[.AS$1]/(2^[.$A4])" office:value-type="float" office:value="22" calcext:value-type="float">
            <text:p>22.000</text:p>
          </table:table-cell>
          <table:table-cell table:style-name="ce14" table:formula="of:=1*[.AT$1]/(2^[.$A4])" office:value-type="float" office:value="22.5" calcext:value-type="float">
            <text:p>22.500</text:p>
          </table:table-cell>
          <table:table-cell table:style-name="ce14" table:formula="of:=1*[.AU$1]/(2^[.$A4])" office:value-type="float" office:value="23" calcext:value-type="float">
            <text:p>23.000</text:p>
          </table:table-cell>
          <table:table-cell table:style-name="ce14" table:formula="of:=1*[.AV$1]/(2^[.$A4])" office:value-type="float" office:value="23.5" calcext:value-type="float">
            <text:p>23.500</text:p>
          </table:table-cell>
          <table:table-cell table:style-name="ce14" table:formula="of:=1*[.AW$1]/(2^[.$A4])" office:value-type="float" office:value="24" calcext:value-type="float">
            <text:p>24.000</text:p>
          </table:table-cell>
          <table:table-cell table:style-name="ce14" table:formula="of:=1*[.AX$1]/(2^[.$A4])" office:value-type="float" office:value="24.5" calcext:value-type="float">
            <text:p>24.500</text:p>
          </table:table-cell>
          <table:table-cell table:style-name="ce14" table:formula="of:=1*[.AY$1]/(2^[.$A4])" office:value-type="float" office:value="25" calcext:value-type="float">
            <text:p>25.000</text:p>
          </table:table-cell>
          <table:table-cell table:style-name="ce14" table:formula="of:=1*[.AZ$1]/(2^[.$A4])" office:value-type="float" office:value="25.5" calcext:value-type="float">
            <text:p>25.500</text:p>
          </table:table-cell>
          <table:table-cell table:style-name="ce14" table:formula="of:=1*[.BA$1]/(2^[.$A4])" office:value-type="float" office:value="26" calcext:value-type="float">
            <text:p>26.000</text:p>
          </table:table-cell>
          <table:table-cell table:style-name="ce14" table:formula="of:=1*[.BB$1]/(2^[.$A4])" office:value-type="float" office:value="26.5" calcext:value-type="float">
            <text:p>26.500</text:p>
          </table:table-cell>
          <table:table-cell table:style-name="ce14" table:formula="of:=1*[.BC$1]/(2^[.$A4])" office:value-type="float" office:value="27" calcext:value-type="float">
            <text:p>27.000</text:p>
          </table:table-cell>
          <table:table-cell table:style-name="ce14" table:formula="of:=1*[.BD$1]/(2^[.$A4])" office:value-type="float" office:value="27.5" calcext:value-type="float">
            <text:p>27.500</text:p>
          </table:table-cell>
          <table:table-cell table:style-name="ce14" table:formula="of:=1*[.BE$1]/(2^[.$A4])" office:value-type="float" office:value="28" calcext:value-type="float">
            <text:p>28.000</text:p>
          </table:table-cell>
          <table:table-cell table:style-name="ce14" table:formula="of:=1*[.BF$1]/(2^[.$A4])" office:value-type="float" office:value="28.5" calcext:value-type="float">
            <text:p>28.500</text:p>
          </table:table-cell>
          <table:table-cell table:style-name="ce14" table:formula="of:=1*[.BG$1]/(2^[.$A4])" office:value-type="float" office:value="29" calcext:value-type="float">
            <text:p>29.000</text:p>
          </table:table-cell>
          <table:table-cell table:style-name="ce14" table:formula="of:=1*[.BH$1]/(2^[.$A4])" office:value-type="float" office:value="29.5" calcext:value-type="float">
            <text:p>29.500</text:p>
          </table:table-cell>
          <table:table-cell table:style-name="ce14" table:formula="of:=1*[.BI$1]/(2^[.$A4])" office:value-type="float" office:value="30" calcext:value-type="float">
            <text:p>30.000</text:p>
          </table:table-cell>
          <table:table-cell table:style-name="ce14" table:formula="of:=1*[.BJ$1]/(2^[.$A4])" office:value-type="float" office:value="30.5" calcext:value-type="float">
            <text:p>30.500</text:p>
          </table:table-cell>
          <table:table-cell table:style-name="ce14" table:formula="of:=1*[.BK$1]/(2^[.$A4])" office:value-type="float" office:value="31" calcext:value-type="float">
            <text:p>31.000</text:p>
          </table:table-cell>
          <table:table-cell table:style-name="ce14" table:formula="of:=1*[.BL$1]/(2^[.$A4])" office:value-type="float" office:value="31.5" calcext:value-type="float">
            <text:p>31.500</text:p>
          </table:table-cell>
          <table:table-cell table:style-name="ce14" table:formula="of:=1*[.BM$1]/(2^[.$A4])" office:value-type="float" office:value="32" calcext:value-type="float">
            <text:p>32.000</text:p>
          </table:table-cell>
          <table:table-cell table:style-name="ce14" table:formula="of:=1*[.BN$1]/(2^[.$A4])" office:value-type="float" office:value="32.5" calcext:value-type="float">
            <text:p>32.500</text:p>
          </table:table-cell>
          <table:table-cell table:style-name="ce14" table:formula="of:=1*[.BO$1]/(2^[.$A4])" office:value-type="float" office:value="33" calcext:value-type="float">
            <text:p>33.000</text:p>
          </table:table-cell>
          <table:table-cell table:style-name="ce14" table:formula="of:=1*[.BP$1]/(2^[.$A4])" office:value-type="float" office:value="33.5" calcext:value-type="float">
            <text:p>33.500</text:p>
          </table:table-cell>
          <table:table-cell table:style-name="ce14" table:formula="of:=1*[.BQ$1]/(2^[.$A4])" office:value-type="float" office:value="34" calcext:value-type="float">
            <text:p>34.000</text:p>
          </table:table-cell>
          <table:table-cell table:style-name="ce14" table:formula="of:=1*[.BR$1]/(2^[.$A4])" office:value-type="float" office:value="34.5" calcext:value-type="float">
            <text:p>34.500</text:p>
          </table:table-cell>
          <table:table-cell table:style-name="ce14" table:formula="of:=1*[.BS$1]/(2^[.$A4])" office:value-type="float" office:value="35" calcext:value-type="float">
            <text:p>35.000</text:p>
          </table:table-cell>
          <table:table-cell table:style-name="ce14" table:formula="of:=1*[.BT$1]/(2^[.$A4])" office:value-type="float" office:value="35.5" calcext:value-type="float">
            <text:p>35.5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table:formula="of:=1*[.B$1]/(2^[.$A5])" office:value-type="float" office:value="0.25" calcext:value-type="float">
            <text:p>0.250</text:p>
          </table:table-cell>
          <table:table-cell table:style-name="ce14" table:formula="of:=1*[.C$1]/(2^[.$A5])" office:value-type="float" office:value="0.5" calcext:value-type="float">
            <text:p>0.500</text:p>
          </table:table-cell>
          <table:table-cell table:style-name="ce14" table:formula="of:=1*[.D$1]/(2^[.$A5])" office:value-type="float" office:value="0.75" calcext:value-type="float">
            <text:p>0.750</text:p>
          </table:table-cell>
          <table:table-cell table:style-name="ce14" table:formula="of:=1*[.E$1]/(2^[.$A5])" office:value-type="float" office:value="1" calcext:value-type="float">
            <text:p>1.000</text:p>
          </table:table-cell>
          <table:table-cell table:style-name="ce14" table:formula="of:=1*[.F$1]/(2^[.$A5])" office:value-type="float" office:value="1.25" calcext:value-type="float">
            <text:p>1.250</text:p>
          </table:table-cell>
          <table:table-cell table:style-name="ce14" table:formula="of:=1*[.G$1]/(2^[.$A5])" office:value-type="float" office:value="1.5" calcext:value-type="float">
            <text:p>1.500</text:p>
          </table:table-cell>
          <table:table-cell table:style-name="ce14" table:formula="of:=1*[.H$1]/(2^[.$A5])" office:value-type="float" office:value="1.75" calcext:value-type="float">
            <text:p>1.750</text:p>
          </table:table-cell>
          <table:table-cell table:style-name="ce14" table:formula="of:=1*[.I$1]/(2^[.$A5])" office:value-type="float" office:value="2" calcext:value-type="float">
            <text:p>2.000</text:p>
          </table:table-cell>
          <table:table-cell table:style-name="ce14" table:formula="of:=1*[.J$1]/(2^[.$A5])" office:value-type="float" office:value="2.25" calcext:value-type="float">
            <text:p>2.250</text:p>
          </table:table-cell>
          <table:table-cell table:style-name="ce14" table:formula="of:=1*[.K$1]/(2^[.$A5])" office:value-type="float" office:value="2.5" calcext:value-type="float">
            <text:p>2.500</text:p>
          </table:table-cell>
          <table:table-cell table:style-name="ce14" table:formula="of:=1*[.L$1]/(2^[.$A5])" office:value-type="float" office:value="2.75" calcext:value-type="float">
            <text:p>2.750</text:p>
          </table:table-cell>
          <table:table-cell table:style-name="ce14" table:formula="of:=1*[.M$1]/(2^[.$A5])" office:value-type="float" office:value="3" calcext:value-type="float">
            <text:p>3.000</text:p>
          </table:table-cell>
          <table:table-cell table:style-name="ce14" table:formula="of:=1*[.N$1]/(2^[.$A5])" office:value-type="float" office:value="3.25" calcext:value-type="float">
            <text:p>3.250</text:p>
          </table:table-cell>
          <table:table-cell table:style-name="ce14" table:formula="of:=1*[.O$1]/(2^[.$A5])" office:value-type="float" office:value="3.5" calcext:value-type="float">
            <text:p>3.500</text:p>
          </table:table-cell>
          <table:table-cell table:style-name="ce14" table:formula="of:=1*[.P$1]/(2^[.$A5])" office:value-type="float" office:value="3.75" calcext:value-type="float">
            <text:p>3.750</text:p>
          </table:table-cell>
          <table:table-cell table:style-name="ce14" table:formula="of:=1*[.Q$1]/(2^[.$A5])" office:value-type="float" office:value="4" calcext:value-type="float">
            <text:p>4.000</text:p>
          </table:table-cell>
          <table:table-cell table:style-name="ce14" table:formula="of:=1*[.R$1]/(2^[.$A5])" office:value-type="float" office:value="4.25" calcext:value-type="float">
            <text:p>4.250</text:p>
          </table:table-cell>
          <table:table-cell table:style-name="ce14" table:formula="of:=1*[.S$1]/(2^[.$A5])" office:value-type="float" office:value="4.5" calcext:value-type="float">
            <text:p>4.500</text:p>
          </table:table-cell>
          <table:table-cell table:style-name="ce14" table:formula="of:=1*[.T$1]/(2^[.$A5])" office:value-type="float" office:value="4.75" calcext:value-type="float">
            <text:p>4.750</text:p>
          </table:table-cell>
          <table:table-cell table:style-name="ce14" table:formula="of:=1*[.U$1]/(2^[.$A5])" office:value-type="float" office:value="5" calcext:value-type="float">
            <text:p>5.000</text:p>
          </table:table-cell>
          <table:table-cell table:style-name="ce14" table:formula="of:=1*[.V$1]/(2^[.$A5])" office:value-type="float" office:value="5.25" calcext:value-type="float">
            <text:p>5.250</text:p>
          </table:table-cell>
          <table:table-cell table:style-name="ce14" table:formula="of:=1*[.W$1]/(2^[.$A5])" office:value-type="float" office:value="5.5" calcext:value-type="float">
            <text:p>5.500</text:p>
          </table:table-cell>
          <table:table-cell table:style-name="ce14" table:formula="of:=1*[.X$1]/(2^[.$A5])" office:value-type="float" office:value="5.75" calcext:value-type="float">
            <text:p>5.750</text:p>
          </table:table-cell>
          <table:table-cell table:style-name="ce14" table:formula="of:=1*[.Y$1]/(2^[.$A5])" office:value-type="float" office:value="6" calcext:value-type="float">
            <text:p>6.000</text:p>
          </table:table-cell>
          <table:table-cell table:style-name="ce14" table:formula="of:=1*[.Z$1]/(2^[.$A5])" office:value-type="float" office:value="6.25" calcext:value-type="float">
            <text:p>6.250</text:p>
          </table:table-cell>
          <table:table-cell table:style-name="ce14" table:formula="of:=1*[.AA$1]/(2^[.$A5])" office:value-type="float" office:value="6.5" calcext:value-type="float">
            <text:p>6.500</text:p>
          </table:table-cell>
          <table:table-cell table:style-name="ce14" table:formula="of:=1*[.AB$1]/(2^[.$A5])" office:value-type="float" office:value="6.75" calcext:value-type="float">
            <text:p>6.750</text:p>
          </table:table-cell>
          <table:table-cell table:style-name="ce14" table:formula="of:=1*[.AC$1]/(2^[.$A5])" office:value-type="float" office:value="7" calcext:value-type="float">
            <text:p>7.000</text:p>
          </table:table-cell>
          <table:table-cell table:style-name="ce14" table:formula="of:=1*[.AD$1]/(2^[.$A5])" office:value-type="float" office:value="7.25" calcext:value-type="float">
            <text:p>7.250</text:p>
          </table:table-cell>
          <table:table-cell table:style-name="ce14" table:formula="of:=1*[.AE$1]/(2^[.$A5])" office:value-type="float" office:value="7.5" calcext:value-type="float">
            <text:p>7.500</text:p>
          </table:table-cell>
          <table:table-cell table:style-name="ce14" table:formula="of:=1*[.AF$1]/(2^[.$A5])" office:value-type="float" office:value="7.75" calcext:value-type="float">
            <text:p>7.750</text:p>
          </table:table-cell>
          <table:table-cell table:style-name="ce14" table:formula="of:=1*[.AG$1]/(2^[.$A5])" office:value-type="float" office:value="8" calcext:value-type="float">
            <text:p>8.000</text:p>
          </table:table-cell>
          <table:table-cell table:style-name="ce14" table:formula="of:=1*[.AH$1]/(2^[.$A5])" office:value-type="float" office:value="8.25" calcext:value-type="float">
            <text:p>8.250</text:p>
          </table:table-cell>
          <table:table-cell table:style-name="ce14" table:formula="of:=1*[.AI$1]/(2^[.$A5])" office:value-type="float" office:value="8.5" calcext:value-type="float">
            <text:p>8.500</text:p>
          </table:table-cell>
          <table:table-cell table:style-name="ce14" table:formula="of:=1*[.AJ$1]/(2^[.$A5])" office:value-type="float" office:value="8.75" calcext:value-type="float">
            <text:p>8.750</text:p>
          </table:table-cell>
          <table:table-cell table:style-name="ce14" table:formula="of:=1*[.AK$1]/(2^[.$A5])" office:value-type="float" office:value="9" calcext:value-type="float">
            <text:p>9.000</text:p>
          </table:table-cell>
          <table:table-cell table:style-name="ce14" table:formula="of:=1*[.AL$1]/(2^[.$A5])" office:value-type="float" office:value="9.25" calcext:value-type="float">
            <text:p>9.250</text:p>
          </table:table-cell>
          <table:table-cell table:style-name="ce14" table:formula="of:=1*[.AM$1]/(2^[.$A5])" office:value-type="float" office:value="9.5" calcext:value-type="float">
            <text:p>9.500</text:p>
          </table:table-cell>
          <table:table-cell table:style-name="ce14" table:formula="of:=1*[.AN$1]/(2^[.$A5])" office:value-type="float" office:value="9.75" calcext:value-type="float">
            <text:p>9.750</text:p>
          </table:table-cell>
          <table:table-cell table:style-name="ce14" table:formula="of:=1*[.AO$1]/(2^[.$A5])" office:value-type="float" office:value="10" calcext:value-type="float">
            <text:p>10.000</text:p>
          </table:table-cell>
          <table:table-cell table:style-name="ce14" table:formula="of:=1*[.AP$1]/(2^[.$A5])" office:value-type="float" office:value="10.25" calcext:value-type="float">
            <text:p>10.250</text:p>
          </table:table-cell>
          <table:table-cell table:style-name="ce14" table:formula="of:=1*[.AQ$1]/(2^[.$A5])" office:value-type="float" office:value="10.5" calcext:value-type="float">
            <text:p>10.500</text:p>
          </table:table-cell>
          <table:table-cell table:style-name="ce14" table:formula="of:=1*[.AR$1]/(2^[.$A5])" office:value-type="float" office:value="10.75" calcext:value-type="float">
            <text:p>10.750</text:p>
          </table:table-cell>
          <table:table-cell table:style-name="ce14" table:formula="of:=1*[.AS$1]/(2^[.$A5])" office:value-type="float" office:value="11" calcext:value-type="float">
            <text:p>11.000</text:p>
          </table:table-cell>
          <table:table-cell table:style-name="ce14" table:formula="of:=1*[.AT$1]/(2^[.$A5])" office:value-type="float" office:value="11.25" calcext:value-type="float">
            <text:p>11.250</text:p>
          </table:table-cell>
          <table:table-cell table:style-name="ce14" table:formula="of:=1*[.AU$1]/(2^[.$A5])" office:value-type="float" office:value="11.5" calcext:value-type="float">
            <text:p>11.500</text:p>
          </table:table-cell>
          <table:table-cell table:style-name="ce14" table:formula="of:=1*[.AV$1]/(2^[.$A5])" office:value-type="float" office:value="11.75" calcext:value-type="float">
            <text:p>11.750</text:p>
          </table:table-cell>
          <table:table-cell table:style-name="ce14" table:formula="of:=1*[.AW$1]/(2^[.$A5])" office:value-type="float" office:value="12" calcext:value-type="float">
            <text:p>12.000</text:p>
          </table:table-cell>
          <table:table-cell table:style-name="ce14" table:formula="of:=1*[.AX$1]/(2^[.$A5])" office:value-type="float" office:value="12.25" calcext:value-type="float">
            <text:p>12.250</text:p>
          </table:table-cell>
          <table:table-cell table:style-name="ce14" table:formula="of:=1*[.AY$1]/(2^[.$A5])" office:value-type="float" office:value="12.5" calcext:value-type="float">
            <text:p>12.500</text:p>
          </table:table-cell>
          <table:table-cell table:style-name="ce14" table:formula="of:=1*[.AZ$1]/(2^[.$A5])" office:value-type="float" office:value="12.75" calcext:value-type="float">
            <text:p>12.750</text:p>
          </table:table-cell>
          <table:table-cell table:style-name="ce14" table:formula="of:=1*[.BA$1]/(2^[.$A5])" office:value-type="float" office:value="13" calcext:value-type="float">
            <text:p>13.000</text:p>
          </table:table-cell>
          <table:table-cell table:style-name="ce14" table:formula="of:=1*[.BB$1]/(2^[.$A5])" office:value-type="float" office:value="13.25" calcext:value-type="float">
            <text:p>13.250</text:p>
          </table:table-cell>
          <table:table-cell table:style-name="ce14" table:formula="of:=1*[.BC$1]/(2^[.$A5])" office:value-type="float" office:value="13.5" calcext:value-type="float">
            <text:p>13.500</text:p>
          </table:table-cell>
          <table:table-cell table:style-name="ce14" table:formula="of:=1*[.BD$1]/(2^[.$A5])" office:value-type="float" office:value="13.75" calcext:value-type="float">
            <text:p>13.750</text:p>
          </table:table-cell>
          <table:table-cell table:style-name="ce14" table:formula="of:=1*[.BE$1]/(2^[.$A5])" office:value-type="float" office:value="14" calcext:value-type="float">
            <text:p>14.000</text:p>
          </table:table-cell>
          <table:table-cell table:style-name="ce14" table:formula="of:=1*[.BF$1]/(2^[.$A5])" office:value-type="float" office:value="14.25" calcext:value-type="float">
            <text:p>14.250</text:p>
          </table:table-cell>
          <table:table-cell table:style-name="ce14" table:formula="of:=1*[.BG$1]/(2^[.$A5])" office:value-type="float" office:value="14.5" calcext:value-type="float">
            <text:p>14.500</text:p>
          </table:table-cell>
          <table:table-cell table:style-name="ce14" table:formula="of:=1*[.BH$1]/(2^[.$A5])" office:value-type="float" office:value="14.75" calcext:value-type="float">
            <text:p>14.750</text:p>
          </table:table-cell>
          <table:table-cell table:style-name="ce14" table:formula="of:=1*[.BI$1]/(2^[.$A5])" office:value-type="float" office:value="15" calcext:value-type="float">
            <text:p>15.000</text:p>
          </table:table-cell>
          <table:table-cell table:style-name="ce14" table:formula="of:=1*[.BJ$1]/(2^[.$A5])" office:value-type="float" office:value="15.25" calcext:value-type="float">
            <text:p>15.250</text:p>
          </table:table-cell>
          <table:table-cell table:style-name="ce14" table:formula="of:=1*[.BK$1]/(2^[.$A5])" office:value-type="float" office:value="15.5" calcext:value-type="float">
            <text:p>15.500</text:p>
          </table:table-cell>
          <table:table-cell table:style-name="ce14" table:formula="of:=1*[.BL$1]/(2^[.$A5])" office:value-type="float" office:value="15.75" calcext:value-type="float">
            <text:p>15.750</text:p>
          </table:table-cell>
          <table:table-cell table:style-name="ce14" table:formula="of:=1*[.BM$1]/(2^[.$A5])" office:value-type="float" office:value="16" calcext:value-type="float">
            <text:p>16.000</text:p>
          </table:table-cell>
          <table:table-cell table:style-name="ce14" table:formula="of:=1*[.BN$1]/(2^[.$A5])" office:value-type="float" office:value="16.25" calcext:value-type="float">
            <text:p>16.250</text:p>
          </table:table-cell>
          <table:table-cell table:style-name="ce14" table:formula="of:=1*[.BO$1]/(2^[.$A5])" office:value-type="float" office:value="16.5" calcext:value-type="float">
            <text:p>16.500</text:p>
          </table:table-cell>
          <table:table-cell table:style-name="ce14" table:formula="of:=1*[.BP$1]/(2^[.$A5])" office:value-type="float" office:value="16.75" calcext:value-type="float">
            <text:p>16.750</text:p>
          </table:table-cell>
          <table:table-cell table:style-name="ce14" table:formula="of:=1*[.BQ$1]/(2^[.$A5])" office:value-type="float" office:value="17" calcext:value-type="float">
            <text:p>17.000</text:p>
          </table:table-cell>
          <table:table-cell table:style-name="ce14" table:formula="of:=1*[.BR$1]/(2^[.$A5])" office:value-type="float" office:value="17.25" calcext:value-type="float">
            <text:p>17.250</text:p>
          </table:table-cell>
          <table:table-cell table:style-name="ce14" table:formula="of:=1*[.BS$1]/(2^[.$A5])" office:value-type="float" office:value="17.5" calcext:value-type="float">
            <text:p>17.500</text:p>
          </table:table-cell>
          <table:table-cell table:style-name="ce14" table:formula="of:=1*[.BT$1]/(2^[.$A5])" office:value-type="float" office:value="17.75" calcext:value-type="float">
            <text:p>17.7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table:formula="of:=1*[.B$1]/(2^[.$A6])" office:value-type="float" office:value="0.125" calcext:value-type="float">
            <text:p>0.125</text:p>
          </table:table-cell>
          <table:table-cell table:style-name="ce14" table:formula="of:=1*[.C$1]/(2^[.$A6])" office:value-type="float" office:value="0.25" calcext:value-type="float">
            <text:p>0.250</text:p>
          </table:table-cell>
          <table:table-cell table:style-name="ce14" table:formula="of:=1*[.D$1]/(2^[.$A6])" office:value-type="float" office:value="0.375" calcext:value-type="float">
            <text:p>0.375</text:p>
          </table:table-cell>
          <table:table-cell table:style-name="ce14" table:formula="of:=1*[.E$1]/(2^[.$A6])" office:value-type="float" office:value="0.5" calcext:value-type="float">
            <text:p>0.500</text:p>
          </table:table-cell>
          <table:table-cell table:style-name="ce14" table:formula="of:=1*[.F$1]/(2^[.$A6])" office:value-type="float" office:value="0.625" calcext:value-type="float">
            <text:p>0.625</text:p>
          </table:table-cell>
          <table:table-cell table:style-name="ce14" table:formula="of:=1*[.G$1]/(2^[.$A6])" office:value-type="float" office:value="0.75" calcext:value-type="float">
            <text:p>0.750</text:p>
          </table:table-cell>
          <table:table-cell table:style-name="ce14" table:formula="of:=1*[.H$1]/(2^[.$A6])" office:value-type="float" office:value="0.875" calcext:value-type="float">
            <text:p>0.875</text:p>
          </table:table-cell>
          <table:table-cell table:style-name="ce14" table:formula="of:=1*[.I$1]/(2^[.$A6])" office:value-type="float" office:value="1" calcext:value-type="float">
            <text:p>1.000</text:p>
          </table:table-cell>
          <table:table-cell table:style-name="ce14" table:formula="of:=1*[.J$1]/(2^[.$A6])" office:value-type="float" office:value="1.125" calcext:value-type="float">
            <text:p>1.125</text:p>
          </table:table-cell>
          <table:table-cell table:style-name="ce14" table:formula="of:=1*[.K$1]/(2^[.$A6])" office:value-type="float" office:value="1.25" calcext:value-type="float">
            <text:p>1.250</text:p>
          </table:table-cell>
          <table:table-cell table:style-name="ce14" table:formula="of:=1*[.L$1]/(2^[.$A6])" office:value-type="float" office:value="1.375" calcext:value-type="float">
            <text:p>1.375</text:p>
          </table:table-cell>
          <table:table-cell table:style-name="ce14" table:formula="of:=1*[.M$1]/(2^[.$A6])" office:value-type="float" office:value="1.5" calcext:value-type="float">
            <text:p>1.500</text:p>
          </table:table-cell>
          <table:table-cell table:style-name="ce14" table:formula="of:=1*[.N$1]/(2^[.$A6])" office:value-type="float" office:value="1.625" calcext:value-type="float">
            <text:p>1.625</text:p>
          </table:table-cell>
          <table:table-cell table:style-name="ce14" table:formula="of:=1*[.O$1]/(2^[.$A6])" office:value-type="float" office:value="1.75" calcext:value-type="float">
            <text:p>1.750</text:p>
          </table:table-cell>
          <table:table-cell table:style-name="ce14" table:formula="of:=1*[.P$1]/(2^[.$A6])" office:value-type="float" office:value="1.875" calcext:value-type="float">
            <text:p>1.875</text:p>
          </table:table-cell>
          <table:table-cell table:style-name="ce14" table:formula="of:=1*[.Q$1]/(2^[.$A6])" office:value-type="float" office:value="2" calcext:value-type="float">
            <text:p>2.000</text:p>
          </table:table-cell>
          <table:table-cell table:style-name="ce14" table:formula="of:=1*[.R$1]/(2^[.$A6])" office:value-type="float" office:value="2.125" calcext:value-type="float">
            <text:p>2.125</text:p>
          </table:table-cell>
          <table:table-cell table:style-name="ce14" table:formula="of:=1*[.S$1]/(2^[.$A6])" office:value-type="float" office:value="2.25" calcext:value-type="float">
            <text:p>2.250</text:p>
          </table:table-cell>
          <table:table-cell table:style-name="ce14" table:formula="of:=1*[.T$1]/(2^[.$A6])" office:value-type="float" office:value="2.375" calcext:value-type="float">
            <text:p>2.375</text:p>
          </table:table-cell>
          <table:table-cell table:style-name="ce14" table:formula="of:=1*[.U$1]/(2^[.$A6])" office:value-type="float" office:value="2.5" calcext:value-type="float">
            <text:p>2.500</text:p>
          </table:table-cell>
          <table:table-cell table:style-name="ce14" table:formula="of:=1*[.V$1]/(2^[.$A6])" office:value-type="float" office:value="2.625" calcext:value-type="float">
            <text:p>2.625</text:p>
          </table:table-cell>
          <table:table-cell table:style-name="ce14" table:formula="of:=1*[.W$1]/(2^[.$A6])" office:value-type="float" office:value="2.75" calcext:value-type="float">
            <text:p>2.750</text:p>
          </table:table-cell>
          <table:table-cell table:style-name="ce14" table:formula="of:=1*[.X$1]/(2^[.$A6])" office:value-type="float" office:value="2.875" calcext:value-type="float">
            <text:p>2.875</text:p>
          </table:table-cell>
          <table:table-cell table:style-name="ce14" table:formula="of:=1*[.Y$1]/(2^[.$A6])" office:value-type="float" office:value="3" calcext:value-type="float">
            <text:p>3.000</text:p>
          </table:table-cell>
          <table:table-cell table:style-name="ce14" table:formula="of:=1*[.Z$1]/(2^[.$A6])" office:value-type="float" office:value="3.125" calcext:value-type="float">
            <text:p>3.125</text:p>
          </table:table-cell>
          <table:table-cell table:style-name="ce14" table:formula="of:=1*[.AA$1]/(2^[.$A6])" office:value-type="float" office:value="3.25" calcext:value-type="float">
            <text:p>3.250</text:p>
          </table:table-cell>
          <table:table-cell table:style-name="ce14" table:formula="of:=1*[.AB$1]/(2^[.$A6])" office:value-type="float" office:value="3.375" calcext:value-type="float">
            <text:p>3.375</text:p>
          </table:table-cell>
          <table:table-cell table:style-name="ce14" table:formula="of:=1*[.AC$1]/(2^[.$A6])" office:value-type="float" office:value="3.5" calcext:value-type="float">
            <text:p>3.500</text:p>
          </table:table-cell>
          <table:table-cell table:style-name="ce14" table:formula="of:=1*[.AD$1]/(2^[.$A6])" office:value-type="float" office:value="3.625" calcext:value-type="float">
            <text:p>3.625</text:p>
          </table:table-cell>
          <table:table-cell table:style-name="ce14" table:formula="of:=1*[.AE$1]/(2^[.$A6])" office:value-type="float" office:value="3.75" calcext:value-type="float">
            <text:p>3.750</text:p>
          </table:table-cell>
          <table:table-cell table:style-name="ce14" table:formula="of:=1*[.AF$1]/(2^[.$A6])" office:value-type="float" office:value="3.875" calcext:value-type="float">
            <text:p>3.875</text:p>
          </table:table-cell>
          <table:table-cell table:style-name="ce14" table:formula="of:=1*[.AG$1]/(2^[.$A6])" office:value-type="float" office:value="4" calcext:value-type="float">
            <text:p>4.000</text:p>
          </table:table-cell>
          <table:table-cell table:style-name="ce14" table:formula="of:=1*[.AH$1]/(2^[.$A6])" office:value-type="float" office:value="4.125" calcext:value-type="float">
            <text:p>4.125</text:p>
          </table:table-cell>
          <table:table-cell table:style-name="ce14" table:formula="of:=1*[.AI$1]/(2^[.$A6])" office:value-type="float" office:value="4.25" calcext:value-type="float">
            <text:p>4.250</text:p>
          </table:table-cell>
          <table:table-cell table:style-name="ce14" table:formula="of:=1*[.AJ$1]/(2^[.$A6])" office:value-type="float" office:value="4.375" calcext:value-type="float">
            <text:p>4.375</text:p>
          </table:table-cell>
          <table:table-cell table:style-name="ce14" table:formula="of:=1*[.AK$1]/(2^[.$A6])" office:value-type="float" office:value="4.5" calcext:value-type="float">
            <text:p>4.500</text:p>
          </table:table-cell>
          <table:table-cell table:style-name="ce14" table:formula="of:=1*[.AL$1]/(2^[.$A6])" office:value-type="float" office:value="4.625" calcext:value-type="float">
            <text:p>4.625</text:p>
          </table:table-cell>
          <table:table-cell table:style-name="ce14" table:formula="of:=1*[.AM$1]/(2^[.$A6])" office:value-type="float" office:value="4.75" calcext:value-type="float">
            <text:p>4.750</text:p>
          </table:table-cell>
          <table:table-cell table:style-name="ce14" table:formula="of:=1*[.AN$1]/(2^[.$A6])" office:value-type="float" office:value="4.875" calcext:value-type="float">
            <text:p>4.875</text:p>
          </table:table-cell>
          <table:table-cell table:style-name="ce14" table:formula="of:=1*[.AO$1]/(2^[.$A6])" office:value-type="float" office:value="5" calcext:value-type="float">
            <text:p>5.000</text:p>
          </table:table-cell>
          <table:table-cell table:style-name="ce14" table:formula="of:=1*[.AP$1]/(2^[.$A6])" office:value-type="float" office:value="5.125" calcext:value-type="float">
            <text:p>5.125</text:p>
          </table:table-cell>
          <table:table-cell table:style-name="ce14" table:formula="of:=1*[.AQ$1]/(2^[.$A6])" office:value-type="float" office:value="5.25" calcext:value-type="float">
            <text:p>5.250</text:p>
          </table:table-cell>
          <table:table-cell table:style-name="ce14" table:formula="of:=1*[.AR$1]/(2^[.$A6])" office:value-type="float" office:value="5.375" calcext:value-type="float">
            <text:p>5.375</text:p>
          </table:table-cell>
          <table:table-cell table:style-name="ce14" table:formula="of:=1*[.AS$1]/(2^[.$A6])" office:value-type="float" office:value="5.5" calcext:value-type="float">
            <text:p>5.500</text:p>
          </table:table-cell>
          <table:table-cell table:style-name="ce14" table:formula="of:=1*[.AT$1]/(2^[.$A6])" office:value-type="float" office:value="5.625" calcext:value-type="float">
            <text:p>5.625</text:p>
          </table:table-cell>
          <table:table-cell table:style-name="ce14" table:formula="of:=1*[.AU$1]/(2^[.$A6])" office:value-type="float" office:value="5.75" calcext:value-type="float">
            <text:p>5.750</text:p>
          </table:table-cell>
          <table:table-cell table:style-name="ce14" table:formula="of:=1*[.AV$1]/(2^[.$A6])" office:value-type="float" office:value="5.875" calcext:value-type="float">
            <text:p>5.875</text:p>
          </table:table-cell>
          <table:table-cell table:style-name="ce14" table:formula="of:=1*[.AW$1]/(2^[.$A6])" office:value-type="float" office:value="6" calcext:value-type="float">
            <text:p>6.000</text:p>
          </table:table-cell>
          <table:table-cell table:style-name="ce14" table:formula="of:=1*[.AX$1]/(2^[.$A6])" office:value-type="float" office:value="6.125" calcext:value-type="float">
            <text:p>6.125</text:p>
          </table:table-cell>
          <table:table-cell table:style-name="ce14" table:formula="of:=1*[.AY$1]/(2^[.$A6])" office:value-type="float" office:value="6.25" calcext:value-type="float">
            <text:p>6.250</text:p>
          </table:table-cell>
          <table:table-cell table:style-name="ce14" table:formula="of:=1*[.AZ$1]/(2^[.$A6])" office:value-type="float" office:value="6.375" calcext:value-type="float">
            <text:p>6.375</text:p>
          </table:table-cell>
          <table:table-cell table:style-name="ce14" table:formula="of:=1*[.BA$1]/(2^[.$A6])" office:value-type="float" office:value="6.5" calcext:value-type="float">
            <text:p>6.500</text:p>
          </table:table-cell>
          <table:table-cell table:style-name="ce14" table:formula="of:=1*[.BB$1]/(2^[.$A6])" office:value-type="float" office:value="6.625" calcext:value-type="float">
            <text:p>6.625</text:p>
          </table:table-cell>
          <table:table-cell table:style-name="ce14" table:formula="of:=1*[.BC$1]/(2^[.$A6])" office:value-type="float" office:value="6.75" calcext:value-type="float">
            <text:p>6.750</text:p>
          </table:table-cell>
          <table:table-cell table:style-name="ce14" table:formula="of:=1*[.BD$1]/(2^[.$A6])" office:value-type="float" office:value="6.875" calcext:value-type="float">
            <text:p>6.875</text:p>
          </table:table-cell>
          <table:table-cell table:style-name="ce14" table:formula="of:=1*[.BE$1]/(2^[.$A6])" office:value-type="float" office:value="7" calcext:value-type="float">
            <text:p>7.000</text:p>
          </table:table-cell>
          <table:table-cell table:style-name="ce14" table:formula="of:=1*[.BF$1]/(2^[.$A6])" office:value-type="float" office:value="7.125" calcext:value-type="float">
            <text:p>7.125</text:p>
          </table:table-cell>
          <table:table-cell table:style-name="ce14" table:formula="of:=1*[.BG$1]/(2^[.$A6])" office:value-type="float" office:value="7.25" calcext:value-type="float">
            <text:p>7.250</text:p>
          </table:table-cell>
          <table:table-cell table:style-name="ce14" table:formula="of:=1*[.BH$1]/(2^[.$A6])" office:value-type="float" office:value="7.375" calcext:value-type="float">
            <text:p>7.375</text:p>
          </table:table-cell>
          <table:table-cell table:style-name="ce14" table:formula="of:=1*[.BI$1]/(2^[.$A6])" office:value-type="float" office:value="7.5" calcext:value-type="float">
            <text:p>7.500</text:p>
          </table:table-cell>
          <table:table-cell table:style-name="ce14" table:formula="of:=1*[.BJ$1]/(2^[.$A6])" office:value-type="float" office:value="7.625" calcext:value-type="float">
            <text:p>7.625</text:p>
          </table:table-cell>
          <table:table-cell table:style-name="ce14" table:formula="of:=1*[.BK$1]/(2^[.$A6])" office:value-type="float" office:value="7.75" calcext:value-type="float">
            <text:p>7.750</text:p>
          </table:table-cell>
          <table:table-cell table:style-name="ce14" table:formula="of:=1*[.BL$1]/(2^[.$A6])" office:value-type="float" office:value="7.875" calcext:value-type="float">
            <text:p>7.875</text:p>
          </table:table-cell>
          <table:table-cell table:style-name="ce14" table:formula="of:=1*[.BM$1]/(2^[.$A6])" office:value-type="float" office:value="8" calcext:value-type="float">
            <text:p>8.000</text:p>
          </table:table-cell>
          <table:table-cell table:style-name="ce14" table:formula="of:=1*[.BN$1]/(2^[.$A6])" office:value-type="float" office:value="8.125" calcext:value-type="float">
            <text:p>8.125</text:p>
          </table:table-cell>
          <table:table-cell table:style-name="ce14" table:formula="of:=1*[.BO$1]/(2^[.$A6])" office:value-type="float" office:value="8.25" calcext:value-type="float">
            <text:p>8.250</text:p>
          </table:table-cell>
          <table:table-cell table:style-name="ce14" table:formula="of:=1*[.BP$1]/(2^[.$A6])" office:value-type="float" office:value="8.375" calcext:value-type="float">
            <text:p>8.375</text:p>
          </table:table-cell>
          <table:table-cell table:style-name="ce14" table:formula="of:=1*[.BQ$1]/(2^[.$A6])" office:value-type="float" office:value="8.5" calcext:value-type="float">
            <text:p>8.500</text:p>
          </table:table-cell>
          <table:table-cell table:style-name="ce14" table:formula="of:=1*[.BR$1]/(2^[.$A6])" office:value-type="float" office:value="8.625" calcext:value-type="float">
            <text:p>8.625</text:p>
          </table:table-cell>
          <table:table-cell table:style-name="ce14" table:formula="of:=1*[.BS$1]/(2^[.$A6])" office:value-type="float" office:value="8.75" calcext:value-type="float">
            <text:p>8.750</text:p>
          </table:table-cell>
          <table:table-cell table:style-name="ce14" table:formula="of:=1*[.BT$1]/(2^[.$A6])" office:value-type="float" office:value="8.875" calcext:value-type="float">
            <text:p>8.8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table:formula="of:=1*[.B$1]/(2^[.$A7])" office:value-type="float" office:value="0.0625" calcext:value-type="float">
            <text:p>0.063</text:p>
          </table:table-cell>
          <table:table-cell table:style-name="ce14" table:formula="of:=1*[.C$1]/(2^[.$A7])" office:value-type="float" office:value="0.125" calcext:value-type="float">
            <text:p>0.125</text:p>
          </table:table-cell>
          <table:table-cell table:style-name="ce14" table:formula="of:=1*[.D$1]/(2^[.$A7])" office:value-type="float" office:value="0.1875" calcext:value-type="float">
            <text:p>0.188</text:p>
          </table:table-cell>
          <table:table-cell table:style-name="ce14" table:formula="of:=1*[.E$1]/(2^[.$A7])" office:value-type="float" office:value="0.25" calcext:value-type="float">
            <text:p>0.250</text:p>
          </table:table-cell>
          <table:table-cell table:style-name="ce14" table:formula="of:=1*[.F$1]/(2^[.$A7])" office:value-type="float" office:value="0.3125" calcext:value-type="float">
            <text:p>0.313</text:p>
          </table:table-cell>
          <table:table-cell table:style-name="ce14" table:formula="of:=1*[.G$1]/(2^[.$A7])" office:value-type="float" office:value="0.375" calcext:value-type="float">
            <text:p>0.375</text:p>
          </table:table-cell>
          <table:table-cell table:style-name="ce14" table:formula="of:=1*[.H$1]/(2^[.$A7])" office:value-type="float" office:value="0.4375" calcext:value-type="float">
            <text:p>0.438</text:p>
          </table:table-cell>
          <table:table-cell table:style-name="ce14" table:formula="of:=1*[.I$1]/(2^[.$A7])" office:value-type="float" office:value="0.5" calcext:value-type="float">
            <text:p>0.500</text:p>
          </table:table-cell>
          <table:table-cell table:style-name="ce14" table:formula="of:=1*[.J$1]/(2^[.$A7])" office:value-type="float" office:value="0.5625" calcext:value-type="float">
            <text:p>0.563</text:p>
          </table:table-cell>
          <table:table-cell table:style-name="ce14" table:formula="of:=1*[.K$1]/(2^[.$A7])" office:value-type="float" office:value="0.625" calcext:value-type="float">
            <text:p>0.625</text:p>
          </table:table-cell>
          <table:table-cell table:style-name="ce14" table:formula="of:=1*[.L$1]/(2^[.$A7])" office:value-type="float" office:value="0.6875" calcext:value-type="float">
            <text:p>0.688</text:p>
          </table:table-cell>
          <table:table-cell table:style-name="ce14" table:formula="of:=1*[.M$1]/(2^[.$A7])" office:value-type="float" office:value="0.75" calcext:value-type="float">
            <text:p>0.750</text:p>
          </table:table-cell>
          <table:table-cell table:style-name="ce14" table:formula="of:=1*[.N$1]/(2^[.$A7])" office:value-type="float" office:value="0.8125" calcext:value-type="float">
            <text:p>0.813</text:p>
          </table:table-cell>
          <table:table-cell table:style-name="ce14" table:formula="of:=1*[.O$1]/(2^[.$A7])" office:value-type="float" office:value="0.875" calcext:value-type="float">
            <text:p>0.875</text:p>
          </table:table-cell>
          <table:table-cell table:style-name="ce14" table:formula="of:=1*[.P$1]/(2^[.$A7])" office:value-type="float" office:value="0.9375" calcext:value-type="float">
            <text:p>0.938</text:p>
          </table:table-cell>
          <table:table-cell table:style-name="ce14" table:formula="of:=1*[.Q$1]/(2^[.$A7])" office:value-type="float" office:value="1" calcext:value-type="float">
            <text:p>1.000</text:p>
          </table:table-cell>
          <table:table-cell table:style-name="ce14" table:formula="of:=1*[.R$1]/(2^[.$A7])" office:value-type="float" office:value="1.0625" calcext:value-type="float">
            <text:p>1.063</text:p>
          </table:table-cell>
          <table:table-cell table:style-name="ce14" table:formula="of:=1*[.S$1]/(2^[.$A7])" office:value-type="float" office:value="1.125" calcext:value-type="float">
            <text:p>1.125</text:p>
          </table:table-cell>
          <table:table-cell table:style-name="ce14" table:formula="of:=1*[.T$1]/(2^[.$A7])" office:value-type="float" office:value="1.1875" calcext:value-type="float">
            <text:p>1.188</text:p>
          </table:table-cell>
          <table:table-cell table:style-name="ce14" table:formula="of:=1*[.U$1]/(2^[.$A7])" office:value-type="float" office:value="1.25" calcext:value-type="float">
            <text:p>1.250</text:p>
          </table:table-cell>
          <table:table-cell table:style-name="ce14" table:formula="of:=1*[.V$1]/(2^[.$A7])" office:value-type="float" office:value="1.3125" calcext:value-type="float">
            <text:p>1.313</text:p>
          </table:table-cell>
          <table:table-cell table:style-name="ce14" table:formula="of:=1*[.W$1]/(2^[.$A7])" office:value-type="float" office:value="1.375" calcext:value-type="float">
            <text:p>1.375</text:p>
          </table:table-cell>
          <table:table-cell table:style-name="ce14" table:formula="of:=1*[.X$1]/(2^[.$A7])" office:value-type="float" office:value="1.4375" calcext:value-type="float">
            <text:p>1.438</text:p>
          </table:table-cell>
          <table:table-cell table:style-name="ce14" table:formula="of:=1*[.Y$1]/(2^[.$A7])" office:value-type="float" office:value="1.5" calcext:value-type="float">
            <text:p>1.500</text:p>
          </table:table-cell>
          <table:table-cell table:style-name="ce14" table:formula="of:=1*[.Z$1]/(2^[.$A7])" office:value-type="float" office:value="1.5625" calcext:value-type="float">
            <text:p>1.563</text:p>
          </table:table-cell>
          <table:table-cell table:style-name="ce14" table:formula="of:=1*[.AA$1]/(2^[.$A7])" office:value-type="float" office:value="1.625" calcext:value-type="float">
            <text:p>1.625</text:p>
          </table:table-cell>
          <table:table-cell table:style-name="ce14" table:formula="of:=1*[.AB$1]/(2^[.$A7])" office:value-type="float" office:value="1.6875" calcext:value-type="float">
            <text:p>1.688</text:p>
          </table:table-cell>
          <table:table-cell table:style-name="ce14" table:formula="of:=1*[.AC$1]/(2^[.$A7])" office:value-type="float" office:value="1.75" calcext:value-type="float">
            <text:p>1.750</text:p>
          </table:table-cell>
          <table:table-cell table:style-name="ce14" table:formula="of:=1*[.AD$1]/(2^[.$A7])" office:value-type="float" office:value="1.8125" calcext:value-type="float">
            <text:p>1.813</text:p>
          </table:table-cell>
          <table:table-cell table:style-name="ce14" table:formula="of:=1*[.AE$1]/(2^[.$A7])" office:value-type="float" office:value="1.875" calcext:value-type="float">
            <text:p>1.875</text:p>
          </table:table-cell>
          <table:table-cell table:style-name="ce14" table:formula="of:=1*[.AF$1]/(2^[.$A7])" office:value-type="float" office:value="1.9375" calcext:value-type="float">
            <text:p>1.938</text:p>
          </table:table-cell>
          <table:table-cell table:style-name="ce14" table:formula="of:=1*[.AG$1]/(2^[.$A7])" office:value-type="float" office:value="2" calcext:value-type="float">
            <text:p>2.000</text:p>
          </table:table-cell>
          <table:table-cell table:style-name="ce14" table:formula="of:=1*[.AH$1]/(2^[.$A7])" office:value-type="float" office:value="2.0625" calcext:value-type="float">
            <text:p>2.063</text:p>
          </table:table-cell>
          <table:table-cell table:style-name="ce14" table:formula="of:=1*[.AI$1]/(2^[.$A7])" office:value-type="float" office:value="2.125" calcext:value-type="float">
            <text:p>2.125</text:p>
          </table:table-cell>
          <table:table-cell table:style-name="ce14" table:formula="of:=1*[.AJ$1]/(2^[.$A7])" office:value-type="float" office:value="2.1875" calcext:value-type="float">
            <text:p>2.188</text:p>
          </table:table-cell>
          <table:table-cell table:style-name="ce14" table:formula="of:=1*[.AK$1]/(2^[.$A7])" office:value-type="float" office:value="2.25" calcext:value-type="float">
            <text:p>2.250</text:p>
          </table:table-cell>
          <table:table-cell table:style-name="ce14" table:formula="of:=1*[.AL$1]/(2^[.$A7])" office:value-type="float" office:value="2.3125" calcext:value-type="float">
            <text:p>2.313</text:p>
          </table:table-cell>
          <table:table-cell table:style-name="ce14" table:formula="of:=1*[.AM$1]/(2^[.$A7])" office:value-type="float" office:value="2.375" calcext:value-type="float">
            <text:p>2.375</text:p>
          </table:table-cell>
          <table:table-cell table:style-name="ce14" table:formula="of:=1*[.AN$1]/(2^[.$A7])" office:value-type="float" office:value="2.4375" calcext:value-type="float">
            <text:p>2.438</text:p>
          </table:table-cell>
          <table:table-cell table:style-name="ce14" table:formula="of:=1*[.AO$1]/(2^[.$A7])" office:value-type="float" office:value="2.5" calcext:value-type="float">
            <text:p>2.500</text:p>
          </table:table-cell>
          <table:table-cell table:style-name="ce14" table:formula="of:=1*[.AP$1]/(2^[.$A7])" office:value-type="float" office:value="2.5625" calcext:value-type="float">
            <text:p>2.563</text:p>
          </table:table-cell>
          <table:table-cell table:style-name="ce14" table:formula="of:=1*[.AQ$1]/(2^[.$A7])" office:value-type="float" office:value="2.625" calcext:value-type="float">
            <text:p>2.625</text:p>
          </table:table-cell>
          <table:table-cell table:style-name="ce14" table:formula="of:=1*[.AR$1]/(2^[.$A7])" office:value-type="float" office:value="2.6875" calcext:value-type="float">
            <text:p>2.688</text:p>
          </table:table-cell>
          <table:table-cell table:style-name="ce14" table:formula="of:=1*[.AS$1]/(2^[.$A7])" office:value-type="float" office:value="2.75" calcext:value-type="float">
            <text:p>2.750</text:p>
          </table:table-cell>
          <table:table-cell table:style-name="ce14" table:formula="of:=1*[.AT$1]/(2^[.$A7])" office:value-type="float" office:value="2.8125" calcext:value-type="float">
            <text:p>2.813</text:p>
          </table:table-cell>
          <table:table-cell table:style-name="ce14" table:formula="of:=1*[.AU$1]/(2^[.$A7])" office:value-type="float" office:value="2.875" calcext:value-type="float">
            <text:p>2.875</text:p>
          </table:table-cell>
          <table:table-cell table:style-name="ce14" table:formula="of:=1*[.AV$1]/(2^[.$A7])" office:value-type="float" office:value="2.9375" calcext:value-type="float">
            <text:p>2.938</text:p>
          </table:table-cell>
          <table:table-cell table:style-name="ce14" table:formula="of:=1*[.AW$1]/(2^[.$A7])" office:value-type="float" office:value="3" calcext:value-type="float">
            <text:p>3.000</text:p>
          </table:table-cell>
          <table:table-cell table:style-name="ce14" table:formula="of:=1*[.AX$1]/(2^[.$A7])" office:value-type="float" office:value="3.0625" calcext:value-type="float">
            <text:p>3.063</text:p>
          </table:table-cell>
          <table:table-cell table:style-name="ce14" table:formula="of:=1*[.AY$1]/(2^[.$A7])" office:value-type="float" office:value="3.125" calcext:value-type="float">
            <text:p>3.125</text:p>
          </table:table-cell>
          <table:table-cell table:style-name="ce14" table:formula="of:=1*[.AZ$1]/(2^[.$A7])" office:value-type="float" office:value="3.1875" calcext:value-type="float">
            <text:p>3.188</text:p>
          </table:table-cell>
          <table:table-cell table:style-name="ce14" table:formula="of:=1*[.BA$1]/(2^[.$A7])" office:value-type="float" office:value="3.25" calcext:value-type="float">
            <text:p>3.250</text:p>
          </table:table-cell>
          <table:table-cell table:style-name="ce14" table:formula="of:=1*[.BB$1]/(2^[.$A7])" office:value-type="float" office:value="3.3125" calcext:value-type="float">
            <text:p>3.313</text:p>
          </table:table-cell>
          <table:table-cell table:style-name="ce14" table:formula="of:=1*[.BC$1]/(2^[.$A7])" office:value-type="float" office:value="3.375" calcext:value-type="float">
            <text:p>3.375</text:p>
          </table:table-cell>
          <table:table-cell table:style-name="ce14" table:formula="of:=1*[.BD$1]/(2^[.$A7])" office:value-type="float" office:value="3.4375" calcext:value-type="float">
            <text:p>3.438</text:p>
          </table:table-cell>
          <table:table-cell table:style-name="ce14" table:formula="of:=1*[.BE$1]/(2^[.$A7])" office:value-type="float" office:value="3.5" calcext:value-type="float">
            <text:p>3.500</text:p>
          </table:table-cell>
          <table:table-cell table:style-name="ce14" table:formula="of:=1*[.BF$1]/(2^[.$A7])" office:value-type="float" office:value="3.5625" calcext:value-type="float">
            <text:p>3.563</text:p>
          </table:table-cell>
          <table:table-cell table:style-name="ce14" table:formula="of:=1*[.BG$1]/(2^[.$A7])" office:value-type="float" office:value="3.625" calcext:value-type="float">
            <text:p>3.625</text:p>
          </table:table-cell>
          <table:table-cell table:style-name="ce14" table:formula="of:=1*[.BH$1]/(2^[.$A7])" office:value-type="float" office:value="3.6875" calcext:value-type="float">
            <text:p>3.688</text:p>
          </table:table-cell>
          <table:table-cell table:style-name="ce14" table:formula="of:=1*[.BI$1]/(2^[.$A7])" office:value-type="float" office:value="3.75" calcext:value-type="float">
            <text:p>3.750</text:p>
          </table:table-cell>
          <table:table-cell table:style-name="ce14" table:formula="of:=1*[.BJ$1]/(2^[.$A7])" office:value-type="float" office:value="3.8125" calcext:value-type="float">
            <text:p>3.813</text:p>
          </table:table-cell>
          <table:table-cell table:style-name="ce14" table:formula="of:=1*[.BK$1]/(2^[.$A7])" office:value-type="float" office:value="3.875" calcext:value-type="float">
            <text:p>3.875</text:p>
          </table:table-cell>
          <table:table-cell table:style-name="ce14" table:formula="of:=1*[.BL$1]/(2^[.$A7])" office:value-type="float" office:value="3.9375" calcext:value-type="float">
            <text:p>3.938</text:p>
          </table:table-cell>
          <table:table-cell table:style-name="ce14" table:formula="of:=1*[.BM$1]/(2^[.$A7])" office:value-type="float" office:value="4" calcext:value-type="float">
            <text:p>4.000</text:p>
          </table:table-cell>
          <table:table-cell table:style-name="ce14" table:formula="of:=1*[.BN$1]/(2^[.$A7])" office:value-type="float" office:value="4.0625" calcext:value-type="float">
            <text:p>4.063</text:p>
          </table:table-cell>
          <table:table-cell table:style-name="ce14" table:formula="of:=1*[.BO$1]/(2^[.$A7])" office:value-type="float" office:value="4.125" calcext:value-type="float">
            <text:p>4.125</text:p>
          </table:table-cell>
          <table:table-cell table:style-name="ce14" table:formula="of:=1*[.BP$1]/(2^[.$A7])" office:value-type="float" office:value="4.1875" calcext:value-type="float">
            <text:p>4.188</text:p>
          </table:table-cell>
          <table:table-cell table:style-name="ce14" table:formula="of:=1*[.BQ$1]/(2^[.$A7])" office:value-type="float" office:value="4.25" calcext:value-type="float">
            <text:p>4.250</text:p>
          </table:table-cell>
          <table:table-cell table:style-name="ce14" table:formula="of:=1*[.BR$1]/(2^[.$A7])" office:value-type="float" office:value="4.3125" calcext:value-type="float">
            <text:p>4.313</text:p>
          </table:table-cell>
          <table:table-cell table:style-name="ce14" table:formula="of:=1*[.BS$1]/(2^[.$A7])" office:value-type="float" office:value="4.375" calcext:value-type="float">
            <text:p>4.375</text:p>
          </table:table-cell>
          <table:table-cell table:style-name="ce14" table:formula="of:=1*[.BT$1]/(2^[.$A7])" office:value-type="float" office:value="4.4375" calcext:value-type="float">
            <text:p>4.4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table:formula="of:=1*[.B$1]/(2^[.$A8])" office:value-type="float" office:value="0.03125" calcext:value-type="float">
            <text:p>0.031</text:p>
          </table:table-cell>
          <table:table-cell table:style-name="ce14" table:formula="of:=1*[.C$1]/(2^[.$A8])" office:value-type="float" office:value="0.0625" calcext:value-type="float">
            <text:p>0.063</text:p>
          </table:table-cell>
          <table:table-cell table:style-name="ce14" table:formula="of:=1*[.D$1]/(2^[.$A8])" office:value-type="float" office:value="0.09375" calcext:value-type="float">
            <text:p>0.094</text:p>
          </table:table-cell>
          <table:table-cell table:style-name="ce14" table:formula="of:=1*[.E$1]/(2^[.$A8])" office:value-type="float" office:value="0.125" calcext:value-type="float">
            <text:p>0.125</text:p>
          </table:table-cell>
          <table:table-cell table:style-name="ce14" table:formula="of:=1*[.F$1]/(2^[.$A8])" office:value-type="float" office:value="0.15625" calcext:value-type="float">
            <text:p>0.156</text:p>
          </table:table-cell>
          <table:table-cell table:style-name="ce14" table:formula="of:=1*[.G$1]/(2^[.$A8])" office:value-type="float" office:value="0.1875" calcext:value-type="float">
            <text:p>0.188</text:p>
          </table:table-cell>
          <table:table-cell table:style-name="ce14" table:formula="of:=1*[.H$1]/(2^[.$A8])" office:value-type="float" office:value="0.21875" calcext:value-type="float">
            <text:p>0.219</text:p>
          </table:table-cell>
          <table:table-cell table:style-name="ce14" table:formula="of:=1*[.I$1]/(2^[.$A8])" office:value-type="float" office:value="0.25" calcext:value-type="float">
            <text:p>0.250</text:p>
          </table:table-cell>
          <table:table-cell table:style-name="ce14" table:formula="of:=1*[.J$1]/(2^[.$A8])" office:value-type="float" office:value="0.28125" calcext:value-type="float">
            <text:p>0.281</text:p>
          </table:table-cell>
          <table:table-cell table:style-name="ce14" table:formula="of:=1*[.K$1]/(2^[.$A8])" office:value-type="float" office:value="0.3125" calcext:value-type="float">
            <text:p>0.313</text:p>
          </table:table-cell>
          <table:table-cell table:style-name="ce14" table:formula="of:=1*[.L$1]/(2^[.$A8])" office:value-type="float" office:value="0.34375" calcext:value-type="float">
            <text:p>0.344</text:p>
          </table:table-cell>
          <table:table-cell table:style-name="ce14" table:formula="of:=1*[.M$1]/(2^[.$A8])" office:value-type="float" office:value="0.375" calcext:value-type="float">
            <text:p>0.375</text:p>
          </table:table-cell>
          <table:table-cell table:style-name="ce14" table:formula="of:=1*[.N$1]/(2^[.$A8])" office:value-type="float" office:value="0.40625" calcext:value-type="float">
            <text:p>0.406</text:p>
          </table:table-cell>
          <table:table-cell table:style-name="ce14" table:formula="of:=1*[.O$1]/(2^[.$A8])" office:value-type="float" office:value="0.4375" calcext:value-type="float">
            <text:p>0.438</text:p>
          </table:table-cell>
          <table:table-cell table:style-name="ce14" table:formula="of:=1*[.P$1]/(2^[.$A8])" office:value-type="float" office:value="0.46875" calcext:value-type="float">
            <text:p>0.469</text:p>
          </table:table-cell>
          <table:table-cell table:style-name="ce14" table:formula="of:=1*[.Q$1]/(2^[.$A8])" office:value-type="float" office:value="0.5" calcext:value-type="float">
            <text:p>0.500</text:p>
          </table:table-cell>
          <table:table-cell table:style-name="ce14" table:formula="of:=1*[.R$1]/(2^[.$A8])" office:value-type="float" office:value="0.53125" calcext:value-type="float">
            <text:p>0.531</text:p>
          </table:table-cell>
          <table:table-cell table:style-name="ce14" table:formula="of:=1*[.S$1]/(2^[.$A8])" office:value-type="float" office:value="0.5625" calcext:value-type="float">
            <text:p>0.563</text:p>
          </table:table-cell>
          <table:table-cell table:style-name="ce14" table:formula="of:=1*[.T$1]/(2^[.$A8])" office:value-type="float" office:value="0.59375" calcext:value-type="float">
            <text:p>0.594</text:p>
          </table:table-cell>
          <table:table-cell table:style-name="ce14" table:formula="of:=1*[.U$1]/(2^[.$A8])" office:value-type="float" office:value="0.625" calcext:value-type="float">
            <text:p>0.625</text:p>
          </table:table-cell>
          <table:table-cell table:style-name="ce14" table:formula="of:=1*[.V$1]/(2^[.$A8])" office:value-type="float" office:value="0.65625" calcext:value-type="float">
            <text:p>0.656</text:p>
          </table:table-cell>
          <table:table-cell table:style-name="ce14" table:formula="of:=1*[.W$1]/(2^[.$A8])" office:value-type="float" office:value="0.6875" calcext:value-type="float">
            <text:p>0.688</text:p>
          </table:table-cell>
          <table:table-cell table:style-name="ce14" table:formula="of:=1*[.X$1]/(2^[.$A8])" office:value-type="float" office:value="0.71875" calcext:value-type="float">
            <text:p>0.719</text:p>
          </table:table-cell>
          <table:table-cell table:style-name="ce14" table:formula="of:=1*[.Y$1]/(2^[.$A8])" office:value-type="float" office:value="0.75" calcext:value-type="float">
            <text:p>0.750</text:p>
          </table:table-cell>
          <table:table-cell table:style-name="ce14" table:formula="of:=1*[.Z$1]/(2^[.$A8])" office:value-type="float" office:value="0.78125" calcext:value-type="float">
            <text:p>0.781</text:p>
          </table:table-cell>
          <table:table-cell table:style-name="ce14" table:formula="of:=1*[.AA$1]/(2^[.$A8])" office:value-type="float" office:value="0.8125" calcext:value-type="float">
            <text:p>0.813</text:p>
          </table:table-cell>
          <table:table-cell table:style-name="ce14" table:formula="of:=1*[.AB$1]/(2^[.$A8])" office:value-type="float" office:value="0.84375" calcext:value-type="float">
            <text:p>0.844</text:p>
          </table:table-cell>
          <table:table-cell table:style-name="ce14" table:formula="of:=1*[.AC$1]/(2^[.$A8])" office:value-type="float" office:value="0.875" calcext:value-type="float">
            <text:p>0.875</text:p>
          </table:table-cell>
          <table:table-cell table:style-name="ce14" table:formula="of:=1*[.AD$1]/(2^[.$A8])" office:value-type="float" office:value="0.90625" calcext:value-type="float">
            <text:p>0.906</text:p>
          </table:table-cell>
          <table:table-cell table:style-name="ce14" table:formula="of:=1*[.AE$1]/(2^[.$A8])" office:value-type="float" office:value="0.9375" calcext:value-type="float">
            <text:p>0.938</text:p>
          </table:table-cell>
          <table:table-cell table:style-name="ce14" table:formula="of:=1*[.AF$1]/(2^[.$A8])" office:value-type="float" office:value="0.96875" calcext:value-type="float">
            <text:p>0.969</text:p>
          </table:table-cell>
          <table:table-cell table:style-name="ce14" table:formula="of:=1*[.AG$1]/(2^[.$A8])" office:value-type="float" office:value="1" calcext:value-type="float">
            <text:p>1.000</text:p>
          </table:table-cell>
          <table:table-cell table:style-name="ce14" table:formula="of:=1*[.AH$1]/(2^[.$A8])" office:value-type="float" office:value="1.03125" calcext:value-type="float">
            <text:p>1.031</text:p>
          </table:table-cell>
          <table:table-cell table:style-name="ce14" table:formula="of:=1*[.AI$1]/(2^[.$A8])" office:value-type="float" office:value="1.0625" calcext:value-type="float">
            <text:p>1.063</text:p>
          </table:table-cell>
          <table:table-cell table:style-name="ce14" table:formula="of:=1*[.AJ$1]/(2^[.$A8])" office:value-type="float" office:value="1.09375" calcext:value-type="float">
            <text:p>1.094</text:p>
          </table:table-cell>
          <table:table-cell table:style-name="ce14" table:formula="of:=1*[.AK$1]/(2^[.$A8])" office:value-type="float" office:value="1.125" calcext:value-type="float">
            <text:p>1.125</text:p>
          </table:table-cell>
          <table:table-cell table:style-name="ce14" table:formula="of:=1*[.AL$1]/(2^[.$A8])" office:value-type="float" office:value="1.15625" calcext:value-type="float">
            <text:p>1.156</text:p>
          </table:table-cell>
          <table:table-cell table:style-name="ce14" table:formula="of:=1*[.AM$1]/(2^[.$A8])" office:value-type="float" office:value="1.1875" calcext:value-type="float">
            <text:p>1.188</text:p>
          </table:table-cell>
          <table:table-cell table:style-name="ce14" table:formula="of:=1*[.AN$1]/(2^[.$A8])" office:value-type="float" office:value="1.21875" calcext:value-type="float">
            <text:p>1.219</text:p>
          </table:table-cell>
          <table:table-cell table:style-name="ce14" table:formula="of:=1*[.AO$1]/(2^[.$A8])" office:value-type="float" office:value="1.25" calcext:value-type="float">
            <text:p>1.250</text:p>
          </table:table-cell>
          <table:table-cell table:style-name="ce14" table:formula="of:=1*[.AP$1]/(2^[.$A8])" office:value-type="float" office:value="1.28125" calcext:value-type="float">
            <text:p>1.281</text:p>
          </table:table-cell>
          <table:table-cell table:style-name="ce14" table:formula="of:=1*[.AQ$1]/(2^[.$A8])" office:value-type="float" office:value="1.3125" calcext:value-type="float">
            <text:p>1.313</text:p>
          </table:table-cell>
          <table:table-cell table:style-name="ce14" table:formula="of:=1*[.AR$1]/(2^[.$A8])" office:value-type="float" office:value="1.34375" calcext:value-type="float">
            <text:p>1.344</text:p>
          </table:table-cell>
          <table:table-cell table:style-name="ce14" table:formula="of:=1*[.AS$1]/(2^[.$A8])" office:value-type="float" office:value="1.375" calcext:value-type="float">
            <text:p>1.375</text:p>
          </table:table-cell>
          <table:table-cell table:style-name="ce14" table:formula="of:=1*[.AT$1]/(2^[.$A8])" office:value-type="float" office:value="1.40625" calcext:value-type="float">
            <text:p>1.406</text:p>
          </table:table-cell>
          <table:table-cell table:style-name="ce14" table:formula="of:=1*[.AU$1]/(2^[.$A8])" office:value-type="float" office:value="1.4375" calcext:value-type="float">
            <text:p>1.438</text:p>
          </table:table-cell>
          <table:table-cell table:style-name="ce14" table:formula="of:=1*[.AV$1]/(2^[.$A8])" office:value-type="float" office:value="1.46875" calcext:value-type="float">
            <text:p>1.469</text:p>
          </table:table-cell>
          <table:table-cell table:style-name="ce14" table:formula="of:=1*[.AW$1]/(2^[.$A8])" office:value-type="float" office:value="1.5" calcext:value-type="float">
            <text:p>1.500</text:p>
          </table:table-cell>
          <table:table-cell table:style-name="ce14" table:formula="of:=1*[.AX$1]/(2^[.$A8])" office:value-type="float" office:value="1.53125" calcext:value-type="float">
            <text:p>1.531</text:p>
          </table:table-cell>
          <table:table-cell table:style-name="ce14" table:formula="of:=1*[.AY$1]/(2^[.$A8])" office:value-type="float" office:value="1.5625" calcext:value-type="float">
            <text:p>1.563</text:p>
          </table:table-cell>
          <table:table-cell table:style-name="ce14" table:formula="of:=1*[.AZ$1]/(2^[.$A8])" office:value-type="float" office:value="1.59375" calcext:value-type="float">
            <text:p>1.594</text:p>
          </table:table-cell>
          <table:table-cell table:style-name="ce14" table:formula="of:=1*[.BA$1]/(2^[.$A8])" office:value-type="float" office:value="1.625" calcext:value-type="float">
            <text:p>1.625</text:p>
          </table:table-cell>
          <table:table-cell table:style-name="ce14" table:formula="of:=1*[.BB$1]/(2^[.$A8])" office:value-type="float" office:value="1.65625" calcext:value-type="float">
            <text:p>1.656</text:p>
          </table:table-cell>
          <table:table-cell table:style-name="ce14" table:formula="of:=1*[.BC$1]/(2^[.$A8])" office:value-type="float" office:value="1.6875" calcext:value-type="float">
            <text:p>1.688</text:p>
          </table:table-cell>
          <table:table-cell table:style-name="ce14" table:formula="of:=1*[.BD$1]/(2^[.$A8])" office:value-type="float" office:value="1.71875" calcext:value-type="float">
            <text:p>1.719</text:p>
          </table:table-cell>
          <table:table-cell table:style-name="ce14" table:formula="of:=1*[.BE$1]/(2^[.$A8])" office:value-type="float" office:value="1.75" calcext:value-type="float">
            <text:p>1.750</text:p>
          </table:table-cell>
          <table:table-cell table:style-name="ce14" table:formula="of:=1*[.BF$1]/(2^[.$A8])" office:value-type="float" office:value="1.78125" calcext:value-type="float">
            <text:p>1.781</text:p>
          </table:table-cell>
          <table:table-cell table:style-name="ce14" table:formula="of:=1*[.BG$1]/(2^[.$A8])" office:value-type="float" office:value="1.8125" calcext:value-type="float">
            <text:p>1.813</text:p>
          </table:table-cell>
          <table:table-cell table:style-name="ce14" table:formula="of:=1*[.BH$1]/(2^[.$A8])" office:value-type="float" office:value="1.84375" calcext:value-type="float">
            <text:p>1.844</text:p>
          </table:table-cell>
          <table:table-cell table:style-name="ce14" table:formula="of:=1*[.BI$1]/(2^[.$A8])" office:value-type="float" office:value="1.875" calcext:value-type="float">
            <text:p>1.875</text:p>
          </table:table-cell>
          <table:table-cell table:style-name="ce14" table:formula="of:=1*[.BJ$1]/(2^[.$A8])" office:value-type="float" office:value="1.90625" calcext:value-type="float">
            <text:p>1.906</text:p>
          </table:table-cell>
          <table:table-cell table:style-name="ce14" table:formula="of:=1*[.BK$1]/(2^[.$A8])" office:value-type="float" office:value="1.9375" calcext:value-type="float">
            <text:p>1.938</text:p>
          </table:table-cell>
          <table:table-cell table:style-name="ce14" table:formula="of:=1*[.BL$1]/(2^[.$A8])" office:value-type="float" office:value="1.96875" calcext:value-type="float">
            <text:p>1.969</text:p>
          </table:table-cell>
          <table:table-cell table:style-name="ce14" table:formula="of:=1*[.BM$1]/(2^[.$A8])" office:value-type="float" office:value="2" calcext:value-type="float">
            <text:p>2.000</text:p>
          </table:table-cell>
          <table:table-cell table:style-name="ce14" table:formula="of:=1*[.BN$1]/(2^[.$A8])" office:value-type="float" office:value="2.03125" calcext:value-type="float">
            <text:p>2.031</text:p>
          </table:table-cell>
          <table:table-cell table:style-name="ce14" table:formula="of:=1*[.BO$1]/(2^[.$A8])" office:value-type="float" office:value="2.0625" calcext:value-type="float">
            <text:p>2.063</text:p>
          </table:table-cell>
          <table:table-cell table:style-name="ce14" table:formula="of:=1*[.BP$1]/(2^[.$A8])" office:value-type="float" office:value="2.09375" calcext:value-type="float">
            <text:p>2.094</text:p>
          </table:table-cell>
          <table:table-cell table:style-name="ce14" table:formula="of:=1*[.BQ$1]/(2^[.$A8])" office:value-type="float" office:value="2.125" calcext:value-type="float">
            <text:p>2.125</text:p>
          </table:table-cell>
          <table:table-cell table:style-name="ce14" table:formula="of:=1*[.BR$1]/(2^[.$A8])" office:value-type="float" office:value="2.15625" calcext:value-type="float">
            <text:p>2.156</text:p>
          </table:table-cell>
          <table:table-cell table:style-name="ce14" table:formula="of:=1*[.BS$1]/(2^[.$A8])" office:value-type="float" office:value="2.1875" calcext:value-type="float">
            <text:p>2.188</text:p>
          </table:table-cell>
          <table:table-cell table:style-name="ce14" table:formula="of:=1*[.BT$1]/(2^[.$A8])" office:value-type="float" office:value="2.21875" calcext:value-type="float">
            <text:p>2.21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4" table:formula="of:=1*[.B$1]/(2^[.$A9])" office:value-type="float" office:value="0.015625" calcext:value-type="float">
            <text:p>0.016</text:p>
          </table:table-cell>
          <table:table-cell table:style-name="ce14" table:formula="of:=1*[.C$1]/(2^[.$A9])" office:value-type="float" office:value="0.03125" calcext:value-type="float">
            <text:p>0.031</text:p>
          </table:table-cell>
          <table:table-cell table:style-name="ce14" table:formula="of:=1*[.D$1]/(2^[.$A9])" office:value-type="float" office:value="0.046875" calcext:value-type="float">
            <text:p>0.047</text:p>
          </table:table-cell>
          <table:table-cell table:style-name="ce14" table:formula="of:=1*[.E$1]/(2^[.$A9])" office:value-type="float" office:value="0.0625" calcext:value-type="float">
            <text:p>0.063</text:p>
          </table:table-cell>
          <table:table-cell table:style-name="ce14" table:formula="of:=1*[.F$1]/(2^[.$A9])" office:value-type="float" office:value="0.078125" calcext:value-type="float">
            <text:p>0.078</text:p>
          </table:table-cell>
          <table:table-cell table:style-name="ce14" table:formula="of:=1*[.G$1]/(2^[.$A9])" office:value-type="float" office:value="0.09375" calcext:value-type="float">
            <text:p>0.094</text:p>
          </table:table-cell>
          <table:table-cell table:style-name="ce14" table:formula="of:=1*[.H$1]/(2^[.$A9])" office:value-type="float" office:value="0.109375" calcext:value-type="float">
            <text:p>0.109</text:p>
          </table:table-cell>
          <table:table-cell table:style-name="ce14" table:formula="of:=1*[.I$1]/(2^[.$A9])" office:value-type="float" office:value="0.125" calcext:value-type="float">
            <text:p>0.125</text:p>
          </table:table-cell>
          <table:table-cell table:style-name="ce14" table:formula="of:=1*[.J$1]/(2^[.$A9])" office:value-type="float" office:value="0.140625" calcext:value-type="float">
            <text:p>0.141</text:p>
          </table:table-cell>
          <table:table-cell table:style-name="ce14" table:formula="of:=1*[.K$1]/(2^[.$A9])" office:value-type="float" office:value="0.15625" calcext:value-type="float">
            <text:p>0.156</text:p>
          </table:table-cell>
          <table:table-cell table:style-name="ce14" table:formula="of:=1*[.L$1]/(2^[.$A9])" office:value-type="float" office:value="0.171875" calcext:value-type="float">
            <text:p>0.172</text:p>
          </table:table-cell>
          <table:table-cell table:style-name="ce14" table:formula="of:=1*[.M$1]/(2^[.$A9])" office:value-type="float" office:value="0.1875" calcext:value-type="float">
            <text:p>0.188</text:p>
          </table:table-cell>
          <table:table-cell table:style-name="ce14" table:formula="of:=1*[.N$1]/(2^[.$A9])" office:value-type="float" office:value="0.203125" calcext:value-type="float">
            <text:p>0.203</text:p>
          </table:table-cell>
          <table:table-cell table:style-name="ce14" table:formula="of:=1*[.O$1]/(2^[.$A9])" office:value-type="float" office:value="0.21875" calcext:value-type="float">
            <text:p>0.219</text:p>
          </table:table-cell>
          <table:table-cell table:style-name="ce14" table:formula="of:=1*[.P$1]/(2^[.$A9])" office:value-type="float" office:value="0.234375" calcext:value-type="float">
            <text:p>0.234</text:p>
          </table:table-cell>
          <table:table-cell table:style-name="ce14" table:formula="of:=1*[.Q$1]/(2^[.$A9])" office:value-type="float" office:value="0.25" calcext:value-type="float">
            <text:p>0.250</text:p>
          </table:table-cell>
          <table:table-cell table:style-name="ce14" table:formula="of:=1*[.R$1]/(2^[.$A9])" office:value-type="float" office:value="0.265625" calcext:value-type="float">
            <text:p>0.266</text:p>
          </table:table-cell>
          <table:table-cell table:style-name="ce14" table:formula="of:=1*[.S$1]/(2^[.$A9])" office:value-type="float" office:value="0.28125" calcext:value-type="float">
            <text:p>0.281</text:p>
          </table:table-cell>
          <table:table-cell table:style-name="ce14" table:formula="of:=1*[.T$1]/(2^[.$A9])" office:value-type="float" office:value="0.296875" calcext:value-type="float">
            <text:p>0.297</text:p>
          </table:table-cell>
          <table:table-cell table:style-name="ce14" table:formula="of:=1*[.U$1]/(2^[.$A9])" office:value-type="float" office:value="0.3125" calcext:value-type="float">
            <text:p>0.313</text:p>
          </table:table-cell>
          <table:table-cell table:style-name="ce14" table:formula="of:=1*[.V$1]/(2^[.$A9])" office:value-type="float" office:value="0.328125" calcext:value-type="float">
            <text:p>0.328</text:p>
          </table:table-cell>
          <table:table-cell table:style-name="ce14" table:formula="of:=1*[.W$1]/(2^[.$A9])" office:value-type="float" office:value="0.34375" calcext:value-type="float">
            <text:p>0.344</text:p>
          </table:table-cell>
          <table:table-cell table:style-name="ce14" table:formula="of:=1*[.X$1]/(2^[.$A9])" office:value-type="float" office:value="0.359375" calcext:value-type="float">
            <text:p>0.359</text:p>
          </table:table-cell>
          <table:table-cell table:style-name="ce14" table:formula="of:=1*[.Y$1]/(2^[.$A9])" office:value-type="float" office:value="0.375" calcext:value-type="float">
            <text:p>0.375</text:p>
          </table:table-cell>
          <table:table-cell table:style-name="ce14" table:formula="of:=1*[.Z$1]/(2^[.$A9])" office:value-type="float" office:value="0.390625" calcext:value-type="float">
            <text:p>0.391</text:p>
          </table:table-cell>
          <table:table-cell table:style-name="ce14" table:formula="of:=1*[.AA$1]/(2^[.$A9])" office:value-type="float" office:value="0.40625" calcext:value-type="float">
            <text:p>0.406</text:p>
          </table:table-cell>
          <table:table-cell table:style-name="ce14" table:formula="of:=1*[.AB$1]/(2^[.$A9])" office:value-type="float" office:value="0.421875" calcext:value-type="float">
            <text:p>0.422</text:p>
          </table:table-cell>
          <table:table-cell table:style-name="ce14" table:formula="of:=1*[.AC$1]/(2^[.$A9])" office:value-type="float" office:value="0.4375" calcext:value-type="float">
            <text:p>0.438</text:p>
          </table:table-cell>
          <table:table-cell table:style-name="ce14" table:formula="of:=1*[.AD$1]/(2^[.$A9])" office:value-type="float" office:value="0.453125" calcext:value-type="float">
            <text:p>0.453</text:p>
          </table:table-cell>
          <table:table-cell table:style-name="ce14" table:formula="of:=1*[.AE$1]/(2^[.$A9])" office:value-type="float" office:value="0.46875" calcext:value-type="float">
            <text:p>0.469</text:p>
          </table:table-cell>
          <table:table-cell table:style-name="ce14" table:formula="of:=1*[.AF$1]/(2^[.$A9])" office:value-type="float" office:value="0.484375" calcext:value-type="float">
            <text:p>0.484</text:p>
          </table:table-cell>
          <table:table-cell table:style-name="ce14" table:formula="of:=1*[.AG$1]/(2^[.$A9])" office:value-type="float" office:value="0.5" calcext:value-type="float">
            <text:p>0.500</text:p>
          </table:table-cell>
          <table:table-cell table:style-name="ce14" table:formula="of:=1*[.AH$1]/(2^[.$A9])" office:value-type="float" office:value="0.515625" calcext:value-type="float">
            <text:p>0.516</text:p>
          </table:table-cell>
          <table:table-cell table:style-name="ce14" table:formula="of:=1*[.AI$1]/(2^[.$A9])" office:value-type="float" office:value="0.53125" calcext:value-type="float">
            <text:p>0.531</text:p>
          </table:table-cell>
          <table:table-cell table:style-name="ce14" table:formula="of:=1*[.AJ$1]/(2^[.$A9])" office:value-type="float" office:value="0.546875" calcext:value-type="float">
            <text:p>0.547</text:p>
          </table:table-cell>
          <table:table-cell table:style-name="ce14" table:formula="of:=1*[.AK$1]/(2^[.$A9])" office:value-type="float" office:value="0.5625" calcext:value-type="float">
            <text:p>0.563</text:p>
          </table:table-cell>
          <table:table-cell table:style-name="ce14" table:formula="of:=1*[.AL$1]/(2^[.$A9])" office:value-type="float" office:value="0.578125" calcext:value-type="float">
            <text:p>0.578</text:p>
          </table:table-cell>
          <table:table-cell table:style-name="ce14" table:formula="of:=1*[.AM$1]/(2^[.$A9])" office:value-type="float" office:value="0.59375" calcext:value-type="float">
            <text:p>0.594</text:p>
          </table:table-cell>
          <table:table-cell table:style-name="ce14" table:formula="of:=1*[.AN$1]/(2^[.$A9])" office:value-type="float" office:value="0.609375" calcext:value-type="float">
            <text:p>0.609</text:p>
          </table:table-cell>
          <table:table-cell table:style-name="ce14" table:formula="of:=1*[.AO$1]/(2^[.$A9])" office:value-type="float" office:value="0.625" calcext:value-type="float">
            <text:p>0.625</text:p>
          </table:table-cell>
          <table:table-cell table:style-name="ce14" table:formula="of:=1*[.AP$1]/(2^[.$A9])" office:value-type="float" office:value="0.640625" calcext:value-type="float">
            <text:p>0.641</text:p>
          </table:table-cell>
          <table:table-cell table:style-name="ce14" table:formula="of:=1*[.AQ$1]/(2^[.$A9])" office:value-type="float" office:value="0.65625" calcext:value-type="float">
            <text:p>0.656</text:p>
          </table:table-cell>
          <table:table-cell table:style-name="ce14" table:formula="of:=1*[.AR$1]/(2^[.$A9])" office:value-type="float" office:value="0.671875" calcext:value-type="float">
            <text:p>0.672</text:p>
          </table:table-cell>
          <table:table-cell table:style-name="ce14" table:formula="of:=1*[.AS$1]/(2^[.$A9])" office:value-type="float" office:value="0.6875" calcext:value-type="float">
            <text:p>0.688</text:p>
          </table:table-cell>
          <table:table-cell table:style-name="ce14" table:formula="of:=1*[.AT$1]/(2^[.$A9])" office:value-type="float" office:value="0.703125" calcext:value-type="float">
            <text:p>0.703</text:p>
          </table:table-cell>
          <table:table-cell table:style-name="ce14" table:formula="of:=1*[.AU$1]/(2^[.$A9])" office:value-type="float" office:value="0.71875" calcext:value-type="float">
            <text:p>0.719</text:p>
          </table:table-cell>
          <table:table-cell table:style-name="ce14" table:formula="of:=1*[.AV$1]/(2^[.$A9])" office:value-type="float" office:value="0.734375" calcext:value-type="float">
            <text:p>0.734</text:p>
          </table:table-cell>
          <table:table-cell table:style-name="ce14" table:formula="of:=1*[.AW$1]/(2^[.$A9])" office:value-type="float" office:value="0.75" calcext:value-type="float">
            <text:p>0.750</text:p>
          </table:table-cell>
          <table:table-cell table:style-name="ce14" table:formula="of:=1*[.AX$1]/(2^[.$A9])" office:value-type="float" office:value="0.765625" calcext:value-type="float">
            <text:p>0.766</text:p>
          </table:table-cell>
          <table:table-cell table:style-name="ce14" table:formula="of:=1*[.AY$1]/(2^[.$A9])" office:value-type="float" office:value="0.78125" calcext:value-type="float">
            <text:p>0.781</text:p>
          </table:table-cell>
          <table:table-cell table:style-name="ce14" table:formula="of:=1*[.AZ$1]/(2^[.$A9])" office:value-type="float" office:value="0.796875" calcext:value-type="float">
            <text:p>0.797</text:p>
          </table:table-cell>
          <table:table-cell table:style-name="ce14" table:formula="of:=1*[.BA$1]/(2^[.$A9])" office:value-type="float" office:value="0.8125" calcext:value-type="float">
            <text:p>0.813</text:p>
          </table:table-cell>
          <table:table-cell table:style-name="ce14" table:formula="of:=1*[.BB$1]/(2^[.$A9])" office:value-type="float" office:value="0.828125" calcext:value-type="float">
            <text:p>0.828</text:p>
          </table:table-cell>
          <table:table-cell table:style-name="ce14" table:formula="of:=1*[.BC$1]/(2^[.$A9])" office:value-type="float" office:value="0.84375" calcext:value-type="float">
            <text:p>0.844</text:p>
          </table:table-cell>
          <table:table-cell table:style-name="ce14" table:formula="of:=1*[.BD$1]/(2^[.$A9])" office:value-type="float" office:value="0.859375" calcext:value-type="float">
            <text:p>0.859</text:p>
          </table:table-cell>
          <table:table-cell table:style-name="ce14" table:formula="of:=1*[.BE$1]/(2^[.$A9])" office:value-type="float" office:value="0.875" calcext:value-type="float">
            <text:p>0.875</text:p>
          </table:table-cell>
          <table:table-cell table:style-name="ce14" table:formula="of:=1*[.BF$1]/(2^[.$A9])" office:value-type="float" office:value="0.890625" calcext:value-type="float">
            <text:p>0.891</text:p>
          </table:table-cell>
          <table:table-cell table:style-name="ce14" table:formula="of:=1*[.BG$1]/(2^[.$A9])" office:value-type="float" office:value="0.90625" calcext:value-type="float">
            <text:p>0.906</text:p>
          </table:table-cell>
          <table:table-cell table:style-name="ce14" table:formula="of:=1*[.BH$1]/(2^[.$A9])" office:value-type="float" office:value="0.921875" calcext:value-type="float">
            <text:p>0.922</text:p>
          </table:table-cell>
          <table:table-cell table:style-name="ce14" table:formula="of:=1*[.BI$1]/(2^[.$A9])" office:value-type="float" office:value="0.9375" calcext:value-type="float">
            <text:p>0.938</text:p>
          </table:table-cell>
          <table:table-cell table:style-name="ce14" table:formula="of:=1*[.BJ$1]/(2^[.$A9])" office:value-type="float" office:value="0.953125" calcext:value-type="float">
            <text:p>0.953</text:p>
          </table:table-cell>
          <table:table-cell table:style-name="ce14" table:formula="of:=1*[.BK$1]/(2^[.$A9])" office:value-type="float" office:value="0.96875" calcext:value-type="float">
            <text:p>0.969</text:p>
          </table:table-cell>
          <table:table-cell table:style-name="ce14" table:formula="of:=1*[.BL$1]/(2^[.$A9])" office:value-type="float" office:value="0.984375" calcext:value-type="float">
            <text:p>0.984</text:p>
          </table:table-cell>
          <table:table-cell table:style-name="ce14" table:formula="of:=1*[.BM$1]/(2^[.$A9])" office:value-type="float" office:value="1" calcext:value-type="float">
            <text:p>1.000</text:p>
          </table:table-cell>
          <table:table-cell table:style-name="ce14" table:formula="of:=1*[.BN$1]/(2^[.$A9])" office:value-type="float" office:value="1.015625" calcext:value-type="float">
            <text:p>1.016</text:p>
          </table:table-cell>
          <table:table-cell table:style-name="ce14" table:formula="of:=1*[.BO$1]/(2^[.$A9])" office:value-type="float" office:value="1.03125" calcext:value-type="float">
            <text:p>1.031</text:p>
          </table:table-cell>
          <table:table-cell table:style-name="ce14" table:formula="of:=1*[.BP$1]/(2^[.$A9])" office:value-type="float" office:value="1.046875" calcext:value-type="float">
            <text:p>1.047</text:p>
          </table:table-cell>
          <table:table-cell table:style-name="ce14" table:formula="of:=1*[.BQ$1]/(2^[.$A9])" office:value-type="float" office:value="1.0625" calcext:value-type="float">
            <text:p>1.063</text:p>
          </table:table-cell>
          <table:table-cell table:style-name="ce14" table:formula="of:=1*[.BR$1]/(2^[.$A9])" office:value-type="float" office:value="1.078125" calcext:value-type="float">
            <text:p>1.078</text:p>
          </table:table-cell>
          <table:table-cell table:style-name="ce14" table:formula="of:=1*[.BS$1]/(2^[.$A9])" office:value-type="float" office:value="1.09375" calcext:value-type="float">
            <text:p>1.094</text:p>
          </table:table-cell>
          <table:table-cell table:style-name="ce14" table:formula="of:=1*[.BT$1]/(2^[.$A9])" office:value-type="float" office:value="1.109375" calcext:value-type="float">
            <text:p>1.10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4" table:formula="of:=1*[.B$1]/(2^[.$A10])" office:value-type="float" office:value="0.0078125" calcext:value-type="float">
            <text:p>0.008</text:p>
          </table:table-cell>
          <table:table-cell table:style-name="ce14" table:formula="of:=1*[.C$1]/(2^[.$A10])" office:value-type="float" office:value="0.015625" calcext:value-type="float">
            <text:p>0.016</text:p>
          </table:table-cell>
          <table:table-cell table:style-name="ce14" table:formula="of:=1*[.D$1]/(2^[.$A10])" office:value-type="float" office:value="0.0234375" calcext:value-type="float">
            <text:p>0.023</text:p>
          </table:table-cell>
          <table:table-cell table:style-name="ce14" table:formula="of:=1*[.E$1]/(2^[.$A10])" office:value-type="float" office:value="0.03125" calcext:value-type="float">
            <text:p>0.031</text:p>
          </table:table-cell>
          <table:table-cell table:style-name="ce14" table:formula="of:=1*[.F$1]/(2^[.$A10])" office:value-type="float" office:value="0.0390625" calcext:value-type="float">
            <text:p>0.039</text:p>
          </table:table-cell>
          <table:table-cell table:style-name="ce14" table:formula="of:=1*[.G$1]/(2^[.$A10])" office:value-type="float" office:value="0.046875" calcext:value-type="float">
            <text:p>0.047</text:p>
          </table:table-cell>
          <table:table-cell table:style-name="ce14" table:formula="of:=1*[.H$1]/(2^[.$A10])" office:value-type="float" office:value="0.0546875" calcext:value-type="float">
            <text:p>0.055</text:p>
          </table:table-cell>
          <table:table-cell table:style-name="ce14" table:formula="of:=1*[.I$1]/(2^[.$A10])" office:value-type="float" office:value="0.0625" calcext:value-type="float">
            <text:p>0.063</text:p>
          </table:table-cell>
          <table:table-cell table:style-name="ce14" table:formula="of:=1*[.J$1]/(2^[.$A10])" office:value-type="float" office:value="0.0703125" calcext:value-type="float">
            <text:p>0.070</text:p>
          </table:table-cell>
          <table:table-cell table:style-name="ce14" table:formula="of:=1*[.K$1]/(2^[.$A10])" office:value-type="float" office:value="0.078125" calcext:value-type="float">
            <text:p>0.078</text:p>
          </table:table-cell>
          <table:table-cell table:style-name="ce14" table:formula="of:=1*[.L$1]/(2^[.$A10])" office:value-type="float" office:value="0.0859375" calcext:value-type="float">
            <text:p>0.086</text:p>
          </table:table-cell>
          <table:table-cell table:style-name="ce14" table:formula="of:=1*[.M$1]/(2^[.$A10])" office:value-type="float" office:value="0.09375" calcext:value-type="float">
            <text:p>0.094</text:p>
          </table:table-cell>
          <table:table-cell table:style-name="ce14" table:formula="of:=1*[.N$1]/(2^[.$A10])" office:value-type="float" office:value="0.1015625" calcext:value-type="float">
            <text:p>0.102</text:p>
          </table:table-cell>
          <table:table-cell table:style-name="ce14" table:formula="of:=1*[.O$1]/(2^[.$A10])" office:value-type="float" office:value="0.109375" calcext:value-type="float">
            <text:p>0.109</text:p>
          </table:table-cell>
          <table:table-cell table:style-name="ce14" table:formula="of:=1*[.P$1]/(2^[.$A10])" office:value-type="float" office:value="0.1171875" calcext:value-type="float">
            <text:p>0.117</text:p>
          </table:table-cell>
          <table:table-cell table:style-name="ce14" table:formula="of:=1*[.Q$1]/(2^[.$A10])" office:value-type="float" office:value="0.125" calcext:value-type="float">
            <text:p>0.125</text:p>
          </table:table-cell>
          <table:table-cell table:style-name="ce14" table:formula="of:=1*[.R$1]/(2^[.$A10])" office:value-type="float" office:value="0.1328125" calcext:value-type="float">
            <text:p>0.133</text:p>
          </table:table-cell>
          <table:table-cell table:style-name="ce14" table:formula="of:=1*[.S$1]/(2^[.$A10])" office:value-type="float" office:value="0.140625" calcext:value-type="float">
            <text:p>0.141</text:p>
          </table:table-cell>
          <table:table-cell table:style-name="ce14" table:formula="of:=1*[.T$1]/(2^[.$A10])" office:value-type="float" office:value="0.1484375" calcext:value-type="float">
            <text:p>0.148</text:p>
          </table:table-cell>
          <table:table-cell table:style-name="ce14" table:formula="of:=1*[.U$1]/(2^[.$A10])" office:value-type="float" office:value="0.15625" calcext:value-type="float">
            <text:p>0.156</text:p>
          </table:table-cell>
          <table:table-cell table:style-name="ce14" table:formula="of:=1*[.V$1]/(2^[.$A10])" office:value-type="float" office:value="0.1640625" calcext:value-type="float">
            <text:p>0.164</text:p>
          </table:table-cell>
          <table:table-cell table:style-name="ce14" table:formula="of:=1*[.W$1]/(2^[.$A10])" office:value-type="float" office:value="0.171875" calcext:value-type="float">
            <text:p>0.172</text:p>
          </table:table-cell>
          <table:table-cell table:style-name="ce14" table:formula="of:=1*[.X$1]/(2^[.$A10])" office:value-type="float" office:value="0.1796875" calcext:value-type="float">
            <text:p>0.180</text:p>
          </table:table-cell>
          <table:table-cell table:style-name="ce14" table:formula="of:=1*[.Y$1]/(2^[.$A10])" office:value-type="float" office:value="0.1875" calcext:value-type="float">
            <text:p>0.188</text:p>
          </table:table-cell>
          <table:table-cell table:style-name="ce14" table:formula="of:=1*[.Z$1]/(2^[.$A10])" office:value-type="float" office:value="0.1953125" calcext:value-type="float">
            <text:p>0.195</text:p>
          </table:table-cell>
          <table:table-cell table:style-name="ce14" table:formula="of:=1*[.AA$1]/(2^[.$A10])" office:value-type="float" office:value="0.203125" calcext:value-type="float">
            <text:p>0.203</text:p>
          </table:table-cell>
          <table:table-cell table:style-name="ce14" table:formula="of:=1*[.AB$1]/(2^[.$A10])" office:value-type="float" office:value="0.2109375" calcext:value-type="float">
            <text:p>0.211</text:p>
          </table:table-cell>
          <table:table-cell table:style-name="ce14" table:formula="of:=1*[.AC$1]/(2^[.$A10])" office:value-type="float" office:value="0.21875" calcext:value-type="float">
            <text:p>0.219</text:p>
          </table:table-cell>
          <table:table-cell table:style-name="ce14" table:formula="of:=1*[.AD$1]/(2^[.$A10])" office:value-type="float" office:value="0.2265625" calcext:value-type="float">
            <text:p>0.227</text:p>
          </table:table-cell>
          <table:table-cell table:style-name="ce14" table:formula="of:=1*[.AE$1]/(2^[.$A10])" office:value-type="float" office:value="0.234375" calcext:value-type="float">
            <text:p>0.234</text:p>
          </table:table-cell>
          <table:table-cell table:style-name="ce14" table:formula="of:=1*[.AF$1]/(2^[.$A10])" office:value-type="float" office:value="0.2421875" calcext:value-type="float">
            <text:p>0.242</text:p>
          </table:table-cell>
          <table:table-cell table:style-name="ce14" table:formula="of:=1*[.AG$1]/(2^[.$A10])" office:value-type="float" office:value="0.25" calcext:value-type="float">
            <text:p>0.250</text:p>
          </table:table-cell>
          <table:table-cell table:style-name="ce14" table:formula="of:=1*[.AH$1]/(2^[.$A10])" office:value-type="float" office:value="0.2578125" calcext:value-type="float">
            <text:p>0.258</text:p>
          </table:table-cell>
          <table:table-cell table:style-name="ce14" table:formula="of:=1*[.AI$1]/(2^[.$A10])" office:value-type="float" office:value="0.265625" calcext:value-type="float">
            <text:p>0.266</text:p>
          </table:table-cell>
          <table:table-cell table:style-name="ce14" table:formula="of:=1*[.AJ$1]/(2^[.$A10])" office:value-type="float" office:value="0.2734375" calcext:value-type="float">
            <text:p>0.273</text:p>
          </table:table-cell>
          <table:table-cell table:style-name="ce14" table:formula="of:=1*[.AK$1]/(2^[.$A10])" office:value-type="float" office:value="0.28125" calcext:value-type="float">
            <text:p>0.281</text:p>
          </table:table-cell>
          <table:table-cell table:style-name="ce14" table:formula="of:=1*[.AL$1]/(2^[.$A10])" office:value-type="float" office:value="0.2890625" calcext:value-type="float">
            <text:p>0.289</text:p>
          </table:table-cell>
          <table:table-cell table:style-name="ce14" table:formula="of:=1*[.AM$1]/(2^[.$A10])" office:value-type="float" office:value="0.296875" calcext:value-type="float">
            <text:p>0.297</text:p>
          </table:table-cell>
          <table:table-cell table:style-name="ce14" table:formula="of:=1*[.AN$1]/(2^[.$A10])" office:value-type="float" office:value="0.3046875" calcext:value-type="float">
            <text:p>0.305</text:p>
          </table:table-cell>
          <table:table-cell table:style-name="ce14" table:formula="of:=1*[.AO$1]/(2^[.$A10])" office:value-type="float" office:value="0.3125" calcext:value-type="float">
            <text:p>0.313</text:p>
          </table:table-cell>
          <table:table-cell table:style-name="ce14" table:formula="of:=1*[.AP$1]/(2^[.$A10])" office:value-type="float" office:value="0.3203125" calcext:value-type="float">
            <text:p>0.320</text:p>
          </table:table-cell>
          <table:table-cell table:style-name="ce14" table:formula="of:=1*[.AQ$1]/(2^[.$A10])" office:value-type="float" office:value="0.328125" calcext:value-type="float">
            <text:p>0.328</text:p>
          </table:table-cell>
          <table:table-cell table:style-name="ce14" table:formula="of:=1*[.AR$1]/(2^[.$A10])" office:value-type="float" office:value="0.3359375" calcext:value-type="float">
            <text:p>0.336</text:p>
          </table:table-cell>
          <table:table-cell table:style-name="ce14" table:formula="of:=1*[.AS$1]/(2^[.$A10])" office:value-type="float" office:value="0.34375" calcext:value-type="float">
            <text:p>0.344</text:p>
          </table:table-cell>
          <table:table-cell table:style-name="ce14" table:formula="of:=1*[.AT$1]/(2^[.$A10])" office:value-type="float" office:value="0.3515625" calcext:value-type="float">
            <text:p>0.352</text:p>
          </table:table-cell>
          <table:table-cell table:style-name="ce14" table:formula="of:=1*[.AU$1]/(2^[.$A10])" office:value-type="float" office:value="0.359375" calcext:value-type="float">
            <text:p>0.359</text:p>
          </table:table-cell>
          <table:table-cell table:style-name="ce14" table:formula="of:=1*[.AV$1]/(2^[.$A10])" office:value-type="float" office:value="0.3671875" calcext:value-type="float">
            <text:p>0.367</text:p>
          </table:table-cell>
          <table:table-cell table:style-name="ce14" table:formula="of:=1*[.AW$1]/(2^[.$A10])" office:value-type="float" office:value="0.375" calcext:value-type="float">
            <text:p>0.375</text:p>
          </table:table-cell>
          <table:table-cell table:style-name="ce14" table:formula="of:=1*[.AX$1]/(2^[.$A10])" office:value-type="float" office:value="0.3828125" calcext:value-type="float">
            <text:p>0.383</text:p>
          </table:table-cell>
          <table:table-cell table:style-name="ce14" table:formula="of:=1*[.AY$1]/(2^[.$A10])" office:value-type="float" office:value="0.390625" calcext:value-type="float">
            <text:p>0.391</text:p>
          </table:table-cell>
          <table:table-cell table:style-name="ce14" table:formula="of:=1*[.AZ$1]/(2^[.$A10])" office:value-type="float" office:value="0.3984375" calcext:value-type="float">
            <text:p>0.398</text:p>
          </table:table-cell>
          <table:table-cell table:style-name="ce14" table:formula="of:=1*[.BA$1]/(2^[.$A10])" office:value-type="float" office:value="0.40625" calcext:value-type="float">
            <text:p>0.406</text:p>
          </table:table-cell>
          <table:table-cell table:style-name="ce14" table:formula="of:=1*[.BB$1]/(2^[.$A10])" office:value-type="float" office:value="0.4140625" calcext:value-type="float">
            <text:p>0.414</text:p>
          </table:table-cell>
          <table:table-cell table:style-name="ce14" table:formula="of:=1*[.BC$1]/(2^[.$A10])" office:value-type="float" office:value="0.421875" calcext:value-type="float">
            <text:p>0.422</text:p>
          </table:table-cell>
          <table:table-cell table:style-name="ce14" table:formula="of:=1*[.BD$1]/(2^[.$A10])" office:value-type="float" office:value="0.4296875" calcext:value-type="float">
            <text:p>0.430</text:p>
          </table:table-cell>
          <table:table-cell table:style-name="ce14" table:formula="of:=1*[.BE$1]/(2^[.$A10])" office:value-type="float" office:value="0.4375" calcext:value-type="float">
            <text:p>0.438</text:p>
          </table:table-cell>
          <table:table-cell table:style-name="ce14" table:formula="of:=1*[.BF$1]/(2^[.$A10])" office:value-type="float" office:value="0.4453125" calcext:value-type="float">
            <text:p>0.445</text:p>
          </table:table-cell>
          <table:table-cell table:style-name="ce14" table:formula="of:=1*[.BG$1]/(2^[.$A10])" office:value-type="float" office:value="0.453125" calcext:value-type="float">
            <text:p>0.453</text:p>
          </table:table-cell>
          <table:table-cell table:style-name="ce14" table:formula="of:=1*[.BH$1]/(2^[.$A10])" office:value-type="float" office:value="0.4609375" calcext:value-type="float">
            <text:p>0.461</text:p>
          </table:table-cell>
          <table:table-cell table:style-name="ce14" table:formula="of:=1*[.BI$1]/(2^[.$A10])" office:value-type="float" office:value="0.46875" calcext:value-type="float">
            <text:p>0.469</text:p>
          </table:table-cell>
          <table:table-cell table:style-name="ce14" table:formula="of:=1*[.BJ$1]/(2^[.$A10])" office:value-type="float" office:value="0.4765625" calcext:value-type="float">
            <text:p>0.477</text:p>
          </table:table-cell>
          <table:table-cell table:style-name="ce14" table:formula="of:=1*[.BK$1]/(2^[.$A10])" office:value-type="float" office:value="0.484375" calcext:value-type="float">
            <text:p>0.484</text:p>
          </table:table-cell>
          <table:table-cell table:style-name="ce14" table:formula="of:=1*[.BL$1]/(2^[.$A10])" office:value-type="float" office:value="0.4921875" calcext:value-type="float">
            <text:p>0.492</text:p>
          </table:table-cell>
          <table:table-cell table:style-name="ce14" table:formula="of:=1*[.BM$1]/(2^[.$A10])" office:value-type="float" office:value="0.5" calcext:value-type="float">
            <text:p>0.500</text:p>
          </table:table-cell>
          <table:table-cell table:style-name="ce14" table:formula="of:=1*[.BN$1]/(2^[.$A10])" office:value-type="float" office:value="0.5078125" calcext:value-type="float">
            <text:p>0.508</text:p>
          </table:table-cell>
          <table:table-cell table:style-name="ce14" table:formula="of:=1*[.BO$1]/(2^[.$A10])" office:value-type="float" office:value="0.515625" calcext:value-type="float">
            <text:p>0.516</text:p>
          </table:table-cell>
          <table:table-cell table:style-name="ce14" table:formula="of:=1*[.BP$1]/(2^[.$A10])" office:value-type="float" office:value="0.5234375" calcext:value-type="float">
            <text:p>0.523</text:p>
          </table:table-cell>
          <table:table-cell table:style-name="ce14" table:formula="of:=1*[.BQ$1]/(2^[.$A10])" office:value-type="float" office:value="0.53125" calcext:value-type="float">
            <text:p>0.531</text:p>
          </table:table-cell>
          <table:table-cell table:style-name="ce14" table:formula="of:=1*[.BR$1]/(2^[.$A10])" office:value-type="float" office:value="0.5390625" calcext:value-type="float">
            <text:p>0.539</text:p>
          </table:table-cell>
          <table:table-cell table:style-name="ce14" table:formula="of:=1*[.BS$1]/(2^[.$A10])" office:value-type="float" office:value="0.546875" calcext:value-type="float">
            <text:p>0.547</text:p>
          </table:table-cell>
          <table:table-cell table:style-name="ce14" table:formula="of:=1*[.BT$1]/(2^[.$A10])" office:value-type="float" office:value="0.5546875" calcext:value-type="float">
            <text:p>0.55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4" table:formula="of:=1*[.B$1]/(2^[.$A11])" office:value-type="float" office:value="0.00390625" calcext:value-type="float">
            <text:p>0.004</text:p>
          </table:table-cell>
          <table:table-cell table:style-name="ce14" table:formula="of:=1*[.C$1]/(2^[.$A11])" office:value-type="float" office:value="0.0078125" calcext:value-type="float">
            <text:p>0.008</text:p>
          </table:table-cell>
          <table:table-cell table:style-name="ce14" table:formula="of:=1*[.D$1]/(2^[.$A11])" office:value-type="float" office:value="0.01171875" calcext:value-type="float">
            <text:p>0.012</text:p>
          </table:table-cell>
          <table:table-cell table:style-name="ce14" table:formula="of:=1*[.E$1]/(2^[.$A11])" office:value-type="float" office:value="0.015625" calcext:value-type="float">
            <text:p>0.016</text:p>
          </table:table-cell>
          <table:table-cell table:style-name="ce14" table:formula="of:=1*[.F$1]/(2^[.$A11])" office:value-type="float" office:value="0.01953125" calcext:value-type="float">
            <text:p>0.020</text:p>
          </table:table-cell>
          <table:table-cell table:style-name="ce14" table:formula="of:=1*[.G$1]/(2^[.$A11])" office:value-type="float" office:value="0.0234375" calcext:value-type="float">
            <text:p>0.023</text:p>
          </table:table-cell>
          <table:table-cell table:style-name="ce14" table:formula="of:=1*[.H$1]/(2^[.$A11])" office:value-type="float" office:value="0.02734375" calcext:value-type="float">
            <text:p>0.027</text:p>
          </table:table-cell>
          <table:table-cell table:style-name="ce14" table:formula="of:=1*[.I$1]/(2^[.$A11])" office:value-type="float" office:value="0.03125" calcext:value-type="float">
            <text:p>0.031</text:p>
          </table:table-cell>
          <table:table-cell table:style-name="ce14" table:formula="of:=1*[.J$1]/(2^[.$A11])" office:value-type="float" office:value="0.03515625" calcext:value-type="float">
            <text:p>0.035</text:p>
          </table:table-cell>
          <table:table-cell table:style-name="ce14" table:formula="of:=1*[.K$1]/(2^[.$A11])" office:value-type="float" office:value="0.0390625" calcext:value-type="float">
            <text:p>0.039</text:p>
          </table:table-cell>
          <table:table-cell table:style-name="ce14" table:formula="of:=1*[.L$1]/(2^[.$A11])" office:value-type="float" office:value="0.04296875" calcext:value-type="float">
            <text:p>0.043</text:p>
          </table:table-cell>
          <table:table-cell table:style-name="ce14" table:formula="of:=1*[.M$1]/(2^[.$A11])" office:value-type="float" office:value="0.046875" calcext:value-type="float">
            <text:p>0.047</text:p>
          </table:table-cell>
          <table:table-cell table:style-name="ce14" table:formula="of:=1*[.N$1]/(2^[.$A11])" office:value-type="float" office:value="0.05078125" calcext:value-type="float">
            <text:p>0.051</text:p>
          </table:table-cell>
          <table:table-cell table:style-name="ce14" table:formula="of:=1*[.O$1]/(2^[.$A11])" office:value-type="float" office:value="0.0546875" calcext:value-type="float">
            <text:p>0.055</text:p>
          </table:table-cell>
          <table:table-cell table:style-name="ce14" table:formula="of:=1*[.P$1]/(2^[.$A11])" office:value-type="float" office:value="0.05859375" calcext:value-type="float">
            <text:p>0.059</text:p>
          </table:table-cell>
          <table:table-cell table:style-name="ce14" table:formula="of:=1*[.Q$1]/(2^[.$A11])" office:value-type="float" office:value="0.0625" calcext:value-type="float">
            <text:p>0.063</text:p>
          </table:table-cell>
          <table:table-cell table:style-name="ce14" table:formula="of:=1*[.R$1]/(2^[.$A11])" office:value-type="float" office:value="0.06640625" calcext:value-type="float">
            <text:p>0.066</text:p>
          </table:table-cell>
          <table:table-cell table:style-name="ce14" table:formula="of:=1*[.S$1]/(2^[.$A11])" office:value-type="float" office:value="0.0703125" calcext:value-type="float">
            <text:p>0.070</text:p>
          </table:table-cell>
          <table:table-cell table:style-name="ce14" table:formula="of:=1*[.T$1]/(2^[.$A11])" office:value-type="float" office:value="0.07421875" calcext:value-type="float">
            <text:p>0.074</text:p>
          </table:table-cell>
          <table:table-cell table:style-name="ce14" table:formula="of:=1*[.U$1]/(2^[.$A11])" office:value-type="float" office:value="0.078125" calcext:value-type="float">
            <text:p>0.078</text:p>
          </table:table-cell>
          <table:table-cell table:style-name="ce14" table:formula="of:=1*[.V$1]/(2^[.$A11])" office:value-type="float" office:value="0.08203125" calcext:value-type="float">
            <text:p>0.082</text:p>
          </table:table-cell>
          <table:table-cell table:style-name="ce14" table:formula="of:=1*[.W$1]/(2^[.$A11])" office:value-type="float" office:value="0.0859375" calcext:value-type="float">
            <text:p>0.086</text:p>
          </table:table-cell>
          <table:table-cell table:style-name="ce14" table:formula="of:=1*[.X$1]/(2^[.$A11])" office:value-type="float" office:value="0.08984375" calcext:value-type="float">
            <text:p>0.090</text:p>
          </table:table-cell>
          <table:table-cell table:style-name="ce14" table:formula="of:=1*[.Y$1]/(2^[.$A11])" office:value-type="float" office:value="0.09375" calcext:value-type="float">
            <text:p>0.094</text:p>
          </table:table-cell>
          <table:table-cell table:style-name="ce14" table:formula="of:=1*[.Z$1]/(2^[.$A11])" office:value-type="float" office:value="0.09765625" calcext:value-type="float">
            <text:p>0.098</text:p>
          </table:table-cell>
          <table:table-cell table:style-name="ce14" table:formula="of:=1*[.AA$1]/(2^[.$A11])" office:value-type="float" office:value="0.1015625" calcext:value-type="float">
            <text:p>0.102</text:p>
          </table:table-cell>
          <table:table-cell table:style-name="ce14" table:formula="of:=1*[.AB$1]/(2^[.$A11])" office:value-type="float" office:value="0.10546875" calcext:value-type="float">
            <text:p>0.105</text:p>
          </table:table-cell>
          <table:table-cell table:style-name="ce14" table:formula="of:=1*[.AC$1]/(2^[.$A11])" office:value-type="float" office:value="0.109375" calcext:value-type="float">
            <text:p>0.109</text:p>
          </table:table-cell>
          <table:table-cell table:style-name="ce14" table:formula="of:=1*[.AD$1]/(2^[.$A11])" office:value-type="float" office:value="0.11328125" calcext:value-type="float">
            <text:p>0.113</text:p>
          </table:table-cell>
          <table:table-cell table:style-name="ce14" table:formula="of:=1*[.AE$1]/(2^[.$A11])" office:value-type="float" office:value="0.1171875" calcext:value-type="float">
            <text:p>0.117</text:p>
          </table:table-cell>
          <table:table-cell table:style-name="ce14" table:formula="of:=1*[.AF$1]/(2^[.$A11])" office:value-type="float" office:value="0.12109375" calcext:value-type="float">
            <text:p>0.121</text:p>
          </table:table-cell>
          <table:table-cell table:style-name="ce14" table:formula="of:=1*[.AG$1]/(2^[.$A11])" office:value-type="float" office:value="0.125" calcext:value-type="float">
            <text:p>0.125</text:p>
          </table:table-cell>
          <table:table-cell table:style-name="ce14" table:formula="of:=1*[.AH$1]/(2^[.$A11])" office:value-type="float" office:value="0.12890625" calcext:value-type="float">
            <text:p>0.129</text:p>
          </table:table-cell>
          <table:table-cell table:style-name="ce14" table:formula="of:=1*[.AI$1]/(2^[.$A11])" office:value-type="float" office:value="0.1328125" calcext:value-type="float">
            <text:p>0.133</text:p>
          </table:table-cell>
          <table:table-cell table:style-name="ce14" table:formula="of:=1*[.AJ$1]/(2^[.$A11])" office:value-type="float" office:value="0.13671875" calcext:value-type="float">
            <text:p>0.137</text:p>
          </table:table-cell>
          <table:table-cell table:style-name="ce14" table:formula="of:=1*[.AK$1]/(2^[.$A11])" office:value-type="float" office:value="0.140625" calcext:value-type="float">
            <text:p>0.141</text:p>
          </table:table-cell>
          <table:table-cell table:style-name="ce14" table:formula="of:=1*[.AL$1]/(2^[.$A11])" office:value-type="float" office:value="0.14453125" calcext:value-type="float">
            <text:p>0.145</text:p>
          </table:table-cell>
          <table:table-cell table:style-name="ce14" table:formula="of:=1*[.AM$1]/(2^[.$A11])" office:value-type="float" office:value="0.1484375" calcext:value-type="float">
            <text:p>0.148</text:p>
          </table:table-cell>
          <table:table-cell table:style-name="ce14" table:formula="of:=1*[.AN$1]/(2^[.$A11])" office:value-type="float" office:value="0.15234375" calcext:value-type="float">
            <text:p>0.152</text:p>
          </table:table-cell>
          <table:table-cell table:style-name="ce14" table:formula="of:=1*[.AO$1]/(2^[.$A11])" office:value-type="float" office:value="0.15625" calcext:value-type="float">
            <text:p>0.156</text:p>
          </table:table-cell>
          <table:table-cell table:style-name="ce14" table:formula="of:=1*[.AP$1]/(2^[.$A11])" office:value-type="float" office:value="0.16015625" calcext:value-type="float">
            <text:p>0.160</text:p>
          </table:table-cell>
          <table:table-cell table:style-name="ce14" table:formula="of:=1*[.AQ$1]/(2^[.$A11])" office:value-type="float" office:value="0.1640625" calcext:value-type="float">
            <text:p>0.164</text:p>
          </table:table-cell>
          <table:table-cell table:style-name="ce14" table:formula="of:=1*[.AR$1]/(2^[.$A11])" office:value-type="float" office:value="0.16796875" calcext:value-type="float">
            <text:p>0.168</text:p>
          </table:table-cell>
          <table:table-cell table:style-name="ce14" table:formula="of:=1*[.AS$1]/(2^[.$A11])" office:value-type="float" office:value="0.171875" calcext:value-type="float">
            <text:p>0.172</text:p>
          </table:table-cell>
          <table:table-cell table:style-name="ce14" table:formula="of:=1*[.AT$1]/(2^[.$A11])" office:value-type="float" office:value="0.17578125" calcext:value-type="float">
            <text:p>0.176</text:p>
          </table:table-cell>
          <table:table-cell table:style-name="ce14" table:formula="of:=1*[.AU$1]/(2^[.$A11])" office:value-type="float" office:value="0.1796875" calcext:value-type="float">
            <text:p>0.180</text:p>
          </table:table-cell>
          <table:table-cell table:style-name="ce14" table:formula="of:=1*[.AV$1]/(2^[.$A11])" office:value-type="float" office:value="0.18359375" calcext:value-type="float">
            <text:p>0.184</text:p>
          </table:table-cell>
          <table:table-cell table:style-name="ce14" table:formula="of:=1*[.AW$1]/(2^[.$A11])" office:value-type="float" office:value="0.1875" calcext:value-type="float">
            <text:p>0.188</text:p>
          </table:table-cell>
          <table:table-cell table:style-name="ce14" table:formula="of:=1*[.AX$1]/(2^[.$A11])" office:value-type="float" office:value="0.19140625" calcext:value-type="float">
            <text:p>0.191</text:p>
          </table:table-cell>
          <table:table-cell table:style-name="ce14" table:formula="of:=1*[.AY$1]/(2^[.$A11])" office:value-type="float" office:value="0.1953125" calcext:value-type="float">
            <text:p>0.195</text:p>
          </table:table-cell>
          <table:table-cell table:style-name="ce14" table:formula="of:=1*[.AZ$1]/(2^[.$A11])" office:value-type="float" office:value="0.19921875" calcext:value-type="float">
            <text:p>0.199</text:p>
          </table:table-cell>
          <table:table-cell table:style-name="ce14" table:formula="of:=1*[.BA$1]/(2^[.$A11])" office:value-type="float" office:value="0.203125" calcext:value-type="float">
            <text:p>0.203</text:p>
          </table:table-cell>
          <table:table-cell table:style-name="ce14" table:formula="of:=1*[.BB$1]/(2^[.$A11])" office:value-type="float" office:value="0.20703125" calcext:value-type="float">
            <text:p>0.207</text:p>
          </table:table-cell>
          <table:table-cell table:style-name="ce14" table:formula="of:=1*[.BC$1]/(2^[.$A11])" office:value-type="float" office:value="0.2109375" calcext:value-type="float">
            <text:p>0.211</text:p>
          </table:table-cell>
          <table:table-cell table:style-name="ce14" table:formula="of:=1*[.BD$1]/(2^[.$A11])" office:value-type="float" office:value="0.21484375" calcext:value-type="float">
            <text:p>0.215</text:p>
          </table:table-cell>
          <table:table-cell table:style-name="ce14" table:formula="of:=1*[.BE$1]/(2^[.$A11])" office:value-type="float" office:value="0.21875" calcext:value-type="float">
            <text:p>0.219</text:p>
          </table:table-cell>
          <table:table-cell table:style-name="ce14" table:formula="of:=1*[.BF$1]/(2^[.$A11])" office:value-type="float" office:value="0.22265625" calcext:value-type="float">
            <text:p>0.223</text:p>
          </table:table-cell>
          <table:table-cell table:style-name="ce14" table:formula="of:=1*[.BG$1]/(2^[.$A11])" office:value-type="float" office:value="0.2265625" calcext:value-type="float">
            <text:p>0.227</text:p>
          </table:table-cell>
          <table:table-cell table:style-name="ce14" table:formula="of:=1*[.BH$1]/(2^[.$A11])" office:value-type="float" office:value="0.23046875" calcext:value-type="float">
            <text:p>0.230</text:p>
          </table:table-cell>
          <table:table-cell table:style-name="ce14" table:formula="of:=1*[.BI$1]/(2^[.$A11])" office:value-type="float" office:value="0.234375" calcext:value-type="float">
            <text:p>0.234</text:p>
          </table:table-cell>
          <table:table-cell table:style-name="ce14" table:formula="of:=1*[.BJ$1]/(2^[.$A11])" office:value-type="float" office:value="0.23828125" calcext:value-type="float">
            <text:p>0.238</text:p>
          </table:table-cell>
          <table:table-cell table:style-name="ce14" table:formula="of:=1*[.BK$1]/(2^[.$A11])" office:value-type="float" office:value="0.2421875" calcext:value-type="float">
            <text:p>0.242</text:p>
          </table:table-cell>
          <table:table-cell table:style-name="ce14" table:formula="of:=1*[.BL$1]/(2^[.$A11])" office:value-type="float" office:value="0.24609375" calcext:value-type="float">
            <text:p>0.246</text:p>
          </table:table-cell>
          <table:table-cell table:style-name="ce14" table:formula="of:=1*[.BM$1]/(2^[.$A11])" office:value-type="float" office:value="0.25" calcext:value-type="float">
            <text:p>0.250</text:p>
          </table:table-cell>
          <table:table-cell table:style-name="ce14" table:formula="of:=1*[.BN$1]/(2^[.$A11])" office:value-type="float" office:value="0.25390625" calcext:value-type="float">
            <text:p>0.254</text:p>
          </table:table-cell>
          <table:table-cell table:style-name="ce14" table:formula="of:=1*[.BO$1]/(2^[.$A11])" office:value-type="float" office:value="0.2578125" calcext:value-type="float">
            <text:p>0.258</text:p>
          </table:table-cell>
          <table:table-cell table:style-name="ce14" table:formula="of:=1*[.BP$1]/(2^[.$A11])" office:value-type="float" office:value="0.26171875" calcext:value-type="float">
            <text:p>0.262</text:p>
          </table:table-cell>
          <table:table-cell table:style-name="ce14" table:formula="of:=1*[.BQ$1]/(2^[.$A11])" office:value-type="float" office:value="0.265625" calcext:value-type="float">
            <text:p>0.266</text:p>
          </table:table-cell>
          <table:table-cell table:style-name="ce14" table:formula="of:=1*[.BR$1]/(2^[.$A11])" office:value-type="float" office:value="0.26953125" calcext:value-type="float">
            <text:p>0.270</text:p>
          </table:table-cell>
          <table:table-cell table:style-name="ce14" table:formula="of:=1*[.BS$1]/(2^[.$A11])" office:value-type="float" office:value="0.2734375" calcext:value-type="float">
            <text:p>0.273</text:p>
          </table:table-cell>
          <table:table-cell table:style-name="ce14" table:formula="of:=1*[.BT$1]/(2^[.$A11])" office:value-type="float" office:value="0.27734375" calcext:value-type="float">
            <text:p>0.27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4" table:formula="of:=1*[.B$1]/(2^[.$A12])" office:value-type="float" office:value="0.001953125" calcext:value-type="float">
            <text:p>0.002</text:p>
          </table:table-cell>
          <table:table-cell table:style-name="ce14" table:formula="of:=1*[.C$1]/(2^[.$A12])" office:value-type="float" office:value="0.00390625" calcext:value-type="float">
            <text:p>0.004</text:p>
          </table:table-cell>
          <table:table-cell table:style-name="ce14" table:formula="of:=1*[.D$1]/(2^[.$A12])" office:value-type="float" office:value="0.005859375" calcext:value-type="float">
            <text:p>0.006</text:p>
          </table:table-cell>
          <table:table-cell table:style-name="ce14" table:formula="of:=1*[.E$1]/(2^[.$A12])" office:value-type="float" office:value="0.0078125" calcext:value-type="float">
            <text:p>0.008</text:p>
          </table:table-cell>
          <table:table-cell table:style-name="ce14" table:formula="of:=1*[.F$1]/(2^[.$A12])" office:value-type="float" office:value="0.009765625" calcext:value-type="float">
            <text:p>0.010</text:p>
          </table:table-cell>
          <table:table-cell table:style-name="ce14" table:formula="of:=1*[.G$1]/(2^[.$A12])" office:value-type="float" office:value="0.01171875" calcext:value-type="float">
            <text:p>0.012</text:p>
          </table:table-cell>
          <table:table-cell table:style-name="ce14" table:formula="of:=1*[.H$1]/(2^[.$A12])" office:value-type="float" office:value="0.013671875" calcext:value-type="float">
            <text:p>0.014</text:p>
          </table:table-cell>
          <table:table-cell table:style-name="ce14" table:formula="of:=1*[.I$1]/(2^[.$A12])" office:value-type="float" office:value="0.015625" calcext:value-type="float">
            <text:p>0.016</text:p>
          </table:table-cell>
          <table:table-cell table:style-name="ce14" table:formula="of:=1*[.J$1]/(2^[.$A12])" office:value-type="float" office:value="0.017578125" calcext:value-type="float">
            <text:p>0.018</text:p>
          </table:table-cell>
          <table:table-cell table:style-name="ce14" table:formula="of:=1*[.K$1]/(2^[.$A12])" office:value-type="float" office:value="0.01953125" calcext:value-type="float">
            <text:p>0.020</text:p>
          </table:table-cell>
          <table:table-cell table:style-name="ce14" table:formula="of:=1*[.L$1]/(2^[.$A12])" office:value-type="float" office:value="0.021484375" calcext:value-type="float">
            <text:p>0.021</text:p>
          </table:table-cell>
          <table:table-cell table:style-name="ce14" table:formula="of:=1*[.M$1]/(2^[.$A12])" office:value-type="float" office:value="0.0234375" calcext:value-type="float">
            <text:p>0.023</text:p>
          </table:table-cell>
          <table:table-cell table:style-name="ce14" table:formula="of:=1*[.N$1]/(2^[.$A12])" office:value-type="float" office:value="0.025390625" calcext:value-type="float">
            <text:p>0.025</text:p>
          </table:table-cell>
          <table:table-cell table:style-name="ce14" table:formula="of:=1*[.O$1]/(2^[.$A12])" office:value-type="float" office:value="0.02734375" calcext:value-type="float">
            <text:p>0.027</text:p>
          </table:table-cell>
          <table:table-cell table:style-name="ce14" table:formula="of:=1*[.P$1]/(2^[.$A12])" office:value-type="float" office:value="0.029296875" calcext:value-type="float">
            <text:p>0.029</text:p>
          </table:table-cell>
          <table:table-cell table:style-name="ce14" table:formula="of:=1*[.Q$1]/(2^[.$A12])" office:value-type="float" office:value="0.03125" calcext:value-type="float">
            <text:p>0.031</text:p>
          </table:table-cell>
          <table:table-cell table:style-name="ce14" table:formula="of:=1*[.R$1]/(2^[.$A12])" office:value-type="float" office:value="0.033203125" calcext:value-type="float">
            <text:p>0.033</text:p>
          </table:table-cell>
          <table:table-cell table:style-name="ce14" table:formula="of:=1*[.S$1]/(2^[.$A12])" office:value-type="float" office:value="0.03515625" calcext:value-type="float">
            <text:p>0.035</text:p>
          </table:table-cell>
          <table:table-cell table:style-name="ce14" table:formula="of:=1*[.T$1]/(2^[.$A12])" office:value-type="float" office:value="0.037109375" calcext:value-type="float">
            <text:p>0.037</text:p>
          </table:table-cell>
          <table:table-cell table:style-name="ce14" table:formula="of:=1*[.U$1]/(2^[.$A12])" office:value-type="float" office:value="0.0390625" calcext:value-type="float">
            <text:p>0.039</text:p>
          </table:table-cell>
          <table:table-cell table:style-name="ce14" table:formula="of:=1*[.V$1]/(2^[.$A12])" office:value-type="float" office:value="0.041015625" calcext:value-type="float">
            <text:p>0.041</text:p>
          </table:table-cell>
          <table:table-cell table:style-name="ce14" table:formula="of:=1*[.W$1]/(2^[.$A12])" office:value-type="float" office:value="0.04296875" calcext:value-type="float">
            <text:p>0.043</text:p>
          </table:table-cell>
          <table:table-cell table:style-name="ce14" table:formula="of:=1*[.X$1]/(2^[.$A12])" office:value-type="float" office:value="0.044921875" calcext:value-type="float">
            <text:p>0.045</text:p>
          </table:table-cell>
          <table:table-cell table:style-name="ce14" table:formula="of:=1*[.Y$1]/(2^[.$A12])" office:value-type="float" office:value="0.046875" calcext:value-type="float">
            <text:p>0.047</text:p>
          </table:table-cell>
          <table:table-cell table:style-name="ce14" table:formula="of:=1*[.Z$1]/(2^[.$A12])" office:value-type="float" office:value="0.048828125" calcext:value-type="float">
            <text:p>0.049</text:p>
          </table:table-cell>
          <table:table-cell table:style-name="ce14" table:formula="of:=1*[.AA$1]/(2^[.$A12])" office:value-type="float" office:value="0.05078125" calcext:value-type="float">
            <text:p>0.051</text:p>
          </table:table-cell>
          <table:table-cell table:style-name="ce14" table:formula="of:=1*[.AB$1]/(2^[.$A12])" office:value-type="float" office:value="0.052734375" calcext:value-type="float">
            <text:p>0.053</text:p>
          </table:table-cell>
          <table:table-cell table:style-name="ce14" table:formula="of:=1*[.AC$1]/(2^[.$A12])" office:value-type="float" office:value="0.0546875" calcext:value-type="float">
            <text:p>0.055</text:p>
          </table:table-cell>
          <table:table-cell table:style-name="ce14" table:formula="of:=1*[.AD$1]/(2^[.$A12])" office:value-type="float" office:value="0.056640625" calcext:value-type="float">
            <text:p>0.057</text:p>
          </table:table-cell>
          <table:table-cell table:style-name="ce14" table:formula="of:=1*[.AE$1]/(2^[.$A12])" office:value-type="float" office:value="0.05859375" calcext:value-type="float">
            <text:p>0.059</text:p>
          </table:table-cell>
          <table:table-cell table:style-name="ce14" table:formula="of:=1*[.AF$1]/(2^[.$A12])" office:value-type="float" office:value="0.060546875" calcext:value-type="float">
            <text:p>0.061</text:p>
          </table:table-cell>
          <table:table-cell table:style-name="ce14" table:formula="of:=1*[.AG$1]/(2^[.$A12])" office:value-type="float" office:value="0.0625" calcext:value-type="float">
            <text:p>0.063</text:p>
          </table:table-cell>
          <table:table-cell table:style-name="ce14" table:formula="of:=1*[.AH$1]/(2^[.$A12])" office:value-type="float" office:value="0.064453125" calcext:value-type="float">
            <text:p>0.064</text:p>
          </table:table-cell>
          <table:table-cell table:style-name="ce14" table:formula="of:=1*[.AI$1]/(2^[.$A12])" office:value-type="float" office:value="0.06640625" calcext:value-type="float">
            <text:p>0.066</text:p>
          </table:table-cell>
          <table:table-cell table:style-name="ce14" table:formula="of:=1*[.AJ$1]/(2^[.$A12])" office:value-type="float" office:value="0.068359375" calcext:value-type="float">
            <text:p>0.068</text:p>
          </table:table-cell>
          <table:table-cell table:style-name="ce14" table:formula="of:=1*[.AK$1]/(2^[.$A12])" office:value-type="float" office:value="0.0703125" calcext:value-type="float">
            <text:p>0.070</text:p>
          </table:table-cell>
          <table:table-cell table:style-name="ce14" table:formula="of:=1*[.AL$1]/(2^[.$A12])" office:value-type="float" office:value="0.072265625" calcext:value-type="float">
            <text:p>0.072</text:p>
          </table:table-cell>
          <table:table-cell table:style-name="ce14" table:formula="of:=1*[.AM$1]/(2^[.$A12])" office:value-type="float" office:value="0.07421875" calcext:value-type="float">
            <text:p>0.074</text:p>
          </table:table-cell>
          <table:table-cell table:style-name="ce14" table:formula="of:=1*[.AN$1]/(2^[.$A12])" office:value-type="float" office:value="0.076171875" calcext:value-type="float">
            <text:p>0.076</text:p>
          </table:table-cell>
          <table:table-cell table:style-name="ce14" table:formula="of:=1*[.AO$1]/(2^[.$A12])" office:value-type="float" office:value="0.078125" calcext:value-type="float">
            <text:p>0.078</text:p>
          </table:table-cell>
          <table:table-cell table:style-name="ce14" table:formula="of:=1*[.AP$1]/(2^[.$A12])" office:value-type="float" office:value="0.080078125" calcext:value-type="float">
            <text:p>0.080</text:p>
          </table:table-cell>
          <table:table-cell table:style-name="ce14" table:formula="of:=1*[.AQ$1]/(2^[.$A12])" office:value-type="float" office:value="0.08203125" calcext:value-type="float">
            <text:p>0.082</text:p>
          </table:table-cell>
          <table:table-cell table:style-name="ce14" table:formula="of:=1*[.AR$1]/(2^[.$A12])" office:value-type="float" office:value="0.083984375" calcext:value-type="float">
            <text:p>0.084</text:p>
          </table:table-cell>
          <table:table-cell table:style-name="ce14" table:formula="of:=1*[.AS$1]/(2^[.$A12])" office:value-type="float" office:value="0.0859375" calcext:value-type="float">
            <text:p>0.086</text:p>
          </table:table-cell>
          <table:table-cell table:style-name="ce14" table:formula="of:=1*[.AT$1]/(2^[.$A12])" office:value-type="float" office:value="0.087890625" calcext:value-type="float">
            <text:p>0.088</text:p>
          </table:table-cell>
          <table:table-cell table:style-name="ce14" table:formula="of:=1*[.AU$1]/(2^[.$A12])" office:value-type="float" office:value="0.08984375" calcext:value-type="float">
            <text:p>0.090</text:p>
          </table:table-cell>
          <table:table-cell table:style-name="ce14" table:formula="of:=1*[.AV$1]/(2^[.$A12])" office:value-type="float" office:value="0.091796875" calcext:value-type="float">
            <text:p>0.092</text:p>
          </table:table-cell>
          <table:table-cell table:style-name="ce14" table:formula="of:=1*[.AW$1]/(2^[.$A12])" office:value-type="float" office:value="0.09375" calcext:value-type="float">
            <text:p>0.094</text:p>
          </table:table-cell>
          <table:table-cell table:style-name="ce14" table:formula="of:=1*[.AX$1]/(2^[.$A12])" office:value-type="float" office:value="0.095703125" calcext:value-type="float">
            <text:p>0.096</text:p>
          </table:table-cell>
          <table:table-cell table:style-name="ce14" table:formula="of:=1*[.AY$1]/(2^[.$A12])" office:value-type="float" office:value="0.09765625" calcext:value-type="float">
            <text:p>0.098</text:p>
          </table:table-cell>
          <table:table-cell table:style-name="ce14" table:formula="of:=1*[.AZ$1]/(2^[.$A12])" office:value-type="float" office:value="0.099609375" calcext:value-type="float">
            <text:p>0.100</text:p>
          </table:table-cell>
          <table:table-cell table:style-name="ce14" table:formula="of:=1*[.BA$1]/(2^[.$A12])" office:value-type="float" office:value="0.1015625" calcext:value-type="float">
            <text:p>0.102</text:p>
          </table:table-cell>
          <table:table-cell table:style-name="ce14" table:formula="of:=1*[.BB$1]/(2^[.$A12])" office:value-type="float" office:value="0.103515625" calcext:value-type="float">
            <text:p>0.104</text:p>
          </table:table-cell>
          <table:table-cell table:style-name="ce14" table:formula="of:=1*[.BC$1]/(2^[.$A12])" office:value-type="float" office:value="0.10546875" calcext:value-type="float">
            <text:p>0.105</text:p>
          </table:table-cell>
          <table:table-cell table:style-name="ce14" table:formula="of:=1*[.BD$1]/(2^[.$A12])" office:value-type="float" office:value="0.107421875" calcext:value-type="float">
            <text:p>0.107</text:p>
          </table:table-cell>
          <table:table-cell table:style-name="ce14" table:formula="of:=1*[.BE$1]/(2^[.$A12])" office:value-type="float" office:value="0.109375" calcext:value-type="float">
            <text:p>0.109</text:p>
          </table:table-cell>
          <table:table-cell table:style-name="ce14" table:formula="of:=1*[.BF$1]/(2^[.$A12])" office:value-type="float" office:value="0.111328125" calcext:value-type="float">
            <text:p>0.111</text:p>
          </table:table-cell>
          <table:table-cell table:style-name="ce14" table:formula="of:=1*[.BG$1]/(2^[.$A12])" office:value-type="float" office:value="0.11328125" calcext:value-type="float">
            <text:p>0.113</text:p>
          </table:table-cell>
          <table:table-cell table:style-name="ce14" table:formula="of:=1*[.BH$1]/(2^[.$A12])" office:value-type="float" office:value="0.115234375" calcext:value-type="float">
            <text:p>0.115</text:p>
          </table:table-cell>
          <table:table-cell table:style-name="ce14" table:formula="of:=1*[.BI$1]/(2^[.$A12])" office:value-type="float" office:value="0.1171875" calcext:value-type="float">
            <text:p>0.117</text:p>
          </table:table-cell>
          <table:table-cell table:style-name="ce14" table:formula="of:=1*[.BJ$1]/(2^[.$A12])" office:value-type="float" office:value="0.119140625" calcext:value-type="float">
            <text:p>0.119</text:p>
          </table:table-cell>
          <table:table-cell table:style-name="ce14" table:formula="of:=1*[.BK$1]/(2^[.$A12])" office:value-type="float" office:value="0.12109375" calcext:value-type="float">
            <text:p>0.121</text:p>
          </table:table-cell>
          <table:table-cell table:style-name="ce14" table:formula="of:=1*[.BL$1]/(2^[.$A12])" office:value-type="float" office:value="0.123046875" calcext:value-type="float">
            <text:p>0.123</text:p>
          </table:table-cell>
          <table:table-cell table:style-name="ce14" table:formula="of:=1*[.BM$1]/(2^[.$A12])" office:value-type="float" office:value="0.125" calcext:value-type="float">
            <text:p>0.125</text:p>
          </table:table-cell>
          <table:table-cell table:style-name="ce14" table:formula="of:=1*[.BN$1]/(2^[.$A12])" office:value-type="float" office:value="0.126953125" calcext:value-type="float">
            <text:p>0.127</text:p>
          </table:table-cell>
          <table:table-cell table:style-name="ce14" table:formula="of:=1*[.BO$1]/(2^[.$A12])" office:value-type="float" office:value="0.12890625" calcext:value-type="float">
            <text:p>0.129</text:p>
          </table:table-cell>
          <table:table-cell table:style-name="ce14" table:formula="of:=1*[.BP$1]/(2^[.$A12])" office:value-type="float" office:value="0.130859375" calcext:value-type="float">
            <text:p>0.131</text:p>
          </table:table-cell>
          <table:table-cell table:style-name="ce14" table:formula="of:=1*[.BQ$1]/(2^[.$A12])" office:value-type="float" office:value="0.1328125" calcext:value-type="float">
            <text:p>0.133</text:p>
          </table:table-cell>
          <table:table-cell table:style-name="ce14" table:formula="of:=1*[.BR$1]/(2^[.$A12])" office:value-type="float" office:value="0.134765625" calcext:value-type="float">
            <text:p>0.135</text:p>
          </table:table-cell>
          <table:table-cell table:style-name="ce14" table:formula="of:=1*[.BS$1]/(2^[.$A12])" office:value-type="float" office:value="0.13671875" calcext:value-type="float">
            <text:p>0.137</text:p>
          </table:table-cell>
          <table:table-cell table:style-name="ce14" table:formula="of:=1*[.BT$1]/(2^[.$A12])" office:value-type="float" office:value="0.138671875" calcext:value-type="float">
            <text:p>0.13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4" table:formula="of:=1*[.B$1]/(2^[.$A13])" office:value-type="float" office:value="0.0009765625" calcext:value-type="float">
            <text:p>0.001</text:p>
          </table:table-cell>
          <table:table-cell table:style-name="ce14" table:formula="of:=1*[.C$1]/(2^[.$A13])" office:value-type="float" office:value="0.001953125" calcext:value-type="float">
            <text:p>0.002</text:p>
          </table:table-cell>
          <table:table-cell table:style-name="ce14" table:formula="of:=1*[.D$1]/(2^[.$A13])" office:value-type="float" office:value="0.0029296875" calcext:value-type="float">
            <text:p>0.003</text:p>
          </table:table-cell>
          <table:table-cell table:style-name="ce14" table:formula="of:=1*[.E$1]/(2^[.$A13])" office:value-type="float" office:value="0.00390625" calcext:value-type="float">
            <text:p>0.004</text:p>
          </table:table-cell>
          <table:table-cell table:style-name="ce14" table:formula="of:=1*[.F$1]/(2^[.$A13])" office:value-type="float" office:value="0.0048828125" calcext:value-type="float">
            <text:p>0.005</text:p>
          </table:table-cell>
          <table:table-cell table:style-name="ce14" table:formula="of:=1*[.G$1]/(2^[.$A13])" office:value-type="float" office:value="0.005859375" calcext:value-type="float">
            <text:p>0.006</text:p>
          </table:table-cell>
          <table:table-cell table:style-name="ce14" table:formula="of:=1*[.H$1]/(2^[.$A13])" office:value-type="float" office:value="0.0068359375" calcext:value-type="float">
            <text:p>0.007</text:p>
          </table:table-cell>
          <table:table-cell table:style-name="ce14" table:formula="of:=1*[.I$1]/(2^[.$A13])" office:value-type="float" office:value="0.0078125" calcext:value-type="float">
            <text:p>0.008</text:p>
          </table:table-cell>
          <table:table-cell table:style-name="ce14" table:formula="of:=1*[.J$1]/(2^[.$A13])" office:value-type="float" office:value="0.0087890625" calcext:value-type="float">
            <text:p>0.009</text:p>
          </table:table-cell>
          <table:table-cell table:style-name="ce14" table:formula="of:=1*[.K$1]/(2^[.$A13])" office:value-type="float" office:value="0.009765625" calcext:value-type="float">
            <text:p>0.010</text:p>
          </table:table-cell>
          <table:table-cell table:style-name="ce14" table:formula="of:=1*[.L$1]/(2^[.$A13])" office:value-type="float" office:value="0.0107421875" calcext:value-type="float">
            <text:p>0.011</text:p>
          </table:table-cell>
          <table:table-cell table:style-name="ce14" table:formula="of:=1*[.M$1]/(2^[.$A13])" office:value-type="float" office:value="0.01171875" calcext:value-type="float">
            <text:p>0.012</text:p>
          </table:table-cell>
          <table:table-cell table:style-name="ce14" table:formula="of:=1*[.N$1]/(2^[.$A13])" office:value-type="float" office:value="0.0126953125" calcext:value-type="float">
            <text:p>0.013</text:p>
          </table:table-cell>
          <table:table-cell table:style-name="ce14" table:formula="of:=1*[.O$1]/(2^[.$A13])" office:value-type="float" office:value="0.013671875" calcext:value-type="float">
            <text:p>0.014</text:p>
          </table:table-cell>
          <table:table-cell table:style-name="ce14" table:formula="of:=1*[.P$1]/(2^[.$A13])" office:value-type="float" office:value="0.0146484375" calcext:value-type="float">
            <text:p>0.015</text:p>
          </table:table-cell>
          <table:table-cell table:style-name="ce14" table:formula="of:=1*[.Q$1]/(2^[.$A13])" office:value-type="float" office:value="0.015625" calcext:value-type="float">
            <text:p>0.016</text:p>
          </table:table-cell>
          <table:table-cell table:style-name="ce14" table:formula="of:=1*[.R$1]/(2^[.$A13])" office:value-type="float" office:value="0.0166015625" calcext:value-type="float">
            <text:p>0.017</text:p>
          </table:table-cell>
          <table:table-cell table:style-name="ce14" table:formula="of:=1*[.S$1]/(2^[.$A13])" office:value-type="float" office:value="0.017578125" calcext:value-type="float">
            <text:p>0.018</text:p>
          </table:table-cell>
          <table:table-cell table:style-name="ce14" table:formula="of:=1*[.T$1]/(2^[.$A13])" office:value-type="float" office:value="0.0185546875" calcext:value-type="float">
            <text:p>0.019</text:p>
          </table:table-cell>
          <table:table-cell table:style-name="ce14" table:formula="of:=1*[.U$1]/(2^[.$A13])" office:value-type="float" office:value="0.01953125" calcext:value-type="float">
            <text:p>0.020</text:p>
          </table:table-cell>
          <table:table-cell table:style-name="ce14" table:formula="of:=1*[.V$1]/(2^[.$A13])" office:value-type="float" office:value="0.0205078125" calcext:value-type="float">
            <text:p>0.021</text:p>
          </table:table-cell>
          <table:table-cell table:style-name="ce14" table:formula="of:=1*[.W$1]/(2^[.$A13])" office:value-type="float" office:value="0.021484375" calcext:value-type="float">
            <text:p>0.021</text:p>
          </table:table-cell>
          <table:table-cell table:style-name="ce14" table:formula="of:=1*[.X$1]/(2^[.$A13])" office:value-type="float" office:value="0.0224609375" calcext:value-type="float">
            <text:p>0.022</text:p>
          </table:table-cell>
          <table:table-cell table:style-name="ce14" table:formula="of:=1*[.Y$1]/(2^[.$A13])" office:value-type="float" office:value="0.0234375" calcext:value-type="float">
            <text:p>0.023</text:p>
          </table:table-cell>
          <table:table-cell table:style-name="ce14" table:formula="of:=1*[.Z$1]/(2^[.$A13])" office:value-type="float" office:value="0.0244140625" calcext:value-type="float">
            <text:p>0.024</text:p>
          </table:table-cell>
          <table:table-cell table:style-name="ce14" table:formula="of:=1*[.AA$1]/(2^[.$A13])" office:value-type="float" office:value="0.025390625" calcext:value-type="float">
            <text:p>0.025</text:p>
          </table:table-cell>
          <table:table-cell table:style-name="ce14" table:formula="of:=1*[.AB$1]/(2^[.$A13])" office:value-type="float" office:value="0.0263671875" calcext:value-type="float">
            <text:p>0.026</text:p>
          </table:table-cell>
          <table:table-cell table:style-name="ce14" table:formula="of:=1*[.AC$1]/(2^[.$A13])" office:value-type="float" office:value="0.02734375" calcext:value-type="float">
            <text:p>0.027</text:p>
          </table:table-cell>
          <table:table-cell table:style-name="ce14" table:formula="of:=1*[.AD$1]/(2^[.$A13])" office:value-type="float" office:value="0.0283203125" calcext:value-type="float">
            <text:p>0.028</text:p>
          </table:table-cell>
          <table:table-cell table:style-name="ce14" table:formula="of:=1*[.AE$1]/(2^[.$A13])" office:value-type="float" office:value="0.029296875" calcext:value-type="float">
            <text:p>0.029</text:p>
          </table:table-cell>
          <table:table-cell table:style-name="ce14" table:formula="of:=1*[.AF$1]/(2^[.$A13])" office:value-type="float" office:value="0.0302734375" calcext:value-type="float">
            <text:p>0.030</text:p>
          </table:table-cell>
          <table:table-cell table:style-name="ce14" table:formula="of:=1*[.AG$1]/(2^[.$A13])" office:value-type="float" office:value="0.03125" calcext:value-type="float">
            <text:p>0.031</text:p>
          </table:table-cell>
          <table:table-cell table:style-name="ce14" table:formula="of:=1*[.AH$1]/(2^[.$A13])" office:value-type="float" office:value="0.0322265625" calcext:value-type="float">
            <text:p>0.032</text:p>
          </table:table-cell>
          <table:table-cell table:style-name="ce14" table:formula="of:=1*[.AI$1]/(2^[.$A13])" office:value-type="float" office:value="0.033203125" calcext:value-type="float">
            <text:p>0.033</text:p>
          </table:table-cell>
          <table:table-cell table:style-name="ce14" table:formula="of:=1*[.AJ$1]/(2^[.$A13])" office:value-type="float" office:value="0.0341796875" calcext:value-type="float">
            <text:p>0.034</text:p>
          </table:table-cell>
          <table:table-cell table:style-name="ce14" table:formula="of:=1*[.AK$1]/(2^[.$A13])" office:value-type="float" office:value="0.03515625" calcext:value-type="float">
            <text:p>0.035</text:p>
          </table:table-cell>
          <table:table-cell table:style-name="ce14" table:formula="of:=1*[.AL$1]/(2^[.$A13])" office:value-type="float" office:value="0.0361328125" calcext:value-type="float">
            <text:p>0.036</text:p>
          </table:table-cell>
          <table:table-cell table:style-name="ce14" table:formula="of:=1*[.AM$1]/(2^[.$A13])" office:value-type="float" office:value="0.037109375" calcext:value-type="float">
            <text:p>0.037</text:p>
          </table:table-cell>
          <table:table-cell table:style-name="ce14" table:formula="of:=1*[.AN$1]/(2^[.$A13])" office:value-type="float" office:value="0.0380859375" calcext:value-type="float">
            <text:p>0.038</text:p>
          </table:table-cell>
          <table:table-cell table:style-name="ce14" table:formula="of:=1*[.AO$1]/(2^[.$A13])" office:value-type="float" office:value="0.0390625" calcext:value-type="float">
            <text:p>0.039</text:p>
          </table:table-cell>
          <table:table-cell table:style-name="ce14" table:formula="of:=1*[.AP$1]/(2^[.$A13])" office:value-type="float" office:value="0.0400390625" calcext:value-type="float">
            <text:p>0.040</text:p>
          </table:table-cell>
          <table:table-cell table:style-name="ce14" table:formula="of:=1*[.AQ$1]/(2^[.$A13])" office:value-type="float" office:value="0.041015625" calcext:value-type="float">
            <text:p>0.041</text:p>
          </table:table-cell>
          <table:table-cell table:style-name="ce14" table:formula="of:=1*[.AR$1]/(2^[.$A13])" office:value-type="float" office:value="0.0419921875" calcext:value-type="float">
            <text:p>0.042</text:p>
          </table:table-cell>
          <table:table-cell table:style-name="ce14" table:formula="of:=1*[.AS$1]/(2^[.$A13])" office:value-type="float" office:value="0.04296875" calcext:value-type="float">
            <text:p>0.043</text:p>
          </table:table-cell>
          <table:table-cell table:style-name="ce14" table:formula="of:=1*[.AT$1]/(2^[.$A13])" office:value-type="float" office:value="0.0439453125" calcext:value-type="float">
            <text:p>0.044</text:p>
          </table:table-cell>
          <table:table-cell table:style-name="ce14" table:formula="of:=1*[.AU$1]/(2^[.$A13])" office:value-type="float" office:value="0.044921875" calcext:value-type="float">
            <text:p>0.045</text:p>
          </table:table-cell>
          <table:table-cell table:style-name="ce14" table:formula="of:=1*[.AV$1]/(2^[.$A13])" office:value-type="float" office:value="0.0458984375" calcext:value-type="float">
            <text:p>0.046</text:p>
          </table:table-cell>
          <table:table-cell table:style-name="ce14" table:formula="of:=1*[.AW$1]/(2^[.$A13])" office:value-type="float" office:value="0.046875" calcext:value-type="float">
            <text:p>0.047</text:p>
          </table:table-cell>
          <table:table-cell table:style-name="ce14" table:formula="of:=1*[.AX$1]/(2^[.$A13])" office:value-type="float" office:value="0.0478515625" calcext:value-type="float">
            <text:p>0.048</text:p>
          </table:table-cell>
          <table:table-cell table:style-name="ce14" table:formula="of:=1*[.AY$1]/(2^[.$A13])" office:value-type="float" office:value="0.048828125" calcext:value-type="float">
            <text:p>0.049</text:p>
          </table:table-cell>
          <table:table-cell table:style-name="ce14" table:formula="of:=1*[.AZ$1]/(2^[.$A13])" office:value-type="float" office:value="0.0498046875" calcext:value-type="float">
            <text:p>0.050</text:p>
          </table:table-cell>
          <table:table-cell table:style-name="ce14" table:formula="of:=1*[.BA$1]/(2^[.$A13])" office:value-type="float" office:value="0.05078125" calcext:value-type="float">
            <text:p>0.051</text:p>
          </table:table-cell>
          <table:table-cell table:style-name="ce14" table:formula="of:=1*[.BB$1]/(2^[.$A13])" office:value-type="float" office:value="0.0517578125" calcext:value-type="float">
            <text:p>0.052</text:p>
          </table:table-cell>
          <table:table-cell table:style-name="ce14" table:formula="of:=1*[.BC$1]/(2^[.$A13])" office:value-type="float" office:value="0.052734375" calcext:value-type="float">
            <text:p>0.053</text:p>
          </table:table-cell>
          <table:table-cell table:style-name="ce14" table:formula="of:=1*[.BD$1]/(2^[.$A13])" office:value-type="float" office:value="0.0537109375" calcext:value-type="float">
            <text:p>0.054</text:p>
          </table:table-cell>
          <table:table-cell table:style-name="ce14" table:formula="of:=1*[.BE$1]/(2^[.$A13])" office:value-type="float" office:value="0.0546875" calcext:value-type="float">
            <text:p>0.055</text:p>
          </table:table-cell>
          <table:table-cell table:style-name="ce14" table:formula="of:=1*[.BF$1]/(2^[.$A13])" office:value-type="float" office:value="0.0556640625" calcext:value-type="float">
            <text:p>0.056</text:p>
          </table:table-cell>
          <table:table-cell table:style-name="ce14" table:formula="of:=1*[.BG$1]/(2^[.$A13])" office:value-type="float" office:value="0.056640625" calcext:value-type="float">
            <text:p>0.057</text:p>
          </table:table-cell>
          <table:table-cell table:style-name="ce14" table:formula="of:=1*[.BH$1]/(2^[.$A13])" office:value-type="float" office:value="0.0576171875" calcext:value-type="float">
            <text:p>0.058</text:p>
          </table:table-cell>
          <table:table-cell table:style-name="ce14" table:formula="of:=1*[.BI$1]/(2^[.$A13])" office:value-type="float" office:value="0.05859375" calcext:value-type="float">
            <text:p>0.059</text:p>
          </table:table-cell>
          <table:table-cell table:style-name="ce14" table:formula="of:=1*[.BJ$1]/(2^[.$A13])" office:value-type="float" office:value="0.0595703125" calcext:value-type="float">
            <text:p>0.060</text:p>
          </table:table-cell>
          <table:table-cell table:style-name="ce14" table:formula="of:=1*[.BK$1]/(2^[.$A13])" office:value-type="float" office:value="0.060546875" calcext:value-type="float">
            <text:p>0.061</text:p>
          </table:table-cell>
          <table:table-cell table:style-name="ce14" table:formula="of:=1*[.BL$1]/(2^[.$A13])" office:value-type="float" office:value="0.0615234375" calcext:value-type="float">
            <text:p>0.062</text:p>
          </table:table-cell>
          <table:table-cell table:style-name="ce14" table:formula="of:=1*[.BM$1]/(2^[.$A13])" office:value-type="float" office:value="0.0625" calcext:value-type="float">
            <text:p>0.063</text:p>
          </table:table-cell>
          <table:table-cell table:style-name="ce14" table:formula="of:=1*[.BN$1]/(2^[.$A13])" office:value-type="float" office:value="0.0634765625" calcext:value-type="float">
            <text:p>0.063</text:p>
          </table:table-cell>
          <table:table-cell table:style-name="ce14" table:formula="of:=1*[.BO$1]/(2^[.$A13])" office:value-type="float" office:value="0.064453125" calcext:value-type="float">
            <text:p>0.064</text:p>
          </table:table-cell>
          <table:table-cell table:style-name="ce14" table:formula="of:=1*[.BP$1]/(2^[.$A13])" office:value-type="float" office:value="0.0654296875" calcext:value-type="float">
            <text:p>0.065</text:p>
          </table:table-cell>
          <table:table-cell table:style-name="ce14" table:formula="of:=1*[.BQ$1]/(2^[.$A13])" office:value-type="float" office:value="0.06640625" calcext:value-type="float">
            <text:p>0.066</text:p>
          </table:table-cell>
          <table:table-cell table:style-name="ce14" table:formula="of:=1*[.BR$1]/(2^[.$A13])" office:value-type="float" office:value="0.0673828125" calcext:value-type="float">
            <text:p>0.067</text:p>
          </table:table-cell>
          <table:table-cell table:style-name="ce14" table:formula="of:=1*[.BS$1]/(2^[.$A13])" office:value-type="float" office:value="0.068359375" calcext:value-type="float">
            <text:p>0.068</text:p>
          </table:table-cell>
          <table:table-cell table:style-name="ce14" table:formula="of:=1*[.BT$1]/(2^[.$A13])" office:value-type="float" office:value="0.0693359375" calcext:value-type="float">
            <text:p>0.06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4" table:formula="of:=1*[.B$1]/(2^[.$A14])" office:value-type="float" office:value="0.00048828125" calcext:value-type="float">
            <text:p>0.000</text:p>
          </table:table-cell>
          <table:table-cell table:style-name="ce14" table:formula="of:=1*[.C$1]/(2^[.$A14])" office:value-type="float" office:value="0.0009765625" calcext:value-type="float">
            <text:p>0.001</text:p>
          </table:table-cell>
          <table:table-cell table:style-name="ce14" table:formula="of:=1*[.D$1]/(2^[.$A14])" office:value-type="float" office:value="0.00146484375" calcext:value-type="float">
            <text:p>0.001</text:p>
          </table:table-cell>
          <table:table-cell table:style-name="ce14" table:formula="of:=1*[.E$1]/(2^[.$A14])" office:value-type="float" office:value="0.001953125" calcext:value-type="float">
            <text:p>0.002</text:p>
          </table:table-cell>
          <table:table-cell table:style-name="ce14" table:formula="of:=1*[.F$1]/(2^[.$A14])" office:value-type="float" office:value="0.00244140625" calcext:value-type="float">
            <text:p>0.002</text:p>
          </table:table-cell>
          <table:table-cell table:style-name="ce14" table:formula="of:=1*[.G$1]/(2^[.$A14])" office:value-type="float" office:value="0.0029296875" calcext:value-type="float">
            <text:p>0.003</text:p>
          </table:table-cell>
          <table:table-cell table:style-name="ce14" table:formula="of:=1*[.H$1]/(2^[.$A14])" office:value-type="float" office:value="0.00341796875" calcext:value-type="float">
            <text:p>0.003</text:p>
          </table:table-cell>
          <table:table-cell table:style-name="ce14" table:formula="of:=1*[.I$1]/(2^[.$A14])" office:value-type="float" office:value="0.00390625" calcext:value-type="float">
            <text:p>0.004</text:p>
          </table:table-cell>
          <table:table-cell table:style-name="ce14" table:formula="of:=1*[.J$1]/(2^[.$A14])" office:value-type="float" office:value="0.00439453125" calcext:value-type="float">
            <text:p>0.004</text:p>
          </table:table-cell>
          <table:table-cell table:style-name="ce14" table:formula="of:=1*[.K$1]/(2^[.$A14])" office:value-type="float" office:value="0.0048828125" calcext:value-type="float">
            <text:p>0.005</text:p>
          </table:table-cell>
          <table:table-cell table:style-name="ce14" table:formula="of:=1*[.L$1]/(2^[.$A14])" office:value-type="float" office:value="0.00537109375" calcext:value-type="float">
            <text:p>0.005</text:p>
          </table:table-cell>
          <table:table-cell table:style-name="ce14" table:formula="of:=1*[.M$1]/(2^[.$A14])" office:value-type="float" office:value="0.005859375" calcext:value-type="float">
            <text:p>0.006</text:p>
          </table:table-cell>
          <table:table-cell table:style-name="ce14" table:formula="of:=1*[.N$1]/(2^[.$A14])" office:value-type="float" office:value="0.00634765625" calcext:value-type="float">
            <text:p>0.006</text:p>
          </table:table-cell>
          <table:table-cell table:style-name="ce14" table:formula="of:=1*[.O$1]/(2^[.$A14])" office:value-type="float" office:value="0.0068359375" calcext:value-type="float">
            <text:p>0.007</text:p>
          </table:table-cell>
          <table:table-cell table:style-name="ce14" table:formula="of:=1*[.P$1]/(2^[.$A14])" office:value-type="float" office:value="0.00732421875" calcext:value-type="float">
            <text:p>0.007</text:p>
          </table:table-cell>
          <table:table-cell table:style-name="ce14" table:formula="of:=1*[.Q$1]/(2^[.$A14])" office:value-type="float" office:value="0.0078125" calcext:value-type="float">
            <text:p>0.008</text:p>
          </table:table-cell>
          <table:table-cell table:style-name="ce14" table:formula="of:=1*[.R$1]/(2^[.$A14])" office:value-type="float" office:value="0.00830078125" calcext:value-type="float">
            <text:p>0.008</text:p>
          </table:table-cell>
          <table:table-cell table:style-name="ce14" table:formula="of:=1*[.S$1]/(2^[.$A14])" office:value-type="float" office:value="0.0087890625" calcext:value-type="float">
            <text:p>0.009</text:p>
          </table:table-cell>
          <table:table-cell table:style-name="ce14" table:formula="of:=1*[.T$1]/(2^[.$A14])" office:value-type="float" office:value="0.00927734375" calcext:value-type="float">
            <text:p>0.009</text:p>
          </table:table-cell>
          <table:table-cell table:style-name="ce14" table:formula="of:=1*[.U$1]/(2^[.$A14])" office:value-type="float" office:value="0.009765625" calcext:value-type="float">
            <text:p>0.010</text:p>
          </table:table-cell>
          <table:table-cell table:style-name="ce14" table:formula="of:=1*[.V$1]/(2^[.$A14])" office:value-type="float" office:value="0.01025390625" calcext:value-type="float">
            <text:p>0.010</text:p>
          </table:table-cell>
          <table:table-cell table:style-name="ce14" table:formula="of:=1*[.W$1]/(2^[.$A14])" office:value-type="float" office:value="0.0107421875" calcext:value-type="float">
            <text:p>0.011</text:p>
          </table:table-cell>
          <table:table-cell table:style-name="ce14" table:formula="of:=1*[.X$1]/(2^[.$A14])" office:value-type="float" office:value="0.01123046875" calcext:value-type="float">
            <text:p>0.011</text:p>
          </table:table-cell>
          <table:table-cell table:style-name="ce14" table:formula="of:=1*[.Y$1]/(2^[.$A14])" office:value-type="float" office:value="0.01171875" calcext:value-type="float">
            <text:p>0.012</text:p>
          </table:table-cell>
          <table:table-cell table:style-name="ce14" table:formula="of:=1*[.Z$1]/(2^[.$A14])" office:value-type="float" office:value="0.01220703125" calcext:value-type="float">
            <text:p>0.012</text:p>
          </table:table-cell>
          <table:table-cell table:style-name="ce14" table:formula="of:=1*[.AA$1]/(2^[.$A14])" office:value-type="float" office:value="0.0126953125" calcext:value-type="float">
            <text:p>0.013</text:p>
          </table:table-cell>
          <table:table-cell table:style-name="ce14" table:formula="of:=1*[.AB$1]/(2^[.$A14])" office:value-type="float" office:value="0.01318359375" calcext:value-type="float">
            <text:p>0.013</text:p>
          </table:table-cell>
          <table:table-cell table:style-name="ce14" table:formula="of:=1*[.AC$1]/(2^[.$A14])" office:value-type="float" office:value="0.013671875" calcext:value-type="float">
            <text:p>0.014</text:p>
          </table:table-cell>
          <table:table-cell table:style-name="ce14" table:formula="of:=1*[.AD$1]/(2^[.$A14])" office:value-type="float" office:value="0.01416015625" calcext:value-type="float">
            <text:p>0.014</text:p>
          </table:table-cell>
          <table:table-cell table:style-name="ce14" table:formula="of:=1*[.AE$1]/(2^[.$A14])" office:value-type="float" office:value="0.0146484375" calcext:value-type="float">
            <text:p>0.015</text:p>
          </table:table-cell>
          <table:table-cell table:style-name="ce14" table:formula="of:=1*[.AF$1]/(2^[.$A14])" office:value-type="float" office:value="0.01513671875" calcext:value-type="float">
            <text:p>0.015</text:p>
          </table:table-cell>
          <table:table-cell table:style-name="ce14" table:formula="of:=1*[.AG$1]/(2^[.$A14])" office:value-type="float" office:value="0.015625" calcext:value-type="float">
            <text:p>0.016</text:p>
          </table:table-cell>
          <table:table-cell table:style-name="ce14" table:formula="of:=1*[.AH$1]/(2^[.$A14])" office:value-type="float" office:value="0.01611328125" calcext:value-type="float">
            <text:p>0.016</text:p>
          </table:table-cell>
          <table:table-cell table:style-name="ce14" table:formula="of:=1*[.AI$1]/(2^[.$A14])" office:value-type="float" office:value="0.0166015625" calcext:value-type="float">
            <text:p>0.017</text:p>
          </table:table-cell>
          <table:table-cell table:style-name="ce14" table:formula="of:=1*[.AJ$1]/(2^[.$A14])" office:value-type="float" office:value="0.01708984375" calcext:value-type="float">
            <text:p>0.017</text:p>
          </table:table-cell>
          <table:table-cell table:style-name="ce14" table:formula="of:=1*[.AK$1]/(2^[.$A14])" office:value-type="float" office:value="0.017578125" calcext:value-type="float">
            <text:p>0.018</text:p>
          </table:table-cell>
          <table:table-cell table:style-name="ce14" table:formula="of:=1*[.AL$1]/(2^[.$A14])" office:value-type="float" office:value="0.01806640625" calcext:value-type="float">
            <text:p>0.018</text:p>
          </table:table-cell>
          <table:table-cell table:style-name="ce14" table:formula="of:=1*[.AM$1]/(2^[.$A14])" office:value-type="float" office:value="0.0185546875" calcext:value-type="float">
            <text:p>0.019</text:p>
          </table:table-cell>
          <table:table-cell table:style-name="ce14" table:formula="of:=1*[.AN$1]/(2^[.$A14])" office:value-type="float" office:value="0.01904296875" calcext:value-type="float">
            <text:p>0.019</text:p>
          </table:table-cell>
          <table:table-cell table:style-name="ce14" table:formula="of:=1*[.AO$1]/(2^[.$A14])" office:value-type="float" office:value="0.01953125" calcext:value-type="float">
            <text:p>0.020</text:p>
          </table:table-cell>
          <table:table-cell table:style-name="ce14" table:formula="of:=1*[.AP$1]/(2^[.$A14])" office:value-type="float" office:value="0.02001953125" calcext:value-type="float">
            <text:p>0.020</text:p>
          </table:table-cell>
          <table:table-cell table:style-name="ce14" table:formula="of:=1*[.AQ$1]/(2^[.$A14])" office:value-type="float" office:value="0.0205078125" calcext:value-type="float">
            <text:p>0.021</text:p>
          </table:table-cell>
          <table:table-cell table:style-name="ce14" table:formula="of:=1*[.AR$1]/(2^[.$A14])" office:value-type="float" office:value="0.02099609375" calcext:value-type="float">
            <text:p>0.021</text:p>
          </table:table-cell>
          <table:table-cell table:style-name="ce14" table:formula="of:=1*[.AS$1]/(2^[.$A14])" office:value-type="float" office:value="0.021484375" calcext:value-type="float">
            <text:p>0.021</text:p>
          </table:table-cell>
          <table:table-cell table:style-name="ce14" table:formula="of:=1*[.AT$1]/(2^[.$A14])" office:value-type="float" office:value="0.02197265625" calcext:value-type="float">
            <text:p>0.022</text:p>
          </table:table-cell>
          <table:table-cell table:style-name="ce14" table:formula="of:=1*[.AU$1]/(2^[.$A14])" office:value-type="float" office:value="0.0224609375" calcext:value-type="float">
            <text:p>0.022</text:p>
          </table:table-cell>
          <table:table-cell table:style-name="ce14" table:formula="of:=1*[.AV$1]/(2^[.$A14])" office:value-type="float" office:value="0.02294921875" calcext:value-type="float">
            <text:p>0.023</text:p>
          </table:table-cell>
          <table:table-cell table:style-name="ce14" table:formula="of:=1*[.AW$1]/(2^[.$A14])" office:value-type="float" office:value="0.0234375" calcext:value-type="float">
            <text:p>0.023</text:p>
          </table:table-cell>
          <table:table-cell table:style-name="ce14" table:formula="of:=1*[.AX$1]/(2^[.$A14])" office:value-type="float" office:value="0.02392578125" calcext:value-type="float">
            <text:p>0.024</text:p>
          </table:table-cell>
          <table:table-cell table:style-name="ce14" table:formula="of:=1*[.AY$1]/(2^[.$A14])" office:value-type="float" office:value="0.0244140625" calcext:value-type="float">
            <text:p>0.024</text:p>
          </table:table-cell>
          <table:table-cell table:style-name="ce14" table:formula="of:=1*[.AZ$1]/(2^[.$A14])" office:value-type="float" office:value="0.02490234375" calcext:value-type="float">
            <text:p>0.025</text:p>
          </table:table-cell>
          <table:table-cell table:style-name="ce14" table:formula="of:=1*[.BA$1]/(2^[.$A14])" office:value-type="float" office:value="0.025390625" calcext:value-type="float">
            <text:p>0.025</text:p>
          </table:table-cell>
          <table:table-cell table:style-name="ce14" table:formula="of:=1*[.BB$1]/(2^[.$A14])" office:value-type="float" office:value="0.02587890625" calcext:value-type="float">
            <text:p>0.026</text:p>
          </table:table-cell>
          <table:table-cell table:style-name="ce14" table:formula="of:=1*[.BC$1]/(2^[.$A14])" office:value-type="float" office:value="0.0263671875" calcext:value-type="float">
            <text:p>0.026</text:p>
          </table:table-cell>
          <table:table-cell table:style-name="ce14" table:formula="of:=1*[.BD$1]/(2^[.$A14])" office:value-type="float" office:value="0.02685546875" calcext:value-type="float">
            <text:p>0.027</text:p>
          </table:table-cell>
          <table:table-cell table:style-name="ce14" table:formula="of:=1*[.BE$1]/(2^[.$A14])" office:value-type="float" office:value="0.02734375" calcext:value-type="float">
            <text:p>0.027</text:p>
          </table:table-cell>
          <table:table-cell table:style-name="ce14" table:formula="of:=1*[.BF$1]/(2^[.$A14])" office:value-type="float" office:value="0.02783203125" calcext:value-type="float">
            <text:p>0.028</text:p>
          </table:table-cell>
          <table:table-cell table:style-name="ce14" table:formula="of:=1*[.BG$1]/(2^[.$A14])" office:value-type="float" office:value="0.0283203125" calcext:value-type="float">
            <text:p>0.028</text:p>
          </table:table-cell>
          <table:table-cell table:style-name="ce14" table:formula="of:=1*[.BH$1]/(2^[.$A14])" office:value-type="float" office:value="0.02880859375" calcext:value-type="float">
            <text:p>0.029</text:p>
          </table:table-cell>
          <table:table-cell table:style-name="ce14" table:formula="of:=1*[.BI$1]/(2^[.$A14])" office:value-type="float" office:value="0.029296875" calcext:value-type="float">
            <text:p>0.029</text:p>
          </table:table-cell>
          <table:table-cell table:style-name="ce14" table:formula="of:=1*[.BJ$1]/(2^[.$A14])" office:value-type="float" office:value="0.02978515625" calcext:value-type="float">
            <text:p>0.030</text:p>
          </table:table-cell>
          <table:table-cell table:style-name="ce14" table:formula="of:=1*[.BK$1]/(2^[.$A14])" office:value-type="float" office:value="0.0302734375" calcext:value-type="float">
            <text:p>0.030</text:p>
          </table:table-cell>
          <table:table-cell table:style-name="ce14" table:formula="of:=1*[.BL$1]/(2^[.$A14])" office:value-type="float" office:value="0.03076171875" calcext:value-type="float">
            <text:p>0.031</text:p>
          </table:table-cell>
          <table:table-cell table:style-name="ce14" table:formula="of:=1*[.BM$1]/(2^[.$A14])" office:value-type="float" office:value="0.03125" calcext:value-type="float">
            <text:p>0.031</text:p>
          </table:table-cell>
          <table:table-cell table:style-name="ce14" table:formula="of:=1*[.BN$1]/(2^[.$A14])" office:value-type="float" office:value="0.03173828125" calcext:value-type="float">
            <text:p>0.032</text:p>
          </table:table-cell>
          <table:table-cell table:style-name="ce14" table:formula="of:=1*[.BO$1]/(2^[.$A14])" office:value-type="float" office:value="0.0322265625" calcext:value-type="float">
            <text:p>0.032</text:p>
          </table:table-cell>
          <table:table-cell table:style-name="ce14" table:formula="of:=1*[.BP$1]/(2^[.$A14])" office:value-type="float" office:value="0.03271484375" calcext:value-type="float">
            <text:p>0.033</text:p>
          </table:table-cell>
          <table:table-cell table:style-name="ce14" table:formula="of:=1*[.BQ$1]/(2^[.$A14])" office:value-type="float" office:value="0.033203125" calcext:value-type="float">
            <text:p>0.033</text:p>
          </table:table-cell>
          <table:table-cell table:style-name="ce14" table:formula="of:=1*[.BR$1]/(2^[.$A14])" office:value-type="float" office:value="0.03369140625" calcext:value-type="float">
            <text:p>0.034</text:p>
          </table:table-cell>
          <table:table-cell table:style-name="ce14" table:formula="of:=1*[.BS$1]/(2^[.$A14])" office:value-type="float" office:value="0.0341796875" calcext:value-type="float">
            <text:p>0.034</text:p>
          </table:table-cell>
          <table:table-cell table:style-name="ce14" table:formula="of:=1*[.BT$1]/(2^[.$A14])" office:value-type="float" office:value="0.03466796875" calcext:value-type="float">
            <text:p>0.035</text:p>
          </table:table-cell>
          <table:table-cell/>
        </table:table-row>
        <table:table-row table:style-name="ro1">
          <table:table-cell table:number-columns-repeated="73"/>
        </table:table-row>
        <table:table-row table:style-name="ro2">
          <table:table-cell office:value-type="string" calcext:value-type="string">
            <text:p>goal multiply value</text:p>
            <text:p>(floating point)</text:p>
          </table:table-cell>
          <table:table-cell table:style-name="ce15" office:value-type="float" office:value="2.155" calcext:value-type="float">
            <text:p>2.155</text:p>
          </table:table-cell>
          <table:table-cell table:number-columns-repeated="71"/>
        </table:table-row>
        <table:table-row table:style-name="ro1">
          <table:table-cell table:number-columns-repeated="73"/>
        </table:table-row>
        <table:table-row table:style-name="ro1">
          <table:table-cell office:value-type="string" calcext:value-type="string">
            <text:p>x/(2^n)</text:p>
          </table:table-cell>
          <table:table-cell office:value-type="string" calcext:value-type="string">
            <text:p>Integer multiply, then rightshift error (percent):</text:p>
          </table:table-cell>
          <table:table-cell table:number-columns-repeated="71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16" table:formula="of:=([.B4]-[.$B$16])/[.$B$16]*100" office:value-type="float" office:value="-76.7981438515081" calcext:value-type="float">
            <text:p>-76.80</text:p>
          </table:table-cell>
          <table:table-cell table:style-name="ce16" table:formula="of:=([.C4]-[.$B$16])/[.$B$16]*100" office:value-type="float" office:value="-53.5962877030162" calcext:value-type="float">
            <text:p>-53.60</text:p>
          </table:table-cell>
          <table:table-cell table:style-name="ce16" table:formula="of:=([.D4]-[.$B$16])/[.$B$16]*100" office:value-type="float" office:value="-30.3944315545244" calcext:value-type="float">
            <text:p>-30.39</text:p>
          </table:table-cell>
          <table:table-cell table:style-name="ce16" table:formula="of:=([.E4]-[.$B$16])/[.$B$16]*100" office:value-type="float" office:value="-7.19257540603247" calcext:value-type="float">
            <text:p>-7.19</text:p>
          </table:table-cell>
          <table:table-cell table:style-name="ce16" table:formula="of:=([.F4]-[.$B$16])/[.$B$16]*100" office:value-type="float" office:value="16.0092807424594" calcext:value-type="float">
            <text:p>16.01</text:p>
          </table:table-cell>
          <table:table-cell table:style-name="ce16" table:formula="of:=([.G4]-[.$B$16])/[.$B$16]*100" office:value-type="float" office:value="39.2111368909513" calcext:value-type="float">
            <text:p>39.21</text:p>
          </table:table-cell>
          <table:table-cell table:style-name="ce16" table:formula="of:=([.H4]-[.$B$16])/[.$B$16]*100" office:value-type="float" office:value="62.4129930394432" calcext:value-type="float">
            <text:p>62.41</text:p>
          </table:table-cell>
          <table:table-cell table:style-name="ce16" table:formula="of:=([.I4]-[.$B$16])/[.$B$16]*100" office:value-type="float" office:value="85.6148491879351" calcext:value-type="float">
            <text:p>85.61</text:p>
          </table:table-cell>
          <table:table-cell table:style-name="ce16" table:formula="of:=([.J4]-[.$B$16])/[.$B$16]*100" office:value-type="float" office:value="108.816705336427" calcext:value-type="float">
            <text:p>108.82</text:p>
          </table:table-cell>
          <table:table-cell table:style-name="ce16" table:formula="of:=([.K4]-[.$B$16])/[.$B$16]*100" office:value-type="float" office:value="132.018561484919" calcext:value-type="float">
            <text:p>132.02</text:p>
          </table:table-cell>
          <table:table-cell table:style-name="ce16" table:formula="of:=([.L4]-[.$B$16])/[.$B$16]*100" office:value-type="float" office:value="155.220417633411" calcext:value-type="float">
            <text:p>155.22</text:p>
          </table:table-cell>
          <table:table-cell table:style-name="ce16" table:formula="of:=([.M4]-[.$B$16])/[.$B$16]*100" office:value-type="float" office:value="178.422273781903" calcext:value-type="float">
            <text:p>178.42</text:p>
          </table:table-cell>
          <table:table-cell table:style-name="ce16" table:formula="of:=([.N4]-[.$B$16])/[.$B$16]*100" office:value-type="float" office:value="201.624129930394" calcext:value-type="float">
            <text:p>201.62</text:p>
          </table:table-cell>
          <table:table-cell table:style-name="ce16" table:formula="of:=([.O4]-[.$B$16])/[.$B$16]*100" office:value-type="float" office:value="224.825986078886" calcext:value-type="float">
            <text:p>224.83</text:p>
          </table:table-cell>
          <table:table-cell table:style-name="ce16" table:formula="of:=([.P4]-[.$B$16])/[.$B$16]*100" office:value-type="float" office:value="248.027842227378" calcext:value-type="float">
            <text:p>248.03</text:p>
          </table:table-cell>
          <table:table-cell table:style-name="ce16" table:formula="of:=([.Q4]-[.$B$16])/[.$B$16]*100" office:value-type="float" office:value="271.22969837587" calcext:value-type="float">
            <text:p>271.23</text:p>
          </table:table-cell>
          <table:table-cell table:style-name="ce16" table:formula="of:=([.R4]-[.$B$16])/[.$B$16]*100" office:value-type="float" office:value="294.431554524362" calcext:value-type="float">
            <text:p>294.43</text:p>
          </table:table-cell>
          <table:table-cell table:style-name="ce16" table:formula="of:=([.S4]-[.$B$16])/[.$B$16]*100" office:value-type="float" office:value="317.633410672854" calcext:value-type="float">
            <text:p>317.63</text:p>
          </table:table-cell>
          <table:table-cell table:style-name="ce16" table:formula="of:=([.T4]-[.$B$16])/[.$B$16]*100" office:value-type="float" office:value="340.835266821346" calcext:value-type="float">
            <text:p>340.84</text:p>
          </table:table-cell>
          <table:table-cell table:style-name="ce16" table:formula="of:=([.U4]-[.$B$16])/[.$B$16]*100" office:value-type="float" office:value="364.037122969838" calcext:value-type="float">
            <text:p>364.04</text:p>
          </table:table-cell>
          <table:table-cell table:style-name="ce16" table:formula="of:=([.V4]-[.$B$16])/[.$B$16]*100" office:value-type="float" office:value="387.23897911833" calcext:value-type="float">
            <text:p>387.24</text:p>
          </table:table-cell>
          <table:table-cell table:style-name="ce16" table:formula="of:=([.W4]-[.$B$16])/[.$B$16]*100" office:value-type="float" office:value="410.440835266821" calcext:value-type="float">
            <text:p>410.44</text:p>
          </table:table-cell>
          <table:table-cell table:style-name="ce16" table:formula="of:=([.X4]-[.$B$16])/[.$B$16]*100" office:value-type="float" office:value="433.642691415313" calcext:value-type="float">
            <text:p>433.64</text:p>
          </table:table-cell>
          <table:table-cell table:style-name="ce16" table:formula="of:=([.Y4]-[.$B$16])/[.$B$16]*100" office:value-type="float" office:value="456.844547563805" calcext:value-type="float">
            <text:p>456.84</text:p>
          </table:table-cell>
          <table:table-cell table:style-name="ce16" table:formula="of:=([.Z4]-[.$B$16])/[.$B$16]*100" office:value-type="float" office:value="480.046403712297" calcext:value-type="float">
            <text:p>480.05</text:p>
          </table:table-cell>
          <table:table-cell table:style-name="ce16" table:formula="of:=([.AA4]-[.$B$16])/[.$B$16]*100" office:value-type="float" office:value="503.248259860789" calcext:value-type="float">
            <text:p>503.25</text:p>
          </table:table-cell>
          <table:table-cell table:style-name="ce16" table:formula="of:=([.AB4]-[.$B$16])/[.$B$16]*100" office:value-type="float" office:value="526.450116009281" calcext:value-type="float">
            <text:p>526.45</text:p>
          </table:table-cell>
          <table:table-cell table:style-name="ce16" table:formula="of:=([.AC4]-[.$B$16])/[.$B$16]*100" office:value-type="float" office:value="549.651972157773" calcext:value-type="float">
            <text:p>549.65</text:p>
          </table:table-cell>
          <table:table-cell table:style-name="ce16" table:formula="of:=([.AD4]-[.$B$16])/[.$B$16]*100" office:value-type="float" office:value="572.853828306265" calcext:value-type="float">
            <text:p>572.85</text:p>
          </table:table-cell>
          <table:table-cell table:style-name="ce16" table:formula="of:=([.AE4]-[.$B$16])/[.$B$16]*100" office:value-type="float" office:value="596.055684454757" calcext:value-type="float">
            <text:p>596.06</text:p>
          </table:table-cell>
          <table:table-cell table:style-name="ce16" table:formula="of:=([.AF4]-[.$B$16])/[.$B$16]*100" office:value-type="float" office:value="619.257540603248" calcext:value-type="float">
            <text:p>619.26</text:p>
          </table:table-cell>
          <table:table-cell table:style-name="ce16" table:formula="of:=([.AG4]-[.$B$16])/[.$B$16]*100" office:value-type="float" office:value="642.45939675174" calcext:value-type="float">
            <text:p>642.46</text:p>
          </table:table-cell>
          <table:table-cell table:style-name="ce16" table:formula="of:=([.AH4]-[.$B$16])/[.$B$16]*100" office:value-type="float" office:value="665.661252900232" calcext:value-type="float">
            <text:p>665.66</text:p>
          </table:table-cell>
          <table:table-cell table:style-name="ce16" table:formula="of:=([.AI4]-[.$B$16])/[.$B$16]*100" office:value-type="float" office:value="688.863109048724" calcext:value-type="float">
            <text:p>688.86</text:p>
          </table:table-cell>
          <table:table-cell table:style-name="ce16" table:formula="of:=([.AJ4]-[.$B$16])/[.$B$16]*100" office:value-type="float" office:value="712.064965197216" calcext:value-type="float">
            <text:p>712.06</text:p>
          </table:table-cell>
          <table:table-cell table:style-name="ce16" table:formula="of:=([.AK4]-[.$B$16])/[.$B$16]*100" office:value-type="float" office:value="735.266821345708" calcext:value-type="float">
            <text:p>735.27</text:p>
          </table:table-cell>
          <table:table-cell table:style-name="ce16" table:formula="of:=([.AL4]-[.$B$16])/[.$B$16]*100" office:value-type="float" office:value="758.4686774942" calcext:value-type="float">
            <text:p>758.47</text:p>
          </table:table-cell>
          <table:table-cell table:style-name="ce16" table:formula="of:=([.AM4]-[.$B$16])/[.$B$16]*100" office:value-type="float" office:value="781.670533642692" calcext:value-type="float">
            <text:p>781.67</text:p>
          </table:table-cell>
          <table:table-cell table:style-name="ce16" table:formula="of:=([.AN4]-[.$B$16])/[.$B$16]*100" office:value-type="float" office:value="804.872389791183" calcext:value-type="float">
            <text:p>804.87</text:p>
          </table:table-cell>
          <table:table-cell table:style-name="ce16" table:formula="of:=([.AO4]-[.$B$16])/[.$B$16]*100" office:value-type="float" office:value="828.074245939675" calcext:value-type="float">
            <text:p>828.07</text:p>
          </table:table-cell>
          <table:table-cell table:style-name="ce16" table:formula="of:=([.AP4]-[.$B$16])/[.$B$16]*100" office:value-type="float" office:value="851.276102088167" calcext:value-type="float">
            <text:p>851.28</text:p>
          </table:table-cell>
          <table:table-cell table:style-name="ce16" table:formula="of:=([.AQ4]-[.$B$16])/[.$B$16]*100" office:value-type="float" office:value="874.477958236659" calcext:value-type="float">
            <text:p>874.48</text:p>
          </table:table-cell>
          <table:table-cell table:style-name="ce16" table:formula="of:=([.AR4]-[.$B$16])/[.$B$16]*100" office:value-type="float" office:value="897.679814385151" calcext:value-type="float">
            <text:p>897.68</text:p>
          </table:table-cell>
          <table:table-cell table:style-name="ce16" table:formula="of:=([.AS4]-[.$B$16])/[.$B$16]*100" office:value-type="float" office:value="920.881670533643" calcext:value-type="float">
            <text:p>920.88</text:p>
          </table:table-cell>
          <table:table-cell table:style-name="ce16" table:formula="of:=([.AT4]-[.$B$16])/[.$B$16]*100" office:value-type="float" office:value="944.083526682135" calcext:value-type="float">
            <text:p>944.08</text:p>
          </table:table-cell>
          <table:table-cell table:style-name="ce16" table:formula="of:=([.AU4]-[.$B$16])/[.$B$16]*100" office:value-type="float" office:value="967.285382830626" calcext:value-type="float">
            <text:p>967.29</text:p>
          </table:table-cell>
          <table:table-cell table:style-name="ce16" table:formula="of:=([.AV4]-[.$B$16])/[.$B$16]*100" office:value-type="float" office:value="990.487238979118" calcext:value-type="float">
            <text:p>990.49</text:p>
          </table:table-cell>
          <table:table-cell table:style-name="ce16" table:formula="of:=([.AW4]-[.$B$16])/[.$B$16]*100" office:value-type="float" office:value="1013.68909512761" calcext:value-type="float">
            <text:p>1013.69</text:p>
          </table:table-cell>
          <table:table-cell table:style-name="ce16" table:formula="of:=([.AX4]-[.$B$16])/[.$B$16]*100" office:value-type="float" office:value="1036.8909512761" calcext:value-type="float">
            <text:p>1036.89</text:p>
          </table:table-cell>
          <table:table-cell table:style-name="ce16" table:formula="of:=([.AY4]-[.$B$16])/[.$B$16]*100" office:value-type="float" office:value="1060.09280742459" calcext:value-type="float">
            <text:p>1060.09</text:p>
          </table:table-cell>
          <table:table-cell table:style-name="ce16" table:formula="of:=([.AZ4]-[.$B$16])/[.$B$16]*100" office:value-type="float" office:value="1083.29466357309" calcext:value-type="float">
            <text:p>1083.29</text:p>
          </table:table-cell>
          <table:table-cell table:style-name="ce16" table:formula="of:=([.BA4]-[.$B$16])/[.$B$16]*100" office:value-type="float" office:value="1106.49651972158" calcext:value-type="float">
            <text:p>1106.50</text:p>
          </table:table-cell>
          <table:table-cell table:style-name="ce16" table:formula="of:=([.BB4]-[.$B$16])/[.$B$16]*100" office:value-type="float" office:value="1129.69837587007" calcext:value-type="float">
            <text:p>1129.70</text:p>
          </table:table-cell>
          <table:table-cell table:style-name="ce16" table:formula="of:=([.BC4]-[.$B$16])/[.$B$16]*100" office:value-type="float" office:value="1152.90023201856" calcext:value-type="float">
            <text:p>1152.90</text:p>
          </table:table-cell>
          <table:table-cell table:style-name="ce16" table:formula="of:=([.BD4]-[.$B$16])/[.$B$16]*100" office:value-type="float" office:value="1176.10208816705" calcext:value-type="float">
            <text:p>1176.10</text:p>
          </table:table-cell>
          <table:table-cell table:style-name="ce16" table:formula="of:=([.BE4]-[.$B$16])/[.$B$16]*100" office:value-type="float" office:value="1199.30394431555" calcext:value-type="float">
            <text:p>1199.30</text:p>
          </table:table-cell>
          <table:table-cell table:style-name="ce16" table:formula="of:=([.BF4]-[.$B$16])/[.$B$16]*100" office:value-type="float" office:value="1222.50580046404" calcext:value-type="float">
            <text:p>1222.51</text:p>
          </table:table-cell>
          <table:table-cell table:style-name="ce16" table:formula="of:=([.BG4]-[.$B$16])/[.$B$16]*100" office:value-type="float" office:value="1245.70765661253" calcext:value-type="float">
            <text:p>1245.71</text:p>
          </table:table-cell>
          <table:table-cell table:style-name="ce16" table:formula="of:=([.BH4]-[.$B$16])/[.$B$16]*100" office:value-type="float" office:value="1268.90951276102" calcext:value-type="float">
            <text:p>1268.91</text:p>
          </table:table-cell>
          <table:table-cell table:style-name="ce16" table:formula="of:=([.BI4]-[.$B$16])/[.$B$16]*100" office:value-type="float" office:value="1292.11136890951" calcext:value-type="float">
            <text:p>1292.11</text:p>
          </table:table-cell>
          <table:table-cell table:style-name="ce16" table:formula="of:=([.BJ4]-[.$B$16])/[.$B$16]*100" office:value-type="float" office:value="1315.313225058" calcext:value-type="float">
            <text:p>1315.31</text:p>
          </table:table-cell>
          <table:table-cell table:style-name="ce16" table:formula="of:=([.BK4]-[.$B$16])/[.$B$16]*100" office:value-type="float" office:value="1338.5150812065" calcext:value-type="float">
            <text:p>1338.52</text:p>
          </table:table-cell>
          <table:table-cell table:style-name="ce16" table:formula="of:=([.BL4]-[.$B$16])/[.$B$16]*100" office:value-type="float" office:value="1361.71693735499" calcext:value-type="float">
            <text:p>1361.72</text:p>
          </table:table-cell>
          <table:table-cell table:style-name="ce16" table:formula="of:=([.BM4]-[.$B$16])/[.$B$16]*100" office:value-type="float" office:value="1384.91879350348" calcext:value-type="float">
            <text:p>1384.92</text:p>
          </table:table-cell>
          <table:table-cell table:style-name="ce16" table:formula="of:=([.BN4]-[.$B$16])/[.$B$16]*100" office:value-type="float" office:value="1408.12064965197" calcext:value-type="float">
            <text:p>1408.12</text:p>
          </table:table-cell>
          <table:table-cell table:style-name="ce16" table:formula="of:=([.BO4]-[.$B$16])/[.$B$16]*100" office:value-type="float" office:value="1431.32250580046" calcext:value-type="float">
            <text:p>1431.32</text:p>
          </table:table-cell>
          <table:table-cell table:style-name="ce16" table:formula="of:=([.BP4]-[.$B$16])/[.$B$16]*100" office:value-type="float" office:value="1454.52436194896" calcext:value-type="float">
            <text:p>1454.52</text:p>
          </table:table-cell>
          <table:table-cell table:style-name="ce16" table:formula="of:=([.BQ4]-[.$B$16])/[.$B$16]*100" office:value-type="float" office:value="1477.72621809745" calcext:value-type="float">
            <text:p>1477.73</text:p>
          </table:table-cell>
          <table:table-cell table:style-name="ce16" table:formula="of:=([.BR4]-[.$B$16])/[.$B$16]*100" office:value-type="float" office:value="1500.92807424594" calcext:value-type="float">
            <text:p>1500.93</text:p>
          </table:table-cell>
          <table:table-cell table:style-name="ce16" table:formula="of:=([.BS4]-[.$B$16])/[.$B$16]*100" office:value-type="float" office:value="1524.12993039443" calcext:value-type="float">
            <text:p>1524.13</text:p>
          </table:table-cell>
          <table:table-cell table:style-name="ce16" table:formula="of:=([.BT4]-[.$B$16])/[.$B$16]*100" office:value-type="float" office:value="1547.33178654292" calcext:value-type="float">
            <text:p>1547.33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" table:formula="of:=([.B5]-[.$B$16])/[.$B$16]*100" office:value-type="float" office:value="-88.3990719257541" calcext:value-type="float">
            <text:p>-88.40</text:p>
          </table:table-cell>
          <table:table-cell table:style-name="ce16" table:formula="of:=([.C5]-[.$B$16])/[.$B$16]*100" office:value-type="float" office:value="-76.7981438515081" calcext:value-type="float">
            <text:p>-76.80</text:p>
          </table:table-cell>
          <table:table-cell table:style-name="ce16" table:formula="of:=([.D5]-[.$B$16])/[.$B$16]*100" office:value-type="float" office:value="-65.1972157772622" calcext:value-type="float">
            <text:p>-65.20</text:p>
          </table:table-cell>
          <table:table-cell table:style-name="ce16" table:formula="of:=([.E5]-[.$B$16])/[.$B$16]*100" office:value-type="float" office:value="-53.5962877030162" calcext:value-type="float">
            <text:p>-53.60</text:p>
          </table:table-cell>
          <table:table-cell table:style-name="ce16" table:formula="of:=([.F5]-[.$B$16])/[.$B$16]*100" office:value-type="float" office:value="-41.9953596287703" calcext:value-type="float">
            <text:p>-42.00</text:p>
          </table:table-cell>
          <table:table-cell table:style-name="ce16" table:formula="of:=([.G5]-[.$B$16])/[.$B$16]*100" office:value-type="float" office:value="-30.3944315545244" calcext:value-type="float">
            <text:p>-30.39</text:p>
          </table:table-cell>
          <table:table-cell table:style-name="ce16" table:formula="of:=([.H5]-[.$B$16])/[.$B$16]*100" office:value-type="float" office:value="-18.7935034802784" calcext:value-type="float">
            <text:p>-18.79</text:p>
          </table:table-cell>
          <table:table-cell table:style-name="ce16" table:formula="of:=([.I5]-[.$B$16])/[.$B$16]*100" office:value-type="float" office:value="-7.19257540603247" calcext:value-type="float">
            <text:p>-7.19</text:p>
          </table:table-cell>
          <table:table-cell table:style-name="ce16" table:formula="of:=([.J5]-[.$B$16])/[.$B$16]*100" office:value-type="float" office:value="4.40835266821347" calcext:value-type="float">
            <text:p>4.41</text:p>
          </table:table-cell>
          <table:table-cell table:style-name="ce16" table:formula="of:=([.K5]-[.$B$16])/[.$B$16]*100" office:value-type="float" office:value="16.0092807424594" calcext:value-type="float">
            <text:p>16.01</text:p>
          </table:table-cell>
          <table:table-cell table:style-name="ce16" table:formula="of:=([.L5]-[.$B$16])/[.$B$16]*100" office:value-type="float" office:value="27.6102088167054" calcext:value-type="float">
            <text:p>27.61</text:p>
          </table:table-cell>
          <table:table-cell table:style-name="ce16" table:formula="of:=([.M5]-[.$B$16])/[.$B$16]*100" office:value-type="float" office:value="39.2111368909513" calcext:value-type="float">
            <text:p>39.21</text:p>
          </table:table-cell>
          <table:table-cell table:style-name="ce16" table:formula="of:=([.N5]-[.$B$16])/[.$B$16]*100" office:value-type="float" office:value="50.8120649651972" calcext:value-type="float">
            <text:p>50.81</text:p>
          </table:table-cell>
          <table:table-cell table:style-name="ce16" table:formula="of:=([.O5]-[.$B$16])/[.$B$16]*100" office:value-type="float" office:value="62.4129930394432" calcext:value-type="float">
            <text:p>62.41</text:p>
          </table:table-cell>
          <table:table-cell table:style-name="ce16" table:formula="of:=([.P5]-[.$B$16])/[.$B$16]*100" office:value-type="float" office:value="74.0139211136891" calcext:value-type="float">
            <text:p>74.01</text:p>
          </table:table-cell>
          <table:table-cell table:style-name="ce16" table:formula="of:=([.Q5]-[.$B$16])/[.$B$16]*100" office:value-type="float" office:value="85.6148491879351" calcext:value-type="float">
            <text:p>85.61</text:p>
          </table:table-cell>
          <table:table-cell table:style-name="ce16" table:formula="of:=([.R5]-[.$B$16])/[.$B$16]*100" office:value-type="float" office:value="97.215777262181" calcext:value-type="float">
            <text:p>97.22</text:p>
          </table:table-cell>
          <table:table-cell table:style-name="ce16" table:formula="of:=([.S5]-[.$B$16])/[.$B$16]*100" office:value-type="float" office:value="108.816705336427" calcext:value-type="float">
            <text:p>108.82</text:p>
          </table:table-cell>
          <table:table-cell table:style-name="ce16" table:formula="of:=([.T5]-[.$B$16])/[.$B$16]*100" office:value-type="float" office:value="120.417633410673" calcext:value-type="float">
            <text:p>120.42</text:p>
          </table:table-cell>
          <table:table-cell table:style-name="ce16" table:formula="of:=([.U5]-[.$B$16])/[.$B$16]*100" office:value-type="float" office:value="132.018561484919" calcext:value-type="float">
            <text:p>132.02</text:p>
          </table:table-cell>
          <table:table-cell table:style-name="ce16" table:formula="of:=([.V5]-[.$B$16])/[.$B$16]*100" office:value-type="float" office:value="143.619489559165" calcext:value-type="float">
            <text:p>143.62</text:p>
          </table:table-cell>
          <table:table-cell table:style-name="ce16" table:formula="of:=([.W5]-[.$B$16])/[.$B$16]*100" office:value-type="float" office:value="155.220417633411" calcext:value-type="float">
            <text:p>155.22</text:p>
          </table:table-cell>
          <table:table-cell table:style-name="ce16" table:formula="of:=([.X5]-[.$B$16])/[.$B$16]*100" office:value-type="float" office:value="166.821345707657" calcext:value-type="float">
            <text:p>166.82</text:p>
          </table:table-cell>
          <table:table-cell table:style-name="ce16" table:formula="of:=([.Y5]-[.$B$16])/[.$B$16]*100" office:value-type="float" office:value="178.422273781903" calcext:value-type="float">
            <text:p>178.42</text:p>
          </table:table-cell>
          <table:table-cell table:style-name="ce16" table:formula="of:=([.Z5]-[.$B$16])/[.$B$16]*100" office:value-type="float" office:value="190.023201856149" calcext:value-type="float">
            <text:p>190.02</text:p>
          </table:table-cell>
          <table:table-cell table:style-name="ce16" table:formula="of:=([.AA5]-[.$B$16])/[.$B$16]*100" office:value-type="float" office:value="201.624129930394" calcext:value-type="float">
            <text:p>201.62</text:p>
          </table:table-cell>
          <table:table-cell table:style-name="ce16" table:formula="of:=([.AB5]-[.$B$16])/[.$B$16]*100" office:value-type="float" office:value="213.22505800464" calcext:value-type="float">
            <text:p>213.23</text:p>
          </table:table-cell>
          <table:table-cell table:style-name="ce16" table:formula="of:=([.AC5]-[.$B$16])/[.$B$16]*100" office:value-type="float" office:value="224.825986078886" calcext:value-type="float">
            <text:p>224.83</text:p>
          </table:table-cell>
          <table:table-cell table:style-name="ce16" table:formula="of:=([.AD5]-[.$B$16])/[.$B$16]*100" office:value-type="float" office:value="236.426914153132" calcext:value-type="float">
            <text:p>236.43</text:p>
          </table:table-cell>
          <table:table-cell table:style-name="ce16" table:formula="of:=([.AE5]-[.$B$16])/[.$B$16]*100" office:value-type="float" office:value="248.027842227378" calcext:value-type="float">
            <text:p>248.03</text:p>
          </table:table-cell>
          <table:table-cell table:style-name="ce16" table:formula="of:=([.AF5]-[.$B$16])/[.$B$16]*100" office:value-type="float" office:value="259.628770301624" calcext:value-type="float">
            <text:p>259.63</text:p>
          </table:table-cell>
          <table:table-cell table:style-name="ce16" table:formula="of:=([.AG5]-[.$B$16])/[.$B$16]*100" office:value-type="float" office:value="271.22969837587" calcext:value-type="float">
            <text:p>271.23</text:p>
          </table:table-cell>
          <table:table-cell table:style-name="ce16" table:formula="of:=([.AH5]-[.$B$16])/[.$B$16]*100" office:value-type="float" office:value="282.830626450116" calcext:value-type="float">
            <text:p>282.83</text:p>
          </table:table-cell>
          <table:table-cell table:style-name="ce16" table:formula="of:=([.AI5]-[.$B$16])/[.$B$16]*100" office:value-type="float" office:value="294.431554524362" calcext:value-type="float">
            <text:p>294.43</text:p>
          </table:table-cell>
          <table:table-cell table:style-name="ce16" table:formula="of:=([.AJ5]-[.$B$16])/[.$B$16]*100" office:value-type="float" office:value="306.032482598608" calcext:value-type="float">
            <text:p>306.03</text:p>
          </table:table-cell>
          <table:table-cell table:style-name="ce16" table:formula="of:=([.AK5]-[.$B$16])/[.$B$16]*100" office:value-type="float" office:value="317.633410672854" calcext:value-type="float">
            <text:p>317.63</text:p>
          </table:table-cell>
          <table:table-cell table:style-name="ce16" table:formula="of:=([.AL5]-[.$B$16])/[.$B$16]*100" office:value-type="float" office:value="329.2343387471" calcext:value-type="float">
            <text:p>329.23</text:p>
          </table:table-cell>
          <table:table-cell table:style-name="ce16" table:formula="of:=([.AM5]-[.$B$16])/[.$B$16]*100" office:value-type="float" office:value="340.835266821346" calcext:value-type="float">
            <text:p>340.84</text:p>
          </table:table-cell>
          <table:table-cell table:style-name="ce16" table:formula="of:=([.AN5]-[.$B$16])/[.$B$16]*100" office:value-type="float" office:value="352.436194895592" calcext:value-type="float">
            <text:p>352.44</text:p>
          </table:table-cell>
          <table:table-cell table:style-name="ce16" table:formula="of:=([.AO5]-[.$B$16])/[.$B$16]*100" office:value-type="float" office:value="364.037122969838" calcext:value-type="float">
            <text:p>364.04</text:p>
          </table:table-cell>
          <table:table-cell table:style-name="ce16" table:formula="of:=([.AP5]-[.$B$16])/[.$B$16]*100" office:value-type="float" office:value="375.638051044084" calcext:value-type="float">
            <text:p>375.64</text:p>
          </table:table-cell>
          <table:table-cell table:style-name="ce16" table:formula="of:=([.AQ5]-[.$B$16])/[.$B$16]*100" office:value-type="float" office:value="387.23897911833" calcext:value-type="float">
            <text:p>387.24</text:p>
          </table:table-cell>
          <table:table-cell table:style-name="ce16" table:formula="of:=([.AR5]-[.$B$16])/[.$B$16]*100" office:value-type="float" office:value="398.839907192576" calcext:value-type="float">
            <text:p>398.84</text:p>
          </table:table-cell>
          <table:table-cell table:style-name="ce16" table:formula="of:=([.AS5]-[.$B$16])/[.$B$16]*100" office:value-type="float" office:value="410.440835266821" calcext:value-type="float">
            <text:p>410.44</text:p>
          </table:table-cell>
          <table:table-cell table:style-name="ce16" table:formula="of:=([.AT5]-[.$B$16])/[.$B$16]*100" office:value-type="float" office:value="422.041763341067" calcext:value-type="float">
            <text:p>422.04</text:p>
          </table:table-cell>
          <table:table-cell table:style-name="ce16" table:formula="of:=([.AU5]-[.$B$16])/[.$B$16]*100" office:value-type="float" office:value="433.642691415313" calcext:value-type="float">
            <text:p>433.64</text:p>
          </table:table-cell>
          <table:table-cell table:style-name="ce16" table:formula="of:=([.AV5]-[.$B$16])/[.$B$16]*100" office:value-type="float" office:value="445.243619489559" calcext:value-type="float">
            <text:p>445.24</text:p>
          </table:table-cell>
          <table:table-cell table:style-name="ce16" table:formula="of:=([.AW5]-[.$B$16])/[.$B$16]*100" office:value-type="float" office:value="456.844547563805" calcext:value-type="float">
            <text:p>456.84</text:p>
          </table:table-cell>
          <table:table-cell table:style-name="ce16" table:formula="of:=([.AX5]-[.$B$16])/[.$B$16]*100" office:value-type="float" office:value="468.445475638051" calcext:value-type="float">
            <text:p>468.45</text:p>
          </table:table-cell>
          <table:table-cell table:style-name="ce16" table:formula="of:=([.AY5]-[.$B$16])/[.$B$16]*100" office:value-type="float" office:value="480.046403712297" calcext:value-type="float">
            <text:p>480.05</text:p>
          </table:table-cell>
          <table:table-cell table:style-name="ce16" table:formula="of:=([.AZ5]-[.$B$16])/[.$B$16]*100" office:value-type="float" office:value="491.647331786543" calcext:value-type="float">
            <text:p>491.65</text:p>
          </table:table-cell>
          <table:table-cell table:style-name="ce16" table:formula="of:=([.BA5]-[.$B$16])/[.$B$16]*100" office:value-type="float" office:value="503.248259860789" calcext:value-type="float">
            <text:p>503.25</text:p>
          </table:table-cell>
          <table:table-cell table:style-name="ce16" table:formula="of:=([.BB5]-[.$B$16])/[.$B$16]*100" office:value-type="float" office:value="514.849187935035" calcext:value-type="float">
            <text:p>514.85</text:p>
          </table:table-cell>
          <table:table-cell table:style-name="ce16" table:formula="of:=([.BC5]-[.$B$16])/[.$B$16]*100" office:value-type="float" office:value="526.450116009281" calcext:value-type="float">
            <text:p>526.45</text:p>
          </table:table-cell>
          <table:table-cell table:style-name="ce16" table:formula="of:=([.BD5]-[.$B$16])/[.$B$16]*100" office:value-type="float" office:value="538.051044083527" calcext:value-type="float">
            <text:p>538.05</text:p>
          </table:table-cell>
          <table:table-cell table:style-name="ce16" table:formula="of:=([.BE5]-[.$B$16])/[.$B$16]*100" office:value-type="float" office:value="549.651972157773" calcext:value-type="float">
            <text:p>549.65</text:p>
          </table:table-cell>
          <table:table-cell table:style-name="ce16" table:formula="of:=([.BF5]-[.$B$16])/[.$B$16]*100" office:value-type="float" office:value="561.252900232019" calcext:value-type="float">
            <text:p>561.25</text:p>
          </table:table-cell>
          <table:table-cell table:style-name="ce16" table:formula="of:=([.BG5]-[.$B$16])/[.$B$16]*100" office:value-type="float" office:value="572.853828306265" calcext:value-type="float">
            <text:p>572.85</text:p>
          </table:table-cell>
          <table:table-cell table:style-name="ce16" table:formula="of:=([.BH5]-[.$B$16])/[.$B$16]*100" office:value-type="float" office:value="584.454756380511" calcext:value-type="float">
            <text:p>584.45</text:p>
          </table:table-cell>
          <table:table-cell table:style-name="ce16" table:formula="of:=([.BI5]-[.$B$16])/[.$B$16]*100" office:value-type="float" office:value="596.055684454757" calcext:value-type="float">
            <text:p>596.06</text:p>
          </table:table-cell>
          <table:table-cell table:style-name="ce16" table:formula="of:=([.BJ5]-[.$B$16])/[.$B$16]*100" office:value-type="float" office:value="607.656612529003" calcext:value-type="float">
            <text:p>607.66</text:p>
          </table:table-cell>
          <table:table-cell table:style-name="ce16" table:formula="of:=([.BK5]-[.$B$16])/[.$B$16]*100" office:value-type="float" office:value="619.257540603248" calcext:value-type="float">
            <text:p>619.26</text:p>
          </table:table-cell>
          <table:table-cell table:style-name="ce16" table:formula="of:=([.BL5]-[.$B$16])/[.$B$16]*100" office:value-type="float" office:value="630.858468677494" calcext:value-type="float">
            <text:p>630.86</text:p>
          </table:table-cell>
          <table:table-cell table:style-name="ce16" table:formula="of:=([.BM5]-[.$B$16])/[.$B$16]*100" office:value-type="float" office:value="642.45939675174" calcext:value-type="float">
            <text:p>642.46</text:p>
          </table:table-cell>
          <table:table-cell table:style-name="ce16" table:formula="of:=([.BN5]-[.$B$16])/[.$B$16]*100" office:value-type="float" office:value="654.060324825986" calcext:value-type="float">
            <text:p>654.06</text:p>
          </table:table-cell>
          <table:table-cell table:style-name="ce16" table:formula="of:=([.BO5]-[.$B$16])/[.$B$16]*100" office:value-type="float" office:value="665.661252900232" calcext:value-type="float">
            <text:p>665.66</text:p>
          </table:table-cell>
          <table:table-cell table:style-name="ce16" table:formula="of:=([.BP5]-[.$B$16])/[.$B$16]*100" office:value-type="float" office:value="677.262180974478" calcext:value-type="float">
            <text:p>677.26</text:p>
          </table:table-cell>
          <table:table-cell table:style-name="ce16" table:formula="of:=([.BQ5]-[.$B$16])/[.$B$16]*100" office:value-type="float" office:value="688.863109048724" calcext:value-type="float">
            <text:p>688.86</text:p>
          </table:table-cell>
          <table:table-cell table:style-name="ce16" table:formula="of:=([.BR5]-[.$B$16])/[.$B$16]*100" office:value-type="float" office:value="700.46403712297" calcext:value-type="float">
            <text:p>700.46</text:p>
          </table:table-cell>
          <table:table-cell table:style-name="ce16" table:formula="of:=([.BS5]-[.$B$16])/[.$B$16]*100" office:value-type="float" office:value="712.064965197216" calcext:value-type="float">
            <text:p>712.06</text:p>
          </table:table-cell>
          <table:table-cell table:style-name="ce16" table:formula="of:=([.BT5]-[.$B$16])/[.$B$16]*100" office:value-type="float" office:value="723.665893271462" calcext:value-type="float">
            <text:p>723.67</text:p>
          </table:table-cell>
          <table:table-cell table:style-name="ce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table:formula="of:=([.B6]-[.$B$16])/[.$B$16]*100" office:value-type="float" office:value="-94.199535962877" calcext:value-type="float">
            <text:p>-94.20</text:p>
          </table:table-cell>
          <table:table-cell table:style-name="ce16" table:formula="of:=([.C6]-[.$B$16])/[.$B$16]*100" office:value-type="float" office:value="-88.3990719257541" calcext:value-type="float">
            <text:p>-88.40</text:p>
          </table:table-cell>
          <table:table-cell table:style-name="ce16" table:formula="of:=([.D6]-[.$B$16])/[.$B$16]*100" office:value-type="float" office:value="-82.5986078886311" calcext:value-type="float">
            <text:p>-82.60</text:p>
          </table:table-cell>
          <table:table-cell table:style-name="ce16" table:formula="of:=([.E6]-[.$B$16])/[.$B$16]*100" office:value-type="float" office:value="-76.7981438515081" calcext:value-type="float">
            <text:p>-76.80</text:p>
          </table:table-cell>
          <table:table-cell table:style-name="ce16" table:formula="of:=([.F6]-[.$B$16])/[.$B$16]*100" office:value-type="float" office:value="-70.9976798143852" calcext:value-type="float">
            <text:p>-71.00</text:p>
          </table:table-cell>
          <table:table-cell table:style-name="ce16" table:formula="of:=([.G6]-[.$B$16])/[.$B$16]*100" office:value-type="float" office:value="-65.1972157772622" calcext:value-type="float">
            <text:p>-65.20</text:p>
          </table:table-cell>
          <table:table-cell table:style-name="ce16" table:formula="of:=([.H6]-[.$B$16])/[.$B$16]*100" office:value-type="float" office:value="-59.3967517401392" calcext:value-type="float">
            <text:p>-59.40</text:p>
          </table:table-cell>
          <table:table-cell table:style-name="ce16" table:formula="of:=([.I6]-[.$B$16])/[.$B$16]*100" office:value-type="float" office:value="-53.5962877030162" calcext:value-type="float">
            <text:p>-53.60</text:p>
          </table:table-cell>
          <table:table-cell table:style-name="ce16" table:formula="of:=([.J6]-[.$B$16])/[.$B$16]*100" office:value-type="float" office:value="-47.7958236658933" calcext:value-type="float">
            <text:p>-47.80</text:p>
          </table:table-cell>
          <table:table-cell table:style-name="ce16" table:formula="of:=([.K6]-[.$B$16])/[.$B$16]*100" office:value-type="float" office:value="-41.9953596287703" calcext:value-type="float">
            <text:p>-42.00</text:p>
          </table:table-cell>
          <table:table-cell table:style-name="ce16" table:formula="of:=([.L6]-[.$B$16])/[.$B$16]*100" office:value-type="float" office:value="-36.1948955916473" calcext:value-type="float">
            <text:p>-36.19</text:p>
          </table:table-cell>
          <table:table-cell table:style-name="ce16" table:formula="of:=([.M6]-[.$B$16])/[.$B$16]*100" office:value-type="float" office:value="-30.3944315545244" calcext:value-type="float">
            <text:p>-30.39</text:p>
          </table:table-cell>
          <table:table-cell table:style-name="ce16" table:formula="of:=([.N6]-[.$B$16])/[.$B$16]*100" office:value-type="float" office:value="-24.5939675174014" calcext:value-type="float">
            <text:p>-24.59</text:p>
          </table:table-cell>
          <table:table-cell table:style-name="ce16" table:formula="of:=([.O6]-[.$B$16])/[.$B$16]*100" office:value-type="float" office:value="-18.7935034802784" calcext:value-type="float">
            <text:p>-18.79</text:p>
          </table:table-cell>
          <table:table-cell table:style-name="ce16" table:formula="of:=([.P6]-[.$B$16])/[.$B$16]*100" office:value-type="float" office:value="-12.9930394431554" calcext:value-type="float">
            <text:p>-12.99</text:p>
          </table:table-cell>
          <table:table-cell table:style-name="ce16" table:formula="of:=([.Q6]-[.$B$16])/[.$B$16]*100" office:value-type="float" office:value="-7.19257540603247" calcext:value-type="float">
            <text:p>-7.19</text:p>
          </table:table-cell>
          <table:table-cell table:style-name="ce16" table:formula="of:=([.R6]-[.$B$16])/[.$B$16]*100" office:value-type="float" office:value="-1.3921113689095" calcext:value-type="float">
            <text:p>-1.39</text:p>
          </table:table-cell>
          <table:table-cell table:style-name="ce16" table:formula="of:=([.S6]-[.$B$16])/[.$B$16]*100" office:value-type="float" office:value="4.40835266821347" calcext:value-type="float">
            <text:p>4.41</text:p>
          </table:table-cell>
          <table:table-cell table:style-name="ce16" table:formula="of:=([.T6]-[.$B$16])/[.$B$16]*100" office:value-type="float" office:value="10.2088167053364" calcext:value-type="float">
            <text:p>10.21</text:p>
          </table:table-cell>
          <table:table-cell table:style-name="ce16" table:formula="of:=([.U6]-[.$B$16])/[.$B$16]*100" office:value-type="float" office:value="16.0092807424594" calcext:value-type="float">
            <text:p>16.01</text:p>
          </table:table-cell>
          <table:table-cell table:style-name="ce16" table:formula="of:=([.V6]-[.$B$16])/[.$B$16]*100" office:value-type="float" office:value="21.8097447795824" calcext:value-type="float">
            <text:p>21.81</text:p>
          </table:table-cell>
          <table:table-cell table:style-name="ce16" table:formula="of:=([.W6]-[.$B$16])/[.$B$16]*100" office:value-type="float" office:value="27.6102088167054" calcext:value-type="float">
            <text:p>27.61</text:p>
          </table:table-cell>
          <table:table-cell table:style-name="ce16" table:formula="of:=([.X6]-[.$B$16])/[.$B$16]*100" office:value-type="float" office:value="33.4106728538283" calcext:value-type="float">
            <text:p>33.41</text:p>
          </table:table-cell>
          <table:table-cell table:style-name="ce16" table:formula="of:=([.Y6]-[.$B$16])/[.$B$16]*100" office:value-type="float" office:value="39.2111368909513" calcext:value-type="float">
            <text:p>39.21</text:p>
          </table:table-cell>
          <table:table-cell table:style-name="ce16" table:formula="of:=([.Z6]-[.$B$16])/[.$B$16]*100" office:value-type="float" office:value="45.0116009280743" calcext:value-type="float">
            <text:p>45.01</text:p>
          </table:table-cell>
          <table:table-cell table:style-name="ce16" table:formula="of:=([.AA6]-[.$B$16])/[.$B$16]*100" office:value-type="float" office:value="50.8120649651972" calcext:value-type="float">
            <text:p>50.81</text:p>
          </table:table-cell>
          <table:table-cell table:style-name="ce16" table:formula="of:=([.AB6]-[.$B$16])/[.$B$16]*100" office:value-type="float" office:value="56.6125290023202" calcext:value-type="float">
            <text:p>56.61</text:p>
          </table:table-cell>
          <table:table-cell table:style-name="ce16" table:formula="of:=([.AC6]-[.$B$16])/[.$B$16]*100" office:value-type="float" office:value="62.4129930394432" calcext:value-type="float">
            <text:p>62.41</text:p>
          </table:table-cell>
          <table:table-cell table:style-name="ce16" table:formula="of:=([.AD6]-[.$B$16])/[.$B$16]*100" office:value-type="float" office:value="68.2134570765661" calcext:value-type="float">
            <text:p>68.21</text:p>
          </table:table-cell>
          <table:table-cell table:style-name="ce16" table:formula="of:=([.AE6]-[.$B$16])/[.$B$16]*100" office:value-type="float" office:value="74.0139211136891" calcext:value-type="float">
            <text:p>74.01</text:p>
          </table:table-cell>
          <table:table-cell table:style-name="ce16" table:formula="of:=([.AF6]-[.$B$16])/[.$B$16]*100" office:value-type="float" office:value="79.8143851508121" calcext:value-type="float">
            <text:p>79.81</text:p>
          </table:table-cell>
          <table:table-cell table:style-name="ce16" table:formula="of:=([.AG6]-[.$B$16])/[.$B$16]*100" office:value-type="float" office:value="85.6148491879351" calcext:value-type="float">
            <text:p>85.61</text:p>
          </table:table-cell>
          <table:table-cell table:style-name="ce16" table:formula="of:=([.AH6]-[.$B$16])/[.$B$16]*100" office:value-type="float" office:value="91.415313225058" calcext:value-type="float">
            <text:p>91.42</text:p>
          </table:table-cell>
          <table:table-cell table:style-name="ce16" table:formula="of:=([.AI6]-[.$B$16])/[.$B$16]*100" office:value-type="float" office:value="97.215777262181" calcext:value-type="float">
            <text:p>97.22</text:p>
          </table:table-cell>
          <table:table-cell table:style-name="ce16" table:formula="of:=([.AJ6]-[.$B$16])/[.$B$16]*100" office:value-type="float" office:value="103.016241299304" calcext:value-type="float">
            <text:p>103.02</text:p>
          </table:table-cell>
          <table:table-cell table:style-name="ce16" table:formula="of:=([.AK6]-[.$B$16])/[.$B$16]*100" office:value-type="float" office:value="108.816705336427" calcext:value-type="float">
            <text:p>108.82</text:p>
          </table:table-cell>
          <table:table-cell table:style-name="ce16" table:formula="of:=([.AL6]-[.$B$16])/[.$B$16]*100" office:value-type="float" office:value="114.61716937355" calcext:value-type="float">
            <text:p>114.62</text:p>
          </table:table-cell>
          <table:table-cell table:style-name="ce16" table:formula="of:=([.AM6]-[.$B$16])/[.$B$16]*100" office:value-type="float" office:value="120.417633410673" calcext:value-type="float">
            <text:p>120.42</text:p>
          </table:table-cell>
          <table:table-cell table:style-name="ce16" table:formula="of:=([.AN6]-[.$B$16])/[.$B$16]*100" office:value-type="float" office:value="126.218097447796" calcext:value-type="float">
            <text:p>126.22</text:p>
          </table:table-cell>
          <table:table-cell table:style-name="ce16" table:formula="of:=([.AO6]-[.$B$16])/[.$B$16]*100" office:value-type="float" office:value="132.018561484919" calcext:value-type="float">
            <text:p>132.02</text:p>
          </table:table-cell>
          <table:table-cell table:style-name="ce16" table:formula="of:=([.AP6]-[.$B$16])/[.$B$16]*100" office:value-type="float" office:value="137.819025522042" calcext:value-type="float">
            <text:p>137.82</text:p>
          </table:table-cell>
          <table:table-cell table:style-name="ce16" table:formula="of:=([.AQ6]-[.$B$16])/[.$B$16]*100" office:value-type="float" office:value="143.619489559165" calcext:value-type="float">
            <text:p>143.62</text:p>
          </table:table-cell>
          <table:table-cell table:style-name="ce16" table:formula="of:=([.AR6]-[.$B$16])/[.$B$16]*100" office:value-type="float" office:value="149.419953596288" calcext:value-type="float">
            <text:p>149.42</text:p>
          </table:table-cell>
          <table:table-cell table:style-name="ce16" table:formula="of:=([.AS6]-[.$B$16])/[.$B$16]*100" office:value-type="float" office:value="155.220417633411" calcext:value-type="float">
            <text:p>155.22</text:p>
          </table:table-cell>
          <table:table-cell table:style-name="ce16" table:formula="of:=([.AT6]-[.$B$16])/[.$B$16]*100" office:value-type="float" office:value="161.020881670534" calcext:value-type="float">
            <text:p>161.02</text:p>
          </table:table-cell>
          <table:table-cell table:style-name="ce16" table:formula="of:=([.AU6]-[.$B$16])/[.$B$16]*100" office:value-type="float" office:value="166.821345707657" calcext:value-type="float">
            <text:p>166.82</text:p>
          </table:table-cell>
          <table:table-cell table:style-name="ce16" table:formula="of:=([.AV6]-[.$B$16])/[.$B$16]*100" office:value-type="float" office:value="172.62180974478" calcext:value-type="float">
            <text:p>172.62</text:p>
          </table:table-cell>
          <table:table-cell table:style-name="ce16" table:formula="of:=([.AW6]-[.$B$16])/[.$B$16]*100" office:value-type="float" office:value="178.422273781903" calcext:value-type="float">
            <text:p>178.42</text:p>
          </table:table-cell>
          <table:table-cell table:style-name="ce16" table:formula="of:=([.AX6]-[.$B$16])/[.$B$16]*100" office:value-type="float" office:value="184.222737819026" calcext:value-type="float">
            <text:p>184.22</text:p>
          </table:table-cell>
          <table:table-cell table:style-name="ce16" table:formula="of:=([.AY6]-[.$B$16])/[.$B$16]*100" office:value-type="float" office:value="190.023201856149" calcext:value-type="float">
            <text:p>190.02</text:p>
          </table:table-cell>
          <table:table-cell table:style-name="ce16" table:formula="of:=([.AZ6]-[.$B$16])/[.$B$16]*100" office:value-type="float" office:value="195.823665893272" calcext:value-type="float">
            <text:p>195.82</text:p>
          </table:table-cell>
          <table:table-cell table:style-name="ce16" table:formula="of:=([.BA6]-[.$B$16])/[.$B$16]*100" office:value-type="float" office:value="201.624129930394" calcext:value-type="float">
            <text:p>201.62</text:p>
          </table:table-cell>
          <table:table-cell table:style-name="ce16" table:formula="of:=([.BB6]-[.$B$16])/[.$B$16]*100" office:value-type="float" office:value="207.424593967517" calcext:value-type="float">
            <text:p>207.42</text:p>
          </table:table-cell>
          <table:table-cell table:style-name="ce16" table:formula="of:=([.BC6]-[.$B$16])/[.$B$16]*100" office:value-type="float" office:value="213.22505800464" calcext:value-type="float">
            <text:p>213.23</text:p>
          </table:table-cell>
          <table:table-cell table:style-name="ce16" table:formula="of:=([.BD6]-[.$B$16])/[.$B$16]*100" office:value-type="float" office:value="219.025522041763" calcext:value-type="float">
            <text:p>219.03</text:p>
          </table:table-cell>
          <table:table-cell table:style-name="ce16" table:formula="of:=([.BE6]-[.$B$16])/[.$B$16]*100" office:value-type="float" office:value="224.825986078886" calcext:value-type="float">
            <text:p>224.83</text:p>
          </table:table-cell>
          <table:table-cell table:style-name="ce16" table:formula="of:=([.BF6]-[.$B$16])/[.$B$16]*100" office:value-type="float" office:value="230.626450116009" calcext:value-type="float">
            <text:p>230.63</text:p>
          </table:table-cell>
          <table:table-cell table:style-name="ce16" table:formula="of:=([.BG6]-[.$B$16])/[.$B$16]*100" office:value-type="float" office:value="236.426914153132" calcext:value-type="float">
            <text:p>236.43</text:p>
          </table:table-cell>
          <table:table-cell table:style-name="ce16" table:formula="of:=([.BH6]-[.$B$16])/[.$B$16]*100" office:value-type="float" office:value="242.227378190255" calcext:value-type="float">
            <text:p>242.23</text:p>
          </table:table-cell>
          <table:table-cell table:style-name="ce16" table:formula="of:=([.BI6]-[.$B$16])/[.$B$16]*100" office:value-type="float" office:value="248.027842227378" calcext:value-type="float">
            <text:p>248.03</text:p>
          </table:table-cell>
          <table:table-cell table:style-name="ce16" table:formula="of:=([.BJ6]-[.$B$16])/[.$B$16]*100" office:value-type="float" office:value="253.828306264501" calcext:value-type="float">
            <text:p>253.83</text:p>
          </table:table-cell>
          <table:table-cell table:style-name="ce16" table:formula="of:=([.BK6]-[.$B$16])/[.$B$16]*100" office:value-type="float" office:value="259.628770301624" calcext:value-type="float">
            <text:p>259.63</text:p>
          </table:table-cell>
          <table:table-cell table:style-name="ce16" table:formula="of:=([.BL6]-[.$B$16])/[.$B$16]*100" office:value-type="float" office:value="265.429234338747" calcext:value-type="float">
            <text:p>265.43</text:p>
          </table:table-cell>
          <table:table-cell table:style-name="ce16" table:formula="of:=([.BM6]-[.$B$16])/[.$B$16]*100" office:value-type="float" office:value="271.22969837587" calcext:value-type="float">
            <text:p>271.23</text:p>
          </table:table-cell>
          <table:table-cell table:style-name="ce16" table:formula="of:=([.BN6]-[.$B$16])/[.$B$16]*100" office:value-type="float" office:value="277.030162412993" calcext:value-type="float">
            <text:p>277.03</text:p>
          </table:table-cell>
          <table:table-cell table:style-name="ce16" table:formula="of:=([.BO6]-[.$B$16])/[.$B$16]*100" office:value-type="float" office:value="282.830626450116" calcext:value-type="float">
            <text:p>282.83</text:p>
          </table:table-cell>
          <table:table-cell table:style-name="ce16" table:formula="of:=([.BP6]-[.$B$16])/[.$B$16]*100" office:value-type="float" office:value="288.631090487239" calcext:value-type="float">
            <text:p>288.63</text:p>
          </table:table-cell>
          <table:table-cell table:style-name="ce16" table:formula="of:=([.BQ6]-[.$B$16])/[.$B$16]*100" office:value-type="float" office:value="294.431554524362" calcext:value-type="float">
            <text:p>294.43</text:p>
          </table:table-cell>
          <table:table-cell table:style-name="ce16" table:formula="of:=([.BR6]-[.$B$16])/[.$B$16]*100" office:value-type="float" office:value="300.232018561485" calcext:value-type="float">
            <text:p>300.23</text:p>
          </table:table-cell>
          <table:table-cell table:style-name="ce16" table:formula="of:=([.BS6]-[.$B$16])/[.$B$16]*100" office:value-type="float" office:value="306.032482598608" calcext:value-type="float">
            <text:p>306.03</text:p>
          </table:table-cell>
          <table:table-cell table:style-name="ce16" table:formula="of:=([.BT6]-[.$B$16])/[.$B$16]*100" office:value-type="float" office:value="311.832946635731" calcext:value-type="float">
            <text:p>311.83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" table:formula="of:=([.B7]-[.$B$16])/[.$B$16]*100" office:value-type="float" office:value="-97.0997679814385" calcext:value-type="float">
            <text:p>-97.10</text:p>
          </table:table-cell>
          <table:table-cell table:style-name="ce16" table:formula="of:=([.C7]-[.$B$16])/[.$B$16]*100" office:value-type="float" office:value="-94.199535962877" calcext:value-type="float">
            <text:p>-94.20</text:p>
          </table:table-cell>
          <table:table-cell table:style-name="ce16" table:formula="of:=([.D7]-[.$B$16])/[.$B$16]*100" office:value-type="float" office:value="-91.2993039443155" calcext:value-type="float">
            <text:p>-91.30</text:p>
          </table:table-cell>
          <table:table-cell table:style-name="ce16" table:formula="of:=([.E7]-[.$B$16])/[.$B$16]*100" office:value-type="float" office:value="-88.3990719257541" calcext:value-type="float">
            <text:p>-88.40</text:p>
          </table:table-cell>
          <table:table-cell table:style-name="ce16" table:formula="of:=([.F7]-[.$B$16])/[.$B$16]*100" office:value-type="float" office:value="-85.4988399071926" calcext:value-type="float">
            <text:p>-85.50</text:p>
          </table:table-cell>
          <table:table-cell table:style-name="ce16" table:formula="of:=([.G7]-[.$B$16])/[.$B$16]*100" office:value-type="float" office:value="-82.5986078886311" calcext:value-type="float">
            <text:p>-82.60</text:p>
          </table:table-cell>
          <table:table-cell table:style-name="ce16" table:formula="of:=([.H7]-[.$B$16])/[.$B$16]*100" office:value-type="float" office:value="-79.6983758700696" calcext:value-type="float">
            <text:p>-79.70</text:p>
          </table:table-cell>
          <table:table-cell table:style-name="ce16" table:formula="of:=([.I7]-[.$B$16])/[.$B$16]*100" office:value-type="float" office:value="-76.7981438515081" calcext:value-type="float">
            <text:p>-76.80</text:p>
          </table:table-cell>
          <table:table-cell table:style-name="ce16" table:formula="of:=([.J7]-[.$B$16])/[.$B$16]*100" office:value-type="float" office:value="-73.8979118329466" calcext:value-type="float">
            <text:p>-73.90</text:p>
          </table:table-cell>
          <table:table-cell table:style-name="ce16" table:formula="of:=([.K7]-[.$B$16])/[.$B$16]*100" office:value-type="float" office:value="-70.9976798143852" calcext:value-type="float">
            <text:p>-71.00</text:p>
          </table:table-cell>
          <table:table-cell table:style-name="ce16" table:formula="of:=([.L7]-[.$B$16])/[.$B$16]*100" office:value-type="float" office:value="-68.0974477958237" calcext:value-type="float">
            <text:p>-68.10</text:p>
          </table:table-cell>
          <table:table-cell table:style-name="ce16" table:formula="of:=([.M7]-[.$B$16])/[.$B$16]*100" office:value-type="float" office:value="-65.1972157772622" calcext:value-type="float">
            <text:p>-65.20</text:p>
          </table:table-cell>
          <table:table-cell table:style-name="ce16" table:formula="of:=([.N7]-[.$B$16])/[.$B$16]*100" office:value-type="float" office:value="-62.2969837587007" calcext:value-type="float">
            <text:p>-62.30</text:p>
          </table:table-cell>
          <table:table-cell table:style-name="ce16" table:formula="of:=([.O7]-[.$B$16])/[.$B$16]*100" office:value-type="float" office:value="-59.3967517401392" calcext:value-type="float">
            <text:p>-59.40</text:p>
          </table:table-cell>
          <table:table-cell table:style-name="ce16" table:formula="of:=([.P7]-[.$B$16])/[.$B$16]*100" office:value-type="float" office:value="-56.4965197215777" calcext:value-type="float">
            <text:p>-56.50</text:p>
          </table:table-cell>
          <table:table-cell table:style-name="ce16" table:formula="of:=([.Q7]-[.$B$16])/[.$B$16]*100" office:value-type="float" office:value="-53.5962877030162" calcext:value-type="float">
            <text:p>-53.60</text:p>
          </table:table-cell>
          <table:table-cell table:style-name="ce16" table:formula="of:=([.R7]-[.$B$16])/[.$B$16]*100" office:value-type="float" office:value="-50.6960556844548" calcext:value-type="float">
            <text:p>-50.70</text:p>
          </table:table-cell>
          <table:table-cell table:style-name="ce16" table:formula="of:=([.S7]-[.$B$16])/[.$B$16]*100" office:value-type="float" office:value="-47.7958236658933" calcext:value-type="float">
            <text:p>-47.80</text:p>
          </table:table-cell>
          <table:table-cell table:style-name="ce16" table:formula="of:=([.T7]-[.$B$16])/[.$B$16]*100" office:value-type="float" office:value="-44.8955916473318" calcext:value-type="float">
            <text:p>-44.90</text:p>
          </table:table-cell>
          <table:table-cell table:style-name="ce16" table:formula="of:=([.U7]-[.$B$16])/[.$B$16]*100" office:value-type="float" office:value="-41.9953596287703" calcext:value-type="float">
            <text:p>-42.00</text:p>
          </table:table-cell>
          <table:table-cell table:style-name="ce16" table:formula="of:=([.V7]-[.$B$16])/[.$B$16]*100" office:value-type="float" office:value="-39.0951276102088" calcext:value-type="float">
            <text:p>-39.10</text:p>
          </table:table-cell>
          <table:table-cell table:style-name="ce16" table:formula="of:=([.W7]-[.$B$16])/[.$B$16]*100" office:value-type="float" office:value="-36.1948955916473" calcext:value-type="float">
            <text:p>-36.19</text:p>
          </table:table-cell>
          <table:table-cell table:style-name="ce16" table:formula="of:=([.X7]-[.$B$16])/[.$B$16]*100" office:value-type="float" office:value="-33.2946635730858" calcext:value-type="float">
            <text:p>-33.29</text:p>
          </table:table-cell>
          <table:table-cell table:style-name="ce16" table:formula="of:=([.Y7]-[.$B$16])/[.$B$16]*100" office:value-type="float" office:value="-30.3944315545244" calcext:value-type="float">
            <text:p>-30.39</text:p>
          </table:table-cell>
          <table:table-cell table:style-name="ce16" table:formula="of:=([.Z7]-[.$B$16])/[.$B$16]*100" office:value-type="float" office:value="-27.4941995359629" calcext:value-type="float">
            <text:p>-27.49</text:p>
          </table:table-cell>
          <table:table-cell table:style-name="ce16" table:formula="of:=([.AA7]-[.$B$16])/[.$B$16]*100" office:value-type="float" office:value="-24.5939675174014" calcext:value-type="float">
            <text:p>-24.59</text:p>
          </table:table-cell>
          <table:table-cell table:style-name="ce16" table:formula="of:=([.AB7]-[.$B$16])/[.$B$16]*100" office:value-type="float" office:value="-21.6937354988399" calcext:value-type="float">
            <text:p>-21.69</text:p>
          </table:table-cell>
          <table:table-cell table:style-name="ce16" table:formula="of:=([.AC7]-[.$B$16])/[.$B$16]*100" office:value-type="float" office:value="-18.7935034802784" calcext:value-type="float">
            <text:p>-18.79</text:p>
          </table:table-cell>
          <table:table-cell table:style-name="ce16" table:formula="of:=([.AD7]-[.$B$16])/[.$B$16]*100" office:value-type="float" office:value="-15.8932714617169" calcext:value-type="float">
            <text:p>-15.89</text:p>
          </table:table-cell>
          <table:table-cell table:style-name="ce16" table:formula="of:=([.AE7]-[.$B$16])/[.$B$16]*100" office:value-type="float" office:value="-12.9930394431554" calcext:value-type="float">
            <text:p>-12.99</text:p>
          </table:table-cell>
          <table:table-cell table:style-name="ce16" table:formula="of:=([.AF7]-[.$B$16])/[.$B$16]*100" office:value-type="float" office:value="-10.092807424594" calcext:value-type="float">
            <text:p>-10.09</text:p>
          </table:table-cell>
          <table:table-cell table:style-name="ce16" table:formula="of:=([.AG7]-[.$B$16])/[.$B$16]*100" office:value-type="float" office:value="-7.19257540603247" calcext:value-type="float">
            <text:p>-7.19</text:p>
          </table:table-cell>
          <table:table-cell table:style-name="ce16" table:formula="of:=([.AH7]-[.$B$16])/[.$B$16]*100" office:value-type="float" office:value="-4.29234338747099" calcext:value-type="float">
            <text:p>-4.29</text:p>
          </table:table-cell>
          <table:table-cell table:style-name="ce16" table:formula="of:=([.AI7]-[.$B$16])/[.$B$16]*100" office:value-type="float" office:value="-1.3921113689095" calcext:value-type="float">
            <text:p>-1.39</text:p>
          </table:table-cell>
          <table:table-cell table:style-name="ce16" table:formula="of:=([.AJ7]-[.$B$16])/[.$B$16]*100" office:value-type="float" office:value="1.50812064965198" calcext:value-type="float">
            <text:p>1.51</text:p>
          </table:table-cell>
          <table:table-cell table:style-name="ce16" table:formula="of:=([.AK7]-[.$B$16])/[.$B$16]*100" office:value-type="float" office:value="4.40835266821347" calcext:value-type="float">
            <text:p>4.41</text:p>
          </table:table-cell>
          <table:table-cell table:style-name="ce16" table:formula="of:=([.AL7]-[.$B$16])/[.$B$16]*100" office:value-type="float" office:value="7.30858468677495" calcext:value-type="float">
            <text:p>7.31</text:p>
          </table:table-cell>
          <table:table-cell table:style-name="ce16" table:formula="of:=([.AM7]-[.$B$16])/[.$B$16]*100" office:value-type="float" office:value="10.2088167053364" calcext:value-type="float">
            <text:p>10.21</text:p>
          </table:table-cell>
          <table:table-cell table:style-name="ce16" table:formula="of:=([.AN7]-[.$B$16])/[.$B$16]*100" office:value-type="float" office:value="13.1090487238979" calcext:value-type="float">
            <text:p>13.11</text:p>
          </table:table-cell>
          <table:table-cell table:style-name="ce16" table:formula="of:=([.AO7]-[.$B$16])/[.$B$16]*100" office:value-type="float" office:value="16.0092807424594" calcext:value-type="float">
            <text:p>16.01</text:p>
          </table:table-cell>
          <table:table-cell table:style-name="ce16" table:formula="of:=([.AP7]-[.$B$16])/[.$B$16]*100" office:value-type="float" office:value="18.9095127610209" calcext:value-type="float">
            <text:p>18.91</text:p>
          </table:table-cell>
          <table:table-cell table:style-name="ce16" table:formula="of:=([.AQ7]-[.$B$16])/[.$B$16]*100" office:value-type="float" office:value="21.8097447795824" calcext:value-type="float">
            <text:p>21.81</text:p>
          </table:table-cell>
          <table:table-cell table:style-name="ce16" table:formula="of:=([.AR7]-[.$B$16])/[.$B$16]*100" office:value-type="float" office:value="24.7099767981439" calcext:value-type="float">
            <text:p>24.71</text:p>
          </table:table-cell>
          <table:table-cell table:style-name="ce16" table:formula="of:=([.AS7]-[.$B$16])/[.$B$16]*100" office:value-type="float" office:value="27.6102088167054" calcext:value-type="float">
            <text:p>27.61</text:p>
          </table:table-cell>
          <table:table-cell table:style-name="ce16" table:formula="of:=([.AT7]-[.$B$16])/[.$B$16]*100" office:value-type="float" office:value="30.5104408352668" calcext:value-type="float">
            <text:p>30.51</text:p>
          </table:table-cell>
          <table:table-cell table:style-name="ce16" table:formula="of:=([.AU7]-[.$B$16])/[.$B$16]*100" office:value-type="float" office:value="33.4106728538283" calcext:value-type="float">
            <text:p>33.41</text:p>
          </table:table-cell>
          <table:table-cell table:style-name="ce16" table:formula="of:=([.AV7]-[.$B$16])/[.$B$16]*100" office:value-type="float" office:value="36.3109048723898" calcext:value-type="float">
            <text:p>36.31</text:p>
          </table:table-cell>
          <table:table-cell table:style-name="ce16" table:formula="of:=([.AW7]-[.$B$16])/[.$B$16]*100" office:value-type="float" office:value="39.2111368909513" calcext:value-type="float">
            <text:p>39.21</text:p>
          </table:table-cell>
          <table:table-cell table:style-name="ce16" table:formula="of:=([.AX7]-[.$B$16])/[.$B$16]*100" office:value-type="float" office:value="42.1113689095128" calcext:value-type="float">
            <text:p>42.11</text:p>
          </table:table-cell>
          <table:table-cell table:style-name="ce16" table:formula="of:=([.AY7]-[.$B$16])/[.$B$16]*100" office:value-type="float" office:value="45.0116009280743" calcext:value-type="float">
            <text:p>45.01</text:p>
          </table:table-cell>
          <table:table-cell table:style-name="ce16" table:formula="of:=([.AZ7]-[.$B$16])/[.$B$16]*100" office:value-type="float" office:value="47.9118329466358" calcext:value-type="float">
            <text:p>47.91</text:p>
          </table:table-cell>
          <table:table-cell table:style-name="ce16" table:formula="of:=([.BA7]-[.$B$16])/[.$B$16]*100" office:value-type="float" office:value="50.8120649651972" calcext:value-type="float">
            <text:p>50.81</text:p>
          </table:table-cell>
          <table:table-cell table:style-name="ce16" table:formula="of:=([.BB7]-[.$B$16])/[.$B$16]*100" office:value-type="float" office:value="53.7122969837587" calcext:value-type="float">
            <text:p>53.71</text:p>
          </table:table-cell>
          <table:table-cell table:style-name="ce16" table:formula="of:=([.BC7]-[.$B$16])/[.$B$16]*100" office:value-type="float" office:value="56.6125290023202" calcext:value-type="float">
            <text:p>56.61</text:p>
          </table:table-cell>
          <table:table-cell table:style-name="ce16" table:formula="of:=([.BD7]-[.$B$16])/[.$B$16]*100" office:value-type="float" office:value="59.5127610208817" calcext:value-type="float">
            <text:p>59.51</text:p>
          </table:table-cell>
          <table:table-cell table:style-name="ce16" table:formula="of:=([.BE7]-[.$B$16])/[.$B$16]*100" office:value-type="float" office:value="62.4129930394432" calcext:value-type="float">
            <text:p>62.41</text:p>
          </table:table-cell>
          <table:table-cell table:style-name="ce16" table:formula="of:=([.BF7]-[.$B$16])/[.$B$16]*100" office:value-type="float" office:value="65.3132250580047" calcext:value-type="float">
            <text:p>65.31</text:p>
          </table:table-cell>
          <table:table-cell table:style-name="ce16" table:formula="of:=([.BG7]-[.$B$16])/[.$B$16]*100" office:value-type="float" office:value="68.2134570765661" calcext:value-type="float">
            <text:p>68.21</text:p>
          </table:table-cell>
          <table:table-cell table:style-name="ce16" table:formula="of:=([.BH7]-[.$B$16])/[.$B$16]*100" office:value-type="float" office:value="71.1136890951276" calcext:value-type="float">
            <text:p>71.11</text:p>
          </table:table-cell>
          <table:table-cell table:style-name="ce16" table:formula="of:=([.BI7]-[.$B$16])/[.$B$16]*100" office:value-type="float" office:value="74.0139211136891" calcext:value-type="float">
            <text:p>74.01</text:p>
          </table:table-cell>
          <table:table-cell table:style-name="ce16" table:formula="of:=([.BJ7]-[.$B$16])/[.$B$16]*100" office:value-type="float" office:value="76.9141531322506" calcext:value-type="float">
            <text:p>76.91</text:p>
          </table:table-cell>
          <table:table-cell table:style-name="ce16" table:formula="of:=([.BK7]-[.$B$16])/[.$B$16]*100" office:value-type="float" office:value="79.8143851508121" calcext:value-type="float">
            <text:p>79.81</text:p>
          </table:table-cell>
          <table:table-cell table:style-name="ce16" table:formula="of:=([.BL7]-[.$B$16])/[.$B$16]*100" office:value-type="float" office:value="82.7146171693736" calcext:value-type="float">
            <text:p>82.71</text:p>
          </table:table-cell>
          <table:table-cell table:style-name="ce16" table:formula="of:=([.BM7]-[.$B$16])/[.$B$16]*100" office:value-type="float" office:value="85.6148491879351" calcext:value-type="float">
            <text:p>85.61</text:p>
          </table:table-cell>
          <table:table-cell table:style-name="ce16" table:formula="of:=([.BN7]-[.$B$16])/[.$B$16]*100" office:value-type="float" office:value="88.5150812064965" calcext:value-type="float">
            <text:p>88.52</text:p>
          </table:table-cell>
          <table:table-cell table:style-name="ce16" table:formula="of:=([.BO7]-[.$B$16])/[.$B$16]*100" office:value-type="float" office:value="91.415313225058" calcext:value-type="float">
            <text:p>91.42</text:p>
          </table:table-cell>
          <table:table-cell table:style-name="ce16" table:formula="of:=([.BP7]-[.$B$16])/[.$B$16]*100" office:value-type="float" office:value="94.3155452436195" calcext:value-type="float">
            <text:p>94.32</text:p>
          </table:table-cell>
          <table:table-cell table:style-name="ce16" table:formula="of:=([.BQ7]-[.$B$16])/[.$B$16]*100" office:value-type="float" office:value="97.215777262181" calcext:value-type="float">
            <text:p>97.22</text:p>
          </table:table-cell>
          <table:table-cell table:style-name="ce16" table:formula="of:=([.BR7]-[.$B$16])/[.$B$16]*100" office:value-type="float" office:value="100.116009280742" calcext:value-type="float">
            <text:p>100.12</text:p>
          </table:table-cell>
          <table:table-cell table:style-name="ce16" table:formula="of:=([.BS7]-[.$B$16])/[.$B$16]*100" office:value-type="float" office:value="103.016241299304" calcext:value-type="float">
            <text:p>103.02</text:p>
          </table:table-cell>
          <table:table-cell table:style-name="ce16" table:formula="of:=([.BT7]-[.$B$16])/[.$B$16]*100" office:value-type="float" office:value="105.916473317865" calcext:value-type="float">
            <text:p>105.92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table:formula="of:=([.B8]-[.$B$16])/[.$B$16]*100" office:value-type="float" office:value="-98.5498839907193" calcext:value-type="float">
            <text:p>-98.55</text:p>
          </table:table-cell>
          <table:table-cell table:style-name="ce16" table:formula="of:=([.C8]-[.$B$16])/[.$B$16]*100" office:value-type="float" office:value="-97.0997679814385" calcext:value-type="float">
            <text:p>-97.10</text:p>
          </table:table-cell>
          <table:table-cell table:style-name="ce16" table:formula="of:=([.D8]-[.$B$16])/[.$B$16]*100" office:value-type="float" office:value="-95.6496519721578" calcext:value-type="float">
            <text:p>-95.65</text:p>
          </table:table-cell>
          <table:table-cell table:style-name="ce16" table:formula="of:=([.E8]-[.$B$16])/[.$B$16]*100" office:value-type="float" office:value="-94.199535962877" calcext:value-type="float">
            <text:p>-94.20</text:p>
          </table:table-cell>
          <table:table-cell table:style-name="ce16" table:formula="of:=([.F8]-[.$B$16])/[.$B$16]*100" office:value-type="float" office:value="-92.7494199535963" calcext:value-type="float">
            <text:p>-92.75</text:p>
          </table:table-cell>
          <table:table-cell table:style-name="ce16" table:formula="of:=([.G8]-[.$B$16])/[.$B$16]*100" office:value-type="float" office:value="-91.2993039443155" calcext:value-type="float">
            <text:p>-91.30</text:p>
          </table:table-cell>
          <table:table-cell table:style-name="ce16" table:formula="of:=([.H8]-[.$B$16])/[.$B$16]*100" office:value-type="float" office:value="-89.8491879350348" calcext:value-type="float">
            <text:p>-89.85</text:p>
          </table:table-cell>
          <table:table-cell table:style-name="ce16" table:formula="of:=([.I8]-[.$B$16])/[.$B$16]*100" office:value-type="float" office:value="-88.3990719257541" calcext:value-type="float">
            <text:p>-88.40</text:p>
          </table:table-cell>
          <table:table-cell table:style-name="ce16" table:formula="of:=([.J8]-[.$B$16])/[.$B$16]*100" office:value-type="float" office:value="-86.9489559164733" calcext:value-type="float">
            <text:p>-86.95</text:p>
          </table:table-cell>
          <table:table-cell table:style-name="ce16" table:formula="of:=([.K8]-[.$B$16])/[.$B$16]*100" office:value-type="float" office:value="-85.4988399071926" calcext:value-type="float">
            <text:p>-85.50</text:p>
          </table:table-cell>
          <table:table-cell table:style-name="ce16" table:formula="of:=([.L8]-[.$B$16])/[.$B$16]*100" office:value-type="float" office:value="-84.0487238979118" calcext:value-type="float">
            <text:p>-84.05</text:p>
          </table:table-cell>
          <table:table-cell table:style-name="ce16" table:formula="of:=([.M8]-[.$B$16])/[.$B$16]*100" office:value-type="float" office:value="-82.5986078886311" calcext:value-type="float">
            <text:p>-82.60</text:p>
          </table:table-cell>
          <table:table-cell table:style-name="ce16" table:formula="of:=([.N8]-[.$B$16])/[.$B$16]*100" office:value-type="float" office:value="-81.1484918793504" calcext:value-type="float">
            <text:p>-81.15</text:p>
          </table:table-cell>
          <table:table-cell table:style-name="ce16" table:formula="of:=([.O8]-[.$B$16])/[.$B$16]*100" office:value-type="float" office:value="-79.6983758700696" calcext:value-type="float">
            <text:p>-79.70</text:p>
          </table:table-cell>
          <table:table-cell table:style-name="ce16" table:formula="of:=([.P8]-[.$B$16])/[.$B$16]*100" office:value-type="float" office:value="-78.2482598607889" calcext:value-type="float">
            <text:p>-78.25</text:p>
          </table:table-cell>
          <table:table-cell table:style-name="ce16" table:formula="of:=([.Q8]-[.$B$16])/[.$B$16]*100" office:value-type="float" office:value="-76.7981438515081" calcext:value-type="float">
            <text:p>-76.80</text:p>
          </table:table-cell>
          <table:table-cell table:style-name="ce16" table:formula="of:=([.R8]-[.$B$16])/[.$B$16]*100" office:value-type="float" office:value="-75.3480278422274" calcext:value-type="float">
            <text:p>-75.35</text:p>
          </table:table-cell>
          <table:table-cell table:style-name="ce16" table:formula="of:=([.S8]-[.$B$16])/[.$B$16]*100" office:value-type="float" office:value="-73.8979118329466" calcext:value-type="float">
            <text:p>-73.90</text:p>
          </table:table-cell>
          <table:table-cell table:style-name="ce16" table:formula="of:=([.T8]-[.$B$16])/[.$B$16]*100" office:value-type="float" office:value="-72.4477958236659" calcext:value-type="float">
            <text:p>-72.45</text:p>
          </table:table-cell>
          <table:table-cell table:style-name="ce16" table:formula="of:=([.U8]-[.$B$16])/[.$B$16]*100" office:value-type="float" office:value="-70.9976798143852" calcext:value-type="float">
            <text:p>-71.00</text:p>
          </table:table-cell>
          <table:table-cell table:style-name="ce16" table:formula="of:=([.V8]-[.$B$16])/[.$B$16]*100" office:value-type="float" office:value="-69.5475638051044" calcext:value-type="float">
            <text:p>-69.55</text:p>
          </table:table-cell>
          <table:table-cell table:style-name="ce16" table:formula="of:=([.W8]-[.$B$16])/[.$B$16]*100" office:value-type="float" office:value="-68.0974477958237" calcext:value-type="float">
            <text:p>-68.10</text:p>
          </table:table-cell>
          <table:table-cell table:style-name="ce16" table:formula="of:=([.X8]-[.$B$16])/[.$B$16]*100" office:value-type="float" office:value="-66.6473317865429" calcext:value-type="float">
            <text:p>-66.65</text:p>
          </table:table-cell>
          <table:table-cell table:style-name="ce16" table:formula="of:=([.Y8]-[.$B$16])/[.$B$16]*100" office:value-type="float" office:value="-65.1972157772622" calcext:value-type="float">
            <text:p>-65.20</text:p>
          </table:table-cell>
          <table:table-cell table:style-name="ce16" table:formula="of:=([.Z8]-[.$B$16])/[.$B$16]*100" office:value-type="float" office:value="-63.7470997679814" calcext:value-type="float">
            <text:p>-63.75</text:p>
          </table:table-cell>
          <table:table-cell table:style-name="ce16" table:formula="of:=([.AA8]-[.$B$16])/[.$B$16]*100" office:value-type="float" office:value="-62.2969837587007" calcext:value-type="float">
            <text:p>-62.30</text:p>
          </table:table-cell>
          <table:table-cell table:style-name="ce16" table:formula="of:=([.AB8]-[.$B$16])/[.$B$16]*100" office:value-type="float" office:value="-60.84686774942" calcext:value-type="float">
            <text:p>-60.85</text:p>
          </table:table-cell>
          <table:table-cell table:style-name="ce16" table:formula="of:=([.AC8]-[.$B$16])/[.$B$16]*100" office:value-type="float" office:value="-59.3967517401392" calcext:value-type="float">
            <text:p>-59.40</text:p>
          </table:table-cell>
          <table:table-cell table:style-name="ce16" table:formula="of:=([.AD8]-[.$B$16])/[.$B$16]*100" office:value-type="float" office:value="-57.9466357308585" calcext:value-type="float">
            <text:p>-57.95</text:p>
          </table:table-cell>
          <table:table-cell table:style-name="ce16" table:formula="of:=([.AE8]-[.$B$16])/[.$B$16]*100" office:value-type="float" office:value="-56.4965197215777" calcext:value-type="float">
            <text:p>-56.50</text:p>
          </table:table-cell>
          <table:table-cell table:style-name="ce16" table:formula="of:=([.AF8]-[.$B$16])/[.$B$16]*100" office:value-type="float" office:value="-55.046403712297" calcext:value-type="float">
            <text:p>-55.05</text:p>
          </table:table-cell>
          <table:table-cell table:style-name="ce16" table:formula="of:=([.AG8]-[.$B$16])/[.$B$16]*100" office:value-type="float" office:value="-53.5962877030162" calcext:value-type="float">
            <text:p>-53.60</text:p>
          </table:table-cell>
          <table:table-cell table:style-name="ce16" table:formula="of:=([.AH8]-[.$B$16])/[.$B$16]*100" office:value-type="float" office:value="-52.1461716937355" calcext:value-type="float">
            <text:p>-52.15</text:p>
          </table:table-cell>
          <table:table-cell table:style-name="ce16" table:formula="of:=([.AI8]-[.$B$16])/[.$B$16]*100" office:value-type="float" office:value="-50.6960556844548" calcext:value-type="float">
            <text:p>-50.70</text:p>
          </table:table-cell>
          <table:table-cell table:style-name="ce16" table:formula="of:=([.AJ8]-[.$B$16])/[.$B$16]*100" office:value-type="float" office:value="-49.245939675174" calcext:value-type="float">
            <text:p>-49.25</text:p>
          </table:table-cell>
          <table:table-cell table:style-name="ce16" table:formula="of:=([.AK8]-[.$B$16])/[.$B$16]*100" office:value-type="float" office:value="-47.7958236658933" calcext:value-type="float">
            <text:p>-47.80</text:p>
          </table:table-cell>
          <table:table-cell table:style-name="ce16" table:formula="of:=([.AL8]-[.$B$16])/[.$B$16]*100" office:value-type="float" office:value="-46.3457076566125" calcext:value-type="float">
            <text:p>-46.35</text:p>
          </table:table-cell>
          <table:table-cell table:style-name="ce16" table:formula="of:=([.AM8]-[.$B$16])/[.$B$16]*100" office:value-type="float" office:value="-44.8955916473318" calcext:value-type="float">
            <text:p>-44.90</text:p>
          </table:table-cell>
          <table:table-cell table:style-name="ce16" table:formula="of:=([.AN8]-[.$B$16])/[.$B$16]*100" office:value-type="float" office:value="-43.445475638051" calcext:value-type="float">
            <text:p>-43.45</text:p>
          </table:table-cell>
          <table:table-cell table:style-name="ce16" table:formula="of:=([.AO8]-[.$B$16])/[.$B$16]*100" office:value-type="float" office:value="-41.9953596287703" calcext:value-type="float">
            <text:p>-42.00</text:p>
          </table:table-cell>
          <table:table-cell table:style-name="ce16" table:formula="of:=([.AP8]-[.$B$16])/[.$B$16]*100" office:value-type="float" office:value="-40.5452436194896" calcext:value-type="float">
            <text:p>-40.55</text:p>
          </table:table-cell>
          <table:table-cell table:style-name="ce16" table:formula="of:=([.AQ8]-[.$B$16])/[.$B$16]*100" office:value-type="float" office:value="-39.0951276102088" calcext:value-type="float">
            <text:p>-39.10</text:p>
          </table:table-cell>
          <table:table-cell table:style-name="ce16" table:formula="of:=([.AR8]-[.$B$16])/[.$B$16]*100" office:value-type="float" office:value="-37.6450116009281" calcext:value-type="float">
            <text:p>-37.65</text:p>
          </table:table-cell>
          <table:table-cell table:style-name="ce16" table:formula="of:=([.AS8]-[.$B$16])/[.$B$16]*100" office:value-type="float" office:value="-36.1948955916473" calcext:value-type="float">
            <text:p>-36.19</text:p>
          </table:table-cell>
          <table:table-cell table:style-name="ce16" table:formula="of:=([.AT8]-[.$B$16])/[.$B$16]*100" office:value-type="float" office:value="-34.7447795823666" calcext:value-type="float">
            <text:p>-34.74</text:p>
          </table:table-cell>
          <table:table-cell table:style-name="ce16" table:formula="of:=([.AU8]-[.$B$16])/[.$B$16]*100" office:value-type="float" office:value="-33.2946635730858" calcext:value-type="float">
            <text:p>-33.29</text:p>
          </table:table-cell>
          <table:table-cell table:style-name="ce16" table:formula="of:=([.AV8]-[.$B$16])/[.$B$16]*100" office:value-type="float" office:value="-31.8445475638051" calcext:value-type="float">
            <text:p>-31.84</text:p>
          </table:table-cell>
          <table:table-cell table:style-name="ce16" table:formula="of:=([.AW8]-[.$B$16])/[.$B$16]*100" office:value-type="float" office:value="-30.3944315545244" calcext:value-type="float">
            <text:p>-30.39</text:p>
          </table:table-cell>
          <table:table-cell table:style-name="ce16" table:formula="of:=([.AX8]-[.$B$16])/[.$B$16]*100" office:value-type="float" office:value="-28.9443155452436" calcext:value-type="float">
            <text:p>-28.94</text:p>
          </table:table-cell>
          <table:table-cell table:style-name="ce16" table:formula="of:=([.AY8]-[.$B$16])/[.$B$16]*100" office:value-type="float" office:value="-27.4941995359629" calcext:value-type="float">
            <text:p>-27.49</text:p>
          </table:table-cell>
          <table:table-cell table:style-name="ce16" table:formula="of:=([.AZ8]-[.$B$16])/[.$B$16]*100" office:value-type="float" office:value="-26.0440835266821" calcext:value-type="float">
            <text:p>-26.04</text:p>
          </table:table-cell>
          <table:table-cell table:style-name="ce16" table:formula="of:=([.BA8]-[.$B$16])/[.$B$16]*100" office:value-type="float" office:value="-24.5939675174014" calcext:value-type="float">
            <text:p>-24.59</text:p>
          </table:table-cell>
          <table:table-cell table:style-name="ce16" table:formula="of:=([.BB8]-[.$B$16])/[.$B$16]*100" office:value-type="float" office:value="-23.1438515081206" calcext:value-type="float">
            <text:p>-23.14</text:p>
          </table:table-cell>
          <table:table-cell table:style-name="ce16" table:formula="of:=([.BC8]-[.$B$16])/[.$B$16]*100" office:value-type="float" office:value="-21.6937354988399" calcext:value-type="float">
            <text:p>-21.69</text:p>
          </table:table-cell>
          <table:table-cell table:style-name="ce16" table:formula="of:=([.BD8]-[.$B$16])/[.$B$16]*100" office:value-type="float" office:value="-20.2436194895592" calcext:value-type="float">
            <text:p>-20.24</text:p>
          </table:table-cell>
          <table:table-cell table:style-name="ce16" table:formula="of:=([.BE8]-[.$B$16])/[.$B$16]*100" office:value-type="float" office:value="-18.7935034802784" calcext:value-type="float">
            <text:p>-18.79</text:p>
          </table:table-cell>
          <table:table-cell table:style-name="ce16" table:formula="of:=([.BF8]-[.$B$16])/[.$B$16]*100" office:value-type="float" office:value="-17.3433874709977" calcext:value-type="float">
            <text:p>-17.34</text:p>
          </table:table-cell>
          <table:table-cell table:style-name="ce16" table:formula="of:=([.BG8]-[.$B$16])/[.$B$16]*100" office:value-type="float" office:value="-15.8932714617169" calcext:value-type="float">
            <text:p>-15.89</text:p>
          </table:table-cell>
          <table:table-cell table:style-name="ce16" table:formula="of:=([.BH8]-[.$B$16])/[.$B$16]*100" office:value-type="float" office:value="-14.4431554524362" calcext:value-type="float">
            <text:p>-14.44</text:p>
          </table:table-cell>
          <table:table-cell table:style-name="ce16" table:formula="of:=([.BI8]-[.$B$16])/[.$B$16]*100" office:value-type="float" office:value="-12.9930394431554" calcext:value-type="float">
            <text:p>-12.99</text:p>
          </table:table-cell>
          <table:table-cell table:style-name="ce16" table:formula="of:=([.BJ8]-[.$B$16])/[.$B$16]*100" office:value-type="float" office:value="-11.5429234338747" calcext:value-type="float">
            <text:p>-11.54</text:p>
          </table:table-cell>
          <table:table-cell table:style-name="ce16" table:formula="of:=([.BK8]-[.$B$16])/[.$B$16]*100" office:value-type="float" office:value="-10.092807424594" calcext:value-type="float">
            <text:p>-10.09</text:p>
          </table:table-cell>
          <table:table-cell table:style-name="ce16" table:formula="of:=([.BL8]-[.$B$16])/[.$B$16]*100" office:value-type="float" office:value="-8.64269141531322" calcext:value-type="float">
            <text:p>-8.64</text:p>
          </table:table-cell>
          <table:table-cell table:style-name="ce16" table:formula="of:=([.BM8]-[.$B$16])/[.$B$16]*100" office:value-type="float" office:value="-7.19257540603247" calcext:value-type="float">
            <text:p>-7.19</text:p>
          </table:table-cell>
          <table:table-cell table:style-name="ce16" table:formula="of:=([.BN8]-[.$B$16])/[.$B$16]*100" office:value-type="float" office:value="-5.74245939675173" calcext:value-type="float">
            <text:p>-5.74</text:p>
          </table:table-cell>
          <table:table-cell table:style-name="ce16" table:formula="of:=([.BO8]-[.$B$16])/[.$B$16]*100" office:value-type="float" office:value="-4.29234338747099" calcext:value-type="float">
            <text:p>-4.29</text:p>
          </table:table-cell>
          <table:table-cell table:style-name="ce16" table:formula="of:=([.BP8]-[.$B$16])/[.$B$16]*100" office:value-type="float" office:value="-2.84222737819025" calcext:value-type="float">
            <text:p>-2.84</text:p>
          </table:table-cell>
          <table:table-cell table:style-name="ce16" table:formula="of:=([.BQ8]-[.$B$16])/[.$B$16]*100" office:value-type="float" office:value="-1.3921113689095" calcext:value-type="float">
            <text:p>-1.39</text:p>
          </table:table-cell>
          <table:table-cell table:style-name="ce16" table:formula="of:=([.BR8]-[.$B$16])/[.$B$16]*100" office:value-type="float" office:value="0.0580046403712388" calcext:value-type="float">
            <text:p>0.06</text:p>
          </table:table-cell>
          <table:table-cell table:style-name="ce16" table:formula="of:=([.BS8]-[.$B$16])/[.$B$16]*100" office:value-type="float" office:value="1.50812064965198" calcext:value-type="float">
            <text:p>1.51</text:p>
          </table:table-cell>
          <table:table-cell table:style-name="ce16" table:formula="of:=([.BT8]-[.$B$16])/[.$B$16]*100" office:value-type="float" office:value="2.95823665893272" calcext:value-type="float">
            <text:p>2.96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table:formula="of:=([.B9]-[.$B$16])/[.$B$16]*100" office:value-type="float" office:value="-99.2749419953596" calcext:value-type="float">
            <text:p>-99.27</text:p>
          </table:table-cell>
          <table:table-cell table:style-name="ce16" table:formula="of:=([.C9]-[.$B$16])/[.$B$16]*100" office:value-type="float" office:value="-98.5498839907193" calcext:value-type="float">
            <text:p>-98.55</text:p>
          </table:table-cell>
          <table:table-cell table:style-name="ce16" table:formula="of:=([.D9]-[.$B$16])/[.$B$16]*100" office:value-type="float" office:value="-97.8248259860789" calcext:value-type="float">
            <text:p>-97.82</text:p>
          </table:table-cell>
          <table:table-cell table:style-name="ce16" table:formula="of:=([.E9]-[.$B$16])/[.$B$16]*100" office:value-type="float" office:value="-97.0997679814385" calcext:value-type="float">
            <text:p>-97.10</text:p>
          </table:table-cell>
          <table:table-cell table:style-name="ce16" table:formula="of:=([.F9]-[.$B$16])/[.$B$16]*100" office:value-type="float" office:value="-96.3747099767981" calcext:value-type="float">
            <text:p>-96.37</text:p>
          </table:table-cell>
          <table:table-cell table:style-name="ce16" table:formula="of:=([.G9]-[.$B$16])/[.$B$16]*100" office:value-type="float" office:value="-95.6496519721578" calcext:value-type="float">
            <text:p>-95.65</text:p>
          </table:table-cell>
          <table:table-cell table:style-name="ce16" table:formula="of:=([.H9]-[.$B$16])/[.$B$16]*100" office:value-type="float" office:value="-94.9245939675174" calcext:value-type="float">
            <text:p>-94.92</text:p>
          </table:table-cell>
          <table:table-cell table:style-name="ce16" table:formula="of:=([.I9]-[.$B$16])/[.$B$16]*100" office:value-type="float" office:value="-94.199535962877" calcext:value-type="float">
            <text:p>-94.20</text:p>
          </table:table-cell>
          <table:table-cell table:style-name="ce16" table:formula="of:=([.J9]-[.$B$16])/[.$B$16]*100" office:value-type="float" office:value="-93.4744779582367" calcext:value-type="float">
            <text:p>-93.47</text:p>
          </table:table-cell>
          <table:table-cell table:style-name="ce16" table:formula="of:=([.K9]-[.$B$16])/[.$B$16]*100" office:value-type="float" office:value="-92.7494199535963" calcext:value-type="float">
            <text:p>-92.75</text:p>
          </table:table-cell>
          <table:table-cell table:style-name="ce16" table:formula="of:=([.L9]-[.$B$16])/[.$B$16]*100" office:value-type="float" office:value="-92.0243619489559" calcext:value-type="float">
            <text:p>-92.02</text:p>
          </table:table-cell>
          <table:table-cell table:style-name="ce16" table:formula="of:=([.M9]-[.$B$16])/[.$B$16]*100" office:value-type="float" office:value="-91.2993039443155" calcext:value-type="float">
            <text:p>-91.30</text:p>
          </table:table-cell>
          <table:table-cell table:style-name="ce16" table:formula="of:=([.N9]-[.$B$16])/[.$B$16]*100" office:value-type="float" office:value="-90.5742459396752" calcext:value-type="float">
            <text:p>-90.57</text:p>
          </table:table-cell>
          <table:table-cell table:style-name="ce16" table:formula="of:=([.O9]-[.$B$16])/[.$B$16]*100" office:value-type="float" office:value="-89.8491879350348" calcext:value-type="float">
            <text:p>-89.85</text:p>
          </table:table-cell>
          <table:table-cell table:style-name="ce16" table:formula="of:=([.P9]-[.$B$16])/[.$B$16]*100" office:value-type="float" office:value="-89.1241299303944" calcext:value-type="float">
            <text:p>-89.12</text:p>
          </table:table-cell>
          <table:table-cell table:style-name="ce16" table:formula="of:=([.Q9]-[.$B$16])/[.$B$16]*100" office:value-type="float" office:value="-88.3990719257541" calcext:value-type="float">
            <text:p>-88.40</text:p>
          </table:table-cell>
          <table:table-cell table:style-name="ce16" table:formula="of:=([.R9]-[.$B$16])/[.$B$16]*100" office:value-type="float" office:value="-87.6740139211137" calcext:value-type="float">
            <text:p>-87.67</text:p>
          </table:table-cell>
          <table:table-cell table:style-name="ce16" table:formula="of:=([.S9]-[.$B$16])/[.$B$16]*100" office:value-type="float" office:value="-86.9489559164733" calcext:value-type="float">
            <text:p>-86.95</text:p>
          </table:table-cell>
          <table:table-cell table:style-name="ce16" table:formula="of:=([.T9]-[.$B$16])/[.$B$16]*100" office:value-type="float" office:value="-86.223897911833" calcext:value-type="float">
            <text:p>-86.22</text:p>
          </table:table-cell>
          <table:table-cell table:style-name="ce16" table:formula="of:=([.U9]-[.$B$16])/[.$B$16]*100" office:value-type="float" office:value="-85.4988399071926" calcext:value-type="float">
            <text:p>-85.50</text:p>
          </table:table-cell>
          <table:table-cell table:style-name="ce16" table:formula="of:=([.V9]-[.$B$16])/[.$B$16]*100" office:value-type="float" office:value="-84.7737819025522" calcext:value-type="float">
            <text:p>-84.77</text:p>
          </table:table-cell>
          <table:table-cell table:style-name="ce16" table:formula="of:=([.W9]-[.$B$16])/[.$B$16]*100" office:value-type="float" office:value="-84.0487238979118" calcext:value-type="float">
            <text:p>-84.05</text:p>
          </table:table-cell>
          <table:table-cell table:style-name="ce16" table:formula="of:=([.X9]-[.$B$16])/[.$B$16]*100" office:value-type="float" office:value="-83.3236658932715" calcext:value-type="float">
            <text:p>-83.32</text:p>
          </table:table-cell>
          <table:table-cell table:style-name="ce16" table:formula="of:=([.Y9]-[.$B$16])/[.$B$16]*100" office:value-type="float" office:value="-82.5986078886311" calcext:value-type="float">
            <text:p>-82.60</text:p>
          </table:table-cell>
          <table:table-cell table:style-name="ce16" table:formula="of:=([.Z9]-[.$B$16])/[.$B$16]*100" office:value-type="float" office:value="-81.8735498839907" calcext:value-type="float">
            <text:p>-81.87</text:p>
          </table:table-cell>
          <table:table-cell table:style-name="ce16" table:formula="of:=([.AA9]-[.$B$16])/[.$B$16]*100" office:value-type="float" office:value="-81.1484918793504" calcext:value-type="float">
            <text:p>-81.15</text:p>
          </table:table-cell>
          <table:table-cell table:style-name="ce16" table:formula="of:=([.AB9]-[.$B$16])/[.$B$16]*100" office:value-type="float" office:value="-80.42343387471" calcext:value-type="float">
            <text:p>-80.42</text:p>
          </table:table-cell>
          <table:table-cell table:style-name="ce16" table:formula="of:=([.AC9]-[.$B$16])/[.$B$16]*100" office:value-type="float" office:value="-79.6983758700696" calcext:value-type="float">
            <text:p>-79.70</text:p>
          </table:table-cell>
          <table:table-cell table:style-name="ce16" table:formula="of:=([.AD9]-[.$B$16])/[.$B$16]*100" office:value-type="float" office:value="-78.9733178654292" calcext:value-type="float">
            <text:p>-78.97</text:p>
          </table:table-cell>
          <table:table-cell table:style-name="ce16" table:formula="of:=([.AE9]-[.$B$16])/[.$B$16]*100" office:value-type="float" office:value="-78.2482598607889" calcext:value-type="float">
            <text:p>-78.25</text:p>
          </table:table-cell>
          <table:table-cell table:style-name="ce16" table:formula="of:=([.AF9]-[.$B$16])/[.$B$16]*100" office:value-type="float" office:value="-77.5232018561485" calcext:value-type="float">
            <text:p>-77.52</text:p>
          </table:table-cell>
          <table:table-cell table:style-name="ce16" table:formula="of:=([.AG9]-[.$B$16])/[.$B$16]*100" office:value-type="float" office:value="-76.7981438515081" calcext:value-type="float">
            <text:p>-76.80</text:p>
          </table:table-cell>
          <table:table-cell table:style-name="ce16" table:formula="of:=([.AH9]-[.$B$16])/[.$B$16]*100" office:value-type="float" office:value="-76.0730858468678" calcext:value-type="float">
            <text:p>-76.07</text:p>
          </table:table-cell>
          <table:table-cell table:style-name="ce16" table:formula="of:=([.AI9]-[.$B$16])/[.$B$16]*100" office:value-type="float" office:value="-75.3480278422274" calcext:value-type="float">
            <text:p>-75.35</text:p>
          </table:table-cell>
          <table:table-cell table:style-name="ce16" table:formula="of:=([.AJ9]-[.$B$16])/[.$B$16]*100" office:value-type="float" office:value="-74.622969837587" calcext:value-type="float">
            <text:p>-74.62</text:p>
          </table:table-cell>
          <table:table-cell table:style-name="ce16" table:formula="of:=([.AK9]-[.$B$16])/[.$B$16]*100" office:value-type="float" office:value="-73.8979118329466" calcext:value-type="float">
            <text:p>-73.90</text:p>
          </table:table-cell>
          <table:table-cell table:style-name="ce16" table:formula="of:=([.AL9]-[.$B$16])/[.$B$16]*100" office:value-type="float" office:value="-73.1728538283063" calcext:value-type="float">
            <text:p>-73.17</text:p>
          </table:table-cell>
          <table:table-cell table:style-name="ce16" table:formula="of:=([.AM9]-[.$B$16])/[.$B$16]*100" office:value-type="float" office:value="-72.4477958236659" calcext:value-type="float">
            <text:p>-72.45</text:p>
          </table:table-cell>
          <table:table-cell table:style-name="ce16" table:formula="of:=([.AN9]-[.$B$16])/[.$B$16]*100" office:value-type="float" office:value="-71.7227378190255" calcext:value-type="float">
            <text:p>-71.72</text:p>
          </table:table-cell>
          <table:table-cell table:style-name="ce16" table:formula="of:=([.AO9]-[.$B$16])/[.$B$16]*100" office:value-type="float" office:value="-70.9976798143852" calcext:value-type="float">
            <text:p>-71.00</text:p>
          </table:table-cell>
          <table:table-cell table:style-name="ce16" table:formula="of:=([.AP9]-[.$B$16])/[.$B$16]*100" office:value-type="float" office:value="-70.2726218097448" calcext:value-type="float">
            <text:p>-70.27</text:p>
          </table:table-cell>
          <table:table-cell table:style-name="ce16" table:formula="of:=([.AQ9]-[.$B$16])/[.$B$16]*100" office:value-type="float" office:value="-69.5475638051044" calcext:value-type="float">
            <text:p>-69.55</text:p>
          </table:table-cell>
          <table:table-cell table:style-name="ce16" table:formula="of:=([.AR9]-[.$B$16])/[.$B$16]*100" office:value-type="float" office:value="-68.822505800464" calcext:value-type="float">
            <text:p>-68.82</text:p>
          </table:table-cell>
          <table:table-cell table:style-name="ce16" table:formula="of:=([.AS9]-[.$B$16])/[.$B$16]*100" office:value-type="float" office:value="-68.0974477958237" calcext:value-type="float">
            <text:p>-68.10</text:p>
          </table:table-cell>
          <table:table-cell table:style-name="ce16" table:formula="of:=([.AT9]-[.$B$16])/[.$B$16]*100" office:value-type="float" office:value="-67.3723897911833" calcext:value-type="float">
            <text:p>-67.37</text:p>
          </table:table-cell>
          <table:table-cell table:style-name="ce16" table:formula="of:=([.AU9]-[.$B$16])/[.$B$16]*100" office:value-type="float" office:value="-66.6473317865429" calcext:value-type="float">
            <text:p>-66.65</text:p>
          </table:table-cell>
          <table:table-cell table:style-name="ce16" table:formula="of:=([.AV9]-[.$B$16])/[.$B$16]*100" office:value-type="float" office:value="-65.9222737819026" calcext:value-type="float">
            <text:p>-65.92</text:p>
          </table:table-cell>
          <table:table-cell table:style-name="ce16" table:formula="of:=([.AW9]-[.$B$16])/[.$B$16]*100" office:value-type="float" office:value="-65.1972157772622" calcext:value-type="float">
            <text:p>-65.20</text:p>
          </table:table-cell>
          <table:table-cell table:style-name="ce16" table:formula="of:=([.AX9]-[.$B$16])/[.$B$16]*100" office:value-type="float" office:value="-64.4721577726218" calcext:value-type="float">
            <text:p>-64.47</text:p>
          </table:table-cell>
          <table:table-cell table:style-name="ce16" table:formula="of:=([.AY9]-[.$B$16])/[.$B$16]*100" office:value-type="float" office:value="-63.7470997679814" calcext:value-type="float">
            <text:p>-63.75</text:p>
          </table:table-cell>
          <table:table-cell table:style-name="ce16" table:formula="of:=([.AZ9]-[.$B$16])/[.$B$16]*100" office:value-type="float" office:value="-63.0220417633411" calcext:value-type="float">
            <text:p>-63.02</text:p>
          </table:table-cell>
          <table:table-cell table:style-name="ce16" table:formula="of:=([.BA9]-[.$B$16])/[.$B$16]*100" office:value-type="float" office:value="-62.2969837587007" calcext:value-type="float">
            <text:p>-62.30</text:p>
          </table:table-cell>
          <table:table-cell table:style-name="ce16" table:formula="of:=([.BB9]-[.$B$16])/[.$B$16]*100" office:value-type="float" office:value="-61.5719257540603" calcext:value-type="float">
            <text:p>-61.57</text:p>
          </table:table-cell>
          <table:table-cell table:style-name="ce16" table:formula="of:=([.BC9]-[.$B$16])/[.$B$16]*100" office:value-type="float" office:value="-60.84686774942" calcext:value-type="float">
            <text:p>-60.85</text:p>
          </table:table-cell>
          <table:table-cell table:style-name="ce16" table:formula="of:=([.BD9]-[.$B$16])/[.$B$16]*100" office:value-type="float" office:value="-60.1218097447796" calcext:value-type="float">
            <text:p>-60.12</text:p>
          </table:table-cell>
          <table:table-cell table:style-name="ce16" table:formula="of:=([.BE9]-[.$B$16])/[.$B$16]*100" office:value-type="float" office:value="-59.3967517401392" calcext:value-type="float">
            <text:p>-59.40</text:p>
          </table:table-cell>
          <table:table-cell table:style-name="ce16" table:formula="of:=([.BF9]-[.$B$16])/[.$B$16]*100" office:value-type="float" office:value="-58.6716937354988" calcext:value-type="float">
            <text:p>-58.67</text:p>
          </table:table-cell>
          <table:table-cell table:style-name="ce16" table:formula="of:=([.BG9]-[.$B$16])/[.$B$16]*100" office:value-type="float" office:value="-57.9466357308585" calcext:value-type="float">
            <text:p>-57.95</text:p>
          </table:table-cell>
          <table:table-cell table:style-name="ce16" table:formula="of:=([.BH9]-[.$B$16])/[.$B$16]*100" office:value-type="float" office:value="-57.2215777262181" calcext:value-type="float">
            <text:p>-57.22</text:p>
          </table:table-cell>
          <table:table-cell table:style-name="ce16" table:formula="of:=([.BI9]-[.$B$16])/[.$B$16]*100" office:value-type="float" office:value="-56.4965197215777" calcext:value-type="float">
            <text:p>-56.50</text:p>
          </table:table-cell>
          <table:table-cell table:style-name="ce16" table:formula="of:=([.BJ9]-[.$B$16])/[.$B$16]*100" office:value-type="float" office:value="-55.7714617169374" calcext:value-type="float">
            <text:p>-55.77</text:p>
          </table:table-cell>
          <table:table-cell table:style-name="ce16" table:formula="of:=([.BK9]-[.$B$16])/[.$B$16]*100" office:value-type="float" office:value="-55.046403712297" calcext:value-type="float">
            <text:p>-55.05</text:p>
          </table:table-cell>
          <table:table-cell table:style-name="ce16" table:formula="of:=([.BL9]-[.$B$16])/[.$B$16]*100" office:value-type="float" office:value="-54.3213457076566" calcext:value-type="float">
            <text:p>-54.32</text:p>
          </table:table-cell>
          <table:table-cell table:style-name="ce16" table:formula="of:=([.BM9]-[.$B$16])/[.$B$16]*100" office:value-type="float" office:value="-53.5962877030162" calcext:value-type="float">
            <text:p>-53.60</text:p>
          </table:table-cell>
          <table:table-cell table:style-name="ce16" table:formula="of:=([.BN9]-[.$B$16])/[.$B$16]*100" office:value-type="float" office:value="-52.8712296983759" calcext:value-type="float">
            <text:p>-52.87</text:p>
          </table:table-cell>
          <table:table-cell table:style-name="ce16" table:formula="of:=([.BO9]-[.$B$16])/[.$B$16]*100" office:value-type="float" office:value="-52.1461716937355" calcext:value-type="float">
            <text:p>-52.15</text:p>
          </table:table-cell>
          <table:table-cell table:style-name="ce16" table:formula="of:=([.BP9]-[.$B$16])/[.$B$16]*100" office:value-type="float" office:value="-51.4211136890951" calcext:value-type="float">
            <text:p>-51.42</text:p>
          </table:table-cell>
          <table:table-cell table:style-name="ce16" table:formula="of:=([.BQ9]-[.$B$16])/[.$B$16]*100" office:value-type="float" office:value="-50.6960556844548" calcext:value-type="float">
            <text:p>-50.70</text:p>
          </table:table-cell>
          <table:table-cell table:style-name="ce16" table:formula="of:=([.BR9]-[.$B$16])/[.$B$16]*100" office:value-type="float" office:value="-49.9709976798144" calcext:value-type="float">
            <text:p>-49.97</text:p>
          </table:table-cell>
          <table:table-cell table:style-name="ce16" table:formula="of:=([.BS9]-[.$B$16])/[.$B$16]*100" office:value-type="float" office:value="-49.245939675174" calcext:value-type="float">
            <text:p>-49.25</text:p>
          </table:table-cell>
          <table:table-cell table:style-name="ce16" table:formula="of:=([.BT9]-[.$B$16])/[.$B$16]*100" office:value-type="float" office:value="-48.5208816705336" calcext:value-type="float">
            <text:p>-48.52</text:p>
          </table:table-cell>
          <table:table-cell table:style-name="ce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6" table:formula="of:=([.B10]-[.$B$16])/[.$B$16]*100" office:value-type="float" office:value="-99.6374709976798" calcext:value-type="float">
            <text:p>-99.64</text:p>
          </table:table-cell>
          <table:table-cell table:style-name="ce16" table:formula="of:=([.C10]-[.$B$16])/[.$B$16]*100" office:value-type="float" office:value="-99.2749419953596" calcext:value-type="float">
            <text:p>-99.27</text:p>
          </table:table-cell>
          <table:table-cell table:style-name="ce16" table:formula="of:=([.D10]-[.$B$16])/[.$B$16]*100" office:value-type="float" office:value="-98.9124129930394" calcext:value-type="float">
            <text:p>-98.91</text:p>
          </table:table-cell>
          <table:table-cell table:style-name="ce16" table:formula="of:=([.E10]-[.$B$16])/[.$B$16]*100" office:value-type="float" office:value="-98.5498839907193" calcext:value-type="float">
            <text:p>-98.55</text:p>
          </table:table-cell>
          <table:table-cell table:style-name="ce16" table:formula="of:=([.F10]-[.$B$16])/[.$B$16]*100" office:value-type="float" office:value="-98.1873549883991" calcext:value-type="float">
            <text:p>-98.19</text:p>
          </table:table-cell>
          <table:table-cell table:style-name="ce16" table:formula="of:=([.G10]-[.$B$16])/[.$B$16]*100" office:value-type="float" office:value="-97.8248259860789" calcext:value-type="float">
            <text:p>-97.82</text:p>
          </table:table-cell>
          <table:table-cell table:style-name="ce16" table:formula="of:=([.H10]-[.$B$16])/[.$B$16]*100" office:value-type="float" office:value="-97.4622969837587" calcext:value-type="float">
            <text:p>-97.46</text:p>
          </table:table-cell>
          <table:table-cell table:style-name="ce16" table:formula="of:=([.I10]-[.$B$16])/[.$B$16]*100" office:value-type="float" office:value="-97.0997679814385" calcext:value-type="float">
            <text:p>-97.10</text:p>
          </table:table-cell>
          <table:table-cell table:style-name="ce16" table:formula="of:=([.J10]-[.$B$16])/[.$B$16]*100" office:value-type="float" office:value="-96.7372389791183" calcext:value-type="float">
            <text:p>-96.74</text:p>
          </table:table-cell>
          <table:table-cell table:style-name="ce16" table:formula="of:=([.K10]-[.$B$16])/[.$B$16]*100" office:value-type="float" office:value="-96.3747099767981" calcext:value-type="float">
            <text:p>-96.37</text:p>
          </table:table-cell>
          <table:table-cell table:style-name="ce16" table:formula="of:=([.L10]-[.$B$16])/[.$B$16]*100" office:value-type="float" office:value="-96.012180974478" calcext:value-type="float">
            <text:p>-96.01</text:p>
          </table:table-cell>
          <table:table-cell table:style-name="ce16" table:formula="of:=([.M10]-[.$B$16])/[.$B$16]*100" office:value-type="float" office:value="-95.6496519721578" calcext:value-type="float">
            <text:p>-95.65</text:p>
          </table:table-cell>
          <table:table-cell table:style-name="ce16" table:formula="of:=([.N10]-[.$B$16])/[.$B$16]*100" office:value-type="float" office:value="-95.2871229698376" calcext:value-type="float">
            <text:p>-95.29</text:p>
          </table:table-cell>
          <table:table-cell table:style-name="ce16" table:formula="of:=([.O10]-[.$B$16])/[.$B$16]*100" office:value-type="float" office:value="-94.9245939675174" calcext:value-type="float">
            <text:p>-94.92</text:p>
          </table:table-cell>
          <table:table-cell table:style-name="ce16" table:formula="of:=([.P10]-[.$B$16])/[.$B$16]*100" office:value-type="float" office:value="-94.5620649651972" calcext:value-type="float">
            <text:p>-94.56</text:p>
          </table:table-cell>
          <table:table-cell table:style-name="ce16" table:formula="of:=([.Q10]-[.$B$16])/[.$B$16]*100" office:value-type="float" office:value="-94.199535962877" calcext:value-type="float">
            <text:p>-94.20</text:p>
          </table:table-cell>
          <table:table-cell table:style-name="ce16" table:formula="of:=([.R10]-[.$B$16])/[.$B$16]*100" office:value-type="float" office:value="-93.8370069605569" calcext:value-type="float">
            <text:p>-93.84</text:p>
          </table:table-cell>
          <table:table-cell table:style-name="ce16" table:formula="of:=([.S10]-[.$B$16])/[.$B$16]*100" office:value-type="float" office:value="-93.4744779582367" calcext:value-type="float">
            <text:p>-93.47</text:p>
          </table:table-cell>
          <table:table-cell table:style-name="ce16" table:formula="of:=([.T10]-[.$B$16])/[.$B$16]*100" office:value-type="float" office:value="-93.1119489559165" calcext:value-type="float">
            <text:p>-93.11</text:p>
          </table:table-cell>
          <table:table-cell table:style-name="ce16" table:formula="of:=([.U10]-[.$B$16])/[.$B$16]*100" office:value-type="float" office:value="-92.7494199535963" calcext:value-type="float">
            <text:p>-92.75</text:p>
          </table:table-cell>
          <table:table-cell table:style-name="ce16" table:formula="of:=([.V10]-[.$B$16])/[.$B$16]*100" office:value-type="float" office:value="-92.3868909512761" calcext:value-type="float">
            <text:p>-92.39</text:p>
          </table:table-cell>
          <table:table-cell table:style-name="ce16" table:formula="of:=([.W10]-[.$B$16])/[.$B$16]*100" office:value-type="float" office:value="-92.0243619489559" calcext:value-type="float">
            <text:p>-92.02</text:p>
          </table:table-cell>
          <table:table-cell table:style-name="ce16" table:formula="of:=([.X10]-[.$B$16])/[.$B$16]*100" office:value-type="float" office:value="-91.6618329466357" calcext:value-type="float">
            <text:p>-91.66</text:p>
          </table:table-cell>
          <table:table-cell table:style-name="ce16" table:formula="of:=([.Y10]-[.$B$16])/[.$B$16]*100" office:value-type="float" office:value="-91.2993039443155" calcext:value-type="float">
            <text:p>-91.30</text:p>
          </table:table-cell>
          <table:table-cell table:style-name="ce16" table:formula="of:=([.Z10]-[.$B$16])/[.$B$16]*100" office:value-type="float" office:value="-90.9367749419954" calcext:value-type="float">
            <text:p>-90.94</text:p>
          </table:table-cell>
          <table:table-cell table:style-name="ce16" table:formula="of:=([.AA10]-[.$B$16])/[.$B$16]*100" office:value-type="float" office:value="-90.5742459396752" calcext:value-type="float">
            <text:p>-90.57</text:p>
          </table:table-cell>
          <table:table-cell table:style-name="ce16" table:formula="of:=([.AB10]-[.$B$16])/[.$B$16]*100" office:value-type="float" office:value="-90.211716937355" calcext:value-type="float">
            <text:p>-90.21</text:p>
          </table:table-cell>
          <table:table-cell table:style-name="ce16" table:formula="of:=([.AC10]-[.$B$16])/[.$B$16]*100" office:value-type="float" office:value="-89.8491879350348" calcext:value-type="float">
            <text:p>-89.85</text:p>
          </table:table-cell>
          <table:table-cell table:style-name="ce16" table:formula="of:=([.AD10]-[.$B$16])/[.$B$16]*100" office:value-type="float" office:value="-89.4866589327146" calcext:value-type="float">
            <text:p>-89.49</text:p>
          </table:table-cell>
          <table:table-cell table:style-name="ce16" table:formula="of:=([.AE10]-[.$B$16])/[.$B$16]*100" office:value-type="float" office:value="-89.1241299303944" calcext:value-type="float">
            <text:p>-89.12</text:p>
          </table:table-cell>
          <table:table-cell table:style-name="ce16" table:formula="of:=([.AF10]-[.$B$16])/[.$B$16]*100" office:value-type="float" office:value="-88.7616009280742" calcext:value-type="float">
            <text:p>-88.76</text:p>
          </table:table-cell>
          <table:table-cell table:style-name="ce16" table:formula="of:=([.AG10]-[.$B$16])/[.$B$16]*100" office:value-type="float" office:value="-88.3990719257541" calcext:value-type="float">
            <text:p>-88.40</text:p>
          </table:table-cell>
          <table:table-cell table:style-name="ce16" table:formula="of:=([.AH10]-[.$B$16])/[.$B$16]*100" office:value-type="float" office:value="-88.0365429234339" calcext:value-type="float">
            <text:p>-88.04</text:p>
          </table:table-cell>
          <table:table-cell table:style-name="ce16" table:formula="of:=([.AI10]-[.$B$16])/[.$B$16]*100" office:value-type="float" office:value="-87.6740139211137" calcext:value-type="float">
            <text:p>-87.67</text:p>
          </table:table-cell>
          <table:table-cell table:style-name="ce16" table:formula="of:=([.AJ10]-[.$B$16])/[.$B$16]*100" office:value-type="float" office:value="-87.3114849187935" calcext:value-type="float">
            <text:p>-87.31</text:p>
          </table:table-cell>
          <table:table-cell table:style-name="ce16" table:formula="of:=([.AK10]-[.$B$16])/[.$B$16]*100" office:value-type="float" office:value="-86.9489559164733" calcext:value-type="float">
            <text:p>-86.95</text:p>
          </table:table-cell>
          <table:table-cell table:style-name="ce16" table:formula="of:=([.AL10]-[.$B$16])/[.$B$16]*100" office:value-type="float" office:value="-86.5864269141531" calcext:value-type="float">
            <text:p>-86.59</text:p>
          </table:table-cell>
          <table:table-cell table:style-name="ce16" table:formula="of:=([.AM10]-[.$B$16])/[.$B$16]*100" office:value-type="float" office:value="-86.223897911833" calcext:value-type="float">
            <text:p>-86.22</text:p>
          </table:table-cell>
          <table:table-cell table:style-name="ce16" table:formula="of:=([.AN10]-[.$B$16])/[.$B$16]*100" office:value-type="float" office:value="-85.8613689095128" calcext:value-type="float">
            <text:p>-85.86</text:p>
          </table:table-cell>
          <table:table-cell table:style-name="ce16" table:formula="of:=([.AO10]-[.$B$16])/[.$B$16]*100" office:value-type="float" office:value="-85.4988399071926" calcext:value-type="float">
            <text:p>-85.50</text:p>
          </table:table-cell>
          <table:table-cell table:style-name="ce16" table:formula="of:=([.AP10]-[.$B$16])/[.$B$16]*100" office:value-type="float" office:value="-85.1363109048724" calcext:value-type="float">
            <text:p>-85.14</text:p>
          </table:table-cell>
          <table:table-cell table:style-name="ce16" table:formula="of:=([.AQ10]-[.$B$16])/[.$B$16]*100" office:value-type="float" office:value="-84.7737819025522" calcext:value-type="float">
            <text:p>-84.77</text:p>
          </table:table-cell>
          <table:table-cell table:style-name="ce16" table:formula="of:=([.AR10]-[.$B$16])/[.$B$16]*100" office:value-type="float" office:value="-84.411252900232" calcext:value-type="float">
            <text:p>-84.41</text:p>
          </table:table-cell>
          <table:table-cell table:style-name="ce16" table:formula="of:=([.AS10]-[.$B$16])/[.$B$16]*100" office:value-type="float" office:value="-84.0487238979118" calcext:value-type="float">
            <text:p>-84.05</text:p>
          </table:table-cell>
          <table:table-cell table:style-name="ce16" table:formula="of:=([.AT10]-[.$B$16])/[.$B$16]*100" office:value-type="float" office:value="-83.6861948955917" calcext:value-type="float">
            <text:p>-83.69</text:p>
          </table:table-cell>
          <table:table-cell table:style-name="ce16" table:formula="of:=([.AU10]-[.$B$16])/[.$B$16]*100" office:value-type="float" office:value="-83.3236658932715" calcext:value-type="float">
            <text:p>-83.32</text:p>
          </table:table-cell>
          <table:table-cell table:style-name="ce16" table:formula="of:=([.AV10]-[.$B$16])/[.$B$16]*100" office:value-type="float" office:value="-82.9611368909513" calcext:value-type="float">
            <text:p>-82.96</text:p>
          </table:table-cell>
          <table:table-cell table:style-name="ce16" table:formula="of:=([.AW10]-[.$B$16])/[.$B$16]*100" office:value-type="float" office:value="-82.5986078886311" calcext:value-type="float">
            <text:p>-82.60</text:p>
          </table:table-cell>
          <table:table-cell table:style-name="ce16" table:formula="of:=([.AX10]-[.$B$16])/[.$B$16]*100" office:value-type="float" office:value="-82.2360788863109" calcext:value-type="float">
            <text:p>-82.24</text:p>
          </table:table-cell>
          <table:table-cell table:style-name="ce16" table:formula="of:=([.AY10]-[.$B$16])/[.$B$16]*100" office:value-type="float" office:value="-81.8735498839907" calcext:value-type="float">
            <text:p>-81.87</text:p>
          </table:table-cell>
          <table:table-cell table:style-name="ce16" table:formula="of:=([.AZ10]-[.$B$16])/[.$B$16]*100" office:value-type="float" office:value="-81.5110208816705" calcext:value-type="float">
            <text:p>-81.51</text:p>
          </table:table-cell>
          <table:table-cell table:style-name="ce16" table:formula="of:=([.BA10]-[.$B$16])/[.$B$16]*100" office:value-type="float" office:value="-81.1484918793504" calcext:value-type="float">
            <text:p>-81.15</text:p>
          </table:table-cell>
          <table:table-cell table:style-name="ce16" table:formula="of:=([.BB10]-[.$B$16])/[.$B$16]*100" office:value-type="float" office:value="-80.7859628770302" calcext:value-type="float">
            <text:p>-80.79</text:p>
          </table:table-cell>
          <table:table-cell table:style-name="ce16" table:formula="of:=([.BC10]-[.$B$16])/[.$B$16]*100" office:value-type="float" office:value="-80.42343387471" calcext:value-type="float">
            <text:p>-80.42</text:p>
          </table:table-cell>
          <table:table-cell table:style-name="ce16" table:formula="of:=([.BD10]-[.$B$16])/[.$B$16]*100" office:value-type="float" office:value="-80.0609048723898" calcext:value-type="float">
            <text:p>-80.06</text:p>
          </table:table-cell>
          <table:table-cell table:style-name="ce16" table:formula="of:=([.BE10]-[.$B$16])/[.$B$16]*100" office:value-type="float" office:value="-79.6983758700696" calcext:value-type="float">
            <text:p>-79.70</text:p>
          </table:table-cell>
          <table:table-cell table:style-name="ce16" table:formula="of:=([.BF10]-[.$B$16])/[.$B$16]*100" office:value-type="float" office:value="-79.3358468677494" calcext:value-type="float">
            <text:p>-79.34</text:p>
          </table:table-cell>
          <table:table-cell table:style-name="ce16" table:formula="of:=([.BG10]-[.$B$16])/[.$B$16]*100" office:value-type="float" office:value="-78.9733178654292" calcext:value-type="float">
            <text:p>-78.97</text:p>
          </table:table-cell>
          <table:table-cell table:style-name="ce16" table:formula="of:=([.BH10]-[.$B$16])/[.$B$16]*100" office:value-type="float" office:value="-78.6107888631091" calcext:value-type="float">
            <text:p>-78.61</text:p>
          </table:table-cell>
          <table:table-cell table:style-name="ce16" table:formula="of:=([.BI10]-[.$B$16])/[.$B$16]*100" office:value-type="float" office:value="-78.2482598607889" calcext:value-type="float">
            <text:p>-78.25</text:p>
          </table:table-cell>
          <table:table-cell table:style-name="ce16" table:formula="of:=([.BJ10]-[.$B$16])/[.$B$16]*100" office:value-type="float" office:value="-77.8857308584687" calcext:value-type="float">
            <text:p>-77.89</text:p>
          </table:table-cell>
          <table:table-cell table:style-name="ce16" table:formula="of:=([.BK10]-[.$B$16])/[.$B$16]*100" office:value-type="float" office:value="-77.5232018561485" calcext:value-type="float">
            <text:p>-77.52</text:p>
          </table:table-cell>
          <table:table-cell table:style-name="ce16" table:formula="of:=([.BL10]-[.$B$16])/[.$B$16]*100" office:value-type="float" office:value="-77.1606728538283" calcext:value-type="float">
            <text:p>-77.16</text:p>
          </table:table-cell>
          <table:table-cell table:style-name="ce16" table:formula="of:=([.BM10]-[.$B$16])/[.$B$16]*100" office:value-type="float" office:value="-76.7981438515081" calcext:value-type="float">
            <text:p>-76.80</text:p>
          </table:table-cell>
          <table:table-cell table:style-name="ce16" table:formula="of:=([.BN10]-[.$B$16])/[.$B$16]*100" office:value-type="float" office:value="-76.4356148491879" calcext:value-type="float">
            <text:p>-76.44</text:p>
          </table:table-cell>
          <table:table-cell table:style-name="ce16" table:formula="of:=([.BO10]-[.$B$16])/[.$B$16]*100" office:value-type="float" office:value="-76.0730858468678" calcext:value-type="float">
            <text:p>-76.07</text:p>
          </table:table-cell>
          <table:table-cell table:style-name="ce16" table:formula="of:=([.BP10]-[.$B$16])/[.$B$16]*100" office:value-type="float" office:value="-75.7105568445476" calcext:value-type="float">
            <text:p>-75.71</text:p>
          </table:table-cell>
          <table:table-cell table:style-name="ce16" table:formula="of:=([.BQ10]-[.$B$16])/[.$B$16]*100" office:value-type="float" office:value="-75.3480278422274" calcext:value-type="float">
            <text:p>-75.35</text:p>
          </table:table-cell>
          <table:table-cell table:style-name="ce16" table:formula="of:=([.BR10]-[.$B$16])/[.$B$16]*100" office:value-type="float" office:value="-74.9854988399072" calcext:value-type="float">
            <text:p>-74.99</text:p>
          </table:table-cell>
          <table:table-cell table:style-name="ce16" table:formula="of:=([.BS10]-[.$B$16])/[.$B$16]*100" office:value-type="float" office:value="-74.622969837587" calcext:value-type="float">
            <text:p>-74.62</text:p>
          </table:table-cell>
          <table:table-cell table:style-name="ce16" table:formula="of:=([.BT10]-[.$B$16])/[.$B$16]*100" office:value-type="float" office:value="-74.2604408352668" calcext:value-type="float">
            <text:p>-74.26</text:p>
          </table:table-cell>
          <table:table-cell table:style-name="ce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6" table:formula="of:=([.B11]-[.$B$16])/[.$B$16]*100" office:value-type="float" office:value="-99.8187354988399" calcext:value-type="float">
            <text:p>-99.82</text:p>
          </table:table-cell>
          <table:table-cell table:style-name="ce16" table:formula="of:=([.C11]-[.$B$16])/[.$B$16]*100" office:value-type="float" office:value="-99.6374709976798" calcext:value-type="float">
            <text:p>-99.64</text:p>
          </table:table-cell>
          <table:table-cell table:style-name="ce16" table:formula="of:=([.D11]-[.$B$16])/[.$B$16]*100" office:value-type="float" office:value="-99.4562064965197" calcext:value-type="float">
            <text:p>-99.46</text:p>
          </table:table-cell>
          <table:table-cell table:style-name="ce16" table:formula="of:=([.E11]-[.$B$16])/[.$B$16]*100" office:value-type="float" office:value="-99.2749419953596" calcext:value-type="float">
            <text:p>-99.27</text:p>
          </table:table-cell>
          <table:table-cell table:style-name="ce16" table:formula="of:=([.F11]-[.$B$16])/[.$B$16]*100" office:value-type="float" office:value="-99.0936774941995" calcext:value-type="float">
            <text:p>-99.09</text:p>
          </table:table-cell>
          <table:table-cell table:style-name="ce16" table:formula="of:=([.G11]-[.$B$16])/[.$B$16]*100" office:value-type="float" office:value="-98.9124129930394" calcext:value-type="float">
            <text:p>-98.91</text:p>
          </table:table-cell>
          <table:table-cell table:style-name="ce16" table:formula="of:=([.H11]-[.$B$16])/[.$B$16]*100" office:value-type="float" office:value="-98.7311484918794" calcext:value-type="float">
            <text:p>-98.73</text:p>
          </table:table-cell>
          <table:table-cell table:style-name="ce16" table:formula="of:=([.I11]-[.$B$16])/[.$B$16]*100" office:value-type="float" office:value="-98.5498839907193" calcext:value-type="float">
            <text:p>-98.55</text:p>
          </table:table-cell>
          <table:table-cell table:style-name="ce16" table:formula="of:=([.J11]-[.$B$16])/[.$B$16]*100" office:value-type="float" office:value="-98.3686194895592" calcext:value-type="float">
            <text:p>-98.37</text:p>
          </table:table-cell>
          <table:table-cell table:style-name="ce16" table:formula="of:=([.K11]-[.$B$16])/[.$B$16]*100" office:value-type="float" office:value="-98.1873549883991" calcext:value-type="float">
            <text:p>-98.19</text:p>
          </table:table-cell>
          <table:table-cell table:style-name="ce16" table:formula="of:=([.L11]-[.$B$16])/[.$B$16]*100" office:value-type="float" office:value="-98.006090487239" calcext:value-type="float">
            <text:p>-98.01</text:p>
          </table:table-cell>
          <table:table-cell table:style-name="ce16" table:formula="of:=([.M11]-[.$B$16])/[.$B$16]*100" office:value-type="float" office:value="-97.8248259860789" calcext:value-type="float">
            <text:p>-97.82</text:p>
          </table:table-cell>
          <table:table-cell table:style-name="ce16" table:formula="of:=([.N11]-[.$B$16])/[.$B$16]*100" office:value-type="float" office:value="-97.6435614849188" calcext:value-type="float">
            <text:p>-97.64</text:p>
          </table:table-cell>
          <table:table-cell table:style-name="ce16" table:formula="of:=([.O11]-[.$B$16])/[.$B$16]*100" office:value-type="float" office:value="-97.4622969837587" calcext:value-type="float">
            <text:p>-97.46</text:p>
          </table:table-cell>
          <table:table-cell table:style-name="ce16" table:formula="of:=([.P11]-[.$B$16])/[.$B$16]*100" office:value-type="float" office:value="-97.2810324825986" calcext:value-type="float">
            <text:p>-97.28</text:p>
          </table:table-cell>
          <table:table-cell table:style-name="ce16" table:formula="of:=([.Q11]-[.$B$16])/[.$B$16]*100" office:value-type="float" office:value="-97.0997679814385" calcext:value-type="float">
            <text:p>-97.10</text:p>
          </table:table-cell>
          <table:table-cell table:style-name="ce16" table:formula="of:=([.R11]-[.$B$16])/[.$B$16]*100" office:value-type="float" office:value="-96.9185034802784" calcext:value-type="float">
            <text:p>-96.92</text:p>
          </table:table-cell>
          <table:table-cell table:style-name="ce16" table:formula="of:=([.S11]-[.$B$16])/[.$B$16]*100" office:value-type="float" office:value="-96.7372389791183" calcext:value-type="float">
            <text:p>-96.74</text:p>
          </table:table-cell>
          <table:table-cell table:style-name="ce16" table:formula="of:=([.T11]-[.$B$16])/[.$B$16]*100" office:value-type="float" office:value="-96.5559744779582" calcext:value-type="float">
            <text:p>-96.56</text:p>
          </table:table-cell>
          <table:table-cell table:style-name="ce16" table:formula="of:=([.U11]-[.$B$16])/[.$B$16]*100" office:value-type="float" office:value="-96.3747099767981" calcext:value-type="float">
            <text:p>-96.37</text:p>
          </table:table-cell>
          <table:table-cell table:style-name="ce16" table:formula="of:=([.V11]-[.$B$16])/[.$B$16]*100" office:value-type="float" office:value="-96.1934454756381" calcext:value-type="float">
            <text:p>-96.19</text:p>
          </table:table-cell>
          <table:table-cell table:style-name="ce16" table:formula="of:=([.W11]-[.$B$16])/[.$B$16]*100" office:value-type="float" office:value="-96.012180974478" calcext:value-type="float">
            <text:p>-96.01</text:p>
          </table:table-cell>
          <table:table-cell table:style-name="ce16" table:formula="of:=([.X11]-[.$B$16])/[.$B$16]*100" office:value-type="float" office:value="-95.8309164733179" calcext:value-type="float">
            <text:p>-95.83</text:p>
          </table:table-cell>
          <table:table-cell table:style-name="ce16" table:formula="of:=([.Y11]-[.$B$16])/[.$B$16]*100" office:value-type="float" office:value="-95.6496519721578" calcext:value-type="float">
            <text:p>-95.65</text:p>
          </table:table-cell>
          <table:table-cell table:style-name="ce16" table:formula="of:=([.Z11]-[.$B$16])/[.$B$16]*100" office:value-type="float" office:value="-95.4683874709977" calcext:value-type="float">
            <text:p>-95.47</text:p>
          </table:table-cell>
          <table:table-cell table:style-name="ce16" table:formula="of:=([.AA11]-[.$B$16])/[.$B$16]*100" office:value-type="float" office:value="-95.2871229698376" calcext:value-type="float">
            <text:p>-95.29</text:p>
          </table:table-cell>
          <table:table-cell table:style-name="ce16" table:formula="of:=([.AB11]-[.$B$16])/[.$B$16]*100" office:value-type="float" office:value="-95.1058584686775" calcext:value-type="float">
            <text:p>-95.11</text:p>
          </table:table-cell>
          <table:table-cell table:style-name="ce16" table:formula="of:=([.AC11]-[.$B$16])/[.$B$16]*100" office:value-type="float" office:value="-94.9245939675174" calcext:value-type="float">
            <text:p>-94.92</text:p>
          </table:table-cell>
          <table:table-cell table:style-name="ce16" table:formula="of:=([.AD11]-[.$B$16])/[.$B$16]*100" office:value-type="float" office:value="-94.7433294663573" calcext:value-type="float">
            <text:p>-94.74</text:p>
          </table:table-cell>
          <table:table-cell table:style-name="ce16" table:formula="of:=([.AE11]-[.$B$16])/[.$B$16]*100" office:value-type="float" office:value="-94.5620649651972" calcext:value-type="float">
            <text:p>-94.56</text:p>
          </table:table-cell>
          <table:table-cell table:style-name="ce16" table:formula="of:=([.AF11]-[.$B$16])/[.$B$16]*100" office:value-type="float" office:value="-94.3808004640371" calcext:value-type="float">
            <text:p>-94.38</text:p>
          </table:table-cell>
          <table:table-cell table:style-name="ce16" table:formula="of:=([.AG11]-[.$B$16])/[.$B$16]*100" office:value-type="float" office:value="-94.199535962877" calcext:value-type="float">
            <text:p>-94.20</text:p>
          </table:table-cell>
          <table:table-cell table:style-name="ce16" table:formula="of:=([.AH11]-[.$B$16])/[.$B$16]*100" office:value-type="float" office:value="-94.0182714617169" calcext:value-type="float">
            <text:p>-94.02</text:p>
          </table:table-cell>
          <table:table-cell table:style-name="ce16" table:formula="of:=([.AI11]-[.$B$16])/[.$B$16]*100" office:value-type="float" office:value="-93.8370069605569" calcext:value-type="float">
            <text:p>-93.84</text:p>
          </table:table-cell>
          <table:table-cell table:style-name="ce16" table:formula="of:=([.AJ11]-[.$B$16])/[.$B$16]*100" office:value-type="float" office:value="-93.6557424593968" calcext:value-type="float">
            <text:p>-93.66</text:p>
          </table:table-cell>
          <table:table-cell table:style-name="ce16" table:formula="of:=([.AK11]-[.$B$16])/[.$B$16]*100" office:value-type="float" office:value="-93.4744779582367" calcext:value-type="float">
            <text:p>-93.47</text:p>
          </table:table-cell>
          <table:table-cell table:style-name="ce16" table:formula="of:=([.AL11]-[.$B$16])/[.$B$16]*100" office:value-type="float" office:value="-93.2932134570766" calcext:value-type="float">
            <text:p>-93.29</text:p>
          </table:table-cell>
          <table:table-cell table:style-name="ce16" table:formula="of:=([.AM11]-[.$B$16])/[.$B$16]*100" office:value-type="float" office:value="-93.1119489559165" calcext:value-type="float">
            <text:p>-93.11</text:p>
          </table:table-cell>
          <table:table-cell table:style-name="ce16" table:formula="of:=([.AN11]-[.$B$16])/[.$B$16]*100" office:value-type="float" office:value="-92.9306844547564" calcext:value-type="float">
            <text:p>-92.93</text:p>
          </table:table-cell>
          <table:table-cell table:style-name="ce16" table:formula="of:=([.AO11]-[.$B$16])/[.$B$16]*100" office:value-type="float" office:value="-92.7494199535963" calcext:value-type="float">
            <text:p>-92.75</text:p>
          </table:table-cell>
          <table:table-cell table:style-name="ce16" table:formula="of:=([.AP11]-[.$B$16])/[.$B$16]*100" office:value-type="float" office:value="-92.5681554524362" calcext:value-type="float">
            <text:p>-92.57</text:p>
          </table:table-cell>
          <table:table-cell table:style-name="ce16" table:formula="of:=([.AQ11]-[.$B$16])/[.$B$16]*100" office:value-type="float" office:value="-92.3868909512761" calcext:value-type="float">
            <text:p>-92.39</text:p>
          </table:table-cell>
          <table:table-cell table:style-name="ce16" table:formula="of:=([.AR11]-[.$B$16])/[.$B$16]*100" office:value-type="float" office:value="-92.205626450116" calcext:value-type="float">
            <text:p>-92.21</text:p>
          </table:table-cell>
          <table:table-cell table:style-name="ce16" table:formula="of:=([.AS11]-[.$B$16])/[.$B$16]*100" office:value-type="float" office:value="-92.0243619489559" calcext:value-type="float">
            <text:p>-92.02</text:p>
          </table:table-cell>
          <table:table-cell table:style-name="ce16" table:formula="of:=([.AT11]-[.$B$16])/[.$B$16]*100" office:value-type="float" office:value="-91.8430974477958" calcext:value-type="float">
            <text:p>-91.84</text:p>
          </table:table-cell>
          <table:table-cell table:style-name="ce16" table:formula="of:=([.AU11]-[.$B$16])/[.$B$16]*100" office:value-type="float" office:value="-91.6618329466357" calcext:value-type="float">
            <text:p>-91.66</text:p>
          </table:table-cell>
          <table:table-cell table:style-name="ce16" table:formula="of:=([.AV11]-[.$B$16])/[.$B$16]*100" office:value-type="float" office:value="-91.4805684454756" calcext:value-type="float">
            <text:p>-91.48</text:p>
          </table:table-cell>
          <table:table-cell table:style-name="ce16" table:formula="of:=([.AW11]-[.$B$16])/[.$B$16]*100" office:value-type="float" office:value="-91.2993039443155" calcext:value-type="float">
            <text:p>-91.30</text:p>
          </table:table-cell>
          <table:table-cell table:style-name="ce16" table:formula="of:=([.AX11]-[.$B$16])/[.$B$16]*100" office:value-type="float" office:value="-91.1180394431555" calcext:value-type="float">
            <text:p>-91.12</text:p>
          </table:table-cell>
          <table:table-cell table:style-name="ce16" table:formula="of:=([.AY11]-[.$B$16])/[.$B$16]*100" office:value-type="float" office:value="-90.9367749419954" calcext:value-type="float">
            <text:p>-90.94</text:p>
          </table:table-cell>
          <table:table-cell table:style-name="ce16" table:formula="of:=([.AZ11]-[.$B$16])/[.$B$16]*100" office:value-type="float" office:value="-90.7555104408353" calcext:value-type="float">
            <text:p>-90.76</text:p>
          </table:table-cell>
          <table:table-cell table:style-name="ce16" table:formula="of:=([.BA11]-[.$B$16])/[.$B$16]*100" office:value-type="float" office:value="-90.5742459396752" calcext:value-type="float">
            <text:p>-90.57</text:p>
          </table:table-cell>
          <table:table-cell table:style-name="ce16" table:formula="of:=([.BB11]-[.$B$16])/[.$B$16]*100" office:value-type="float" office:value="-90.3929814385151" calcext:value-type="float">
            <text:p>-90.39</text:p>
          </table:table-cell>
          <table:table-cell table:style-name="ce16" table:formula="of:=([.BC11]-[.$B$16])/[.$B$16]*100" office:value-type="float" office:value="-90.211716937355" calcext:value-type="float">
            <text:p>-90.21</text:p>
          </table:table-cell>
          <table:table-cell table:style-name="ce16" table:formula="of:=([.BD11]-[.$B$16])/[.$B$16]*100" office:value-type="float" office:value="-90.0304524361949" calcext:value-type="float">
            <text:p>-90.03</text:p>
          </table:table-cell>
          <table:table-cell table:style-name="ce16" table:formula="of:=([.BE11]-[.$B$16])/[.$B$16]*100" office:value-type="float" office:value="-89.8491879350348" calcext:value-type="float">
            <text:p>-89.85</text:p>
          </table:table-cell>
          <table:table-cell table:style-name="ce16" table:formula="of:=([.BF11]-[.$B$16])/[.$B$16]*100" office:value-type="float" office:value="-89.6679234338747" calcext:value-type="float">
            <text:p>-89.67</text:p>
          </table:table-cell>
          <table:table-cell table:style-name="ce16" table:formula="of:=([.BG11]-[.$B$16])/[.$B$16]*100" office:value-type="float" office:value="-89.4866589327146" calcext:value-type="float">
            <text:p>-89.49</text:p>
          </table:table-cell>
          <table:table-cell table:style-name="ce16" table:formula="of:=([.BH11]-[.$B$16])/[.$B$16]*100" office:value-type="float" office:value="-89.3053944315545" calcext:value-type="float">
            <text:p>-89.31</text:p>
          </table:table-cell>
          <table:table-cell table:style-name="ce16" table:formula="of:=([.BI11]-[.$B$16])/[.$B$16]*100" office:value-type="float" office:value="-89.1241299303944" calcext:value-type="float">
            <text:p>-89.12</text:p>
          </table:table-cell>
          <table:table-cell table:style-name="ce16" table:formula="of:=([.BJ11]-[.$B$16])/[.$B$16]*100" office:value-type="float" office:value="-88.9428654292344" calcext:value-type="float">
            <text:p>-88.94</text:p>
          </table:table-cell>
          <table:table-cell table:style-name="ce16" table:formula="of:=([.BK11]-[.$B$16])/[.$B$16]*100" office:value-type="float" office:value="-88.7616009280742" calcext:value-type="float">
            <text:p>-88.76</text:p>
          </table:table-cell>
          <table:table-cell table:style-name="ce16" table:formula="of:=([.BL11]-[.$B$16])/[.$B$16]*100" office:value-type="float" office:value="-88.5803364269142" calcext:value-type="float">
            <text:p>-88.58</text:p>
          </table:table-cell>
          <table:table-cell table:style-name="ce16" table:formula="of:=([.BM11]-[.$B$16])/[.$B$16]*100" office:value-type="float" office:value="-88.3990719257541" calcext:value-type="float">
            <text:p>-88.40</text:p>
          </table:table-cell>
          <table:table-cell table:style-name="ce16" table:formula="of:=([.BN11]-[.$B$16])/[.$B$16]*100" office:value-type="float" office:value="-88.217807424594" calcext:value-type="float">
            <text:p>-88.22</text:p>
          </table:table-cell>
          <table:table-cell table:style-name="ce16" table:formula="of:=([.BO11]-[.$B$16])/[.$B$16]*100" office:value-type="float" office:value="-88.0365429234339" calcext:value-type="float">
            <text:p>-88.04</text:p>
          </table:table-cell>
          <table:table-cell table:style-name="ce16" table:formula="of:=([.BP11]-[.$B$16])/[.$B$16]*100" office:value-type="float" office:value="-87.8552784222738" calcext:value-type="float">
            <text:p>-87.86</text:p>
          </table:table-cell>
          <table:table-cell table:style-name="ce16" table:formula="of:=([.BQ11]-[.$B$16])/[.$B$16]*100" office:value-type="float" office:value="-87.6740139211137" calcext:value-type="float">
            <text:p>-87.67</text:p>
          </table:table-cell>
          <table:table-cell table:style-name="ce16" table:formula="of:=([.BR11]-[.$B$16])/[.$B$16]*100" office:value-type="float" office:value="-87.4927494199536" calcext:value-type="float">
            <text:p>-87.49</text:p>
          </table:table-cell>
          <table:table-cell table:style-name="ce16" table:formula="of:=([.BS11]-[.$B$16])/[.$B$16]*100" office:value-type="float" office:value="-87.3114849187935" calcext:value-type="float">
            <text:p>-87.31</text:p>
          </table:table-cell>
          <table:table-cell table:style-name="ce16" table:formula="of:=([.BT11]-[.$B$16])/[.$B$16]*100" office:value-type="float" office:value="-87.1302204176334" calcext:value-type="float">
            <text:p>-87.13</text:p>
          </table:table-cell>
          <table:table-cell table:style-name="ce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6" table:formula="of:=([.B12]-[.$B$16])/[.$B$16]*100" office:value-type="float" office:value="-99.90936774942" calcext:value-type="float">
            <text:p>-99.91</text:p>
          </table:table-cell>
          <table:table-cell table:style-name="ce16" table:formula="of:=([.C12]-[.$B$16])/[.$B$16]*100" office:value-type="float" office:value="-99.8187354988399" calcext:value-type="float">
            <text:p>-99.82</text:p>
          </table:table-cell>
          <table:table-cell table:style-name="ce16" table:formula="of:=([.D12]-[.$B$16])/[.$B$16]*100" office:value-type="float" office:value="-99.7281032482599" calcext:value-type="float">
            <text:p>-99.73</text:p>
          </table:table-cell>
          <table:table-cell table:style-name="ce16" table:formula="of:=([.E12]-[.$B$16])/[.$B$16]*100" office:value-type="float" office:value="-99.6374709976798" calcext:value-type="float">
            <text:p>-99.64</text:p>
          </table:table-cell>
          <table:table-cell table:style-name="ce16" table:formula="of:=([.F12]-[.$B$16])/[.$B$16]*100" office:value-type="float" office:value="-99.5468387470998" calcext:value-type="float">
            <text:p>-99.55</text:p>
          </table:table-cell>
          <table:table-cell table:style-name="ce16" table:formula="of:=([.G12]-[.$B$16])/[.$B$16]*100" office:value-type="float" office:value="-99.4562064965197" calcext:value-type="float">
            <text:p>-99.46</text:p>
          </table:table-cell>
          <table:table-cell table:style-name="ce16" table:formula="of:=([.H12]-[.$B$16])/[.$B$16]*100" office:value-type="float" office:value="-99.3655742459397" calcext:value-type="float">
            <text:p>-99.37</text:p>
          </table:table-cell>
          <table:table-cell table:style-name="ce16" table:formula="of:=([.I12]-[.$B$16])/[.$B$16]*100" office:value-type="float" office:value="-99.2749419953596" calcext:value-type="float">
            <text:p>-99.27</text:p>
          </table:table-cell>
          <table:table-cell table:style-name="ce16" table:formula="of:=([.J12]-[.$B$16])/[.$B$16]*100" office:value-type="float" office:value="-99.1843097447796" calcext:value-type="float">
            <text:p>-99.18</text:p>
          </table:table-cell>
          <table:table-cell table:style-name="ce16" table:formula="of:=([.K12]-[.$B$16])/[.$B$16]*100" office:value-type="float" office:value="-99.0936774941995" calcext:value-type="float">
            <text:p>-99.09</text:p>
          </table:table-cell>
          <table:table-cell table:style-name="ce16" table:formula="of:=([.L12]-[.$B$16])/[.$B$16]*100" office:value-type="float" office:value="-99.0030452436195" calcext:value-type="float">
            <text:p>-99.00</text:p>
          </table:table-cell>
          <table:table-cell table:style-name="ce16" table:formula="of:=([.M12]-[.$B$16])/[.$B$16]*100" office:value-type="float" office:value="-98.9124129930394" calcext:value-type="float">
            <text:p>-98.91</text:p>
          </table:table-cell>
          <table:table-cell table:style-name="ce16" table:formula="of:=([.N12]-[.$B$16])/[.$B$16]*100" office:value-type="float" office:value="-98.8217807424594" calcext:value-type="float">
            <text:p>-98.82</text:p>
          </table:table-cell>
          <table:table-cell table:style-name="ce16" table:formula="of:=([.O12]-[.$B$16])/[.$B$16]*100" office:value-type="float" office:value="-98.7311484918794" calcext:value-type="float">
            <text:p>-98.73</text:p>
          </table:table-cell>
          <table:table-cell table:style-name="ce16" table:formula="of:=([.P12]-[.$B$16])/[.$B$16]*100" office:value-type="float" office:value="-98.6405162412993" calcext:value-type="float">
            <text:p>-98.64</text:p>
          </table:table-cell>
          <table:table-cell table:style-name="ce16" table:formula="of:=([.Q12]-[.$B$16])/[.$B$16]*100" office:value-type="float" office:value="-98.5498839907193" calcext:value-type="float">
            <text:p>-98.55</text:p>
          </table:table-cell>
          <table:table-cell table:style-name="ce16" table:formula="of:=([.R12]-[.$B$16])/[.$B$16]*100" office:value-type="float" office:value="-98.4592517401392" calcext:value-type="float">
            <text:p>-98.46</text:p>
          </table:table-cell>
          <table:table-cell table:style-name="ce16" table:formula="of:=([.S12]-[.$B$16])/[.$B$16]*100" office:value-type="float" office:value="-98.3686194895592" calcext:value-type="float">
            <text:p>-98.37</text:p>
          </table:table-cell>
          <table:table-cell table:style-name="ce16" table:formula="of:=([.T12]-[.$B$16])/[.$B$16]*100" office:value-type="float" office:value="-98.2779872389791" calcext:value-type="float">
            <text:p>-98.28</text:p>
          </table:table-cell>
          <table:table-cell table:style-name="ce16" table:formula="of:=([.U12]-[.$B$16])/[.$B$16]*100" office:value-type="float" office:value="-98.1873549883991" calcext:value-type="float">
            <text:p>-98.19</text:p>
          </table:table-cell>
          <table:table-cell table:style-name="ce16" table:formula="of:=([.V12]-[.$B$16])/[.$B$16]*100" office:value-type="float" office:value="-98.096722737819" calcext:value-type="float">
            <text:p>-98.10</text:p>
          </table:table-cell>
          <table:table-cell table:style-name="ce16" table:formula="of:=([.W12]-[.$B$16])/[.$B$16]*100" office:value-type="float" office:value="-98.006090487239" calcext:value-type="float">
            <text:p>-98.01</text:p>
          </table:table-cell>
          <table:table-cell table:style-name="ce16" table:formula="of:=([.X12]-[.$B$16])/[.$B$16]*100" office:value-type="float" office:value="-97.9154582366589" calcext:value-type="float">
            <text:p>-97.92</text:p>
          </table:table-cell>
          <table:table-cell table:style-name="ce16" table:formula="of:=([.Y12]-[.$B$16])/[.$B$16]*100" office:value-type="float" office:value="-97.8248259860789" calcext:value-type="float">
            <text:p>-97.82</text:p>
          </table:table-cell>
          <table:table-cell table:style-name="ce16" table:formula="of:=([.Z12]-[.$B$16])/[.$B$16]*100" office:value-type="float" office:value="-97.7341937354989" calcext:value-type="float">
            <text:p>-97.73</text:p>
          </table:table-cell>
          <table:table-cell table:style-name="ce16" table:formula="of:=([.AA12]-[.$B$16])/[.$B$16]*100" office:value-type="float" office:value="-97.6435614849188" calcext:value-type="float">
            <text:p>-97.64</text:p>
          </table:table-cell>
          <table:table-cell table:style-name="ce16" table:formula="of:=([.AB12]-[.$B$16])/[.$B$16]*100" office:value-type="float" office:value="-97.5529292343388" calcext:value-type="float">
            <text:p>-97.55</text:p>
          </table:table-cell>
          <table:table-cell table:style-name="ce16" table:formula="of:=([.AC12]-[.$B$16])/[.$B$16]*100" office:value-type="float" office:value="-97.4622969837587" calcext:value-type="float">
            <text:p>-97.46</text:p>
          </table:table-cell>
          <table:table-cell table:style-name="ce16" table:formula="of:=([.AD12]-[.$B$16])/[.$B$16]*100" office:value-type="float" office:value="-97.3716647331787" calcext:value-type="float">
            <text:p>-97.37</text:p>
          </table:table-cell>
          <table:table-cell table:style-name="ce16" table:formula="of:=([.AE12]-[.$B$16])/[.$B$16]*100" office:value-type="float" office:value="-97.2810324825986" calcext:value-type="float">
            <text:p>-97.28</text:p>
          </table:table-cell>
          <table:table-cell table:style-name="ce16" table:formula="of:=([.AF12]-[.$B$16])/[.$B$16]*100" office:value-type="float" office:value="-97.1904002320186" calcext:value-type="float">
            <text:p>-97.19</text:p>
          </table:table-cell>
          <table:table-cell table:style-name="ce16" table:formula="of:=([.AG12]-[.$B$16])/[.$B$16]*100" office:value-type="float" office:value="-97.0997679814385" calcext:value-type="float">
            <text:p>-97.10</text:p>
          </table:table-cell>
          <table:table-cell table:style-name="ce16" table:formula="of:=([.AH12]-[.$B$16])/[.$B$16]*100" office:value-type="float" office:value="-97.0091357308585" calcext:value-type="float">
            <text:p>-97.01</text:p>
          </table:table-cell>
          <table:table-cell table:style-name="ce16" table:formula="of:=([.AI12]-[.$B$16])/[.$B$16]*100" office:value-type="float" office:value="-96.9185034802784" calcext:value-type="float">
            <text:p>-96.92</text:p>
          </table:table-cell>
          <table:table-cell table:style-name="ce16" table:formula="of:=([.AJ12]-[.$B$16])/[.$B$16]*100" office:value-type="float" office:value="-96.8278712296984" calcext:value-type="float">
            <text:p>-96.83</text:p>
          </table:table-cell>
          <table:table-cell table:style-name="ce16" table:formula="of:=([.AK12]-[.$B$16])/[.$B$16]*100" office:value-type="float" office:value="-96.7372389791183" calcext:value-type="float">
            <text:p>-96.74</text:p>
          </table:table-cell>
          <table:table-cell table:style-name="ce16" table:formula="of:=([.AL12]-[.$B$16])/[.$B$16]*100" office:value-type="float" office:value="-96.6466067285383" calcext:value-type="float">
            <text:p>-96.65</text:p>
          </table:table-cell>
          <table:table-cell table:style-name="ce16" table:formula="of:=([.AM12]-[.$B$16])/[.$B$16]*100" office:value-type="float" office:value="-96.5559744779582" calcext:value-type="float">
            <text:p>-96.56</text:p>
          </table:table-cell>
          <table:table-cell table:style-name="ce16" table:formula="of:=([.AN12]-[.$B$16])/[.$B$16]*100" office:value-type="float" office:value="-96.4653422273782" calcext:value-type="float">
            <text:p>-96.47</text:p>
          </table:table-cell>
          <table:table-cell table:style-name="ce16" table:formula="of:=([.AO12]-[.$B$16])/[.$B$16]*100" office:value-type="float" office:value="-96.3747099767981" calcext:value-type="float">
            <text:p>-96.37</text:p>
          </table:table-cell>
          <table:table-cell table:style-name="ce16" table:formula="of:=([.AP12]-[.$B$16])/[.$B$16]*100" office:value-type="float" office:value="-96.2840777262181" calcext:value-type="float">
            <text:p>-96.28</text:p>
          </table:table-cell>
          <table:table-cell table:style-name="ce16" table:formula="of:=([.AQ12]-[.$B$16])/[.$B$16]*100" office:value-type="float" office:value="-96.1934454756381" calcext:value-type="float">
            <text:p>-96.19</text:p>
          </table:table-cell>
          <table:table-cell table:style-name="ce16" table:formula="of:=([.AR12]-[.$B$16])/[.$B$16]*100" office:value-type="float" office:value="-96.102813225058" calcext:value-type="float">
            <text:p>-96.10</text:p>
          </table:table-cell>
          <table:table-cell table:style-name="ce16" table:formula="of:=([.AS12]-[.$B$16])/[.$B$16]*100" office:value-type="float" office:value="-96.012180974478" calcext:value-type="float">
            <text:p>-96.01</text:p>
          </table:table-cell>
          <table:table-cell table:style-name="ce16" table:formula="of:=([.AT12]-[.$B$16])/[.$B$16]*100" office:value-type="float" office:value="-95.9215487238979" calcext:value-type="float">
            <text:p>-95.92</text:p>
          </table:table-cell>
          <table:table-cell table:style-name="ce16" table:formula="of:=([.AU12]-[.$B$16])/[.$B$16]*100" office:value-type="float" office:value="-95.8309164733179" calcext:value-type="float">
            <text:p>-95.83</text:p>
          </table:table-cell>
          <table:table-cell table:style-name="ce16" table:formula="of:=([.AV12]-[.$B$16])/[.$B$16]*100" office:value-type="float" office:value="-95.7402842227378" calcext:value-type="float">
            <text:p>-95.74</text:p>
          </table:table-cell>
          <table:table-cell table:style-name="ce16" table:formula="of:=([.AW12]-[.$B$16])/[.$B$16]*100" office:value-type="float" office:value="-95.6496519721578" calcext:value-type="float">
            <text:p>-95.65</text:p>
          </table:table-cell>
          <table:table-cell table:style-name="ce16" table:formula="of:=([.AX12]-[.$B$16])/[.$B$16]*100" office:value-type="float" office:value="-95.5590197215777" calcext:value-type="float">
            <text:p>-95.56</text:p>
          </table:table-cell>
          <table:table-cell table:style-name="ce16" table:formula="of:=([.AY12]-[.$B$16])/[.$B$16]*100" office:value-type="float" office:value="-95.4683874709977" calcext:value-type="float">
            <text:p>-95.47</text:p>
          </table:table-cell>
          <table:table-cell table:style-name="ce16" table:formula="of:=([.AZ12]-[.$B$16])/[.$B$16]*100" office:value-type="float" office:value="-95.3777552204176" calcext:value-type="float">
            <text:p>-95.38</text:p>
          </table:table-cell>
          <table:table-cell table:style-name="ce16" table:formula="of:=([.BA12]-[.$B$16])/[.$B$16]*100" office:value-type="float" office:value="-95.2871229698376" calcext:value-type="float">
            <text:p>-95.29</text:p>
          </table:table-cell>
          <table:table-cell table:style-name="ce16" table:formula="of:=([.BB12]-[.$B$16])/[.$B$16]*100" office:value-type="float" office:value="-95.1964907192575" calcext:value-type="float">
            <text:p>-95.20</text:p>
          </table:table-cell>
          <table:table-cell table:style-name="ce16" table:formula="of:=([.BC12]-[.$B$16])/[.$B$16]*100" office:value-type="float" office:value="-95.1058584686775" calcext:value-type="float">
            <text:p>-95.11</text:p>
          </table:table-cell>
          <table:table-cell table:style-name="ce16" table:formula="of:=([.BD12]-[.$B$16])/[.$B$16]*100" office:value-type="float" office:value="-95.0152262180975" calcext:value-type="float">
            <text:p>-95.02</text:p>
          </table:table-cell>
          <table:table-cell table:style-name="ce16" table:formula="of:=([.BE12]-[.$B$16])/[.$B$16]*100" office:value-type="float" office:value="-94.9245939675174" calcext:value-type="float">
            <text:p>-94.92</text:p>
          </table:table-cell>
          <table:table-cell table:style-name="ce16" table:formula="of:=([.BF12]-[.$B$16])/[.$B$16]*100" office:value-type="float" office:value="-94.8339617169374" calcext:value-type="float">
            <text:p>-94.83</text:p>
          </table:table-cell>
          <table:table-cell table:style-name="ce16" table:formula="of:=([.BG12]-[.$B$16])/[.$B$16]*100" office:value-type="float" office:value="-94.7433294663573" calcext:value-type="float">
            <text:p>-94.74</text:p>
          </table:table-cell>
          <table:table-cell table:style-name="ce16" table:formula="of:=([.BH12]-[.$B$16])/[.$B$16]*100" office:value-type="float" office:value="-94.6526972157773" calcext:value-type="float">
            <text:p>-94.65</text:p>
          </table:table-cell>
          <table:table-cell table:style-name="ce16" table:formula="of:=([.BI12]-[.$B$16])/[.$B$16]*100" office:value-type="float" office:value="-94.5620649651972" calcext:value-type="float">
            <text:p>-94.56</text:p>
          </table:table-cell>
          <table:table-cell table:style-name="ce16" table:formula="of:=([.BJ12]-[.$B$16])/[.$B$16]*100" office:value-type="float" office:value="-94.4714327146172" calcext:value-type="float">
            <text:p>-94.47</text:p>
          </table:table-cell>
          <table:table-cell table:style-name="ce16" table:formula="of:=([.BK12]-[.$B$16])/[.$B$16]*100" office:value-type="float" office:value="-94.3808004640371" calcext:value-type="float">
            <text:p>-94.38</text:p>
          </table:table-cell>
          <table:table-cell table:style-name="ce16" table:formula="of:=([.BL12]-[.$B$16])/[.$B$16]*100" office:value-type="float" office:value="-94.2901682134571" calcext:value-type="float">
            <text:p>-94.29</text:p>
          </table:table-cell>
          <table:table-cell table:style-name="ce16" table:formula="of:=([.BM12]-[.$B$16])/[.$B$16]*100" office:value-type="float" office:value="-94.199535962877" calcext:value-type="float">
            <text:p>-94.20</text:p>
          </table:table-cell>
          <table:table-cell table:style-name="ce16" table:formula="of:=([.BN12]-[.$B$16])/[.$B$16]*100" office:value-type="float" office:value="-94.108903712297" calcext:value-type="float">
            <text:p>-94.11</text:p>
          </table:table-cell>
          <table:table-cell table:style-name="ce16" table:formula="of:=([.BO12]-[.$B$16])/[.$B$16]*100" office:value-type="float" office:value="-94.0182714617169" calcext:value-type="float">
            <text:p>-94.02</text:p>
          </table:table-cell>
          <table:table-cell table:style-name="ce16" table:formula="of:=([.BP12]-[.$B$16])/[.$B$16]*100" office:value-type="float" office:value="-93.9276392111369" calcext:value-type="float">
            <text:p>-93.93</text:p>
          </table:table-cell>
          <table:table-cell table:style-name="ce16" table:formula="of:=([.BQ12]-[.$B$16])/[.$B$16]*100" office:value-type="float" office:value="-93.8370069605569" calcext:value-type="float">
            <text:p>-93.84</text:p>
          </table:table-cell>
          <table:table-cell table:style-name="ce16" table:formula="of:=([.BR12]-[.$B$16])/[.$B$16]*100" office:value-type="float" office:value="-93.7463747099768" calcext:value-type="float">
            <text:p>-93.75</text:p>
          </table:table-cell>
          <table:table-cell table:style-name="ce16" table:formula="of:=([.BS12]-[.$B$16])/[.$B$16]*100" office:value-type="float" office:value="-93.6557424593968" calcext:value-type="float">
            <text:p>-93.66</text:p>
          </table:table-cell>
          <table:table-cell table:style-name="ce16" table:formula="of:=([.BT12]-[.$B$16])/[.$B$16]*100" office:value-type="float" office:value="-93.5651102088167" calcext:value-type="float">
            <text:p>-93.57</text:p>
          </table:table-cell>
          <table:table-cell table:style-name="ce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6" table:formula="of:=([.B13]-[.$B$16])/[.$B$16]*100" office:value-type="float" office:value="-99.95468387471" calcext:value-type="float">
            <text:p>-99.95</text:p>
          </table:table-cell>
          <table:table-cell table:style-name="ce16" table:formula="of:=([.C13]-[.$B$16])/[.$B$16]*100" office:value-type="float" office:value="-99.90936774942" calcext:value-type="float">
            <text:p>-99.91</text:p>
          </table:table-cell>
          <table:table-cell table:style-name="ce16" table:formula="of:=([.D13]-[.$B$16])/[.$B$16]*100" office:value-type="float" office:value="-99.8640516241299" calcext:value-type="float">
            <text:p>-99.86</text:p>
          </table:table-cell>
          <table:table-cell table:style-name="ce16" table:formula="of:=([.E13]-[.$B$16])/[.$B$16]*100" office:value-type="float" office:value="-99.8187354988399" calcext:value-type="float">
            <text:p>-99.82</text:p>
          </table:table-cell>
          <table:table-cell table:style-name="ce16" table:formula="of:=([.F13]-[.$B$16])/[.$B$16]*100" office:value-type="float" office:value="-99.7734193735499" calcext:value-type="float">
            <text:p>-99.77</text:p>
          </table:table-cell>
          <table:table-cell table:style-name="ce16" table:formula="of:=([.G13]-[.$B$16])/[.$B$16]*100" office:value-type="float" office:value="-99.7281032482599" calcext:value-type="float">
            <text:p>-99.73</text:p>
          </table:table-cell>
          <table:table-cell table:style-name="ce16" table:formula="of:=([.H13]-[.$B$16])/[.$B$16]*100" office:value-type="float" office:value="-99.6827871229698" calcext:value-type="float">
            <text:p>-99.68</text:p>
          </table:table-cell>
          <table:table-cell table:style-name="ce16" table:formula="of:=([.I13]-[.$B$16])/[.$B$16]*100" office:value-type="float" office:value="-99.6374709976798" calcext:value-type="float">
            <text:p>-99.64</text:p>
          </table:table-cell>
          <table:table-cell table:style-name="ce16" table:formula="of:=([.J13]-[.$B$16])/[.$B$16]*100" office:value-type="float" office:value="-99.5921548723898" calcext:value-type="float">
            <text:p>-99.59</text:p>
          </table:table-cell>
          <table:table-cell table:style-name="ce16" table:formula="of:=([.K13]-[.$B$16])/[.$B$16]*100" office:value-type="float" office:value="-99.5468387470998" calcext:value-type="float">
            <text:p>-99.55</text:p>
          </table:table-cell>
          <table:table-cell table:style-name="ce16" table:formula="of:=([.L13]-[.$B$16])/[.$B$16]*100" office:value-type="float" office:value="-99.5015226218097" calcext:value-type="float">
            <text:p>-99.50</text:p>
          </table:table-cell>
          <table:table-cell table:style-name="ce16" table:formula="of:=([.M13]-[.$B$16])/[.$B$16]*100" office:value-type="float" office:value="-99.4562064965197" calcext:value-type="float">
            <text:p>-99.46</text:p>
          </table:table-cell>
          <table:table-cell table:style-name="ce16" table:formula="of:=([.N13]-[.$B$16])/[.$B$16]*100" office:value-type="float" office:value="-99.4108903712297" calcext:value-type="float">
            <text:p>-99.41</text:p>
          </table:table-cell>
          <table:table-cell table:style-name="ce16" table:formula="of:=([.O13]-[.$B$16])/[.$B$16]*100" office:value-type="float" office:value="-99.3655742459397" calcext:value-type="float">
            <text:p>-99.37</text:p>
          </table:table-cell>
          <table:table-cell table:style-name="ce16" table:formula="of:=([.P13]-[.$B$16])/[.$B$16]*100" office:value-type="float" office:value="-99.3202581206497" calcext:value-type="float">
            <text:p>-99.32</text:p>
          </table:table-cell>
          <table:table-cell table:style-name="ce16" table:formula="of:=([.Q13]-[.$B$16])/[.$B$16]*100" office:value-type="float" office:value="-99.2749419953596" calcext:value-type="float">
            <text:p>-99.27</text:p>
          </table:table-cell>
          <table:table-cell table:style-name="ce16" table:formula="of:=([.R13]-[.$B$16])/[.$B$16]*100" office:value-type="float" office:value="-99.2296258700696" calcext:value-type="float">
            <text:p>-99.23</text:p>
          </table:table-cell>
          <table:table-cell table:style-name="ce16" table:formula="of:=([.S13]-[.$B$16])/[.$B$16]*100" office:value-type="float" office:value="-99.1843097447796" calcext:value-type="float">
            <text:p>-99.18</text:p>
          </table:table-cell>
          <table:table-cell table:style-name="ce16" table:formula="of:=([.T13]-[.$B$16])/[.$B$16]*100" office:value-type="float" office:value="-99.1389936194896" calcext:value-type="float">
            <text:p>-99.14</text:p>
          </table:table-cell>
          <table:table-cell table:style-name="ce16" table:formula="of:=([.U13]-[.$B$16])/[.$B$16]*100" office:value-type="float" office:value="-99.0936774941995" calcext:value-type="float">
            <text:p>-99.09</text:p>
          </table:table-cell>
          <table:table-cell table:style-name="ce16" table:formula="of:=([.V13]-[.$B$16])/[.$B$16]*100" office:value-type="float" office:value="-99.0483613689095" calcext:value-type="float">
            <text:p>-99.05</text:p>
          </table:table-cell>
          <table:table-cell table:style-name="ce16" table:formula="of:=([.W13]-[.$B$16])/[.$B$16]*100" office:value-type="float" office:value="-99.0030452436195" calcext:value-type="float">
            <text:p>-99.00</text:p>
          </table:table-cell>
          <table:table-cell table:style-name="ce16" table:formula="of:=([.X13]-[.$B$16])/[.$B$16]*100" office:value-type="float" office:value="-98.9577291183295" calcext:value-type="float">
            <text:p>-98.96</text:p>
          </table:table-cell>
          <table:table-cell table:style-name="ce16" table:formula="of:=([.Y13]-[.$B$16])/[.$B$16]*100" office:value-type="float" office:value="-98.9124129930394" calcext:value-type="float">
            <text:p>-98.91</text:p>
          </table:table-cell>
          <table:table-cell table:style-name="ce16" table:formula="of:=([.Z13]-[.$B$16])/[.$B$16]*100" office:value-type="float" office:value="-98.8670968677494" calcext:value-type="float">
            <text:p>-98.87</text:p>
          </table:table-cell>
          <table:table-cell table:style-name="ce16" table:formula="of:=([.AA13]-[.$B$16])/[.$B$16]*100" office:value-type="float" office:value="-98.8217807424594" calcext:value-type="float">
            <text:p>-98.82</text:p>
          </table:table-cell>
          <table:table-cell table:style-name="ce16" table:formula="of:=([.AB13]-[.$B$16])/[.$B$16]*100" office:value-type="float" office:value="-98.7764646171694" calcext:value-type="float">
            <text:p>-98.78</text:p>
          </table:table-cell>
          <table:table-cell table:style-name="ce16" table:formula="of:=([.AC13]-[.$B$16])/[.$B$16]*100" office:value-type="float" office:value="-98.7311484918794" calcext:value-type="float">
            <text:p>-98.73</text:p>
          </table:table-cell>
          <table:table-cell table:style-name="ce16" table:formula="of:=([.AD13]-[.$B$16])/[.$B$16]*100" office:value-type="float" office:value="-98.6858323665893" calcext:value-type="float">
            <text:p>-98.69</text:p>
          </table:table-cell>
          <table:table-cell table:style-name="ce16" table:formula="of:=([.AE13]-[.$B$16])/[.$B$16]*100" office:value-type="float" office:value="-98.6405162412993" calcext:value-type="float">
            <text:p>-98.64</text:p>
          </table:table-cell>
          <table:table-cell table:style-name="ce16" table:formula="of:=([.AF13]-[.$B$16])/[.$B$16]*100" office:value-type="float" office:value="-98.5952001160093" calcext:value-type="float">
            <text:p>-98.60</text:p>
          </table:table-cell>
          <table:table-cell table:style-name="ce16" table:formula="of:=([.AG13]-[.$B$16])/[.$B$16]*100" office:value-type="float" office:value="-98.5498839907193" calcext:value-type="float">
            <text:p>-98.55</text:p>
          </table:table-cell>
          <table:table-cell table:style-name="ce16" table:formula="of:=([.AH13]-[.$B$16])/[.$B$16]*100" office:value-type="float" office:value="-98.5045678654292" calcext:value-type="float">
            <text:p>-98.50</text:p>
          </table:table-cell>
          <table:table-cell table:style-name="ce16" table:formula="of:=([.AI13]-[.$B$16])/[.$B$16]*100" office:value-type="float" office:value="-98.4592517401392" calcext:value-type="float">
            <text:p>-98.46</text:p>
          </table:table-cell>
          <table:table-cell table:style-name="ce16" table:formula="of:=([.AJ13]-[.$B$16])/[.$B$16]*100" office:value-type="float" office:value="-98.4139356148492" calcext:value-type="float">
            <text:p>-98.41</text:p>
          </table:table-cell>
          <table:table-cell table:style-name="ce16" table:formula="of:=([.AK13]-[.$B$16])/[.$B$16]*100" office:value-type="float" office:value="-98.3686194895592" calcext:value-type="float">
            <text:p>-98.37</text:p>
          </table:table-cell>
          <table:table-cell table:style-name="ce16" table:formula="of:=([.AL13]-[.$B$16])/[.$B$16]*100" office:value-type="float" office:value="-98.3233033642691" calcext:value-type="float">
            <text:p>-98.32</text:p>
          </table:table-cell>
          <table:table-cell table:style-name="ce16" table:formula="of:=([.AM13]-[.$B$16])/[.$B$16]*100" office:value-type="float" office:value="-98.2779872389791" calcext:value-type="float">
            <text:p>-98.28</text:p>
          </table:table-cell>
          <table:table-cell table:style-name="ce16" table:formula="of:=([.AN13]-[.$B$16])/[.$B$16]*100" office:value-type="float" office:value="-98.2326711136891" calcext:value-type="float">
            <text:p>-98.23</text:p>
          </table:table-cell>
          <table:table-cell table:style-name="ce16" table:formula="of:=([.AO13]-[.$B$16])/[.$B$16]*100" office:value-type="float" office:value="-98.1873549883991" calcext:value-type="float">
            <text:p>-98.19</text:p>
          </table:table-cell>
          <table:table-cell table:style-name="ce16" table:formula="of:=([.AP13]-[.$B$16])/[.$B$16]*100" office:value-type="float" office:value="-98.1420388631091" calcext:value-type="float">
            <text:p>-98.14</text:p>
          </table:table-cell>
          <table:table-cell table:style-name="ce16" table:formula="of:=([.AQ13]-[.$B$16])/[.$B$16]*100" office:value-type="float" office:value="-98.096722737819" calcext:value-type="float">
            <text:p>-98.10</text:p>
          </table:table-cell>
          <table:table-cell table:style-name="ce16" table:formula="of:=([.AR13]-[.$B$16])/[.$B$16]*100" office:value-type="float" office:value="-98.051406612529" calcext:value-type="float">
            <text:p>-98.05</text:p>
          </table:table-cell>
          <table:table-cell table:style-name="ce16" table:formula="of:=([.AS13]-[.$B$16])/[.$B$16]*100" office:value-type="float" office:value="-98.006090487239" calcext:value-type="float">
            <text:p>-98.01</text:p>
          </table:table-cell>
          <table:table-cell table:style-name="ce16" table:formula="of:=([.AT13]-[.$B$16])/[.$B$16]*100" office:value-type="float" office:value="-97.960774361949" calcext:value-type="float">
            <text:p>-97.96</text:p>
          </table:table-cell>
          <table:table-cell table:style-name="ce16" table:formula="of:=([.AU13]-[.$B$16])/[.$B$16]*100" office:value-type="float" office:value="-97.9154582366589" calcext:value-type="float">
            <text:p>-97.92</text:p>
          </table:table-cell>
          <table:table-cell table:style-name="ce16" table:formula="of:=([.AV13]-[.$B$16])/[.$B$16]*100" office:value-type="float" office:value="-97.8701421113689" calcext:value-type="float">
            <text:p>-97.87</text:p>
          </table:table-cell>
          <table:table-cell table:style-name="ce16" table:formula="of:=([.AW13]-[.$B$16])/[.$B$16]*100" office:value-type="float" office:value="-97.8248259860789" calcext:value-type="float">
            <text:p>-97.82</text:p>
          </table:table-cell>
          <table:table-cell table:style-name="ce16" table:formula="of:=([.AX13]-[.$B$16])/[.$B$16]*100" office:value-type="float" office:value="-97.7795098607889" calcext:value-type="float">
            <text:p>-97.78</text:p>
          </table:table-cell>
          <table:table-cell table:style-name="ce16" table:formula="of:=([.AY13]-[.$B$16])/[.$B$16]*100" office:value-type="float" office:value="-97.7341937354989" calcext:value-type="float">
            <text:p>-97.73</text:p>
          </table:table-cell>
          <table:table-cell table:style-name="ce16" table:formula="of:=([.AZ13]-[.$B$16])/[.$B$16]*100" office:value-type="float" office:value="-97.6888776102088" calcext:value-type="float">
            <text:p>-97.69</text:p>
          </table:table-cell>
          <table:table-cell table:style-name="ce16" table:formula="of:=([.BA13]-[.$B$16])/[.$B$16]*100" office:value-type="float" office:value="-97.6435614849188" calcext:value-type="float">
            <text:p>-97.64</text:p>
          </table:table-cell>
          <table:table-cell table:style-name="ce16" table:formula="of:=([.BB13]-[.$B$16])/[.$B$16]*100" office:value-type="float" office:value="-97.5982453596288" calcext:value-type="float">
            <text:p>-97.60</text:p>
          </table:table-cell>
          <table:table-cell table:style-name="ce16" table:formula="of:=([.BC13]-[.$B$16])/[.$B$16]*100" office:value-type="float" office:value="-97.5529292343388" calcext:value-type="float">
            <text:p>-97.55</text:p>
          </table:table-cell>
          <table:table-cell table:style-name="ce16" table:formula="of:=([.BD13]-[.$B$16])/[.$B$16]*100" office:value-type="float" office:value="-97.5076131090487" calcext:value-type="float">
            <text:p>-97.51</text:p>
          </table:table-cell>
          <table:table-cell table:style-name="ce16" table:formula="of:=([.BE13]-[.$B$16])/[.$B$16]*100" office:value-type="float" office:value="-97.4622969837587" calcext:value-type="float">
            <text:p>-97.46</text:p>
          </table:table-cell>
          <table:table-cell table:style-name="ce16" table:formula="of:=([.BF13]-[.$B$16])/[.$B$16]*100" office:value-type="float" office:value="-97.4169808584687" calcext:value-type="float">
            <text:p>-97.42</text:p>
          </table:table-cell>
          <table:table-cell table:style-name="ce16" table:formula="of:=([.BG13]-[.$B$16])/[.$B$16]*100" office:value-type="float" office:value="-97.3716647331787" calcext:value-type="float">
            <text:p>-97.37</text:p>
          </table:table-cell>
          <table:table-cell table:style-name="ce16" table:formula="of:=([.BH13]-[.$B$16])/[.$B$16]*100" office:value-type="float" office:value="-97.3263486078886" calcext:value-type="float">
            <text:p>-97.33</text:p>
          </table:table-cell>
          <table:table-cell table:style-name="ce16" table:formula="of:=([.BI13]-[.$B$16])/[.$B$16]*100" office:value-type="float" office:value="-97.2810324825986" calcext:value-type="float">
            <text:p>-97.28</text:p>
          </table:table-cell>
          <table:table-cell table:style-name="ce16" table:formula="of:=([.BJ13]-[.$B$16])/[.$B$16]*100" office:value-type="float" office:value="-97.2357163573086" calcext:value-type="float">
            <text:p>-97.24</text:p>
          </table:table-cell>
          <table:table-cell table:style-name="ce16" table:formula="of:=([.BK13]-[.$B$16])/[.$B$16]*100" office:value-type="float" office:value="-97.1904002320186" calcext:value-type="float">
            <text:p>-97.19</text:p>
          </table:table-cell>
          <table:table-cell table:style-name="ce16" table:formula="of:=([.BL13]-[.$B$16])/[.$B$16]*100" office:value-type="float" office:value="-97.1450841067286" calcext:value-type="float">
            <text:p>-97.15</text:p>
          </table:table-cell>
          <table:table-cell table:style-name="ce16" table:formula="of:=([.BM13]-[.$B$16])/[.$B$16]*100" office:value-type="float" office:value="-97.0997679814385" calcext:value-type="float">
            <text:p>-97.10</text:p>
          </table:table-cell>
          <table:table-cell table:style-name="ce16" table:formula="of:=([.BN13]-[.$B$16])/[.$B$16]*100" office:value-type="float" office:value="-97.0544518561485" calcext:value-type="float">
            <text:p>-97.05</text:p>
          </table:table-cell>
          <table:table-cell table:style-name="ce16" table:formula="of:=([.BO13]-[.$B$16])/[.$B$16]*100" office:value-type="float" office:value="-97.0091357308585" calcext:value-type="float">
            <text:p>-97.01</text:p>
          </table:table-cell>
          <table:table-cell table:style-name="ce16" table:formula="of:=([.BP13]-[.$B$16])/[.$B$16]*100" office:value-type="float" office:value="-96.9638196055685" calcext:value-type="float">
            <text:p>-96.96</text:p>
          </table:table-cell>
          <table:table-cell table:style-name="ce16" table:formula="of:=([.BQ13]-[.$B$16])/[.$B$16]*100" office:value-type="float" office:value="-96.9185034802784" calcext:value-type="float">
            <text:p>-96.92</text:p>
          </table:table-cell>
          <table:table-cell table:style-name="ce16" table:formula="of:=([.BR13]-[.$B$16])/[.$B$16]*100" office:value-type="float" office:value="-96.8731873549884" calcext:value-type="float">
            <text:p>-96.87</text:p>
          </table:table-cell>
          <table:table-cell table:style-name="ce16" table:formula="of:=([.BS13]-[.$B$16])/[.$B$16]*100" office:value-type="float" office:value="-96.8278712296984" calcext:value-type="float">
            <text:p>-96.83</text:p>
          </table:table-cell>
          <table:table-cell table:style-name="ce16" table:formula="of:=([.BT13]-[.$B$16])/[.$B$16]*100" office:value-type="float" office:value="-96.7825551044084" calcext:value-type="float">
            <text:p>-96.78</text:p>
          </table:table-cell>
          <table:table-cell table:style-name="ce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6" table:formula="of:=([.B14]-[.$B$16])/[.$B$16]*100" office:value-type="float" office:value="-99.977341937355" calcext:value-type="float">
            <text:p>-99.98</text:p>
          </table:table-cell>
          <table:table-cell table:style-name="ce16" table:formula="of:=([.C14]-[.$B$16])/[.$B$16]*100" office:value-type="float" office:value="-99.95468387471" calcext:value-type="float">
            <text:p>-99.95</text:p>
          </table:table-cell>
          <table:table-cell table:style-name="ce16" table:formula="of:=([.D14]-[.$B$16])/[.$B$16]*100" office:value-type="float" office:value="-99.932025812065" calcext:value-type="float">
            <text:p>-99.93</text:p>
          </table:table-cell>
          <table:table-cell table:style-name="ce16" table:formula="of:=([.E14]-[.$B$16])/[.$B$16]*100" office:value-type="float" office:value="-99.90936774942" calcext:value-type="float">
            <text:p>-99.91</text:p>
          </table:table-cell>
          <table:table-cell table:style-name="ce16" table:formula="of:=([.F14]-[.$B$16])/[.$B$16]*100" office:value-type="float" office:value="-99.886709686775" calcext:value-type="float">
            <text:p>-99.89</text:p>
          </table:table-cell>
          <table:table-cell table:style-name="ce16" table:formula="of:=([.G14]-[.$B$16])/[.$B$16]*100" office:value-type="float" office:value="-99.8640516241299" calcext:value-type="float">
            <text:p>-99.86</text:p>
          </table:table-cell>
          <table:table-cell table:style-name="ce16" table:formula="of:=([.H14]-[.$B$16])/[.$B$16]*100" office:value-type="float" office:value="-99.8413935614849" calcext:value-type="float">
            <text:p>-99.84</text:p>
          </table:table-cell>
          <table:table-cell table:style-name="ce16" table:formula="of:=([.I14]-[.$B$16])/[.$B$16]*100" office:value-type="float" office:value="-99.8187354988399" calcext:value-type="float">
            <text:p>-99.82</text:p>
          </table:table-cell>
          <table:table-cell table:style-name="ce16" table:formula="of:=([.J14]-[.$B$16])/[.$B$16]*100" office:value-type="float" office:value="-99.7960774361949" calcext:value-type="float">
            <text:p>-99.80</text:p>
          </table:table-cell>
          <table:table-cell table:style-name="ce16" table:formula="of:=([.K14]-[.$B$16])/[.$B$16]*100" office:value-type="float" office:value="-99.7734193735499" calcext:value-type="float">
            <text:p>-99.77</text:p>
          </table:table-cell>
          <table:table-cell table:style-name="ce16" table:formula="of:=([.L14]-[.$B$16])/[.$B$16]*100" office:value-type="float" office:value="-99.7507613109049" calcext:value-type="float">
            <text:p>-99.75</text:p>
          </table:table-cell>
          <table:table-cell table:style-name="ce16" table:formula="of:=([.M14]-[.$B$16])/[.$B$16]*100" office:value-type="float" office:value="-99.7281032482599" calcext:value-type="float">
            <text:p>-99.73</text:p>
          </table:table-cell>
          <table:table-cell table:style-name="ce16" table:formula="of:=([.N14]-[.$B$16])/[.$B$16]*100" office:value-type="float" office:value="-99.7054451856149" calcext:value-type="float">
            <text:p>-99.71</text:p>
          </table:table-cell>
          <table:table-cell table:style-name="ce16" table:formula="of:=([.O14]-[.$B$16])/[.$B$16]*100" office:value-type="float" office:value="-99.6827871229698" calcext:value-type="float">
            <text:p>-99.68</text:p>
          </table:table-cell>
          <table:table-cell table:style-name="ce16" table:formula="of:=([.P14]-[.$B$16])/[.$B$16]*100" office:value-type="float" office:value="-99.6601290603248" calcext:value-type="float">
            <text:p>-99.66</text:p>
          </table:table-cell>
          <table:table-cell table:style-name="ce16" table:formula="of:=([.Q14]-[.$B$16])/[.$B$16]*100" office:value-type="float" office:value="-99.6374709976798" calcext:value-type="float">
            <text:p>-99.64</text:p>
          </table:table-cell>
          <table:table-cell table:style-name="ce16" table:formula="of:=([.R14]-[.$B$16])/[.$B$16]*100" office:value-type="float" office:value="-99.6148129350348" calcext:value-type="float">
            <text:p>-99.61</text:p>
          </table:table-cell>
          <table:table-cell table:style-name="ce16" table:formula="of:=([.S14]-[.$B$16])/[.$B$16]*100" office:value-type="float" office:value="-99.5921548723898" calcext:value-type="float">
            <text:p>-99.59</text:p>
          </table:table-cell>
          <table:table-cell table:style-name="ce16" table:formula="of:=([.T14]-[.$B$16])/[.$B$16]*100" office:value-type="float" office:value="-99.5694968097448" calcext:value-type="float">
            <text:p>-99.57</text:p>
          </table:table-cell>
          <table:table-cell table:style-name="ce16" table:formula="of:=([.U14]-[.$B$16])/[.$B$16]*100" office:value-type="float" office:value="-99.5468387470998" calcext:value-type="float">
            <text:p>-99.55</text:p>
          </table:table-cell>
          <table:table-cell table:style-name="ce16" table:formula="of:=([.V14]-[.$B$16])/[.$B$16]*100" office:value-type="float" office:value="-99.5241806844548" calcext:value-type="float">
            <text:p>-99.52</text:p>
          </table:table-cell>
          <table:table-cell table:style-name="ce16" table:formula="of:=([.W14]-[.$B$16])/[.$B$16]*100" office:value-type="float" office:value="-99.5015226218097" calcext:value-type="float">
            <text:p>-99.50</text:p>
          </table:table-cell>
          <table:table-cell table:style-name="ce16" table:formula="of:=([.X14]-[.$B$16])/[.$B$16]*100" office:value-type="float" office:value="-99.4788645591647" calcext:value-type="float">
            <text:p>-99.48</text:p>
          </table:table-cell>
          <table:table-cell table:style-name="ce16" table:formula="of:=([.Y14]-[.$B$16])/[.$B$16]*100" office:value-type="float" office:value="-99.4562064965197" calcext:value-type="float">
            <text:p>-99.46</text:p>
          </table:table-cell>
          <table:table-cell table:style-name="ce16" table:formula="of:=([.Z14]-[.$B$16])/[.$B$16]*100" office:value-type="float" office:value="-99.4335484338747" calcext:value-type="float">
            <text:p>-99.43</text:p>
          </table:table-cell>
          <table:table-cell table:style-name="ce16" table:formula="of:=([.AA14]-[.$B$16])/[.$B$16]*100" office:value-type="float" office:value="-99.4108903712297" calcext:value-type="float">
            <text:p>-99.41</text:p>
          </table:table-cell>
          <table:table-cell table:style-name="ce16" table:formula="of:=([.AB14]-[.$B$16])/[.$B$16]*100" office:value-type="float" office:value="-99.3882323085847" calcext:value-type="float">
            <text:p>-99.39</text:p>
          </table:table-cell>
          <table:table-cell table:style-name="ce16" table:formula="of:=([.AC14]-[.$B$16])/[.$B$16]*100" office:value-type="float" office:value="-99.3655742459397" calcext:value-type="float">
            <text:p>-99.37</text:p>
          </table:table-cell>
          <table:table-cell table:style-name="ce16" table:formula="of:=([.AD14]-[.$B$16])/[.$B$16]*100" office:value-type="float" office:value="-99.3429161832947" calcext:value-type="float">
            <text:p>-99.34</text:p>
          </table:table-cell>
          <table:table-cell table:style-name="ce16" table:formula="of:=([.AE14]-[.$B$16])/[.$B$16]*100" office:value-type="float" office:value="-99.3202581206497" calcext:value-type="float">
            <text:p>-99.32</text:p>
          </table:table-cell>
          <table:table-cell table:style-name="ce16" table:formula="of:=([.AF14]-[.$B$16])/[.$B$16]*100" office:value-type="float" office:value="-99.2976000580047" calcext:value-type="float">
            <text:p>-99.30</text:p>
          </table:table-cell>
          <table:table-cell table:style-name="ce16" table:formula="of:=([.AG14]-[.$B$16])/[.$B$16]*100" office:value-type="float" office:value="-99.2749419953596" calcext:value-type="float">
            <text:p>-99.27</text:p>
          </table:table-cell>
          <table:table-cell table:style-name="ce16" table:formula="of:=([.AH14]-[.$B$16])/[.$B$16]*100" office:value-type="float" office:value="-99.2522839327146" calcext:value-type="float">
            <text:p>-99.25</text:p>
          </table:table-cell>
          <table:table-cell table:style-name="ce16" table:formula="of:=([.AI14]-[.$B$16])/[.$B$16]*100" office:value-type="float" office:value="-99.2296258700696" calcext:value-type="float">
            <text:p>-99.23</text:p>
          </table:table-cell>
          <table:table-cell table:style-name="ce16" table:formula="of:=([.AJ14]-[.$B$16])/[.$B$16]*100" office:value-type="float" office:value="-99.2069678074246" calcext:value-type="float">
            <text:p>-99.21</text:p>
          </table:table-cell>
          <table:table-cell table:style-name="ce16" table:formula="of:=([.AK14]-[.$B$16])/[.$B$16]*100" office:value-type="float" office:value="-99.1843097447796" calcext:value-type="float">
            <text:p>-99.18</text:p>
          </table:table-cell>
          <table:table-cell table:style-name="ce16" table:formula="of:=([.AL14]-[.$B$16])/[.$B$16]*100" office:value-type="float" office:value="-99.1616516821346" calcext:value-type="float">
            <text:p>-99.16</text:p>
          </table:table-cell>
          <table:table-cell table:style-name="ce16" table:formula="of:=([.AM14]-[.$B$16])/[.$B$16]*100" office:value-type="float" office:value="-99.1389936194896" calcext:value-type="float">
            <text:p>-99.14</text:p>
          </table:table-cell>
          <table:table-cell table:style-name="ce16" table:formula="of:=([.AN14]-[.$B$16])/[.$B$16]*100" office:value-type="float" office:value="-99.1163355568446" calcext:value-type="float">
            <text:p>-99.12</text:p>
          </table:table-cell>
          <table:table-cell table:style-name="ce16" table:formula="of:=([.AO14]-[.$B$16])/[.$B$16]*100" office:value-type="float" office:value="-99.0936774941995" calcext:value-type="float">
            <text:p>-99.09</text:p>
          </table:table-cell>
          <table:table-cell table:style-name="ce16" table:formula="of:=([.AP14]-[.$B$16])/[.$B$16]*100" office:value-type="float" office:value="-99.0710194315545" calcext:value-type="float">
            <text:p>-99.07</text:p>
          </table:table-cell>
          <table:table-cell table:style-name="ce16" table:formula="of:=([.AQ14]-[.$B$16])/[.$B$16]*100" office:value-type="float" office:value="-99.0483613689095" calcext:value-type="float">
            <text:p>-99.05</text:p>
          </table:table-cell>
          <table:table-cell table:style-name="ce16" table:formula="of:=([.AR14]-[.$B$16])/[.$B$16]*100" office:value-type="float" office:value="-99.0257033062645" calcext:value-type="float">
            <text:p>-99.03</text:p>
          </table:table-cell>
          <table:table-cell table:style-name="ce16" table:formula="of:=([.AS14]-[.$B$16])/[.$B$16]*100" office:value-type="float" office:value="-99.0030452436195" calcext:value-type="float">
            <text:p>-99.00</text:p>
          </table:table-cell>
          <table:table-cell table:style-name="ce16" table:formula="of:=([.AT14]-[.$B$16])/[.$B$16]*100" office:value-type="float" office:value="-98.9803871809745" calcext:value-type="float">
            <text:p>-98.98</text:p>
          </table:table-cell>
          <table:table-cell table:style-name="ce16" table:formula="of:=([.AU14]-[.$B$16])/[.$B$16]*100" office:value-type="float" office:value="-98.9577291183295" calcext:value-type="float">
            <text:p>-98.96</text:p>
          </table:table-cell>
          <table:table-cell table:style-name="ce16" table:formula="of:=([.AV14]-[.$B$16])/[.$B$16]*100" office:value-type="float" office:value="-98.9350710556845" calcext:value-type="float">
            <text:p>-98.94</text:p>
          </table:table-cell>
          <table:table-cell table:style-name="ce16" table:formula="of:=([.AW14]-[.$B$16])/[.$B$16]*100" office:value-type="float" office:value="-98.9124129930394" calcext:value-type="float">
            <text:p>-98.91</text:p>
          </table:table-cell>
          <table:table-cell table:style-name="ce16" table:formula="of:=([.AX14]-[.$B$16])/[.$B$16]*100" office:value-type="float" office:value="-98.8897549303944" calcext:value-type="float">
            <text:p>-98.89</text:p>
          </table:table-cell>
          <table:table-cell table:style-name="ce16" table:formula="of:=([.AY14]-[.$B$16])/[.$B$16]*100" office:value-type="float" office:value="-98.8670968677494" calcext:value-type="float">
            <text:p>-98.87</text:p>
          </table:table-cell>
          <table:table-cell table:style-name="ce16" table:formula="of:=([.AZ14]-[.$B$16])/[.$B$16]*100" office:value-type="float" office:value="-98.8444388051044" calcext:value-type="float">
            <text:p>-98.84</text:p>
          </table:table-cell>
          <table:table-cell table:style-name="ce16" table:formula="of:=([.BA14]-[.$B$16])/[.$B$16]*100" office:value-type="float" office:value="-98.8217807424594" calcext:value-type="float">
            <text:p>-98.82</text:p>
          </table:table-cell>
          <table:table-cell table:style-name="ce16" table:formula="of:=([.BB14]-[.$B$16])/[.$B$16]*100" office:value-type="float" office:value="-98.7991226798144" calcext:value-type="float">
            <text:p>-98.80</text:p>
          </table:table-cell>
          <table:table-cell table:style-name="ce16" table:formula="of:=([.BC14]-[.$B$16])/[.$B$16]*100" office:value-type="float" office:value="-98.7764646171694" calcext:value-type="float">
            <text:p>-98.78</text:p>
          </table:table-cell>
          <table:table-cell table:style-name="ce16" table:formula="of:=([.BD14]-[.$B$16])/[.$B$16]*100" office:value-type="float" office:value="-98.7538065545244" calcext:value-type="float">
            <text:p>-98.75</text:p>
          </table:table-cell>
          <table:table-cell table:style-name="ce16" table:formula="of:=([.BE14]-[.$B$16])/[.$B$16]*100" office:value-type="float" office:value="-98.7311484918794" calcext:value-type="float">
            <text:p>-98.73</text:p>
          </table:table-cell>
          <table:table-cell table:style-name="ce16" table:formula="of:=([.BF14]-[.$B$16])/[.$B$16]*100" office:value-type="float" office:value="-98.7084904292344" calcext:value-type="float">
            <text:p>-98.71</text:p>
          </table:table-cell>
          <table:table-cell table:style-name="ce16" table:formula="of:=([.BG14]-[.$B$16])/[.$B$16]*100" office:value-type="float" office:value="-98.6858323665893" calcext:value-type="float">
            <text:p>-98.69</text:p>
          </table:table-cell>
          <table:table-cell table:style-name="ce16" table:formula="of:=([.BH14]-[.$B$16])/[.$B$16]*100" office:value-type="float" office:value="-98.6631743039443" calcext:value-type="float">
            <text:p>-98.66</text:p>
          </table:table-cell>
          <table:table-cell table:style-name="ce16" table:formula="of:=([.BI14]-[.$B$16])/[.$B$16]*100" office:value-type="float" office:value="-98.6405162412993" calcext:value-type="float">
            <text:p>-98.64</text:p>
          </table:table-cell>
          <table:table-cell table:style-name="ce16" table:formula="of:=([.BJ14]-[.$B$16])/[.$B$16]*100" office:value-type="float" office:value="-98.6178581786543" calcext:value-type="float">
            <text:p>-98.62</text:p>
          </table:table-cell>
          <table:table-cell table:style-name="ce16" table:formula="of:=([.BK14]-[.$B$16])/[.$B$16]*100" office:value-type="float" office:value="-98.5952001160093" calcext:value-type="float">
            <text:p>-98.60</text:p>
          </table:table-cell>
          <table:table-cell table:style-name="ce16" table:formula="of:=([.BL14]-[.$B$16])/[.$B$16]*100" office:value-type="float" office:value="-98.5725420533643" calcext:value-type="float">
            <text:p>-98.57</text:p>
          </table:table-cell>
          <table:table-cell table:style-name="ce16" table:formula="of:=([.BM14]-[.$B$16])/[.$B$16]*100" office:value-type="float" office:value="-98.5498839907193" calcext:value-type="float">
            <text:p>-98.55</text:p>
          </table:table-cell>
          <table:table-cell table:style-name="ce16" table:formula="of:=([.BN14]-[.$B$16])/[.$B$16]*100" office:value-type="float" office:value="-98.5272259280742" calcext:value-type="float">
            <text:p>-98.53</text:p>
          </table:table-cell>
          <table:table-cell table:style-name="ce16" table:formula="of:=([.BO14]-[.$B$16])/[.$B$16]*100" office:value-type="float" office:value="-98.5045678654292" calcext:value-type="float">
            <text:p>-98.50</text:p>
          </table:table-cell>
          <table:table-cell table:style-name="ce16" table:formula="of:=([.BP14]-[.$B$16])/[.$B$16]*100" office:value-type="float" office:value="-98.4819098027842" calcext:value-type="float">
            <text:p>-98.48</text:p>
          </table:table-cell>
          <table:table-cell table:style-name="ce16" table:formula="of:=([.BQ14]-[.$B$16])/[.$B$16]*100" office:value-type="float" office:value="-98.4592517401392" calcext:value-type="float">
            <text:p>-98.46</text:p>
          </table:table-cell>
          <table:table-cell table:style-name="ce16" table:formula="of:=([.BR14]-[.$B$16])/[.$B$16]*100" office:value-type="float" office:value="-98.4365936774942" calcext:value-type="float">
            <text:p>-98.44</text:p>
          </table:table-cell>
          <table:table-cell table:style-name="ce16" table:formula="of:=([.BS14]-[.$B$16])/[.$B$16]*100" office:value-type="float" office:value="-98.4139356148492" calcext:value-type="float">
            <text:p>-98.41</text:p>
          </table:table-cell>
          <table:table-cell table:style-name="ce16" table:formula="of:=([.BT14]-[.$B$16])/[.$B$16]*100" office:value-type="float" office:value="-98.3912775522042" calcext:value-type="float">
            <text:p>-98.39</text:p>
          </table:table-cell>
          <table:table-cell table:style-name="ce2"/>
        </table:table-row>
        <table:table-row table:style-name="ro1" table:number-rows-repeated="2">
          <table:table-cell table:number-columns-repeated="73"/>
        </table:table-row>
        <table:table-row table:style-name="ro1">
          <table:table-cell office:value-type="string" calcext:value-type="string">
            <text:p>maxCurrent</text:p>
          </table:table-cell>
          <table:table-cell/>
          <table:table-cell table:style-name="ce15" office:value-type="float" office:value="150" calcext:value-type="float">
            <text:p>15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maxIntegerMultiple_int16</text:p>
          </table:table-cell>
          <table:table-cell/>
          <table:table-cell table:formula="of:=32767/([.C32]*10)" office:value-type="float" office:value="21.8446666666667" calcext:value-type="float">
            <text:p>21.8446666666667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maxIntegerMultiple_uint16</text:p>
          </table:table-cell>
          <table:table-cell/>
          <table:table-cell table:formula="of:=65535/([.C32]*10)" office:value-type="float" office:value="43.69" calcext:value-type="float">
            <text:p>43.69</text:p>
          </table:table-cell>
          <table:table-cell table:number-columns-repeated="70"/>
        </table:table-row>
        <calcext:conditional-formats>
          <calcext:conditional-format calcext:target-range-address="'Mult&gt;&gt; Finder'.B19:'Mult&gt;&gt; Finder'.BT29">
            <calcext:color-scale>
              <calcext:color-scale-entry calcext:value="-5" calcext:type="number" calcext:color="#ff0000"/>
              <calcext:color-scale-entry calcext:value="0" calcext:type="number" calcext:color="#00a933"/>
              <calcext:color-scale-entry calcext:value="5" calcext:type="number" calcext:color="#ffbf00"/>
            </calcext:color-scale>
          </calcext:conditional-format>
        </calcext:conditional-formats>
      </table:table>
      <table:table table:name="Results" table:style-name="ta1">
        <office:forms form:automatic-focus="false" form:apply-design-mode="false"/>
        <table:shapes>
          <draw:frame draw:z-index="0" draw:style-name="gr1" draw:text-style-name="P1" svg:width="6.2945in" svg:height="3.548in" svg:x="8.3299in" svg:y="1.2256in">
            <draw:object draw:notify-on-update-of-ranges="Results.D3:Results.D65 Results.G3:Results.G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0" table:default-cell-style-name="Default"/>
        <table:table-column table:style-name="co1" table:default-cell-style-name="Default"/>
        <table:table-column table:style-name="co11" table:default-cell-style-name="ce32"/>
        <table:table-column table:style-name="co1" table:number-columns-repeated="4" table:default-cell-style-name="Default"/>
        <table:table-column table:style-name="co1" table:default-cell-style-name="ce33"/>
        <table:table-column table:style-name="co1" table:default-cell-style-name="Default"/>
        <table:table-row table:style-name="ro3">
          <table:table-cell office:value-type="string" calcext:value-type="string">
            <text:p>2023AUG27</text:p>
          </table:table-cell>
          <table:table-cell office:value-type="string" calcext:value-type="string">
            <text:p>Lambda Gen</text:p>
            <text:p>Current (A)</text:p>
          </table:table-cell>
          <table:table-cell table:style-name="Default" office:value-type="string" calcext:value-type="string">
            <text:p>Turns around</text:p>
            <text:p>Current sensor</text:p>
          </table:table-cell>
          <table:table-cell office:value-type="string" calcext:value-type="string">
            <text:p>Simulated</text:p>
            <text:p>Current (A)</text:p>
          </table:table-cell>
          <table:table-cell office:value-type="string" calcext:value-type="string">
            <text:p>LiBCM ADC</text:p>
            <text:p>(10b Counts)</text:p>
            <text:p>(calibrated)</text:p>
          </table:table-cell>
          <table:table-cell office:value-type="string" calcext:value-type="string">
            <text:p>LiBCM ADC</text:p>
            <text:p>Current (dA)</text:p>
          </table:table-cell>
          <table:table-cell office:value-type="string" calcext:value-type="string">
            <text:p>LiBCM</text:p>
            <text:p>Current (A)</text:p>
          </table:table-cell>
          <table:table-cell table:style-name="Default" office:value-type="string" calcext:value-type="string">
            <text:p>Error (A)</text:p>
          </table:table-cell>
          <table:table-cell/>
        </table:table-row>
        <table:table-row table:style-name="ro1">
          <table:table-cell office:value-type="string" calcext:value-type="string">
            <text:p>regen</text:p>
          </table:table-cell>
          <table:table-cell office:value-type="float" office:value="-7.95" calcext:value-type="float">
            <text:p>-7.95</text:p>
          </table:table-cell>
          <table:table-cell table:style-name="Default" office:value-type="float" office:value="9" calcext:value-type="float">
            <text:p>9</text:p>
          </table:table-cell>
          <table:table-cell table:formula="of:=[.B2]*[.C2]" office:value-type="float" office:value="-71.55" calcext:value-type="float">
            <text:p>-71.55</text:p>
          </table:table-cell>
          <table:table-cell office:value-type="float" office:value="1" calcext:value-type="float">
            <text:p>1</text:p>
          </table:table-cell>
          <table:table-cell office:value-type="float" office:value="-713" calcext:value-type="float">
            <text:p>-713</text:p>
          </table:table-cell>
          <table:table-cell table:formula="of:=[.F2]/10" office:value-type="float" office:value="-71.3" calcext:value-type="float">
            <text:p>-71.3</text:p>
          </table:table-cell>
          <table:table-cell table:style-name="Default" table:formula="of:=[.D2]-[.G2]" office:value-type="float" office:value="-0.25" calcext:value-type="float">
            <text:p>-0.25</text:p>
          </table:table-cell>
          <table:table-cell/>
        </table:table-row>
        <table:table-row table:style-name="ro1">
          <table:table-cell office:value-type="string" calcext:value-type="string">
            <text:p>regen</text:p>
          </table:table-cell>
          <table:table-cell office:value-type="float" office:value="-7.75" calcext:value-type="float">
            <text:p>-7.75</text:p>
          </table:table-cell>
          <table:table-cell table:style-name="Default" office:value-type="float" office:value="9" calcext:value-type="float">
            <text:p>9</text:p>
          </table:table-cell>
          <table:table-cell table:formula="of:=[.B3]*[.C3]" office:value-type="float" office:value="-69.75" calcext:value-type="float">
            <text:p>-69.75</text:p>
          </table:table-cell>
          <table:table-cell office:value-type="float" office:value="8" calcext:value-type="float">
            <text:p>8</text:p>
          </table:table-cell>
          <table:table-cell office:value-type="float" office:value="-698" calcext:value-type="float">
            <text:p>-698</text:p>
          </table:table-cell>
          <table:table-cell table:formula="of:=[.F3]/10" office:value-type="float" office:value="-69.8" calcext:value-type="float">
            <text:p>-69.8</text:p>
          </table:table-cell>
          <table:table-cell table:formula="of:=[.D3]-[.G3]" office:value-type="float" office:value="0.0499999999999972" calcext:value-type="float">
            <text:p>0.0499999999999972</text:p>
          </table:table-cell>
          <table:table-cell/>
        </table:table-row>
        <table:table-row table:style-name="ro1">
          <table:table-cell office:value-type="string" calcext:value-type="string">
            <text:p>regen</text:p>
          </table:table-cell>
          <table:table-cell office:value-type="float" office:value="-7.5" calcext:value-type="float">
            <text:p>-7.5</text:p>
          </table:table-cell>
          <table:table-cell table:style-name="Default" office:value-type="float" office:value="9" calcext:value-type="float">
            <text:p>9</text:p>
          </table:table-cell>
          <table:table-cell table:formula="of:=[.B4]*[.C4]" office:value-type="float" office:value="-67.5" calcext:value-type="float">
            <text:p>-67.5</text:p>
          </table:table-cell>
          <table:table-cell office:value-type="float" office:value="18" calcext:value-type="float">
            <text:p>18</text:p>
          </table:table-cell>
          <table:table-cell office:value-type="float" office:value="-677" calcext:value-type="float">
            <text:p>-677</text:p>
          </table:table-cell>
          <table:table-cell table:formula="of:=[.F4]/10" office:value-type="float" office:value="-67.7" calcext:value-type="float">
            <text:p>-67.7</text:p>
          </table:table-cell>
          <table:table-cell table:formula="of:=[.D4]-[.G4]" office:value-type="float" office:value="0.200000000000003" calcext:value-type="float">
            <text:p>0.200000000000003</text:p>
          </table:table-cell>
          <table:table-cell/>
        </table:table-row>
        <table:table-row table:style-name="ro1">
          <table:table-cell office:value-type="string" calcext:value-type="string">
            <text:p>regen</text:p>
          </table:table-cell>
          <table:table-cell office:value-type="float" office:value="-7" calcext:value-type="float">
            <text:p>-7</text:p>
          </table:table-cell>
          <table:table-cell table:style-name="Default" office:value-type="float" office:value="9" calcext:value-type="float">
            <text:p>9</text:p>
          </table:table-cell>
          <table:table-cell table:formula="of:=[.B5]*[.C5]" office:value-type="float" office:value="-63" calcext:value-type="float">
            <text:p>-63</text:p>
          </table:table-cell>
          <table:table-cell office:value-type="float" office:value="39" calcext:value-type="float">
            <text:p>39</text:p>
          </table:table-cell>
          <table:table-cell office:value-type="float" office:value="-631" calcext:value-type="float">
            <text:p>-631</text:p>
          </table:table-cell>
          <table:table-cell table:formula="of:=[.F5]/10" office:value-type="float" office:value="-63.1" calcext:value-type="float">
            <text:p>-63.1</text:p>
          </table:table-cell>
          <table:table-cell table:formula="of:=[.D5]-[.G5]" office:value-type="float" office:value="0.100000000000001" calcext:value-type="float">
            <text:p>0.100000000000001</text:p>
          </table:table-cell>
          <table:table-cell/>
        </table:table-row>
        <table:table-row table:style-name="ro1">
          <table:table-cell office:value-type="string" calcext:value-type="string">
            <text:p>regen</text:p>
          </table:table-cell>
          <table:table-cell office:value-type="float" office:value="-6" calcext:value-type="float">
            <text:p>-6</text:p>
          </table:table-cell>
          <table:table-cell table:style-name="Default" office:value-type="float" office:value="9" calcext:value-type="float">
            <text:p>9</text:p>
          </table:table-cell>
          <table:table-cell table:formula="of:=[.B6]*[.C6]" office:value-type="float" office:value="-54" calcext:value-type="float">
            <text:p>-54</text:p>
          </table:table-cell>
          <table:table-cell office:value-type="float" office:value="81" calcext:value-type="float">
            <text:p>81</text:p>
          </table:table-cell>
          <table:table-cell office:value-type="float" office:value="-541" calcext:value-type="float">
            <text:p>-541</text:p>
          </table:table-cell>
          <table:table-cell table:formula="of:=[.F6]/10" office:value-type="float" office:value="-54.1" calcext:value-type="float">
            <text:p>-54.1</text:p>
          </table:table-cell>
          <table:table-cell table:formula="of:=[.D6]-[.G6]" office:value-type="float" office:value="0.100000000000001" calcext:value-type="float">
            <text:p>0.100000000000001</text:p>
          </table:table-cell>
          <table:table-cell/>
        </table:table-row>
        <table:table-row table:style-name="ro1">
          <table:table-cell office:value-type="string" calcext:value-type="string">
            <text:p>regen</text:p>
          </table:table-cell>
          <table:table-cell office:value-type="float" office:value="-5" calcext:value-type="float">
            <text:p>-5</text:p>
          </table:table-cell>
          <table:table-cell table:style-name="Default" office:value-type="float" office:value="9" calcext:value-type="float">
            <text:p>9</text:p>
          </table:table-cell>
          <table:table-cell table:formula="of:=[.B7]*[.C7]" office:value-type="float" office:value="-45" calcext:value-type="float">
            <text:p>-45</text:p>
          </table:table-cell>
          <table:table-cell office:value-type="float" office:value="123" calcext:value-type="float">
            <text:p>123</text:p>
          </table:table-cell>
          <table:table-cell office:value-type="float" office:value="-450" calcext:value-type="float">
            <text:p>-450</text:p>
          </table:table-cell>
          <table:table-cell table:formula="of:=[.F7]/10" office:value-type="float" office:value="-45" calcext:value-type="float">
            <text:p>-45</text:p>
          </table:table-cell>
          <table:table-cell table:formula="of:=[.D7]-[.G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gen</text:p>
          </table:table-cell>
          <table:table-cell office:value-type="float" office:value="-4" calcext:value-type="float">
            <text:p>-4</text:p>
          </table:table-cell>
          <table:table-cell table:style-name="Default" office:value-type="float" office:value="9" calcext:value-type="float">
            <text:p>9</text:p>
          </table:table-cell>
          <table:table-cell table:formula="of:=[.B8]*[.C8]" office:value-type="float" office:value="-36" calcext:value-type="float">
            <text:p>-36</text:p>
          </table:table-cell>
          <table:table-cell office:value-type="float" office:value="165" calcext:value-type="float">
            <text:p>165</text:p>
          </table:table-cell>
          <table:table-cell office:value-type="float" office:value="-360" calcext:value-type="float">
            <text:p>-360</text:p>
          </table:table-cell>
          <table:table-cell table:formula="of:=[.F8]/10" office:value-type="float" office:value="-36" calcext:value-type="float">
            <text:p>-36</text:p>
          </table:table-cell>
          <table:table-cell table:formula="of:=[.D8]-[.G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gen</text:p>
          </table:table-cell>
          <table:table-cell office:value-type="float" office:value="-3" calcext:value-type="float">
            <text:p>-3</text:p>
          </table:table-cell>
          <table:table-cell table:style-name="Default" office:value-type="float" office:value="9" calcext:value-type="float">
            <text:p>9</text:p>
          </table:table-cell>
          <table:table-cell table:formula="of:=[.B9]*[.C9]" office:value-type="float" office:value="-27" calcext:value-type="float">
            <text:p>-27</text:p>
          </table:table-cell>
          <table:table-cell office:value-type="float" office:value="207" calcext:value-type="float">
            <text:p>207</text:p>
          </table:table-cell>
          <table:table-cell office:value-type="float" office:value="-269" calcext:value-type="float">
            <text:p>-269</text:p>
          </table:table-cell>
          <table:table-cell table:formula="of:=[.F9]/10" office:value-type="float" office:value="-26.9" calcext:value-type="float">
            <text:p>-26.9</text:p>
          </table:table-cell>
          <table:table-cell table:formula="of:=[.D9]-[.G9]" office:value-type="float" office:value="-0.100000000000001" calcext:value-type="float">
            <text:p>-0.100000000000001</text:p>
          </table:table-cell>
          <table:table-cell/>
        </table:table-row>
        <table:table-row table:style-name="ro1">
          <table:table-cell office:value-type="string" calcext:value-type="string">
            <text:p>regen</text:p>
          </table:table-cell>
          <table:table-cell office:value-type="float" office:value="-2" calcext:value-type="float">
            <text:p>-2</text:p>
          </table:table-cell>
          <table:table-cell table:style-name="Default" office:value-type="float" office:value="9" calcext:value-type="float">
            <text:p>9</text:p>
          </table:table-cell>
          <table:table-cell table:formula="of:=[.B10]*[.C10]" office:value-type="float" office:value="-18" calcext:value-type="float">
            <text:p>-18</text:p>
          </table:table-cell>
          <table:table-cell office:value-type="float" office:value="248" calcext:value-type="float">
            <text:p>248</text:p>
          </table:table-cell>
          <table:table-cell office:value-type="float" office:value="-181" calcext:value-type="float">
            <text:p>-181</text:p>
          </table:table-cell>
          <table:table-cell table:formula="of:=[.F10]/10" office:value-type="float" office:value="-18.1" calcext:value-type="float">
            <text:p>-18.1</text:p>
          </table:table-cell>
          <table:table-cell table:formula="of:=[.D10]-[.G10]" office:value-type="float" office:value="0.100000000000001" calcext:value-type="float">
            <text:p>0.100000000000001</text:p>
          </table:table-cell>
          <table:table-cell/>
        </table:table-row>
        <table:table-row table:style-name="ro1">
          <table:table-cell office:value-type="string" calcext:value-type="string">
            <text:p>regen</text:p>
          </table:table-cell>
          <table:table-cell office:value-type="float" office:value="-1" calcext:value-type="float">
            <text:p>-1</text:p>
          </table:table-cell>
          <table:table-cell table:style-name="Default" office:value-type="float" office:value="9" calcext:value-type="float">
            <text:p>9</text:p>
          </table:table-cell>
          <table:table-cell table:formula="of:=[.B11]*[.C11]" office:value-type="float" office:value="-9" calcext:value-type="float">
            <text:p>-9</text:p>
          </table:table-cell>
          <table:table-cell office:value-type="float" office:value="290" calcext:value-type="float">
            <text:p>290</text:p>
          </table:table-cell>
          <table:table-cell office:value-type="float" office:value="-90" calcext:value-type="float">
            <text:p>-90</text:p>
          </table:table-cell>
          <table:table-cell table:formula="of:=[.F11]/10" office:value-type="float" office:value="-9" calcext:value-type="float">
            <text:p>-9</text:p>
          </table:table-cell>
          <table:table-cell table:formula="of:=[.D11]-[.G1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table:formula="of:=[.B12]*[.C12]" office:value-type="float" office:value="-9" calcext:value-type="float">
            <text:p>-9</text:p>
          </table:table-cell>
          <table:table-cell office:value-type="float" office:value="290" calcext:value-type="float">
            <text:p>290</text:p>
          </table:table-cell>
          <table:table-cell office:value-type="float" office:value="-90" calcext:value-type="float">
            <text:p>-90</text:p>
          </table:table-cell>
          <table:table-cell table:formula="of:=[.F12]/10" office:value-type="float" office:value="-9" calcext:value-type="float">
            <text:p>-9</text:p>
          </table:table-cell>
          <table:table-cell table:formula="of:=[.D12]-[.G1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formula="of:=[.B13]*[.C13]" office:value-type="float" office:value="-8" calcext:value-type="float">
            <text:p>-8</text:p>
          </table:table-cell>
          <table:table-cell office:value-type="float" office:value="295" calcext:value-type="float">
            <text:p>295</text:p>
          </table:table-cell>
          <table:table-cell office:value-type="float" office:value="-79" calcext:value-type="float">
            <text:p>-79</text:p>
          </table:table-cell>
          <table:table-cell table:formula="of:=[.F13]/10" office:value-type="float" office:value="-7.9" calcext:value-type="float">
            <text:p>-7.9</text:p>
          </table:table-cell>
          <table:table-cell table:formula="of:=[.D13]-[.G13]" office:value-type="float" office:value="-0.0999999999999996" calcext:value-type="float">
            <text:p>-0.0999999999999996</text:p>
          </table:table-cell>
          <table:table-cell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table:formula="of:=[.B14]*[.C14]" office:value-type="float" office:value="-7" calcext:value-type="float">
            <text:p>-7</text:p>
          </table:table-cell>
          <table:table-cell office:value-type="float" office:value="299" calcext:value-type="float">
            <text:p>299</text:p>
          </table:table-cell>
          <table:table-cell office:value-type="float" office:value="-71" calcext:value-type="float">
            <text:p>-71</text:p>
          </table:table-cell>
          <table:table-cell table:formula="of:=[.F14]/10" office:value-type="float" office:value="-7.1" calcext:value-type="float">
            <text:p>-7.1</text:p>
          </table:table-cell>
          <table:table-cell table:formula="of:=[.D14]-[.G14]" office:value-type="float" office:value="0.0999999999999996" calcext:value-type="float">
            <text:p>0.0999999999999996</text:p>
          </table:table-cell>
          <table:table-cell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float" office:value="-6" calcext:value-type="float">
            <text:p>-6</text:p>
          </table:table-cell>
          <table:table-cell office:value-type="float" office:value="304" calcext:value-type="float">
            <text:p>304</text:p>
          </table:table-cell>
          <table:table-cell office:value-type="float" office:value="-60" calcext:value-type="float">
            <text:p>-60</text:p>
          </table:table-cell>
          <table:table-cell table:formula="of:=[.F15]/10" office:value-type="float" office:value="-6" calcext:value-type="float">
            <text:p>-6</text:p>
          </table:table-cell>
          <table:table-cell table:formula="of:=[.D15]-[.G1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float" office:value="-5" calcext:value-type="float">
            <text:p>-5</text:p>
          </table:table-cell>
          <table:table-cell office:value-type="float" office:value="309" calcext:value-type="float">
            <text:p>309</text:p>
          </table:table-cell>
          <table:table-cell office:value-type="float" office:value="-49" calcext:value-type="float">
            <text:p>-49</text:p>
          </table:table-cell>
          <table:table-cell table:formula="of:=[.F16]/10" office:value-type="float" office:value="-4.9" calcext:value-type="float">
            <text:p>-4.9</text:p>
          </table:table-cell>
          <table:table-cell table:formula="of:=[.D16]-[.G16]" office:value-type="float" office:value="-0.0999999999999996" calcext:value-type="float">
            <text:p>-0.0999999999999996</text:p>
          </table:table-cell>
          <table: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formula="of:=[.B17]*[.C17]" office:value-type="float" office:value="-4" calcext:value-type="float">
            <text:p>-4</text:p>
          </table:table-cell>
          <table:table-cell office:value-type="float" office:value="313" calcext:value-type="float">
            <text:p>313</text:p>
          </table:table-cell>
          <table:table-cell office:value-type="float" office:value="-41" calcext:value-type="float">
            <text:p>-41</text:p>
          </table:table-cell>
          <table:table-cell table:formula="of:=[.F17]/10" office:value-type="float" office:value="-4.1" calcext:value-type="float">
            <text:p>-4.1</text:p>
          </table:table-cell>
          <table:table-cell table:formula="of:=[.D17]-[.G17]" office:value-type="float" office:value="0.0999999999999996" calcext:value-type="float">
            <text:p>0.0999999999999996</text:p>
          </table:table-cell>
          <table:table-cell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[.B18]*[.C18]" office:value-type="float" office:value="-3" calcext:value-type="float">
            <text:p>-3</text:p>
          </table:table-cell>
          <table:table-cell office:value-type="float" office:value="318" calcext:value-type="float">
            <text:p>318</text:p>
          </table:table-cell>
          <table:table-cell office:value-type="float" office:value="-30" calcext:value-type="float">
            <text:p>-30</text:p>
          </table:table-cell>
          <table:table-cell table:formula="of:=[.F18]/10" office:value-type="float" office:value="-3" calcext:value-type="float">
            <text:p>-3</text:p>
          </table:table-cell>
          <table:table-cell table:formula="of:=[.D18]-[.G1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[.B19]*[.C19]" office:value-type="float" office:value="-2" calcext:value-type="float">
            <text:p>-2</text:p>
          </table:table-cell>
          <table:table-cell office:value-type="float" office:value="322" calcext:value-type="float">
            <text:p>322</text:p>
          </table:table-cell>
          <table:table-cell office:value-type="float" office:value="-21" calcext:value-type="float">
            <text:p>-21</text:p>
          </table:table-cell>
          <table:table-cell table:formula="of:=[.F19]/10" office:value-type="float" office:value="-2.1" calcext:value-type="float">
            <text:p>-2.1</text:p>
          </table:table-cell>
          <table:table-cell table:formula="of:=[.D19]-[.G19]" office:value-type="float" office:value="0.1" calcext:value-type="float">
            <text:p>0.1</text:p>
          </table:table-cell>
          <table:table-cell/>
        </table:table-row>
        <table:table-row table:style-name="ro1">
          <table:table-cell/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  <table:table-cell table:formula="of:=[.B20]*[.C20]" office:value-type="float" office:value="-1.5" calcext:value-type="float">
            <text:p>-1.5</text:p>
          </table:table-cell>
          <table:table-cell office:value-type="float" office:value="325" calcext:value-type="float">
            <text:p>325</text:p>
          </table:table-cell>
          <table:table-cell office:value-type="float" office:value="-15" calcext:value-type="float">
            <text:p>-15</text:p>
          </table:table-cell>
          <table:table-cell table:formula="of:=[.F20]/10" office:value-type="float" office:value="-1.5" calcext:value-type="float">
            <text:p>-1.5</text:p>
          </table:table-cell>
          <table:table-cell table:formula="of:=[.D20]-[.G2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21]*[.C21]" office:value-type="float" office:value="-1" calcext:value-type="float">
            <text:p>-1</text:p>
          </table:table-cell>
          <table:table-cell office:value-type="float" office:value="327" calcext:value-type="float">
            <text:p>327</text:p>
          </table:table-cell>
          <table:table-cell office:value-type="float" office:value="-10" calcext:value-type="float">
            <text:p>-10</text:p>
          </table:table-cell>
          <table:table-cell table:formula="of:=[.F21]/10" office:value-type="float" office:value="-1" calcext:value-type="float">
            <text:p>-1</text:p>
          </table:table-cell>
          <table:table-cell table:formula="of:=[.D21]-[.G2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  <table:table-cell table:formula="of:=[.B22]*[.C22]" office:value-type="float" office:value="-0.9" calcext:value-type="float">
            <text:p>-0.9</text:p>
          </table:table-cell>
          <table:table-cell office:value-type="float" office:value="328" calcext:value-type="float">
            <text:p>328</text:p>
          </table:table-cell>
          <table:table-cell office:value-type="float" office:value="-8" calcext:value-type="float">
            <text:p>-8</text:p>
          </table:table-cell>
          <table:table-cell table:formula="of:=[.F22]/10" office:value-type="float" office:value="-0.8" calcext:value-type="float">
            <text:p>-0.8</text:p>
          </table:table-cell>
          <table:table-cell table:formula="of:=[.D22]-[.G22]" office:value-type="float" office:value="-0.1" calcext:value-type="float">
            <text:p>-0.1</text:p>
          </table:table-cell>
          <table:table-cell/>
        </table:table-row>
        <table:table-row table:style-name="ro1">
          <table:table-cell/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formula="of:=[.B23]*[.C23]" office:value-type="float" office:value="-0.8" calcext:value-type="float">
            <text:p>-0.8</text:p>
          </table:table-cell>
          <table:table-cell office:value-type="float" office:value="328" calcext:value-type="float">
            <text:p>328</text:p>
          </table:table-cell>
          <table:table-cell office:value-type="float" office:value="-8" calcext:value-type="float">
            <text:p>-8</text:p>
          </table:table-cell>
          <table:table-cell table:formula="of:=[.F23]/10" office:value-type="float" office:value="-0.8" calcext:value-type="float">
            <text:p>-0.8</text:p>
          </table:table-cell>
          <table:table-cell table:formula="of:=[.D23]-[.G23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  <table:table-cell table:formula="of:=[.B24]*[.C24]" office:value-type="float" office:value="-0.7" calcext:value-type="float">
            <text:p>-0.7</text:p>
          </table:table-cell>
          <table:table-cell office:value-type="float" office:value="329" calcext:value-type="float">
            <text:p>329</text:p>
          </table:table-cell>
          <table:table-cell office:value-type="float" office:value="-8" calcext:value-type="float">
            <text:p>-8</text:p>
          </table:table-cell>
          <table:table-cell table:formula="of:=[.F24]/10" office:value-type="float" office:value="-0.8" calcext:value-type="float">
            <text:p>-0.8</text:p>
          </table:table-cell>
          <table:table-cell table:formula="of:=[.D24]-[.G24]" office:value-type="float" office:value="0.1" calcext:value-type="float">
            <text:p>0.1</text:p>
          </table:table-cell>
          <table:table-cell/>
        </table:table-row>
        <table:table-row table:style-name="ro1">
          <table:table-cell/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  <table:table-cell table:formula="of:=[.B25]*[.C25]" office:value-type="float" office:value="-0.6" calcext:value-type="float">
            <text:p>-0.6</text:p>
          </table:table-cell>
          <table:table-cell office:value-type="float" office:value="329" calcext:value-type="float">
            <text:p>329</text:p>
          </table:table-cell>
          <table:table-cell office:value-type="float" office:value="-6" calcext:value-type="float">
            <text:p>-6</text:p>
          </table:table-cell>
          <table:table-cell table:formula="of:=[.F25]/10" office:value-type="float" office:value="-0.6" calcext:value-type="float">
            <text:p>-0.6</text:p>
          </table:table-cell>
          <table:table-cell table:formula="of:=[.D25]-[.G2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[.B26]*[.C26]" office:value-type="float" office:value="-0.5" calcext:value-type="float">
            <text:p>-0.5</text:p>
          </table:table-cell>
          <table:table-cell office:value-type="float" office:value="329" calcext:value-type="float">
            <text:p>329</text:p>
          </table:table-cell>
          <table:table-cell office:value-type="float" office:value="-6" calcext:value-type="float">
            <text:p>-6</text:p>
          </table:table-cell>
          <table:table-cell table:formula="of:=[.F26]/10" office:value-type="float" office:value="-0.6" calcext:value-type="float">
            <text:p>-0.6</text:p>
          </table:table-cell>
          <table:table-cell table:formula="of:=[.D26]-[.G26]" office:value-type="float" office:value="0.0999999999999999" calcext:value-type="float">
            <text:p>0.0999999999999999</text:p>
          </table:table-cell>
          <table:table-cell/>
        </table:table-row>
        <table:table-row table:style-name="ro1">
          <table:table-cell/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  <table:table-cell table:formula="of:=[.B27]*[.C27]" office:value-type="float" office:value="-0.4" calcext:value-type="float">
            <text:p>-0.4</text:p>
          </table:table-cell>
          <table:table-cell office:value-type="float" office:value="330" calcext:value-type="float">
            <text:p>330</text:p>
          </table:table-cell>
          <table:table-cell office:value-type="float" office:value="-4" calcext:value-type="float">
            <text:p>-4</text:p>
          </table:table-cell>
          <table:table-cell table:formula="of:=[.F27]/10" office:value-type="float" office:value="-0.4" calcext:value-type="float">
            <text:p>-0.4</text:p>
          </table:table-cell>
          <table:table-cell table:formula="of:=[.D27]-[.G2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table:formula="of:=[.B28]*[.C28]" office:value-type="float" office:value="-0.3" calcext:value-type="float">
            <text:p>-0.3</text:p>
          </table:table-cell>
          <table:table-cell office:value-type="float" office:value="330" calcext:value-type="float">
            <text:p>330</text:p>
          </table:table-cell>
          <table:table-cell office:value-type="float" office:value="-4" calcext:value-type="float">
            <text:p>-4</text:p>
          </table:table-cell>
          <table:table-cell table:formula="of:=[.F28]/10" office:value-type="float" office:value="-0.4" calcext:value-type="float">
            <text:p>-0.4</text:p>
          </table:table-cell>
          <table:table-cell table:formula="of:=[.D28]-[.G28]" office:value-type="float" office:value="0.1" calcext:value-type="float">
            <text:p>0.1</text:p>
          </table:table-cell>
          <table:table-cell/>
        </table:table-row>
        <table:table-row table:style-name="ro1">
          <table:table-cell/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-0.2" calcext:value-type="float">
            <text:p>-0.2</text:p>
          </table:table-cell>
          <table:table-cell office:value-type="float" office:value="331" calcext:value-type="float">
            <text:p>331</text:p>
          </table:table-cell>
          <table:table-cell office:value-type="float" office:value="-2" calcext:value-type="float">
            <text:p>-2</text:p>
          </table:table-cell>
          <table:table-cell table:formula="of:=[.F29]/10" office:value-type="float" office:value="-0.2" calcext:value-type="float">
            <text:p>-0.2</text:p>
          </table:table-cell>
          <table:table-cell table:formula="of:=[.D29]-[.G29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table:formula="of:=[.B30]*[.C30]" office:value-type="float" office:value="-0.1" calcext:value-type="float">
            <text:p>-0.1</text:p>
          </table:table-cell>
          <table:table-cell office:value-type="float" office:value="331" calcext:value-type="float">
            <text:p>331</text:p>
          </table:table-cell>
          <table:table-cell office:value-type="float" office:value="-2" calcext:value-type="float">
            <text:p>-2</text:p>
          </table:table-cell>
          <table:table-cell table:formula="of:=[.F30]/10" office:value-type="float" office:value="-0.2" calcext:value-type="float">
            <text:p>-0.2</text:p>
          </table:table-cell>
          <table:table-cell table:formula="of:=[.D30]-[.G30]" office:value-type="float" office:value="0.0999999999999999" calcext:value-type="float">
            <text:p>0.0999999999999999</text:p>
          </table:table-cell>
          <table:table-cell/>
        </table:table-row>
        <table:table-row table:style-name="ro1">
          <table:table-cell office:value-type="string" calcext:value-type="string">
            <text:p>reg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1]*[.C31]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[.F31]/10" office:value-type="float" office:value="0" calcext:value-type="float">
            <text:p>0</text:p>
          </table:table-cell>
          <table:table-cell table:formula="of:=[.D31]-[.G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s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2]*[.C32]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[.F32]/10" office:value-type="float" office:value="0" calcext:value-type="float">
            <text:p>0</text:p>
          </table:table-cell>
          <table:table-cell table:formula="of:=[.D32]-[.G3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0.1" calcext:value-type="float">
            <text:p>0.1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[.F33]/10" office:value-type="float" office:value="0" calcext:value-type="float">
            <text:p>0</text:p>
          </table:table-cell>
          <table:table-cell table:formula="of:=[.D33]-[.G33]" office:value-type="float" office:value="0.1" calcext:value-type="float">
            <text:p>0.1</text:p>
          </table:table-cell>
          <table:table-cell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B34]*[.C34]" office:value-type="float" office:value="0.2" calcext:value-type="float">
            <text:p>0.2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formula="of:=[.F34]/10" office:value-type="float" office:value="0.3" calcext:value-type="float">
            <text:p>0.3</text:p>
          </table:table-cell>
          <table:table-cell table:formula="of:=[.D34]-[.G34]" office:value-type="float" office:value="-0.1" calcext:value-type="float">
            <text:p>-0.1</text:p>
          </table:table-cell>
          <table:table-cell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B35]*[.C35]" office:value-type="float" office:value="0.3" calcext:value-type="float">
            <text:p>0.3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formula="of:=[.F35]/10" office:value-type="float" office:value="0.3" calcext:value-type="float">
            <text:p>0.3</text:p>
          </table:table-cell>
          <table:table-cell table:formula="of:=[.D35]-[.G3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[.B36]*[.C36]" office:value-type="float" office:value="0.4" calcext:value-type="float">
            <text:p>0.4</text:p>
          </table:table-cell>
          <table:table-cell office:value-type="float" office:value="334" calcext:value-type="float">
            <text:p>334</text:p>
          </table:table-cell>
          <table:table-cell office:value-type="float" office:value="5" calcext:value-type="float">
            <text:p>5</text:p>
          </table:table-cell>
          <table:table-cell table:formula="of:=[.F36]/10" office:value-type="float" office:value="0.5" calcext:value-type="float">
            <text:p>0.5</text:p>
          </table:table-cell>
          <table:table-cell table:formula="of:=[.D36]-[.G36]" office:value-type="float" office:value="-0.1" calcext:value-type="float">
            <text:p>-0.1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B37]*[.C37]" office:value-type="float" office:value="0.5" calcext:value-type="float">
            <text:p>0.5</text:p>
          </table:table-cell>
          <table:table-cell office:value-type="float" office:value="334" calcext:value-type="float">
            <text:p>334</text:p>
          </table:table-cell>
          <table:table-cell office:value-type="float" office:value="5" calcext:value-type="float">
            <text:p>5</text:p>
          </table:table-cell>
          <table:table-cell table:formula="of:=[.F37]/10" office:value-type="float" office:value="0.5" calcext:value-type="float">
            <text:p>0.5</text:p>
          </table:table-cell>
          <table:table-cell table:formula="of:=[.D37]-[.G3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0.6" calcext:value-type="float">
            <text:p>0.6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table:formula="of:=[.F38]/10" office:value-type="float" office:value="0.7" calcext:value-type="float">
            <text:p>0.7</text:p>
          </table:table-cell>
          <table:table-cell table:formula="of:=[.D38]-[.G38]" office:value-type="float" office:value="-0.1" calcext:value-type="float">
            <text:p>-0.1</text:p>
          </table:table-cell>
          <table:table-cell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0.7" calcext:value-type="float">
            <text:p>0.7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table:formula="of:=[.F39]/10" office:value-type="float" office:value="0.7" calcext:value-type="float">
            <text:p>0.7</text:p>
          </table:table-cell>
          <table:table-cell table:formula="of:=[.D39]-[.G39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[.B40]*[.C40]" office:value-type="float" office:value="0.8" calcext:value-type="float">
            <text:p>0.8</text:p>
          </table:table-cell>
          <table:table-cell office:value-type="float" office:value="336" calcext:value-type="float">
            <text:p>336</text:p>
          </table:table-cell>
          <table:table-cell office:value-type="float" office:value="9" calcext:value-type="float">
            <text:p>9</text:p>
          </table:table-cell>
          <table:table-cell table:formula="of:=[.F40]/10" office:value-type="float" office:value="0.9" calcext:value-type="float">
            <text:p>0.9</text:p>
          </table:table-cell>
          <table:table-cell table:formula="of:=[.D40]-[.G40]" office:value-type="float" office:value="-0.1" calcext:value-type="float">
            <text:p>-0.1</text:p>
          </table:table-cell>
          <table:table-cell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B41]*[.C41]" office:value-type="float" office:value="0.9" calcext:value-type="float">
            <text:p>0.9</text:p>
          </table:table-cell>
          <table:table-cell office:value-type="float" office:value="336" calcext:value-type="float">
            <text:p>336</text:p>
          </table:table-cell>
          <table:table-cell office:value-type="float" office:value="9" calcext:value-type="float">
            <text:p>9</text:p>
          </table:table-cell>
          <table:table-cell table:formula="of:=[.F41]/10" office:value-type="float" office:value="0.9" calcext:value-type="float">
            <text:p>0.9</text:p>
          </table:table-cell>
          <table:table-cell table:formula="of:=[.D41]-[.G4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formula="of:=[.B42]*[.C42]"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 office:value-type="float" office:value="9" calcext:value-type="float">
            <text:p>9</text:p>
          </table:table-cell>
          <table:table-cell table:formula="of:=[.F42]/10" office:value-type="float" office:value="0.9" calcext:value-type="float">
            <text:p>0.9</text:p>
          </table:table-cell>
          <table:table-cell table:formula="of:=[.D42]-[.G42]" office:value-type="float" office:value="0.1" calcext:value-type="float">
            <text:p>0.1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[.B43]*[.C43]" office:value-type="float" office:value="1.5" calcext:value-type="float">
            <text:p>1.5</text:p>
          </table:table-cell>
          <table:table-cell office:value-type="float" office:value="339" calcext:value-type="float">
            <text:p>339</text:p>
          </table:table-cell>
          <table:table-cell office:value-type="float" office:value="15" calcext:value-type="float">
            <text:p>15</text:p>
          </table:table-cell>
          <table:table-cell table:formula="of:=[.F43]/10" office:value-type="float" office:value="1.5" calcext:value-type="float">
            <text:p>1.5</text:p>
          </table:table-cell>
          <table:table-cell table:formula="of:=[.D43]-[.G43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44]*[.C44]" office:value-type="float" office:value="2" calcext:value-type="float">
            <text:p>2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table:formula="of:=[.F44]/10" office:value-type="float" office:value="2" calcext:value-type="float">
            <text:p>2</text:p>
          </table:table-cell>
          <table:table-cell table:formula="of:=[.D44]-[.G4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45]*[.C45]" office:value-type="float" office:value="3" calcext:value-type="float">
            <text:p>3</text:p>
          </table:table-cell>
          <table:table-cell office:value-type="float" office:value="346" calcext:value-type="float">
            <text:p>346</text:p>
          </table:table-cell>
          <table:table-cell office:value-type="float" office:value="31" calcext:value-type="float">
            <text:p>31</text:p>
          </table:table-cell>
          <table:table-cell table:formula="of:=[.F45]/10" office:value-type="float" office:value="3.1" calcext:value-type="float">
            <text:p>3.1</text:p>
          </table:table-cell>
          <table:table-cell table:formula="of:=[.D45]-[.G45]" office:value-type="float" office:value="-0.1" calcext:value-type="float">
            <text:p>-0.1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46]*[.C46]"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office:value-type="float" office:value="39" calcext:value-type="float">
            <text:p>39</text:p>
          </table:table-cell>
          <table:table-cell table:formula="of:=[.F46]/10" office:value-type="float" office:value="3.9" calcext:value-type="float">
            <text:p>3.9</text:p>
          </table:table-cell>
          <table:table-cell table:formula="of:=[.D46]-[.G46]" office:value-type="float" office:value="0.1" calcext:value-type="float">
            <text:p>0.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47]*[.C47]"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office:value-type="float" office:value="50" calcext:value-type="float">
            <text:p>50</text:p>
          </table:table-cell>
          <table:table-cell table:formula="of:=[.F47]/10" office:value-type="float" office:value="5" calcext:value-type="float">
            <text:p>5</text:p>
          </table:table-cell>
          <table:table-cell table:formula="of:=[.D47]-[.G4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48]*[.C48]"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float" office:value="61" calcext:value-type="float">
            <text:p>61</text:p>
          </table:table-cell>
          <table:table-cell table:formula="of:=[.F48]/10" office:value-type="float" office:value="6.1" calcext:value-type="float">
            <text:p>6.1</text:p>
          </table:table-cell>
          <table:table-cell table:formula="of:=[.D48]-[.G48]" office:value-type="float" office:value="-0.0999999999999996" calcext:value-type="float">
            <text:p>-0.0999999999999996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49]*[.C49]" office:value-type="float" office:value="7" calcext:value-type="float">
            <text:p>7</text:p>
          </table:table-cell>
          <table:table-cell office:value-type="float" office:value="364" calcext:value-type="float">
            <text:p>364</text:p>
          </table:table-cell>
          <table:table-cell office:value-type="float" office:value="69" calcext:value-type="float">
            <text:p>69</text:p>
          </table:table-cell>
          <table:table-cell table:formula="of:=[.F49]/10" office:value-type="float" office:value="6.9" calcext:value-type="float">
            <text:p>6.9</text:p>
          </table:table-cell>
          <table:table-cell table:formula="of:=[.D49]-[.G49]" office:value-type="float" office:value="0.0999999999999996" calcext:value-type="float">
            <text:p>0.0999999999999996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50]*[.C50]" office:value-type="float" office:value="8" calcext:value-type="float">
            <text:p>8</text:p>
          </table:table-cell>
          <table:table-cell office:value-type="float" office:value="369" calcext:value-type="float">
            <text:p>369</text:p>
          </table:table-cell>
          <table:table-cell office:value-type="float" office:value="80" calcext:value-type="float">
            <text:p>80</text:p>
          </table:table-cell>
          <table:table-cell table:formula="of:=[.F50]/10" office:value-type="float" office:value="8" calcext:value-type="float">
            <text:p>8</text:p>
          </table:table-cell>
          <table:table-cell table:formula="of:=[.D50]-[.G5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51]*[.C51]" office:value-type="float" office:value="9" calcext:value-type="float">
            <text:p>9</text:p>
          </table:table-cell>
          <table:table-cell office:value-type="float" office:value="374" calcext:value-type="float">
            <text:p>374</text:p>
          </table:table-cell>
          <table:table-cell office:value-type="float" office:value="91" calcext:value-type="float">
            <text:p>91</text:p>
          </table:table-cell>
          <table:table-cell table:formula="of:=[.F51]/10" office:value-type="float" office:value="9.1" calcext:value-type="float">
            <text:p>9.1</text:p>
          </table:table-cell>
          <table:table-cell table:formula="of:=[.D51]-[.G51]" office:value-type="float" office:value="-0.0999999999999996" calcext:value-type="float">
            <text:p>-0.0999999999999996</text:p>
          </table:table-cell>
          <table:table-cell/>
        </table:table-row>
        <table:table-row table:style-name="ro1">
          <table:table-cell office:value-type="string" calcext:value-type="string">
            <text:p>assist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formula="of:=[.B52]*[.C52]" office:value-type="float" office:value="9" calcext:value-type="float">
            <text:p>9</text:p>
          </table:table-cell>
          <table:table-cell office:value-type="float" office:value="374" calcext:value-type="float">
            <text:p>374</text:p>
          </table:table-cell>
          <table:table-cell office:value-type="float" office:value="91" calcext:value-type="float">
            <text:p>91</text:p>
          </table:table-cell>
          <table:table-cell table:formula="of:=[.F52]/10" office:value-type="float" office:value="9.1" calcext:value-type="float">
            <text:p>9.1</text:p>
          </table:table-cell>
          <table:table-cell table:formula="of:=[.D52]-[.G52]" office:value-type="float" office:value="-0.0999999999999996" calcext:value-type="float">
            <text:p>-0.0999999999999996</text:p>
          </table:table-cell>
          <table:table-cell/>
        </table:table-row>
        <table:table-row table:style-name="ro1">
          <table:table-cell office:value-type="string" calcext:value-type="string">
            <text:p>assist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formula="of:=[.B53]*[.C53]" office:value-type="float" office:value="18" calcext:value-type="float">
            <text:p>18</text:p>
          </table:table-cell>
          <table:table-cell office:value-type="float" office:value="416" calcext:value-type="float">
            <text:p>416</text:p>
          </table:table-cell>
          <table:table-cell office:value-type="float" office:value="182" calcext:value-type="float">
            <text:p>182</text:p>
          </table:table-cell>
          <table:table-cell table:formula="of:=[.F53]/10" office:value-type="float" office:value="18.2" calcext:value-type="float">
            <text:p>18.2</text:p>
          </table:table-cell>
          <table:table-cell table:formula="of:=[.D53]-[.G53]" office:value-type="float" office:value="-0.199999999999999" calcext:value-type="float">
            <text:p>-0.199999999999999</text:p>
          </table:table-cell>
          <table:table-cell/>
        </table:table-row>
        <table:table-row table:style-name="ro1">
          <table:table-cell office:value-type="string" calcext:value-type="string">
            <text:p>assist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9" calcext:value-type="float">
            <text:p>9</text:p>
          </table:table-cell>
          <table:table-cell table:formula="of:=[.B54]*[.C54]" office:value-type="float" office:value="27" calcext:value-type="float">
            <text:p>27</text:p>
          </table:table-cell>
          <table:table-cell office:value-type="float" office:value="567" calcext:value-type="float">
            <text:p>567</text:p>
          </table:table-cell>
          <table:table-cell office:value-type="float" office:value="270" calcext:value-type="float">
            <text:p>270</text:p>
          </table:table-cell>
          <table:table-cell table:formula="of:=[.F54]/10" office:value-type="float" office:value="27" calcext:value-type="float">
            <text:p>27</text:p>
          </table:table-cell>
          <table:table-cell table:formula="of:=[.D54]-[.G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sist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9" calcext:value-type="float">
            <text:p>9</text:p>
          </table:table-cell>
          <table:table-cell table:formula="of:=[.B55]*[.C55]" office:value-type="float" office:value="36" calcext:value-type="float">
            <text:p>36</text:p>
          </table:table-cell>
          <table:table-cell office:value-type="float" office:value="499" calcext:value-type="float">
            <text:p>499</text:p>
          </table:table-cell>
          <table:table-cell office:value-type="float" office:value="360" calcext:value-type="float">
            <text:p>360</text:p>
          </table:table-cell>
          <table:table-cell table:formula="of:=[.F55]/10" office:value-type="float" office:value="36" calcext:value-type="float">
            <text:p>36</text:p>
          </table:table-cell>
          <table:table-cell table:formula="of:=[.D55]-[.G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sist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formula="of:=[.B56]*[.C56]" office:value-type="float" office:value="45" calcext:value-type="float">
            <text:p>45</text:p>
          </table:table-cell>
          <table:table-cell office:value-type="float" office:value="541" calcext:value-type="float">
            <text:p>541</text:p>
          </table:table-cell>
          <table:table-cell office:value-type="float" office:value="451" calcext:value-type="float">
            <text:p>451</text:p>
          </table:table-cell>
          <table:table-cell table:formula="of:=[.F56]/10" office:value-type="float" office:value="45.1" calcext:value-type="float">
            <text:p>45.1</text:p>
          </table:table-cell>
          <table:table-cell table:formula="of:=[.D56]-[.G56]" office:value-type="float" office:value="-0.100000000000001" calcext:value-type="float">
            <text:p>-0.100000000000001</text:p>
          </table:table-cell>
          <table:table-cell/>
        </table:table-row>
        <table:table-row table:style-name="ro1">
          <table:table-cell office:value-type="string" calcext:value-type="string">
            <text:p>assist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9" calcext:value-type="float">
            <text:p>9</text:p>
          </table:table-cell>
          <table:table-cell table:formula="of:=[.B57]*[.C57]" office:value-type="float" office:value="54" calcext:value-type="float">
            <text:p>54</text:p>
          </table:table-cell>
          <table:table-cell office:value-type="float" office:value="583" calcext:value-type="float">
            <text:p>583</text:p>
          </table:table-cell>
          <table:table-cell office:value-type="float" office:value="542" calcext:value-type="float">
            <text:p>542</text:p>
          </table:table-cell>
          <table:table-cell table:formula="of:=[.F57]/10" office:value-type="float" office:value="54.2" calcext:value-type="float">
            <text:p>54.2</text:p>
          </table:table-cell>
          <table:table-cell table:formula="of:=[.D57]-[.G57]" office:value-type="float" office:value="-0.200000000000003" calcext:value-type="float">
            <text:p>-0.200000000000003</text:p>
          </table:table-cell>
          <table:table-cell/>
        </table:table-row>
        <table:table-row table:style-name="ro1">
          <table:table-cell office:value-type="string" calcext:value-type="string">
            <text:p>assist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9" calcext:value-type="float">
            <text:p>9</text:p>
          </table:table-cell>
          <table:table-cell table:formula="of:=[.B58]*[.C58]" office:value-type="float" office:value="63" calcext:value-type="float">
            <text:p>63</text:p>
          </table:table-cell>
          <table:table-cell office:value-type="float" office:value="625" calcext:value-type="float">
            <text:p>625</text:p>
          </table:table-cell>
          <table:table-cell office:value-type="float" office:value="632" calcext:value-type="float">
            <text:p>632</text:p>
          </table:table-cell>
          <table:table-cell table:formula="of:=[.F58]/10" office:value-type="float" office:value="63.2" calcext:value-type="float">
            <text:p>63.2</text:p>
          </table:table-cell>
          <table:table-cell table:formula="of:=[.D58]-[.G58]" office:value-type="float" office:value="-0.200000000000003" calcext:value-type="float">
            <text:p>-0.200000000000003</text:p>
          </table:table-cell>
          <table:table-cell/>
        </table:table-row>
        <table:table-row table:style-name="ro1">
          <table:table-cell office:value-type="string" calcext:value-type="string">
            <text:p>assist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formula="of:=[.B59]*[.C59]" office:value-type="float" office:value="72" calcext:value-type="float">
            <text:p>72</text:p>
          </table:table-cell>
          <table:table-cell office:value-type="float" office:value="666" calcext:value-type="float">
            <text:p>666</text:p>
          </table:table-cell>
          <table:table-cell office:value-type="float" office:value="721" calcext:value-type="float">
            <text:p>721</text:p>
          </table:table-cell>
          <table:table-cell table:formula="of:=[.F59]/10" office:value-type="float" office:value="72.1" calcext:value-type="float">
            <text:p>72.1</text:p>
          </table:table-cell>
          <table:table-cell table:formula="of:=[.D59]-[.G59]" office:value-type="float" office:value="-0.0999999999999943" calcext:value-type="float">
            <text:p>-0.0999999999999943</text:p>
          </table:table-cell>
          <table:table-cell/>
        </table:table-row>
        <table:table-row table:style-name="ro1">
          <table:table-cell office:value-type="string" calcext:value-type="string">
            <text:p>assist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table:formula="of:=[.B60]*[.C60]" office:value-type="float" office:value="81" calcext:value-type="float">
            <text:p>81</text:p>
          </table:table-cell>
          <table:table-cell office:value-type="float" office:value="708" calcext:value-type="float">
            <text:p>708</text:p>
          </table:table-cell>
          <table:table-cell office:value-type="float" office:value="811" calcext:value-type="float">
            <text:p>811</text:p>
          </table:table-cell>
          <table:table-cell table:formula="of:=[.F60]/10" office:value-type="float" office:value="81.1" calcext:value-type="float">
            <text:p>81.1</text:p>
          </table:table-cell>
          <table:table-cell table:formula="of:=[.D60]-[.G60]" office:value-type="float" office:value="-0.0999999999999943" calcext:value-type="float">
            <text:p>-0.0999999999999943</text:p>
          </table:table-cell>
          <table:table-cell/>
        </table:table-row>
        <table:table-row table:style-name="ro1">
          <table:table-cell office:value-type="string" calcext:value-type="string">
            <text:p>assist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formula="of:=[.B61]*[.C61]" office:value-type="float" office:value="90" calcext:value-type="float">
            <text:p>90</text:p>
          </table:table-cell>
          <table:table-cell office:value-type="float" office:value="750" calcext:value-type="float">
            <text:p>750</text:p>
          </table:table-cell>
          <table:table-cell office:value-type="float" office:value="902" calcext:value-type="float">
            <text:p>902</text:p>
          </table:table-cell>
          <table:table-cell table:formula="of:=[.F61]/10" office:value-type="float" office:value="90.2" calcext:value-type="float">
            <text:p>90.2</text:p>
          </table:table-cell>
          <table:table-cell table:formula="of:=[.D61]-[.G61]" office:value-type="float" office:value="-0.200000000000003" calcext:value-type="float">
            <text:p>-0.200000000000003</text:p>
          </table:table-cell>
          <table:table-cell/>
        </table:table-row>
        <table:table-row table:style-name="ro1">
          <table:table-cell office:value-type="string" calcext:value-type="string">
            <text:p>assist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9" calcext:value-type="float">
            <text:p>9</text:p>
          </table:table-cell>
          <table:table-cell table:formula="of:=[.B62]*[.C62]" office:value-type="float" office:value="99" calcext:value-type="float">
            <text:p>99</text:p>
          </table:table-cell>
          <table:table-cell office:value-type="float" office:value="792" calcext:value-type="float">
            <text:p>792</text:p>
          </table:table-cell>
          <table:table-cell office:value-type="float" office:value="992" calcext:value-type="float">
            <text:p>992</text:p>
          </table:table-cell>
          <table:table-cell table:formula="of:=[.F62]/10" office:value-type="float" office:value="99.2" calcext:value-type="float">
            <text:p>99.2</text:p>
          </table:table-cell>
          <table:table-cell table:formula="of:=[.D62]-[.G62]" office:value-type="float" office:value="-0.200000000000003" calcext:value-type="float">
            <text:p>-0.200000000000003</text:p>
          </table:table-cell>
          <table:table-cell/>
        </table:table-row>
        <table:table-row table:style-name="ro1">
          <table:table-cell office:value-type="string" calcext:value-type="string">
            <text:p>assist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formula="of:=[.B63]*[.C63]" office:value-type="float" office:value="108" calcext:value-type="float">
            <text:p>108</text:p>
          </table:table-cell>
          <table:table-cell office:value-type="float" office:value="834" calcext:value-type="float">
            <text:p>834</text:p>
          </table:table-cell>
          <table:table-cell office:value-type="float" office:value="1083" calcext:value-type="float">
            <text:p>1083</text:p>
          </table:table-cell>
          <table:table-cell table:formula="of:=[.F63]/10" office:value-type="float" office:value="108.3" calcext:value-type="float">
            <text:p>108.3</text:p>
          </table:table-cell>
          <table:table-cell table:formula="of:=[.D63]-[.G63]" office:value-type="float" office:value="-0.299999999999997" calcext:value-type="float">
            <text:p>-0.299999999999997</text:p>
          </table:table-cell>
          <table:table-cell/>
        </table:table-row>
        <table:table-row table:style-name="ro1">
          <table:table-cell office:value-type="string" calcext:value-type="string">
            <text:p>assist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9" calcext:value-type="float">
            <text:p>9</text:p>
          </table:table-cell>
          <table:table-cell table:formula="of:=[.B64]*[.C64]" office:value-type="float" office:value="117" calcext:value-type="float">
            <text:p>117</text:p>
          </table:table-cell>
          <table:table-cell office:value-type="float" office:value="875" calcext:value-type="float">
            <text:p>875</text:p>
          </table:table-cell>
          <table:table-cell office:value-type="float" office:value="1171" calcext:value-type="float">
            <text:p>1171</text:p>
          </table:table-cell>
          <table:table-cell table:formula="of:=[.F64]/10" office:value-type="float" office:value="117.1" calcext:value-type="float">
            <text:p>117.1</text:p>
          </table:table-cell>
          <table:table-cell table:formula="of:=[.D64]-[.G64]" office:value-type="float" office:value="-0.0999999999999943" calcext:value-type="float">
            <text:p>-0.0999999999999943</text:p>
          </table:table-cell>
          <table:table-cell/>
        </table:table-row>
        <table:table-row table:style-name="ro1">
          <table:table-cell office:value-type="string" calcext:value-type="string">
            <text:p>assist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9" calcext:value-type="float">
            <text:p>9</text:p>
          </table:table-cell>
          <table:table-cell table:formula="of:=[.B65]*[.C65]" office:value-type="float" office:value="126" calcext:value-type="float">
            <text:p>126</text:p>
          </table:table-cell>
          <table:table-cell office:value-type="float" office:value="917" calcext:value-type="float">
            <text:p>917</text:p>
          </table:table-cell>
          <table:table-cell office:value-type="float" office:value="1262" calcext:value-type="float">
            <text:p>1262</text:p>
          </table:table-cell>
          <table:table-cell table:formula="of:=[.F65]/10" office:value-type="float" office:value="126.2" calcext:value-type="float">
            <text:p>126.2</text:p>
          </table:table-cell>
          <table:table-cell table:formula="of:=[.D65]-[.G65]" office:value-type="float" office:value="-0.200000000000003" calcext:value-type="float">
            <text:p>-0.200000000000003</text:p>
          </table:table-cell>
          <table:table-cell/>
        </table:table-row>
        <table:table-row table:style-name="ro1">
          <table:table-cell office:value-type="string" calcext:value-type="string">
            <text:p>assist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formula="of:=[.B66]*[.C66]" office:value-type="float" office:value="135" calcext:value-type="float">
            <text:p>135</text:p>
          </table:table-cell>
          <table:table-cell table:style-name="ce29" office:value-type="float" office:value="959" calcext:value-type="float">
            <text:p>959</text:p>
          </table:table-cell>
          <table:table-cell table:style-name="ce29" office:value-type="float" office:value="1356" calcext:value-type="float">
            <text:p>1356</text:p>
          </table:table-cell>
          <table:table-cell table:style-name="ce29" table:formula="of:=[.F66]/10" office:value-type="float" office:value="135.6" calcext:value-type="float">
            <text:p>135.6</text:p>
          </table:table-cell>
          <table:table-cell table:style-name="ce29" table:formula="of:=[.D66]-[.G66]" office:value-type="float" office:value="-0.599999999999994" calcext:value-type="float">
            <text:p>-0.599999999999994</text:p>
          </table:table-cell>
          <table:table-cell office:value-type="string" calcext:value-type="string">
            <text:p>less accurate multiply&gt;&gt;add kicks in at 949 counts ([2^16-1]/69)</text:p>
          </table:table-cell>
        </table:table-row>
        <table:table-row table:style-name="ro1">
          <table:table-cell office:value-type="string" calcext:value-type="string">
            <text:p>assist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formula="of:=[.B67]*[.C67]" office:value-type="float" office:value="144" calcext:value-type="float">
            <text:p>144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office:value-type="float" office:value="1446" calcext:value-type="float">
            <text:p>1446</text:p>
          </table:table-cell>
          <table:table-cell table:style-name="ce29" table:formula="of:=[.F67]/10" office:value-type="float" office:value="144.6" calcext:value-type="float">
            <text:p>144.6</text:p>
          </table:table-cell>
          <table:table-cell table:style-name="ce29" table:formula="of:=[.D67]-[.G67]" office:value-type="float" office:value="-0.599999999999994" calcext:value-type="float">
            <text:p>-0.599999999999994</text:p>
          </table:table-cell>
          <table:table-cell/>
        </table:table-row>
        <table:table-row table:style-name="ro1">
          <table:table-cell office:value-type="string" calcext:value-type="string">
            <text:p>ADC railed</text:p>
          </table:table-cell>
          <table:table-cell table:style-name="ce29" office:value-type="float" office:value="16.25" calcext:value-type="float">
            <text:p>16.25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formula="of:=[.B68]*[.C68]" office:value-type="float" office:value="146.25" calcext:value-type="float">
            <text:p>146.25</text:p>
          </table:table-cell>
          <table:table-cell table:style-name="ce29" office:value-type="float" office:value="1007" calcext:value-type="float">
            <text:p>1007</text:p>
          </table:table-cell>
          <table:table-cell table:style-name="ce29" office:value-type="float" office:value="1461" calcext:value-type="float">
            <text:p>1461</text:p>
          </table:table-cell>
          <table:table-cell table:style-name="ce29" table:formula="of:=[.F68]/10" office:value-type="float" office:value="146.1" calcext:value-type="float">
            <text:p>146.1</text:p>
          </table:table-cell>
          <table:table-cell table:style-name="ce29" table:formula="of:=[.D68]-[.G68]" office:value-type="float" office:value="0.150000000000006" calcext:value-type="float">
            <text:p>0.150000000000006</text:p>
          </table:table-cell>
          <table:table-cell/>
        </table:table-row>
        <table:table-row table:style-name="ro1">
          <table:table-cell office:value-type="string" calcext:value-type="string">
            <text:p>ADC railed</text:p>
          </table:table-cell>
          <table:table-cell table:style-name="ce31" office:value-type="float" office:value="16.5" calcext:value-type="float">
            <text:p>16.5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formula="of:=[.B69]*[.C69]" office:value-type="float" office:value="148.5" calcext:value-type="float">
            <text:p>148.5</text:p>
          </table:table-cell>
          <table:table-cell table:style-name="ce31" office:value-type="float" office:value="1012" calcext:value-type="float">
            <text:p>1012</text:p>
          </table:table-cell>
          <table:table-cell table:style-name="ce31" office:value-type="float" office:value="1472" calcext:value-type="float">
            <text:p>1472</text:p>
          </table:table-cell>
          <table:table-cell table:style-name="ce31" table:formula="of:=[.F69]/10" office:value-type="float" office:value="147.2" calcext:value-type="float">
            <text:p>147.2</text:p>
          </table:table-cell>
          <table:table-cell table:style-name="ce31" table:formula="of:=[.D69]-[.G69]" office:value-type="float" office:value="1.30000000000001" calcext:value-type="float">
            <text:p>1.30000000000001</text:p>
          </table:table-cell>
          <table:table-cell/>
        </table:table-row>
        <table:table-row table:style-name="ro1">
          <table:table-cell office:value-type="string" calcext:value-type="string">
            <text:p>ADC railed</text:p>
          </table:table-cell>
          <table:table-cell table:style-name="ce31" office:value-type="float" office:value="16.75" calcext:value-type="float">
            <text:p>16.75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formula="of:=[.B70]*[.C70]" office:value-type="float" office:value="150.75" calcext:value-type="float">
            <text:p>150.75</text:p>
          </table:table-cell>
          <table:table-cell table:style-name="ce31" office:value-type="float" office:value="1015" calcext:value-type="float">
            <text:p>1015</text:p>
          </table:table-cell>
          <table:table-cell table:style-name="ce31" office:value-type="float" office:value="1479" calcext:value-type="float">
            <text:p>1479</text:p>
          </table:table-cell>
          <table:table-cell table:style-name="ce31" table:formula="of:=[.F70]/10" office:value-type="float" office:value="147.9" calcext:value-type="float">
            <text:p>147.9</text:p>
          </table:table-cell>
          <table:table-cell table:style-name="ce31" table:formula="of:=[.D70]-[.G70]" office:value-type="float" office:value="2.84999999999999" calcext:value-type="float">
            <text:p>2.84999999999999</text:p>
          </table:table-cell>
          <table:table-cell/>
        </table:table-row>
        <table:table-row table:style-name="ro1">
          <table:table-cell office:value-type="string" calcext:value-type="string">
            <text:p>ADC railed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formula="of:=[.B71]*[.C71]" office:value-type="float" office:value="153" calcext:value-type="float">
            <text:p>153</text:p>
          </table:table-cell>
          <table:table-cell table:style-name="ce31" office:value-type="float" office:value="1017" calcext:value-type="float">
            <text:p>1017</text:p>
          </table:table-cell>
          <table:table-cell table:style-name="ce31" office:value-type="float" office:value="1483" calcext:value-type="float">
            <text:p>1483</text:p>
          </table:table-cell>
          <table:table-cell table:style-name="ce31" table:formula="of:=[.F71]/10" office:value-type="float" office:value="148.3" calcext:value-type="float">
            <text:p>148.3</text:p>
          </table:table-cell>
          <table:table-cell table:style-name="ce31" table:formula="of:=[.D71]-[.G71]" office:value-type="float" office:value="4.69999999999999" calcext:value-type="float">
            <text:p>4.69999999999999</text:p>
          </table:table-cell>
          <table:table-cell/>
        </table:table-row>
        <calcext:conditional-formats>
          <calcext:conditional-format calcext:target-range-address="Results.H3:Results.H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5T01:24:57.826509820</meta:creation-date>
    <dc:date>2023-08-27T15:40:58.241498499</dc:date>
    <meta:editing-duration>PT13H58M10S</meta:editing-duration>
    <meta:editing-cycles>13</meta:editing-cycles>
    <meta:generator>LibreOffice/7.4.7.2$MacOSX_X86_64 LibreOffice_project/723314e595e8007d3cf785c16538505a1c878ca5</meta:generator>
    <meta:document-statistic meta:table-count="3" meta:cell-count="2556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232cm" svg:height="17.005cm" xlink:href=".." xlink:type="simple" chart:class="chart:scatter" chart:style-name="ch1">
        <chart:plot-area chart:style-name="ch2" table:cell-range-address="Sheet1.C4:Sheet1.C28 Sheet1.B5:Sheet1.B28" chart:data-source-has-labels="row" svg:x="1.619cm" svg:y="0.34cm" svg:width="28.009cm" svg:height="15.34cm">
          <chart:coordinate-region svg:x="2.592cm" svg:y="0.541cm" svg:width="26.636cm" svg:height="14.939cm"/>
          <chart:axis chart:dimension="x" chart:name="primary-x" chart:style-name="ch3">
            <chart:title svg:x="14.408cm" svg:y="16.02cm" chart:style-name="ch4">
              <text:p>10b ADC Result</text:p>
            </chart:title>
          </chart:axis>
          <chart:axis chart:dimension="y" chart:name="primary-y" chart:style-name="ch5">
            <chart:title svg:x="0.451cm" svg:y="9.424cm" chart:style-name="ch6">
              <text:p>Battery Current (A)</text:p>
            </chart:title>
            <chart:grid chart:style-name="ch7" chart:class="major"/>
          </chart:axis>
          <chart:series chart:style-name="ch8" chart:values-cell-range-address="Sheet1.B5:Sheet1.B28" chart:label-cell-address="Sheet1.C4:Sheet1.C4" chart:class="chart:scatter">
            <chart:domain table:cell-range-address="Sheet1.C5:Sheet1.C28"/>
            <chart:regression-curve chart:style-name="ch9">
              <chart:equation chart:display-equation="true" chart:display-r-square="true" svg:x="3.535cm" svg:y="3.762cm"/>
            </chart:regression-curve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rduino ADC
Result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1">
                <text:p>991</text:p>
                <draw:g>
                  <svg:desc>Sheet1.C5:Sheet1.C28</svg:desc>
                </draw:g>
              </table:table-cell>
              <table:table-cell office:value-type="float" office:value="142.5">
                <text:p>142.5</text:p>
                <draw:g>
                  <svg:desc>Sheet1.B5:Sheet1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8">
                <text:p>94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4">
                <text:p>904</text:p>
              </table:table-cell>
              <table:table-cell office:value-type="float" office:value="123.5">
                <text:p>12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0">
                <text:p>8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6">
                <text:p>816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1">
                <text:p>7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8">
                <text:p>728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3">
                <text:p>68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9">
                <text:p>639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5">
                <text:p>59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6">
                <text:p>50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2">
                <text:p>462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7">
                <text:p>4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3">
                <text:p>37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6">
                <text:p>286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1">
                <text:p>24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7">
                <text:p>197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3">
                <text:p>153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9">
                <text:p>109</text:p>
              </table:table-cell>
              <table:table-cell office:value-type="float" office:value="-47.5">
                <text:p>-47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-66.5">
                <text:p>-66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-71.25">
                <text:p>-71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MacOSX_X86_64 LibreOffice_project/723314e595e8007d3cf785c16538505a1c878ca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98cm" svg:height="15.805cm" xlink:href=".." xlink:type="simple" chart:class="chart:scatter" chart:column-mapping="1 0" chart:style-name="ch1">
        <chart:title svg:x="12.409cm" svg:y="0.451cm" chart:style-name="ch2">
          <text:p>deciAmp Graph</text:p>
        </chart:title>
        <chart:plot-area chart:style-name="ch3" table:cell-range-address="Sheet1.I17:Sheet1.J23" svg:x="1.576cm" svg:y="1.542cm" svg:width="25.961cm" svg:height="12.962cm">
          <chart:coordinate-region svg:x="2.55cm" svg:y="1.742cm" svg:width="24.686cm" svg:height="12.562cm"/>
          <chart:axis chart:dimension="x" chart:name="primary-x" chart:style-name="ch4">
            <chart:title svg:x="13.341cm" svg:y="14.82cm" chart:style-name="ch5">
              <text:p>10b ADC Result</text:p>
            </chart:title>
          </chart:axis>
          <chart:axis chart:dimension="y" chart:name="primary-y" chart:style-name="ch6">
            <chart:title svg:x="0.451cm" svg:y="9.525cm" chart:style-name="ch7">
              <text:p>Battery Current (dA)</text:p>
            </chart:title>
            <chart:grid chart:style-name="ch8" chart:class="major"/>
          </chart:axis>
          <chart:series chart:style-name="ch9" chart:values-cell-range-address="Sheet1.I17:Sheet1.I23" chart:class="chart:scatter">
            <chart:domain table:cell-range-address="Sheet1.J17:Sheet1.J23"/>
            <chart:regression-curve chart:style-name="ch10">
              <chart:equation chart:display-equation="true" chart:display-r-square="true" svg:x="1.949cm" svg:y="0.746cm"/>
            </chart:regression-curve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2">
                <text:p>462</text:p>
                <draw:g>
                  <svg:desc>Sheet1.J17:Sheet1.J23</svg:desc>
                </draw:g>
              </table:table-cell>
              <table:table-cell office:value-type="float" office:value="285">
                <text:p>285</text:p>
                <draw:g>
                  <svg:desc>Sheet1.I17:Sheet1.I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7">
                <text:p>41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3">
                <text:p>37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6">
                <text:p>286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1">
                <text:p>241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7">
                <text:p>197</text:p>
              </table:table-cell>
              <table:table-cell office:value-type="float" office:value="-285">
                <text:p>-2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MacOSX_X86_64 LibreOffice_project/723314e595e8007d3cf785c16538505a1c878ca5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9.013cm" xlink:href=".." xlink:type="simple" chart:class="chart:scatter" chart:style-name="ch1">
        <chart:legend chart:legend-position="end" svg:x="11.707cm" svg:y="3.956cm" style:legend-expansion="high" chart:style-name="ch2"/>
        <chart:plot-area chart:style-name="ch3" table:cell-range-address="Results.D3:Results.D65 Results.G3:Results.G65" svg:x="0.319cm" svg:y="0.18cm" svg:width="11.069cm" svg:height="8.653cm">
          <chart:coordinate-region svg:x="0.68cm" svg:y="0.38cm" svg:width="10.407cm" svg:height="8.2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G3:Results.G65" chart:class="chart:scatter">
            <chart:domain table:cell-range-address="Results.D3:Results.D65"/>
            <chart:regression-curve chart:style-name="ch8">
              <chart:equation chart:display-equation="true" chart:display-r-square="true" svg:x="1.363cm" svg:y="0.663cm"/>
            </chart:regression-curve>
            <chart:data-point chart:repeated="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9.75">
                <text:p>-69.75</text:p>
                <draw:g>
                  <svg:desc>Results.D3:Results.D65</svg:desc>
                </draw:g>
              </table:table-cell>
              <table:table-cell office:value-type="float" office:value="-69.8">
                <text:p>-69.8</text:p>
                <draw:g>
                  <svg:desc>Results.G3:Results.G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7.5">
                <text:p>-67.5</text:p>
              </table:table-cell>
              <table:table-cell office:value-type="float" office:value="-67.7">
                <text:p>-67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3">
                <text:p>-63</text:p>
              </table:table-cell>
              <table:table-cell office:value-type="float" office:value="-63.1">
                <text:p>-63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4">
                <text:p>-54</text:p>
              </table:table-cell>
              <table:table-cell office:value-type="float" office:value="-54.1">
                <text:p>-5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7">
                <text:p>-27</text:p>
              </table:table-cell>
              <table:table-cell office:value-type="float" office:value="-26.9">
                <text:p>-26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8">
                <text:p>-18</text:p>
              </table:table-cell>
              <table:table-cell office:value-type="float" office:value="-18.1">
                <text:p>-18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7.9">
                <text:p>-7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-7.1">
                <text:p>-7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">
                <text:p>-5</text:p>
              </table:table-cell>
              <table:table-cell office:value-type="float" office:value="-4.9">
                <text:p>-4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">
                <text:p>-4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5">
                <text:p>-1.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9">
                <text:p>-0.9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">
                <text:p>-0.7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6">
                <text:p>-0.6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5">
                <text:p>-0.5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4">
                <text:p>-0.4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3">
                <text:p>-0.3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">
                <text:p>-0.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">
                <text:p>-0.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">
                <text:p>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">
                <text:p>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">
                <text:p>45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">
                <text:p>63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">
                <text:p>81</text:p>
              </table:table-cell>
              <table:table-cell office:value-type="float" office:value="81.1">
                <text:p>81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">
                <text:p>90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9">
                <text:p>99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8">
                <text:p>108</text:p>
              </table:table-cell>
              <table:table-cell office:value-type="float" office:value="108.3">
                <text:p>108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7">
                <text:p>117</text:p>
              </table:table-cell>
              <table:table-cell office:value-type="float" office:value="117.1">
                <text:p>117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">
                <text:p>126</text:p>
              </table:table-cell>
              <table:table-cell office:value-type="float" office:value="126.2">
                <text:p>12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MacOSX_X86_64 LibreOffice_project/723314e595e8007d3cf785c16538505a1c878ca5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